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6543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1287in" svg:height="7.0189in" svg:x="10.7894in" svg:y="0.8693in">
            <draw:object draw:notify-on-update-of-ranges="Sheet1.I1:Sheet1.I1 Sheet1.I2:Sheet1.I60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Adj Multiple</text:p>
          </table:table-cell>
          <table:table-cell table:style-name="Default" office:value-type="string">
            <text:p>Date</text:p>
          </table:table-cell>
          <table:table-cell office:value-type="string">
            <text:p>Average Price</text:p>
          </table:table-cell>
          <table:table-cell office:value-type="string">
            <text:p>Adj Average Price</text:p>
          </table:table-cell>
          <table:table-cell office:value-type="string">
            <text:p>Forward Lag <text:s/>1</text:p>
          </table:table-cell>
          <table:table-cell office:value-type="string">
            <text:p>Prediction</text:p>
          </table:table-cell>
          <table:table-cell office:value-type="string">
            <text:p>Choice</text:p>
          </table:table-cell>
          <table:table-cell office:value-type="string">
            <text:p>Sim</text:p>
          </table:table-cell>
          <table:table-cell office:value-type="string">
            <text:p>Trade Amount</text:p>
          </table:table-cell>
          <table:table-cell office:value-type="string">
            <text:p>Correlation</text:p>
          </table:table-cell>
          <table:table-cell office:value-type="string">
            <text:p>Average Return</text:p>
          </table:table-cell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1-02 00:00:00</text:p>
          </table:table-cell>
          <table:table-cell office:value-type="float" office:value="16">
            <text:p>16</text:p>
          </table:table-cell>
          <table:table-cell office:value-type="float" office:value="6400">
            <text:p>6400</text:p>
          </table:table-cell>
          <table:table-cell office:value-type="float" office:value="0.25">
            <text:p>0.25</text:p>
          </table:table-cell>
          <table:table-cell office:value-type="float" office:value="0.128573842401556">
            <text:p>0.1285738424</text:p>
          </table:table-cell>
          <table:table-cell table:formula="of:=IF([.G2]&gt;0;1;0)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formula="of:=CORREL([.F1:.F6144];[.G1:.G6144])" office:value-type="float" office:value="0.136697369847207">
            <text:p>0.1366973698</text:p>
          </table:table-cell>
          <table:table-cell table:formula="of:=AVERAGE([.F2:.F6144])" office:value-type="float" office:value="0.0745604690915153">
            <text:p>0.0745604691</text:p>
          </table:table-cell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1-03 00:00:0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">
            <text:p>0.6</text:p>
          </table:table-cell>
          <table:table-cell office:value-type="float" office:value="0.13936906966604">
            <text:p>0.1393690697</text:p>
          </table:table-cell>
          <table:table-cell table:formula="of:=IF([.G3]&gt;0;1;0)" office:value-type="float" office:value="1">
            <text:p>1</text:p>
          </table:table-cell>
          <table:table-cell table:formula="of:=IF([.I2]&gt;=0;IF([.H3]=1;[.I2]+([.F3]*[.J3])-20;[.I2]);0)" office:value-type="float" office:value="12980">
            <text:p>12980</text:p>
          </table:table-cell>
          <table:table-cell table:formula="of:=IF([.I2]&gt;1000;[.I2]*0.5;1000)"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string">
            <text:p>PNTR</text:p>
          </table:table-cell>
          <table:table-cell office:value-type="float" office:value="1">
            <text:p>1</text:p>
          </table:table-cell>
          <table:table-cell office:value-type="string">
            <text:p>2012-01-04 00:00:00</text:p>
          </table:table-cell>
          <table:table-cell table:number-columns-repeated="2" office:value-type="float" office:value="3">
            <text:p>3</text:p>
          </table:table-cell>
          <table:table-cell office:value-type="float" office:value="0.2275">
            <text:p>0.2275</text:p>
          </table:table-cell>
          <table:table-cell office:value-type="float" office:value="0.0776126072509627">
            <text:p>0.0776126073</text:p>
          </table:table-cell>
          <table:table-cell table:formula="of:=IF([.G4]&gt;0;1;0)" office:value-type="float" office:value="1">
            <text:p>1</text:p>
          </table:table-cell>
          <table:table-cell table:formula="of:=IF([.I3]&gt;=0;IF([.H4]=1;[.I3]+([.F4]*[.J4])-20;[.I3]);0)" office:value-type="float" office:value="14436.475">
            <text:p>14436.475</text:p>
          </table:table-cell>
          <table:table-cell table:formula="of:=IF([.I3]&gt;1000;[.I3]*0.5;1000)" office:value-type="float" office:value="6490">
            <text:p>6490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1-05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-0.166666666666667">
            <text:p>-0.1666666667</text:p>
          </table:table-cell>
          <table:table-cell office:value-type="float" office:value="0.352517948122426">
            <text:p>0.3525179481</text:p>
          </table:table-cell>
          <table:table-cell table:formula="of:=IF([.G5]&gt;0;1;0)" office:value-type="float" office:value="1">
            <text:p>1</text:p>
          </table:table-cell>
          <table:table-cell table:formula="of:=IF([.I4]&gt;=0;IF([.H5]=1;[.I4]+([.F5]*[.J5])-20;[.I4]);0)" office:value-type="float" office:value="13213.4354166667">
            <text:p>13213.4354166667</text:p>
          </table:table-cell>
          <table:table-cell table:formula="of:=IF([.I4]&gt;1000;[.I4]*0.5;1000)" office:value-type="float" office:value="7218.2375">
            <text:p>7218.2375</text:p>
          </table:table-cell>
          <table:table-cell table:number-columns-repeated="2"/>
        </table:table-row>
        <table:table-row table:style-name="ro1">
          <table:table-cell office:value-type="string">
            <text:p>ORGN</text:p>
          </table:table-cell>
          <table:table-cell office:value-type="float" office:value="2.5">
            <text:p>2.5</text:p>
          </table:table-cell>
          <table:table-cell office:value-type="string">
            <text:p>2012-01-06 00:00:00</text:p>
          </table:table-cell>
          <table:table-cell office:value-type="float" office:value="1.3">
            <text:p>1.3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0.449803678960305">
            <text:p>0.449803679</text:p>
          </table:table-cell>
          <table:table-cell table:formula="of:=IF([.G6]&gt;0;1;0)" office:value-type="float" office:value="1">
            <text:p>1</text:p>
          </table:table-cell>
          <table:table-cell table:formula="of:=IF([.I5]&gt;=0;IF([.H6]=1;[.I5]+([.F6]*[.J6])-20;[.I5]);0)" office:value-type="float" office:value="13193.4354166667">
            <text:p>13193.4354166667</text:p>
          </table:table-cell>
          <table:table-cell table:formula="of:=IF([.I5]&gt;1000;[.I5]*0.5;1000)" office:value-type="float" office:value="6606.71770833333">
            <text:p>6606.7177083333</text:p>
          </table:table-cell>
          <table:table-cell table:number-columns-repeated="2"/>
        </table:table-row>
        <table:table-row table:style-name="ro1">
          <table:table-cell office:value-type="string">
            <text:p>ARIS</text:p>
          </table:table-cell>
          <table:table-cell office:value-type="float" office:value="1">
            <text:p>1</text:p>
          </table:table-cell>
          <table:table-cell office:value-type="string">
            <text:p>2012-01-09 00:00:00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662676225935861">
            <text:p>0.6626762259</text:p>
          </table:table-cell>
          <table:table-cell table:formula="of:=IF([.G7]&gt;0;1;0)" office:value-type="float" office:value="1">
            <text:p>1</text:p>
          </table:table-cell>
          <table:table-cell table:formula="of:=IF([.I6]&gt;=0;IF([.H7]=1;[.I6]+([.F7]*[.J7])-20;[.I6]);0)" office:value-type="float" office:value="13173.4354166667">
            <text:p>13173.4354166667</text:p>
          </table:table-cell>
          <table:table-cell table:formula="of:=IF([.I6]&gt;1000;[.I6]*0.5;1000)" office:value-type="float" office:value="6596.71770833333">
            <text:p>6596.7177083333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233294255569">
            <text:p>0.0011723329</text:p>
          </table:table-cell>
          <table:table-cell office:value-type="string">
            <text:p>2012-01-10 00:00:00</text:p>
          </table:table-cell>
          <table:table-cell office:value-type="float" office:value="0.01">
            <text:p>0.01</text:p>
          </table:table-cell>
          <table:table-cell office:value-type="float" office:value="8.53">
            <text:p>8.53</text:p>
          </table:table-cell>
          <table:table-cell office:value-type="float" office:value="0">
            <text:p>0</text:p>
          </table:table-cell>
          <table:table-cell office:value-type="float" office:value="0.192458035020851">
            <text:p>0.192458035</text:p>
          </table:table-cell>
          <table:table-cell table:formula="of:=IF([.G8]&gt;0;1;0)" office:value-type="float" office:value="1">
            <text:p>1</text:p>
          </table:table-cell>
          <table:table-cell table:formula="of:=IF([.I7]&gt;=0;IF([.H8]=1;[.I7]+([.F8]*[.J8])-20;[.I7]);0)" office:value-type="float" office:value="13153.4354166667">
            <text:p>13153.4354166667</text:p>
          </table:table-cell>
          <table:table-cell table:formula="of:=IF([.I7]&gt;1000;[.I7]*0.5;1000)" office:value-type="float" office:value="6586.71770833333">
            <text:p>6586.7177083333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96039603960396">
            <text:p>0.003960396</text:p>
          </table:table-cell>
          <table:table-cell office:value-type="string">
            <text:p>2012-01-11 00:00:00</text:p>
          </table:table-cell>
          <table:table-cell office:value-type="float" office:value="0.015">
            <text:p>0.015</text:p>
          </table:table-cell>
          <table:table-cell office:value-type="float" office:value="3.7875">
            <text:p>3.7875</text:p>
          </table:table-cell>
          <table:table-cell office:value-type="float" office:value="0.333333333333333">
            <text:p>0.3333333333</text:p>
          </table:table-cell>
          <table:table-cell office:value-type="float" office:value="0.445127250571457">
            <text:p>0.4451272506</text:p>
          </table:table-cell>
          <table:table-cell table:formula="of:=IF([.G9]&gt;0;1;0)" office:value-type="float" office:value="1">
            <text:p>1</text:p>
          </table:table-cell>
          <table:table-cell table:formula="of:=IF([.I8]&gt;=0;IF([.H9]=1;[.I8]+([.F9]*[.J9])-20;[.I8]);0)" office:value-type="float" office:value="15325.6746527778">
            <text:p>15325.6746527778</text:p>
          </table:table-cell>
          <table:table-cell table:formula="of:=IF([.I8]&gt;1000;[.I8]*0.5;1000)" office:value-type="float" office:value="6576.71770833333">
            <text:p>6576.717708333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1-12 00:00:00</text:p>
          </table:table-cell>
          <table:table-cell table:number-columns-repeated="2" office:value-type="float" office:value="0.185">
            <text:p>0.185</text:p>
          </table:table-cell>
          <table:table-cell office:value-type="float" office:value="0.351351351351351">
            <text:p>0.3513513514</text:p>
          </table:table-cell>
          <table:table-cell office:value-type="float" office:value="0.690080395302019">
            <text:p>0.6900803953</text:p>
          </table:table-cell>
          <table:table-cell table:formula="of:=IF([.G10]&gt;0;1;0)" office:value-type="float" office:value="1">
            <text:p>1</text:p>
          </table:table-cell>
          <table:table-cell table:formula="of:=IF([.I9]&gt;=0;IF([.H10]=1;[.I9]+([.F10]*[.J10])-20;[.I9]);0)" office:value-type="float" office:value="17998.0229025901">
            <text:p>17998.0229025901</text:p>
          </table:table-cell>
          <table:table-cell table:formula="of:=IF([.I9]&gt;1000;[.I9]*0.5;1000)" office:value-type="float" office:value="7662.83732638889">
            <text:p>7662.8373263889</text:p>
          </table:table-cell>
          <table:table-cell table:number-columns-repeated="2"/>
        </table:table-row>
        <table:table-row table:style-name="ro1">
          <table:table-cell office:value-type="string">
            <text:p>MBLX</text:p>
          </table:table-cell>
          <table:table-cell office:value-type="float" office:value="1">
            <text:p>1</text:p>
          </table:table-cell>
          <table:table-cell office:value-type="string">
            <text:p>2012-01-13 00:00:00</text:p>
          </table:table-cell>
          <table:table-cell table:number-columns-repeated="2" office:value-type="float" office:value="2.6175">
            <text:p>2.6175</text:p>
          </table:table-cell>
          <table:table-cell office:value-type="float" office:value="-0.0267430754536772">
            <text:p>-0.0267430755</text:p>
          </table:table-cell>
          <table:table-cell office:value-type="float" office:value="0.256678641016527">
            <text:p>0.256678641</text:p>
          </table:table-cell>
          <table:table-cell table:formula="of:=IF([.G11]&gt;0;1;0)" office:value-type="float" office:value="1">
            <text:p>1</text:p>
          </table:table-cell>
          <table:table-cell table:formula="of:=IF([.I10]&gt;=0;IF([.H11]=1;[.I10]+([.F11]*[.J11])-20;[.I10]);0)" office:value-type="float" office:value="17737.3616603396">
            <text:p>17737.3616603396</text:p>
          </table:table-cell>
          <table:table-cell table:formula="of:=IF([.I10]&gt;1000;[.I10]*0.5;1000)" office:value-type="float" office:value="8999.01145129505">
            <text:p>8999.0114512951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1-16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-0.28">
            <text:p>-0.28</text:p>
          </table:table-cell>
          <table:table-cell office:value-type="float" office:value="0.0368010610806708">
            <text:p>0.0368010611</text:p>
          </table:table-cell>
          <table:table-cell table:formula="of:=IF([.G12]&gt;0;1;0)" office:value-type="float" office:value="1">
            <text:p>1</text:p>
          </table:table-cell>
          <table:table-cell table:formula="of:=IF([.I11]&gt;=0;IF([.H12]=1;[.I11]+([.F12]*[.J12])-20;[.I11]);0)" office:value-type="float" office:value="15234.1310278921">
            <text:p>15234.1310278921</text:p>
          </table:table-cell>
          <table:table-cell table:formula="of:=IF([.I11]&gt;1000;[.I11]*0.5;1000)" office:value-type="float" office:value="8868.6808301698">
            <text:p>8868.680830169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1-17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168703516871714">
            <text:p>0.1687035169</text:p>
          </table:table-cell>
          <table:table-cell table:formula="of:=IF([.G13]&gt;0;1;0)" office:value-type="float" office:value="1">
            <text:p>1</text:p>
          </table:table-cell>
          <table:table-cell table:formula="of:=IF([.I12]&gt;=0;IF([.H13]=1;[.I12]+([.F13]*[.J13])-20;[.I12]);0)" office:value-type="float" office:value="15214.1310278921">
            <text:p>15214.1310278921</text:p>
          </table:table-cell>
          <table:table-cell table:formula="of:=IF([.I12]&gt;1000;[.I12]*0.5;1000)" office:value-type="float" office:value="7617.06551394603">
            <text:p>7617.06551394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3003300330033">
            <text:p>0.00330033</text:p>
          </table:table-cell>
          <table:table-cell office:value-type="string">
            <text:p>2012-01-18 00:00:00</text:p>
          </table:table-cell>
          <table:table-cell office:value-type="float" office:value="0.01">
            <text:p>0.01</text:p>
          </table:table-cell>
          <table:table-cell office:value-type="float" office:value="3.03">
            <text:p>3.03</text:p>
          </table:table-cell>
          <table:table-cell office:value-type="float" office:value="-0.333333333333333">
            <text:p>-0.3333333333</text:p>
          </table:table-cell>
          <table:table-cell office:value-type="float" office:value="0.256612632959232">
            <text:p>0.256612633</text:p>
          </table:table-cell>
          <table:table-cell table:formula="of:=IF([.G14]&gt;0;1;0)" office:value-type="float" office:value="1">
            <text:p>1</text:p>
          </table:table-cell>
          <table:table-cell table:formula="of:=IF([.I13]&gt;=0;IF([.H14]=1;[.I13]+([.F14]*[.J14])-20;[.I13]);0)" office:value-type="float" office:value="12658.4425232434">
            <text:p>12658.4425232434</text:p>
          </table:table-cell>
          <table:table-cell table:formula="of:=IF([.I13]&gt;1000;[.I13]*0.5;1000)" office:value-type="float" office:value="7607.06551394603">
            <text:p>7607.06551394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495049504950495">
            <text:p>0.004950495</text:p>
          </table:table-cell>
          <table:table-cell office:value-type="string">
            <text:p>2012-01-19 00:00:00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1.33168316831683">
            <text:p>1.3316831683</text:p>
          </table:table-cell>
          <table:table-cell office:value-type="float" office:value="0.313648888162737">
            <text:p>0.3136488882</text:p>
          </table:table-cell>
          <table:table-cell table:formula="of:=IF([.G15]&gt;0;1;0)" office:value-type="float" office:value="1">
            <text:p>1</text:p>
          </table:table-cell>
          <table:table-cell table:formula="of:=IF([.I14]&gt;=0;IF([.H15]=1;[.I14]+([.F15]*[.J15])-20;[.I14]);0)" office:value-type="float" office:value="21066.959945898">
            <text:p>21066.959945898</text:p>
          </table:table-cell>
          <table:table-cell table:formula="of:=IF([.I14]&gt;1000;[.I14]*0.5;1000)" office:value-type="float" office:value="6329.22126162169">
            <text:p>6329.2212616217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025">
            <text:p>0.025</text:p>
          </table:table-cell>
          <table:table-cell office:value-type="string">
            <text:p>2012-01-20 00:00:00</text:p>
          </table:table-cell>
          <table:table-cell office:value-type="float" office:value="0.07">
            <text:p>0.07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0.0882568472152467">
            <text:p>0.0882568472</text:p>
          </table:table-cell>
          <table:table-cell table:formula="of:=IF([.G16]&gt;0;1;0)" office:value-type="float" office:value="1">
            <text:p>1</text:p>
          </table:table-cell>
          <table:table-cell table:formula="of:=IF([.I15]&gt;=0;IF([.H16]=1;[.I15]+([.F16]*[.J16])-20;[.I15]);0)" office:value-type="float" office:value="21046.959945898">
            <text:p>21046.959945898</text:p>
          </table:table-cell>
          <table:table-cell table:formula="of:=IF([.I15]&gt;1000;[.I15]*0.5;1000)" office:value-type="float" office:value="10533.479972949">
            <text:p>10533.479972949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0.0333333333333333">
            <text:p>0.0333333333</text:p>
          </table:table-cell>
          <table:table-cell office:value-type="string">
            <text:p>2012-01-23 00:00:00</text:p>
          </table:table-cell>
          <table:table-cell office:value-type="float" office:value="0.025">
            <text:p>0.025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0.557004618496224">
            <text:p>0.5570046185</text:p>
          </table:table-cell>
          <table:table-cell table:formula="of:=IF([.G17]&gt;0;1;0)" office:value-type="float" office:value="1">
            <text:p>1</text:p>
          </table:table-cell>
          <table:table-cell table:formula="of:=IF([.I16]&gt;=0;IF([.H17]=1;[.I16]+([.F17]*[.J17])-20;[.I16]);0)" office:value-type="float" office:value="27341.0479296674">
            <text:p>27341.0479296674</text:p>
          </table:table-cell>
          <table:table-cell table:formula="of:=IF([.I16]&gt;1000;[.I16]*0.5;1000)" office:value-type="float" office:value="10523.479972949">
            <text:p>10523.479972949</text:p>
          </table:table-cell>
          <table:table-cell table:number-columns-repeated="2"/>
        </table:table-row>
        <table:table-row table:style-name="ro1">
          <table:table-cell office:value-type="string">
            <text:p>XTLB</text:p>
          </table:table-cell>
          <table:table-cell office:value-type="float" office:value="0.1">
            <text:p>0.1</text:p>
          </table:table-cell>
          <table:table-cell office:value-type="string">
            <text:p>2012-01-24 00:00:00</text:p>
          </table:table-cell>
          <table:table-cell office:value-type="float" office:value="0.3275">
            <text:p>0.3275</text:p>
          </table:table-cell>
          <table:table-cell office:value-type="float" office:value="3.275">
            <text:p>3.275</text:p>
          </table:table-cell>
          <table:table-cell office:value-type="float" office:value="0.0152671755725191">
            <text:p>0.0152671756</text:p>
          </table:table-cell>
          <table:table-cell office:value-type="float" office:value="0.0660605834640004">
            <text:p>0.0660605835</text:p>
          </table:table-cell>
          <table:table-cell table:formula="of:=IF([.G18]&gt;0;1;0)" office:value-type="float" office:value="1">
            <text:p>1</text:p>
          </table:table-cell>
          <table:table-cell table:formula="of:=IF([.I17]&gt;=0;IF([.H18]=1;[.I17]+([.F18]*[.J18])-20;[.I17]);0)" office:value-type="float" office:value="27529.7582192069">
            <text:p>27529.7582192069</text:p>
          </table:table-cell>
          <table:table-cell table:formula="of:=IF([.I17]&gt;1000;[.I17]*0.5;1000)" office:value-type="float" office:value="13670.5239648337">
            <text:p>13670.5239648337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2-01-25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-0.0285714285714285">
            <text:p>-0.0285714286</text:p>
          </table:table-cell>
          <table:table-cell office:value-type="float" office:value="0.153869441172914">
            <text:p>0.1538694412</text:p>
          </table:table-cell>
          <table:table-cell table:formula="of:=IF([.G19]&gt;0;1;0)" office:value-type="float" office:value="1">
            <text:p>1</text:p>
          </table:table-cell>
          <table:table-cell table:formula="of:=IF([.I18]&gt;=0;IF([.H19]=1;[.I18]+([.F19]*[.J19])-20;[.I18]);0)" office:value-type="float" office:value="27116.4759589325">
            <text:p>27116.4759589325</text:p>
          </table:table-cell>
          <table:table-cell table:formula="of:=IF([.I18]&gt;1000;[.I18]*0.5;1000)" office:value-type="float" office:value="13764.8791096034">
            <text:p>13764.8791096034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47524752475248">
            <text:p>0.0024752475</text:p>
          </table:table-cell>
          <table:table-cell office:value-type="string">
            <text:p>2012-01-26 00:00:00</text:p>
          </table:table-cell>
          <table:table-cell office:value-type="float" office:value="0.01">
            <text:p>0.01</text:p>
          </table:table-cell>
          <table:table-cell office:value-type="float" office:value="4.04">
            <text:p>4.04</text:p>
          </table:table-cell>
          <table:table-cell office:value-type="float" office:value="0.125">
            <text:p>0.125</text:p>
          </table:table-cell>
          <table:table-cell office:value-type="float" office:value="0.174601908307948">
            <text:p>0.1746019083</text:p>
          </table:table-cell>
          <table:table-cell table:formula="of:=IF([.G20]&gt;0;1;0)" office:value-type="float" office:value="1">
            <text:p>1</text:p>
          </table:table-cell>
          <table:table-cell table:formula="of:=IF([.I19]&gt;=0;IF([.H20]=1;[.I19]+([.F20]*[.J20])-20;[.I19]);0)" office:value-type="float" office:value="28791.2557063657">
            <text:p>28791.2557063657</text:p>
          </table:table-cell>
          <table:table-cell table:formula="of:=IF([.I19]&gt;1000;[.I19]*0.5;1000)" office:value-type="float" office:value="13558.2379794662">
            <text:p>13558.2379794662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0.0666666666666667">
            <text:p>0.0666666667</text:p>
          </table:table-cell>
          <table:table-cell office:value-type="string">
            <text:p>2012-01-27 00:00:00</text:p>
          </table:table-cell>
          <table:table-cell office:value-type="float" office:value="0.4575">
            <text:p>0.4575</text:p>
          </table:table-cell>
          <table:table-cell office:value-type="float" office:value="6.8625">
            <text:p>6.8625</text:p>
          </table:table-cell>
          <table:table-cell office:value-type="float" office:value="-0.103825136612022">
            <text:p>-0.1038251366</text:p>
          </table:table-cell>
          <table:table-cell office:value-type="float" office:value="0.475922939912162">
            <text:p>0.4759229399</text:p>
          </table:table-cell>
          <table:table-cell table:formula="of:=IF([.G21]&gt;0;1;0)" office:value-type="float" office:value="1">
            <text:p>1</text:p>
          </table:table-cell>
          <table:table-cell table:formula="of:=IF([.I20]&gt;=0;IF([.H21]=1;[.I20]+([.F21]*[.J21])-20;[.I20]);0)" office:value-type="float" office:value="27276.6276778932">
            <text:p>27276.6276778932</text:p>
          </table:table-cell>
          <table:table-cell table:formula="of:=IF([.I20]&gt;1000;[.I20]*0.5;1000)" office:value-type="float" office:value="14395.6278531829">
            <text:p>14395.6278531829</text:p>
          </table:table-cell>
          <table:table-cell table:number-columns-repeated="2"/>
        </table:table-row>
        <table:table-row table:style-name="ro1">
          <table:table-cell office:value-type="string">
            <text:p>HRZL</text:p>
          </table:table-cell>
          <table:table-cell office:value-type="float" office:value="1">
            <text:p>1</text:p>
          </table:table-cell>
          <table:table-cell office:value-type="string">
            <text:p>2012-01-30 00:00:00</text:p>
          </table:table-cell>
          <table:table-cell table:number-columns-repeated="2" office:value-type="float" office:value="2.59">
            <text:p>2.59</text:p>
          </table:table-cell>
          <table:table-cell office:value-type="float" office:value="0.0231660231660233">
            <text:p>0.0231660232</text:p>
          </table:table-cell>
          <table:table-cell office:value-type="float" office:value="0.109086539918547">
            <text:p>0.1090865399</text:p>
          </table:table-cell>
          <table:table-cell table:formula="of:=IF([.G22]&gt;0;1;0)" office:value-type="float" office:value="1">
            <text:p>1</text:p>
          </table:table-cell>
          <table:table-cell table:formula="of:=IF([.I21]&gt;=0;IF([.H22]=1;[.I21]+([.F22]*[.J22])-20;[.I21]);0)" office:value-type="float" office:value="27572.5731722317">
            <text:p>27572.5731722317</text:p>
          </table:table-cell>
          <table:table-cell table:formula="of:=IF([.I21]&gt;1000;[.I21]*0.5;1000)" office:value-type="float" office:value="13638.3138389466">
            <text:p>13638.3138389466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0.125">
            <text:p>0.125</text:p>
          </table:table-cell>
          <table:table-cell office:value-type="string">
            <text:p>2012-01-31 00:00:00</text:p>
          </table:table-cell>
          <table:table-cell office:value-type="float" office:value="2.615">
            <text:p>2.615</text:p>
          </table:table-cell>
          <table:table-cell office:value-type="float" office:value="20.92">
            <text:p>20.92</text:p>
          </table:table-cell>
          <table:table-cell office:value-type="float" office:value="0">
            <text:p>0</text:p>
          </table:table-cell>
          <table:table-cell office:value-type="float" office:value="0.0803108775949861">
            <text:p>0.0803108776</text:p>
          </table:table-cell>
          <table:table-cell table:formula="of:=IF([.G23]&gt;0;1;0)" office:value-type="float" office:value="1">
            <text:p>1</text:p>
          </table:table-cell>
          <table:table-cell table:formula="of:=IF([.I22]&gt;=0;IF([.H23]=1;[.I22]+([.F23]*[.J23])-20;[.I22]);0)" office:value-type="float" office:value="27552.5731722317">
            <text:p>27552.5731722317</text:p>
          </table:table-cell>
          <table:table-cell table:formula="of:=IF([.I22]&gt;1000;[.I22]*0.5;1000)" office:value-type="float" office:value="13786.2865861159">
            <text:p>13786.2865861159</text:p>
          </table:table-cell>
          <table:table-cell table:number-columns-repeated="2"/>
        </table:table-row>
        <table:table-row table:style-name="ro1">
          <table:table-cell office:value-type="string">
            <text:p>EGI</text:p>
          </table:table-cell>
          <table:table-cell office:value-type="float" office:value="1">
            <text:p>1</text:p>
          </table:table-cell>
          <table:table-cell office:value-type="string">
            <text:p>2012-02-01 00:00:00</text:p>
          </table:table-cell>
          <table:table-cell table:number-columns-repeated="2" office:value-type="float" office:value="1.3325">
            <text:p>1.3325</text:p>
          </table:table-cell>
          <table:table-cell office:value-type="float" office:value="0.00938086303939967">
            <text:p>0.009380863</text:p>
          </table:table-cell>
          <table:table-cell office:value-type="float" office:value="0.13359091095827">
            <text:p>0.133590911</text:p>
          </table:table-cell>
          <table:table-cell table:formula="of:=IF([.G24]&gt;0;1;0)" office:value-type="float" office:value="1">
            <text:p>1</text:p>
          </table:table-cell>
          <table:table-cell table:formula="of:=IF([.I23]&gt;=0;IF([.H24]=1;[.I23]+([.F24]*[.J24])-20;[.I23]);0)" office:value-type="float" office:value="27661.8066298876">
            <text:p>27661.8066298876</text:p>
          </table:table-cell>
          <table:table-cell table:formula="of:=IF([.I23]&gt;1000;[.I23]*0.5;1000)" office:value-type="float" office:value="13776.2865861159">
            <text:p>13776.2865861159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02-02 00:00:00</text:p>
          </table:table-cell>
          <table:table-cell table:number-columns-repeated="2" office:value-type="float" office:value="0.7175">
            <text:p>0.7175</text:p>
          </table:table-cell>
          <table:table-cell office:value-type="float" office:value="0.0174216027874563">
            <text:p>0.0174216028</text:p>
          </table:table-cell>
          <table:table-cell office:value-type="float" office:value="0.11746849519375">
            <text:p>0.1174684952</text:p>
          </table:table-cell>
          <table:table-cell table:formula="of:=IF([.G25]&gt;0;1;0)" office:value-type="float" office:value="1">
            <text:p>1</text:p>
          </table:table-cell>
          <table:table-cell table:formula="of:=IF([.I24]&gt;=0;IF([.H25]=1;[.I24]+([.F25]*[.J25])-20;[.I24]);0)" office:value-type="float" office:value="27882.7631336323">
            <text:p>27882.7631336323</text:p>
          </table:table-cell>
          <table:table-cell table:formula="of:=IF([.I24]&gt;1000;[.I24]*0.5;1000)" office:value-type="float" office:value="13830.9033149438">
            <text:p>13830.9033149438</text:p>
          </table:table-cell>
          <table:table-cell table:number-columns-repeated="2"/>
        </table:table-row>
        <table:table-row table:style-name="ro1">
          <table:table-cell office:value-type="string">
            <text:p>ILIU</text:p>
          </table:table-cell>
          <table:table-cell office:value-type="float" office:value="1">
            <text:p>1</text:p>
          </table:table-cell>
          <table:table-cell office:value-type="string">
            <text:p>2012-02-03 00:00:00</text:p>
          </table:table-cell>
          <table:table-cell table:number-columns-repeated="2" office:value-type="float" office:value="0.245">
            <text:p>0.245</text:p>
          </table:table-cell>
          <table:table-cell office:value-type="float" office:value="-0.0204081632653061">
            <text:p>-0.0204081633</text:p>
          </table:table-cell>
          <table:table-cell office:value-type="float" office:value="0.0481480616974933">
            <text:p>0.0481480617</text:p>
          </table:table-cell>
          <table:table-cell table:formula="of:=IF([.G26]&gt;0;1;0)" office:value-type="float" office:value="1">
            <text:p>1</text:p>
          </table:table-cell>
          <table:table-cell table:formula="of:=IF([.I25]&gt;=0;IF([.H26]=1;[.I25]+([.F26]*[.J26])-20;[.I25]);0)" office:value-type="float" office:value="27578.2451424728">
            <text:p>27578.2451424728</text:p>
          </table:table-cell>
          <table:table-cell table:formula="of:=IF([.I25]&gt;1000;[.I25]*0.5;1000)" office:value-type="float" office:value="13941.3815668161">
            <text:p>13941.3815668161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06 00:00:00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296296296296296">
            <text:p>0.2962962963</text:p>
          </table:table-cell>
          <table:table-cell office:value-type="float" office:value="0.25505840190768">
            <text:p>0.2550584019</text:p>
          </table:table-cell>
          <table:table-cell table:formula="of:=IF([.G27]&gt;0;1;0)" office:value-type="float" office:value="1">
            <text:p>1</text:p>
          </table:table-cell>
          <table:table-cell table:formula="of:=IF([.I26]&gt;=0;IF([.H27]=1;[.I26]+([.F27]*[.J27])-20;[.I26]);0)" office:value-type="float" office:value="31643.9110895058">
            <text:p>31643.9110895058</text:p>
          </table:table-cell>
          <table:table-cell table:formula="of:=IF([.I26]&gt;1000;[.I26]*0.5;1000)" office:value-type="float" office:value="13789.1225712364">
            <text:p>13789.1225712364</text:p>
          </table:table-cell>
          <table:table-cell table:number-columns-repeated="2"/>
        </table:table-row>
        <table:table-row table:style-name="ro1">
          <table:table-cell office:value-type="string">
            <text:p>RELV</text:p>
          </table:table-cell>
          <table:table-cell office:value-type="float" office:value="1.04166666666667">
            <text:p>1.0416666667</text:p>
          </table:table-cell>
          <table:table-cell office:value-type="string">
            <text:p>2012-02-07 00:00:00</text:p>
          </table:table-cell>
          <table:table-cell office:value-type="float" office:value="1.26">
            <text:p>1.26</text:p>
          </table:table-cell>
          <table:table-cell office:value-type="float" office:value="1.2096">
            <text:p>1.2096</text:p>
          </table:table-cell>
          <table:table-cell office:value-type="float" office:value="0.0171855133095444">
            <text:p>0.0171855133</text:p>
          </table:table-cell>
          <table:table-cell office:value-type="float" office:value="0.052815726931702">
            <text:p>0.0528157269</text:p>
          </table:table-cell>
          <table:table-cell table:formula="of:=IF([.G28]&gt;0;1;0)" office:value-type="float" office:value="1">
            <text:p>1</text:p>
          </table:table-cell>
          <table:table-cell table:formula="of:=IF([.I27]&gt;=0;IF([.H28]=1;[.I27]+([.F28]*[.J28])-20;[.I27]);0)" office:value-type="float" office:value="31895.8195171031">
            <text:p>31895.8195171031</text:p>
          </table:table-cell>
          <table:table-cell table:formula="of:=IF([.I27]&gt;1000;[.I27]*0.5;1000)" office:value-type="float" office:value="15821.9555447529">
            <text:p>15821.9555447529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025">
            <text:p>0.025</text:p>
          </table:table-cell>
          <table:table-cell office:value-type="string">
            <text:p>2012-02-08 00:00:00</text:p>
          </table:table-cell>
          <table:table-cell office:value-type="float" office:value="0.075">
            <text:p>0.075</text:p>
          </table:table-cell>
          <table:table-cell office:value-type="float" office:value="3">
            <text:p>3</text:p>
          </table:table-cell>
          <table:table-cell office:value-type="float" office:value="-0.0666666666666668">
            <text:p>-0.0666666667</text:p>
          </table:table-cell>
          <table:table-cell office:value-type="float" office:value="0.0910737795291515">
            <text:p>0.0910737795</text:p>
          </table:table-cell>
          <table:table-cell table:formula="of:=IF([.G29]&gt;0;1;0)" office:value-type="float" office:value="1">
            <text:p>1</text:p>
          </table:table-cell>
          <table:table-cell table:formula="of:=IF([.I28]&gt;=0;IF([.H29]=1;[.I28]+([.F29]*[.J29])-20;[.I28]);0)" office:value-type="float" office:value="30812.6255331997">
            <text:p>30812.6255331997</text:p>
          </table:table-cell>
          <table:table-cell table:formula="of:=IF([.I28]&gt;1000;[.I28]*0.5;1000)" office:value-type="float" office:value="15947.9097585516">
            <text:p>15947.9097585516</text:p>
          </table:table-cell>
          <table:table-cell table:number-columns-repeated="2"/>
        </table:table-row>
        <table:table-row table:style-name="ro1">
          <table:table-cell office:value-type="string">
            <text:p>PZZI</text:p>
          </table:table-cell>
          <table:table-cell office:value-type="float" office:value="1">
            <text:p>1</text:p>
          </table:table-cell>
          <table:table-cell office:value-type="string">
            <text:p>2012-02-09 00:00:00</text:p>
          </table:table-cell>
          <table:table-cell table:number-columns-repeated="2" office:value-type="float" office:value="4.73">
            <text:p>4.73</text:p>
          </table:table-cell>
          <table:table-cell office:value-type="float" office:value="0.00475687103594091">
            <text:p>0.004756871</text:p>
          </table:table-cell>
          <table:table-cell office:value-type="float" office:value="0.0782544057615108">
            <text:p>0.0782544058</text:p>
          </table:table-cell>
          <table:table-cell table:formula="of:=IF([.G30]&gt;0;1;0)" office:value-type="float" office:value="1">
            <text:p>1</text:p>
          </table:table-cell>
          <table:table-cell table:formula="of:=IF([.I29]&gt;=0;IF([.H30]=1;[.I29]+([.F30]*[.J30])-20;[.I29]);0)" office:value-type="float" office:value="30865.9113761698">
            <text:p>30865.9113761698</text:p>
          </table:table-cell>
          <table:table-cell table:formula="of:=IF([.I29]&gt;1000;[.I29]*0.5;1000)" office:value-type="float" office:value="15406.3127665998">
            <text:p>15406.3127665998</text:p>
          </table:table-cell>
          <table:table-cell table:number-columns-repeated="2"/>
        </table:table-row>
        <table:table-row table:style-name="ro1">
          <table:table-cell office:value-type="string">
            <text:p>APGI</text:p>
          </table:table-cell>
          <table:table-cell office:value-type="float" office:value="1">
            <text:p>1</text:p>
          </table:table-cell>
          <table:table-cell office:value-type="string">
            <text:p>2012-02-10 00:00:00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0428571428571429">
            <text:p>0.0428571429</text:p>
          </table:table-cell>
          <table:table-cell office:value-type="float" office:value="0.249508550252853">
            <text:p>0.2495085503</text:p>
          </table:table-cell>
          <table:table-cell table:formula="of:=IF([.G31]&gt;0;1;0)" office:value-type="float" office:value="1">
            <text:p>1</text:p>
          </table:table-cell>
          <table:table-cell table:formula="of:=IF([.I30]&gt;=0;IF([.H31]=1;[.I30]+([.F31]*[.J31])-20;[.I30]);0)" office:value-type="float" office:value="31507.323762802">
            <text:p>31507.323762802</text:p>
          </table:table-cell>
          <table:table-cell table:formula="of:=IF([.I30]&gt;1000;[.I30]*0.5;1000)" office:value-type="float" office:value="15432.9556880849">
            <text:p>15432.9556880849</text:p>
          </table:table-cell>
          <table:table-cell table:number-columns-repeated="2"/>
        </table:table-row>
        <table:table-row table:style-name="ro1">
          <table:table-cell office:value-type="string">
            <text:p>GSB</text:p>
          </table:table-cell>
          <table:table-cell office:value-type="float" office:value="1.06918238993711">
            <text:p>1.0691823899</text:p>
          </table:table-cell>
          <table:table-cell office:value-type="string">
            <text:p>2012-02-13 00:00:00</text:p>
          </table:table-cell>
          <table:table-cell office:value-type="float" office:value="1.6925">
            <text:p>1.6925</text:p>
          </table:table-cell>
          <table:table-cell office:value-type="float" office:value="1.58298529411765">
            <text:p>1.5829852941</text:p>
          </table:table-cell>
          <table:table-cell office:value-type="float" office:value="0.0126307914037118">
            <text:p>0.0126307914</text:p>
          </table:table-cell>
          <table:table-cell office:value-type="float" office:value="0.0783993690881608">
            <text:p>0.0783993691</text:p>
          </table:table-cell>
          <table:table-cell table:formula="of:=IF([.G32]&gt;0;1;0)" office:value-type="float" office:value="1">
            <text:p>1</text:p>
          </table:table-cell>
          <table:table-cell table:formula="of:=IF([.I31]&gt;=0;IF([.H32]=1;[.I31]+([.F32]*[.J32])-20;[.I31]);0)" office:value-type="float" office:value="31686.3049798706">
            <text:p>31686.3049798706</text:p>
          </table:table-cell>
          <table:table-cell table:formula="of:=IF([.I31]&gt;1000;[.I31]*0.5;1000)" office:value-type="float" office:value="15753.661881401">
            <text:p>15753.661881401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02-14 00:00:00</text:p>
          </table:table-cell>
          <table:table-cell table:number-columns-repeated="2" office:value-type="float" office:value="0.6525">
            <text:p>0.6525</text:p>
          </table:table-cell>
          <table:table-cell office:value-type="float" office:value="-0.0229885057471264">
            <text:p>-0.0229885057</text:p>
          </table:table-cell>
          <table:table-cell office:value-type="float" office:value="0.0520246723441041">
            <text:p>0.0520246723</text:p>
          </table:table-cell>
          <table:table-cell table:formula="of:=IF([.G33]&gt;0;1;0)" office:value-type="float" office:value="1">
            <text:p>1</text:p>
          </table:table-cell>
          <table:table-cell table:formula="of:=IF([.I32]&gt;=0;IF([.H33]=1;[.I32]+([.F33]*[.J33])-20;[.I32]);0)" office:value-type="float" office:value="31302.0945778031">
            <text:p>31302.0945778031</text:p>
          </table:table-cell>
          <table:table-cell table:formula="of:=IF([.I32]&gt;1000;[.I32]*0.5;1000)" office:value-type="float" office:value="15843.1524899353">
            <text:p>15843.1524899353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15 00:00:00</text:p>
          </table:table-cell>
          <table:table-cell table:number-columns-repeated="2" office:value-type="float" office:value="0.1675">
            <text:p>0.1675</text:p>
          </table:table-cell>
          <table:table-cell office:value-type="float" office:value="0.343283582089552">
            <text:p>0.3432835821</text:p>
          </table:table-cell>
          <table:table-cell office:value-type="float" office:value="0.349883396554002">
            <text:p>0.3498833966</text:p>
          </table:table-cell>
          <table:table-cell table:formula="of:=IF([.G34]&gt;0;1;0)" office:value-type="float" office:value="1">
            <text:p>1</text:p>
          </table:table-cell>
          <table:table-cell table:formula="of:=IF([.I33]&gt;=0;IF([.H34]=1;[.I33]+([.F34]*[.J34])-20;[.I33]);0)" office:value-type="float" office:value="36654.8421545902">
            <text:p>36654.8421545902</text:p>
          </table:table-cell>
          <table:table-cell table:formula="of:=IF([.I33]&gt;1000;[.I33]*0.5;1000)" office:value-type="float" office:value="15651.0472889016">
            <text:p>15651.0472889016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0.125">
            <text:p>0.125</text:p>
          </table:table-cell>
          <table:table-cell office:value-type="string">
            <text:p>2012-02-16 00:00:00</text:p>
          </table:table-cell>
          <table:table-cell office:value-type="float" office:value="1.26">
            <text:p>1.26</text:p>
          </table:table-cell>
          <table:table-cell office:value-type="float" office:value="10.08">
            <text:p>10.08</text:p>
          </table:table-cell>
          <table:table-cell office:value-type="float" office:value="0.107142857142857">
            <text:p>0.1071428571</text:p>
          </table:table-cell>
          <table:table-cell office:value-type="float" office:value="0.176232102884532">
            <text:p>0.1762321029</text:p>
          </table:table-cell>
          <table:table-cell table:formula="of:=IF([.G35]&gt;0;1;0)" office:value-type="float" office:value="1">
            <text:p>1</text:p>
          </table:table-cell>
          <table:table-cell table:formula="of:=IF([.I34]&gt;=0;IF([.H35]=1;[.I34]+([.F35]*[.J35])-20;[.I34]);0)" office:value-type="float" office:value="38598.4944128718">
            <text:p>38598.4944128718</text:p>
          </table:table-cell>
          <table:table-cell table:formula="of:=IF([.I34]&gt;1000;[.I34]*0.5;1000)" office:value-type="float" office:value="18327.4210772951">
            <text:p>18327.4210772951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17 00:00:00</text:p>
          </table:table-cell>
          <table:table-cell table:number-columns-repeated="2" office:value-type="float" office:value="0.225">
            <text:p>0.225</text:p>
          </table:table-cell>
          <table:table-cell office:value-type="float" office:value="0.0666666666666667">
            <text:p>0.0666666667</text:p>
          </table:table-cell>
          <table:table-cell office:value-type="float" office:value="0.0917437593734326">
            <text:p>0.0917437594</text:p>
          </table:table-cell>
          <table:table-cell table:formula="of:=IF([.G36]&gt;0;1;0)" office:value-type="float" office:value="1">
            <text:p>1</text:p>
          </table:table-cell>
          <table:table-cell table:formula="of:=IF([.I35]&gt;=0;IF([.H36]=1;[.I35]+([.F36]*[.J36])-20;[.I35]);0)" office:value-type="float" office:value="39865.1108933009">
            <text:p>39865.1108933009</text:p>
          </table:table-cell>
          <table:table-cell table:formula="of:=IF([.I35]&gt;1000;[.I35]*0.5;1000)" office:value-type="float" office:value="19299.2472064359">
            <text:p>19299.2472064359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20 00:00:00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0311651504513061">
            <text:p>0.0311651505</text:p>
          </table:table-cell>
          <table:table-cell table:formula="of:=IF([.G37]&gt;0;1;0)" office:value-type="float" office:value="1">
            <text:p>1</text:p>
          </table:table-cell>
          <table:table-cell table:formula="of:=IF([.I36]&gt;=0;IF([.H37]=1;[.I36]+([.F37]*[.J37])-20;[.I36]);0)" office:value-type="float" office:value="39845.1108933009">
            <text:p>39845.1108933009</text:p>
          </table:table-cell>
          <table:table-cell table:formula="of:=IF([.I36]&gt;1000;[.I36]*0.5;1000)" office:value-type="float" office:value="19932.5554466504">
            <text:p>19932.5554466504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2-02-21 00:00:00</text:p>
          </table:table-cell>
          <table:table-cell office:value-type="float" office:value="1.56">
            <text:p>1.56</text:p>
          </table:table-cell>
          <table:table-cell office:value-type="float" office:value="78">
            <text:p>78</text:p>
          </table:table-cell>
          <table:table-cell office:value-type="float" office:value="-0.134615384615385">
            <text:p>-0.1346153846</text:p>
          </table:table-cell>
          <table:table-cell office:value-type="float" office:value="0.132735574442163">
            <text:p>0.1327355744</text:p>
          </table:table-cell>
          <table:table-cell table:formula="of:=IF([.G38]&gt;0;1;0)" office:value-type="float" office:value="1">
            <text:p>1</text:p>
          </table:table-cell>
          <table:table-cell table:formula="of:=IF([.I37]&gt;=0;IF([.H38]=1;[.I37]+([.F38]*[.J38])-20;[.I37]);0)" office:value-type="float" office:value="37143.2284293287">
            <text:p>37143.2284293287</text:p>
          </table:table-cell>
          <table:table-cell table:formula="of:=IF([.I37]&gt;1000;[.I37]*0.5;1000)" office:value-type="float" office:value="19922.5554466504">
            <text:p>19922.5554466504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22 00:00:0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142857142857143">
            <text:p>0.1428571429</text:p>
          </table:table-cell>
          <table:table-cell office:value-type="float" office:value="0.0421495922571431">
            <text:p>0.0421495923</text:p>
          </table:table-cell>
          <table:table-cell table:formula="of:=IF([.G39]&gt;0;1;0)" office:value-type="float" office:value="1">
            <text:p>1</text:p>
          </table:table-cell>
          <table:table-cell table:formula="of:=IF([.I38]&gt;=0;IF([.H39]=1;[.I38]+([.F39]*[.J39])-20;[.I38]);0)" office:value-type="float" office:value="39776.3161742808">
            <text:p>39776.3161742808</text:p>
          </table:table-cell>
          <table:table-cell table:formula="of:=IF([.I38]&gt;1000;[.I38]*0.5;1000)" office:value-type="float" office:value="18571.6142146644">
            <text:p>18571.6142146644</text:p>
          </table:table-cell>
          <table:table-cell table:number-columns-repeated="2"/>
        </table:table-row>
        <table:table-row table:style-name="ro1">
          <table:table-cell office:value-type="string">
            <text:p>DSNY</text:p>
          </table:table-cell>
          <table:table-cell office:value-type="float" office:value="1">
            <text:p>1</text:p>
          </table:table-cell>
          <table:table-cell office:value-type="string">
            <text:p>2012-02-23 00:00:00</text:p>
          </table:table-cell>
          <table:table-cell table:number-columns-repeated="2" office:value-type="float" office:value="0.5725">
            <text:p>0.5725</text:p>
          </table:table-cell>
          <table:table-cell office:value-type="float" office:value="0">
            <text:p>0</text:p>
          </table:table-cell>
          <table:table-cell office:value-type="float" office:value="0.110734424742104">
            <text:p>0.1107344247</text:p>
          </table:table-cell>
          <table:table-cell table:formula="of:=IF([.G40]&gt;0;1;0)" office:value-type="float" office:value="1">
            <text:p>1</text:p>
          </table:table-cell>
          <table:table-cell table:formula="of:=IF([.I39]&gt;=0;IF([.H40]=1;[.I39]+([.F40]*[.J40])-20;[.I39]);0)" office:value-type="float" office:value="39756.3161742808">
            <text:p>39756.3161742808</text:p>
          </table:table-cell>
          <table:table-cell table:formula="of:=IF([.I39]&gt;1000;[.I39]*0.5;1000)" office:value-type="float" office:value="19888.1580871404">
            <text:p>19888.1580871404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02-24 00:00:00</text:p>
          </table:table-cell>
          <table:table-cell table:number-columns-repeated="2" office:value-type="float" office:value="0.075">
            <text:p>0.075</text:p>
          </table:table-cell>
          <table:table-cell office:value-type="float" office:value="0.0666666666666664">
            <text:p>0.0666666667</text:p>
          </table:table-cell>
          <table:table-cell office:value-type="float" office:value="0.0492162311375966">
            <text:p>0.0492162311</text:p>
          </table:table-cell>
          <table:table-cell table:formula="of:=IF([.G41]&gt;0;1;0)" office:value-type="float" office:value="1">
            <text:p>1</text:p>
          </table:table-cell>
          <table:table-cell table:formula="of:=IF([.I40]&gt;=0;IF([.H41]=1;[.I40]+([.F41]*[.J41])-20;[.I40]);0)" office:value-type="float" office:value="41061.5267134234">
            <text:p>41061.5267134234</text:p>
          </table:table-cell>
          <table:table-cell table:formula="of:=IF([.I40]&gt;1000;[.I40]*0.5;1000)" office:value-type="float" office:value="19878.1580871404">
            <text:p>19878.1580871404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2-02-27 00:00:00</text:p>
          </table:table-cell>
          <table:table-cell table:number-columns-repeated="2" office:value-type="float" office:value="0.5475">
            <text:p>0.5475</text:p>
          </table:table-cell>
          <table:table-cell office:value-type="float" office:value="-0.0684931506849314">
            <text:p>-0.0684931507</text:p>
          </table:table-cell>
          <table:table-cell office:value-type="float" office:value="0.0427572554941341">
            <text:p>0.0427572555</text:p>
          </table:table-cell>
          <table:table-cell table:formula="of:=IF([.G42]&gt;0;1;0)" office:value-type="float" office:value="1">
            <text:p>1</text:p>
          </table:table-cell>
          <table:table-cell table:formula="of:=IF([.I41]&gt;=0;IF([.H42]=1;[.I41]+([.F42]*[.J42])-20;[.I41]);0)" office:value-type="float" office:value="39635.3100451555">
            <text:p>39635.3100451555</text:p>
          </table:table-cell>
          <table:table-cell table:formula="of:=IF([.I41]&gt;1000;[.I41]*0.5;1000)" office:value-type="float" office:value="20530.7633567117">
            <text:p>20530.7633567117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2-28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490797133008361">
            <text:p>0.490797133</text:p>
          </table:table-cell>
          <table:table-cell table:formula="of:=IF([.G43]&gt;0;1;0)" office:value-type="float" office:value="1">
            <text:p>1</text:p>
          </table:table-cell>
          <table:table-cell table:formula="of:=IF([.I42]&gt;=0;IF([.H43]=1;[.I42]+([.F43]*[.J43])-20;[.I42]);0)" office:value-type="float" office:value="39615.3100451555">
            <text:p>39615.3100451555</text:p>
          </table:table-cell>
          <table:table-cell table:formula="of:=IF([.I42]&gt;1000;[.I42]*0.5;1000)" office:value-type="float" office:value="19817.6550225778">
            <text:p>19817.6550225778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2-29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196125329500956">
            <text:p>0.1961253295</text:p>
          </table:table-cell>
          <table:table-cell table:formula="of:=IF([.G44]&gt;0;1;0)" office:value-type="float" office:value="1">
            <text:p>1</text:p>
          </table:table-cell>
          <table:table-cell table:formula="of:=IF([.I43]&gt;=0;IF([.H44]=1;[.I43]+([.F44]*[.J44])-20;[.I43]);0)" office:value-type="float" office:value="39595.3100451555">
            <text:p>39595.3100451555</text:p>
          </table:table-cell>
          <table:table-cell table:formula="of:=IF([.I43]&gt;1000;[.I43]*0.5;1000)" office:value-type="float" office:value="19807.6550225778">
            <text:p>19807.6550225778</text:p>
          </table:table-cell>
          <table:table-cell table:number-columns-repeated="2"/>
        </table:table-row>
        <table:table-row table:style-name="ro1">
          <table:table-cell office:value-type="string">
            <text:p>GIGM</text:p>
          </table:table-cell>
          <table:table-cell office:value-type="float" office:value="1">
            <text:p>1</text:p>
          </table:table-cell>
          <table:table-cell office:value-type="string">
            <text:p>2012-03-01 00:00:00</text:p>
          </table:table-cell>
          <table:table-cell table:number-columns-repeated="2" office:value-type="float" office:value="1.395">
            <text:p>1.395</text:p>
          </table:table-cell>
          <table:table-cell office:value-type="float" office:value="-0.0125448028673834">
            <text:p>-0.0125448029</text:p>
          </table:table-cell>
          <table:table-cell office:value-type="float" office:value="0.121797661453512">
            <text:p>0.1217976615</text:p>
          </table:table-cell>
          <table:table-cell table:formula="of:=IF([.G45]&gt;0;1;0)" office:value-type="float" office:value="1">
            <text:p>1</text:p>
          </table:table-cell>
          <table:table-cell table:formula="of:=IF([.I44]&gt;=0;IF([.H45]=1;[.I44]+([.F45]*[.J45])-20;[.I44]);0)" office:value-type="float" office:value="39326.9523656608">
            <text:p>39326.9523656608</text:p>
          </table:table-cell>
          <table:table-cell table:formula="of:=IF([.I44]&gt;1000;[.I44]*0.5;1000)" office:value-type="float" office:value="19797.6550225778">
            <text:p>19797.6550225778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3-02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252475440029836">
            <text:p>0.25247544</text:p>
          </table:table-cell>
          <table:table-cell table:formula="of:=IF([.G46]&gt;0;1;0)" office:value-type="float" office:value="1">
            <text:p>1</text:p>
          </table:table-cell>
          <table:table-cell table:formula="of:=IF([.I45]&gt;=0;IF([.H46]=1;[.I45]+([.F46]*[.J46])-20;[.I45]);0)" office:value-type="float" office:value="39306.9523656608">
            <text:p>39306.9523656608</text:p>
          </table:table-cell>
          <table:table-cell table:formula="of:=IF([.I45]&gt;1000;[.I45]*0.5;1000)" office:value-type="float" office:value="19663.4761828304">
            <text:p>19663.4761828304</text:p>
          </table:table-cell>
          <table:table-cell table:number-columns-repeated="2"/>
        </table:table-row>
        <table:table-row table:style-name="ro1">
          <table:table-cell office:value-type="string">
            <text:p>AVTC</text:p>
          </table:table-cell>
          <table:table-cell office:value-type="float" office:value="1">
            <text:p>1</text:p>
          </table:table-cell>
          <table:table-cell office:value-type="string">
            <text:p>2012-03-05 00:00:00</text:p>
          </table:table-cell>
          <table:table-cell table:number-columns-repeated="2" office:value-type="float" office:value="2.465">
            <text:p>2.465</text:p>
          </table:table-cell>
          <table:table-cell office:value-type="float" office:value="0.0912778904665315">
            <text:p>0.0912778905</text:p>
          </table:table-cell>
          <table:table-cell office:value-type="float" office:value="0.0656524257822514">
            <text:p>0.0656524258</text:p>
          </table:table-cell>
          <table:table-cell table:formula="of:=IF([.G47]&gt;0;1;0)" office:value-type="float" office:value="1">
            <text:p>1</text:p>
          </table:table-cell>
          <table:table-cell table:formula="of:=IF([.I46]&gt;=0;IF([.H47]=1;[.I46]+([.F47]*[.J47])-20;[.I46]);0)" office:value-type="float" office:value="41080.8802119638">
            <text:p>41080.8802119638</text:p>
          </table:table-cell>
          <table:table-cell table:formula="of:=IF([.I46]&gt;1000;[.I46]*0.5;1000)" office:value-type="float" office:value="19653.4761828304">
            <text:p>19653.4761828304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03-06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125">
            <text:p>0.125</text:p>
          </table:table-cell>
          <table:table-cell office:value-type="float" office:value="0.0354328190645909">
            <text:p>0.0354328191</text:p>
          </table:table-cell>
          <table:table-cell table:formula="of:=IF([.G48]&gt;0;1;0)" office:value-type="float" office:value="1">
            <text:p>1</text:p>
          </table:table-cell>
          <table:table-cell table:formula="of:=IF([.I47]&gt;=0;IF([.H48]=1;[.I47]+([.F48]*[.J48])-20;[.I47]);0)" office:value-type="float" office:value="43628.4352252115">
            <text:p>43628.4352252115</text:p>
          </table:table-cell>
          <table:table-cell table:formula="of:=IF([.I47]&gt;1000;[.I47]*0.5;1000)" office:value-type="float" office:value="20540.4401059819">
            <text:p>20540.440105981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3-07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.127232142857143">
            <text:p>0.1272321429</text:p>
          </table:table-cell>
          <table:table-cell office:value-type="float" office:value="0.102950140343337">
            <text:p>0.1029501403</text:p>
          </table:table-cell>
          <table:table-cell table:formula="of:=IF([.G49]&gt;0;1;0)" office:value-type="float" office:value="1">
            <text:p>1</text:p>
          </table:table-cell>
          <table:table-cell table:formula="of:=IF([.I48]&gt;=0;IF([.H49]=1;[.I48]+([.F49]*[.J49])-20;[.I48]);0)" office:value-type="float" office:value="46383.9048768154">
            <text:p>46383.9048768154</text:p>
          </table:table-cell>
          <table:table-cell table:formula="of:=IF([.I48]&gt;1000;[.I48]*0.5;1000)" office:value-type="float" office:value="21814.2176126058">
            <text:p>21814.2176126058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3-08 00:00:00</text:p>
          </table:table-cell>
          <table:table-cell table:number-columns-repeated="2" office:value-type="float" office:value="0.275">
            <text:p>0.275</text:p>
          </table:table-cell>
          <table:table-cell office:value-type="float" office:value="0.272727272727272">
            <text:p>0.2727272727</text:p>
          </table:table-cell>
          <table:table-cell office:value-type="float" office:value="0.52964036806955">
            <text:p>0.5296403681</text:p>
          </table:table-cell>
          <table:table-cell table:formula="of:=IF([.G50]&gt;0;1;0)" office:value-type="float" office:value="1">
            <text:p>1</text:p>
          </table:table-cell>
          <table:table-cell table:formula="of:=IF([.I49]&gt;=0;IF([.H50]=1;[.I49]+([.F50]*[.J50])-20;[.I49]);0)" office:value-type="float" office:value="52688.982814563">
            <text:p>52688.982814563</text:p>
          </table:table-cell>
          <table:table-cell table:formula="of:=IF([.I49]&gt;1000;[.I49]*0.5;1000)" office:value-type="float" office:value="23191.9524384077">
            <text:p>23191.952438407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3-09 00:00:00</text:p>
          </table:table-cell>
          <table:table-cell table:number-columns-repeated="2" office:value-type="float" office:value="0.3475">
            <text:p>0.3475</text:p>
          </table:table-cell>
          <table:table-cell office:value-type="float" office:value="-0.100719424460432">
            <text:p>-0.1007194245</text:p>
          </table:table-cell>
          <table:table-cell office:value-type="float" office:value="0.0753307965197384">
            <text:p>0.0753307965</text:p>
          </table:table-cell>
          <table:table-cell table:formula="of:=IF([.G51]&gt;0;1;0)" office:value-type="float" office:value="1">
            <text:p>1</text:p>
          </table:table-cell>
          <table:table-cell table:formula="of:=IF([.I50]&gt;=0;IF([.H51]=1;[.I50]+([.F51]*[.J51])-20;[.I50]);0)" office:value-type="float" office:value="50015.5808023188">
            <text:p>50015.5808023188</text:p>
          </table:table-cell>
          <table:table-cell table:formula="of:=IF([.I50]&gt;1000;[.I50]*0.5;1000)" office:value-type="float" office:value="26344.4914072815">
            <text:p>26344.491407281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3-12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.300595238095238">
            <text:p>0.3005952381</text:p>
          </table:table-cell>
          <table:table-cell office:value-type="float" office:value="0.393040521090376">
            <text:p>0.3930405211</text:p>
          </table:table-cell>
          <table:table-cell table:formula="of:=IF([.G52]&gt;0;1;0)" office:value-type="float" office:value="1">
            <text:p>1</text:p>
          </table:table-cell>
          <table:table-cell table:formula="of:=IF([.I51]&gt;=0;IF([.H52]=1;[.I51]+([.F52]*[.J52])-20;[.I51]);0)" office:value-type="float" office:value="57512.8035121911">
            <text:p>57512.8035121911</text:p>
          </table:table-cell>
          <table:table-cell table:formula="of:=IF([.I51]&gt;1000;[.I51]*0.5;1000)" office:value-type="float" office:value="25007.7904011594">
            <text:p>25007.7904011594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3-13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-0.0178571428571427">
            <text:p>-0.0178571429</text:p>
          </table:table-cell>
          <table:table-cell office:value-type="float" office:value="0.195865573316869">
            <text:p>0.1958655733</text:p>
          </table:table-cell>
          <table:table-cell table:formula="of:=IF([.G53]&gt;0;1;0)" office:value-type="float" office:value="1">
            <text:p>1</text:p>
          </table:table-cell>
          <table:table-cell table:formula="of:=IF([.I52]&gt;=0;IF([.H53]=1;[.I52]+([.F53]*[.J53])-20;[.I52]);0)" office:value-type="float" office:value="56979.2963379751">
            <text:p>56979.2963379751</text:p>
          </table:table-cell>
          <table:table-cell table:formula="of:=IF([.I52]&gt;1000;[.I52]*0.5;1000)" office:value-type="float" office:value="28756.4017560955">
            <text:p>28756.401756095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2883295194508">
            <text:p>0.0022883295</text:p>
          </table:table-cell>
          <table:table-cell office:value-type="string">
            <text:p>2012-03-14 00:00:00</text:p>
          </table:table-cell>
          <table:table-cell office:value-type="float" office:value="0.01">
            <text:p>0.01</text:p>
          </table:table-cell>
          <table:table-cell office:value-type="float" office:value="4.37">
            <text:p>4.37</text:p>
          </table:table-cell>
          <table:table-cell office:value-type="float" office:value="0.5">
            <text:p>0.5</text:p>
          </table:table-cell>
          <table:table-cell office:value-type="float" office:value="0.167505748480548">
            <text:p>0.1675057485</text:p>
          </table:table-cell>
          <table:table-cell table:formula="of:=IF([.G54]&gt;0;1;0)" office:value-type="float" office:value="1">
            <text:p>1</text:p>
          </table:table-cell>
          <table:table-cell table:formula="of:=IF([.I53]&gt;=0;IF([.H54]=1;[.I53]+([.F54]*[.J54])-20;[.I53]);0)" office:value-type="float" office:value="71204.1204224689">
            <text:p>71204.1204224689</text:p>
          </table:table-cell>
          <table:table-cell table:formula="of:=IF([.I53]&gt;1000;[.I53]*0.5;1000)" office:value-type="float" office:value="28489.6481689875">
            <text:p>28489.6481689875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3-15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.333333333333333">
            <text:p>0.3333333333</text:p>
          </table:table-cell>
          <table:table-cell office:value-type="float" office:value="0.54322901054137">
            <text:p>0.5432290105</text:p>
          </table:table-cell>
          <table:table-cell table:formula="of:=IF([.G55]&gt;0;1;0)" office:value-type="float" office:value="1">
            <text:p>1</text:p>
          </table:table-cell>
          <table:table-cell table:formula="of:=IF([.I54]&gt;=0;IF([.H55]=1;[.I54]+([.F55]*[.J55])-20;[.I54]);0)" office:value-type="float" office:value="83051.4738262137">
            <text:p>83051.4738262137</text:p>
          </table:table-cell>
          <table:table-cell table:formula="of:=IF([.I54]&gt;1000;[.I54]*0.5;1000)" office:value-type="float" office:value="35602.0602112344">
            <text:p>35602.0602112344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16 00:00:00</text:p>
          </table:table-cell>
          <table:table-cell office:value-type="float" office:value="0.775">
            <text:p>0.775</text:p>
          </table:table-cell>
          <table:table-cell office:value-type="float" office:value="3.875">
            <text:p>3.875</text:p>
          </table:table-cell>
          <table:table-cell office:value-type="float" office:value="-0.838709677419355">
            <text:p>-0.8387096774</text:p>
          </table:table-cell>
          <table:table-cell office:value-type="float" office:value="0.180319799566801">
            <text:p>0.1803197996</text:p>
          </table:table-cell>
          <table:table-cell table:formula="of:=IF([.G56]&gt;0;1;0)" office:value-type="float" office:value="1">
            <text:p>1</text:p>
          </table:table-cell>
          <table:table-cell table:formula="of:=IF([.I55]&gt;=0;IF([.H56]=1;[.I55]+([.F56]*[.J56])-20;[.I55]);0)" office:value-type="float" office:value="48203.4364152208">
            <text:p>48203.4364152208</text:p>
          </table:table-cell>
          <table:table-cell table:formula="of:=IF([.I55]&gt;1000;[.I55]*0.5;1000)" office:value-type="float" office:value="41525.7369131068">
            <text:p>41525.736913106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2883295194508">
            <text:p>0.0022883295</text:p>
          </table:table-cell>
          <table:table-cell office:value-type="string">
            <text:p>2012-03-19 00:00:00</text:p>
          </table:table-cell>
          <table:table-cell office:value-type="float" office:value="0.01">
            <text:p>0.01</text:p>
          </table:table-cell>
          <table:table-cell office:value-type="float" office:value="4.37">
            <text:p>4.37</text:p>
          </table:table-cell>
          <table:table-cell office:value-type="float" office:value="-0.231121281464531">
            <text:p>-0.2311212815</text:p>
          </table:table-cell>
          <table:table-cell office:value-type="float" office:value="0.271302616822853">
            <text:p>0.2713026168</text:p>
          </table:table-cell>
          <table:table-cell table:formula="of:=IF([.G57]&gt;0;1;0)" office:value-type="float" office:value="1">
            <text:p>1</text:p>
          </table:table-cell>
          <table:table-cell table:formula="of:=IF([.I56]&gt;=0;IF([.H57]=1;[.I56]+([.F57]*[.J57])-20;[.I56]);0)" office:value-type="float" office:value="42613.0164175809">
            <text:p>42613.0164175809</text:p>
          </table:table-cell>
          <table:table-cell table:formula="of:=IF([.I56]&gt;1000;[.I56]*0.5;1000)" office:value-type="float" office:value="24101.7182076104">
            <text:p>24101.7182076104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20 00:00:00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76067830669266">
            <text:p>0.2760678307</text:p>
          </table:table-cell>
          <table:table-cell table:formula="of:=IF([.G58]&gt;0;1;0)" office:value-type="float" office:value="1">
            <text:p>1</text:p>
          </table:table-cell>
          <table:table-cell table:formula="of:=IF([.I57]&gt;=0;IF([.H58]=1;[.I57]+([.F58]*[.J58])-20;[.I57]);0)" office:value-type="float" office:value="42593.0164175809">
            <text:p>42593.0164175809</text:p>
          </table:table-cell>
          <table:table-cell table:formula="of:=IF([.I57]&gt;1000;[.I57]*0.5;1000)" office:value-type="float" office:value="21306.5082087905">
            <text:p>21306.5082087905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21 00:00:00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488172946718749">
            <text:p>0.4881729467</text:p>
          </table:table-cell>
          <table:table-cell table:formula="of:=IF([.G59]&gt;0;1;0)" office:value-type="float" office:value="1">
            <text:p>1</text:p>
          </table:table-cell>
          <table:table-cell table:formula="of:=IF([.I58]&gt;=0;IF([.H59]=1;[.I58]+([.F59]*[.J59])-20;[.I58]);0)" office:value-type="float" office:value="48961.968880218">
            <text:p>48961.968880218</text:p>
          </table:table-cell>
          <table:table-cell table:formula="of:=IF([.I58]&gt;1000;[.I58]*0.5;1000)" office:value-type="float" office:value="21296.5082087904">
            <text:p>21296.5082087904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3-22 00:00:00</text:p>
          </table:table-cell>
          <table:table-cell office:value-type="float" office:value="0.025">
            <text:p>0.025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149168522914129">
            <text:p>0.1491685229</text:p>
          </table:table-cell>
          <table:table-cell table:formula="of:=IF([.G60]&gt;0;1;0)" office:value-type="float" office:value="1">
            <text:p>1</text:p>
          </table:table-cell>
          <table:table-cell table:formula="of:=IF([.I59]&gt;=0;IF([.H60]=1;[.I59]+([.F60]*[.J60])-20;[.I59]);0)" office:value-type="float" office:value="48941.968880218">
            <text:p>48941.968880218</text:p>
          </table:table-cell>
          <table:table-cell table:formula="of:=IF([.I59]&gt;1000;[.I59]*0.5;1000)" office:value-type="float" office:value="24480.984440109">
            <text:p>24480.984440109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23 00:00:00</text:p>
          </table:table-cell>
          <table:table-cell office:value-type="float" office:value="0.325">
            <text:p>0.325</text:p>
          </table:table-cell>
          <table:table-cell office:value-type="float" office:value="1.625">
            <text:p>1.625</text:p>
          </table:table-cell>
          <table:table-cell office:value-type="float" office:value="0.0769230769230769">
            <text:p>0.0769230769</text:p>
          </table:table-cell>
          <table:table-cell office:value-type="float" office:value="0.174780054855011">
            <text:p>0.1747800549</text:p>
          </table:table-cell>
          <table:table-cell table:formula="of:=IF([.G61]&gt;0;1;0)" office:value-type="float" office:value="1">
            <text:p>1</text:p>
          </table:table-cell>
          <table:table-cell table:formula="of:=IF([.I60]&gt;=0;IF([.H61]=1;[.I60]+([.F61]*[.J61])-20;[.I60]);0)" office:value-type="float" office:value="50804.352298688">
            <text:p>50804.352298688</text:p>
          </table:table-cell>
          <table:table-cell table:formula="of:=IF([.I60]&gt;1000;[.I60]*0.5;1000)" office:value-type="float" office:value="24470.984440109">
            <text:p>24470.98444010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495049504950495">
            <text:p>0.004950495</text:p>
          </table:table-cell>
          <table:table-cell office:value-type="string">
            <text:p>2012-03-26 00:00:00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float" office:value="0.14234306872955">
            <text:p>0.1423430687</text:p>
          </table:table-cell>
          <table:table-cell table:formula="of:=IF([.G62]&gt;0;1;0)" office:value-type="float" office:value="1">
            <text:p>1</text:p>
          </table:table-cell>
          <table:table-cell table:formula="of:=IF([.I61]&gt;=0;IF([.H62]=1;[.I61]+([.F62]*[.J62])-20;[.I61]);0)" office:value-type="float" office:value="50784.352298688">
            <text:p>50784.352298688</text:p>
          </table:table-cell>
          <table:table-cell table:formula="of:=IF([.I61]&gt;1000;[.I61]*0.5;1000)" office:value-type="float" office:value="25402.176149344">
            <text:p>25402.176149344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302052785924">
            <text:p>0.0011730205</text:p>
          </table:table-cell>
          <table:table-cell office:value-type="string">
            <text:p>2012-03-27 00:00:00</text:p>
          </table:table-cell>
          <table:table-cell office:value-type="float" office:value="0.015">
            <text:p>0.015</text:p>
          </table:table-cell>
          <table:table-cell office:value-type="float" office:value="12.7875">
            <text:p>12.7875</text:p>
          </table:table-cell>
          <table:table-cell office:value-type="float" office:value="0.833691756272401">
            <text:p>0.8336917563</text:p>
          </table:table-cell>
          <table:table-cell office:value-type="float" office:value="0.488350926536841">
            <text:p>0.4883509265</text:p>
          </table:table-cell>
          <table:table-cell table:formula="of:=IF([.G63]&gt;0;1;0)" office:value-type="float" office:value="1">
            <text:p>1</text:p>
          </table:table-cell>
          <table:table-cell table:formula="of:=IF([.I62]&gt;=0;IF([.H63]=1;[.I62]+([.F63]*[.J63])-20;[.I62]);0)" office:value-type="float" office:value="71933.6002282127">
            <text:p>71933.6002282127</text:p>
          </table:table-cell>
          <table:table-cell table:formula="of:=IF([.I62]&gt;1000;[.I62]*0.5;1000)" office:value-type="float" office:value="25392.176149344">
            <text:p>25392.176149344</text:p>
          </table:table-cell>
          <table:table-cell table:number-columns-repeated="2"/>
        </table:table-row>
        <table:table-row table:style-name="ro1">
          <table:table-cell office:value-type="string">
            <text:p>XTLB</text:p>
          </table:table-cell>
          <table:table-cell office:value-type="float" office:value="0.1">
            <text:p>0.1</text:p>
          </table:table-cell>
          <table:table-cell office:value-type="string">
            <text:p>2012-03-28 00:00:00</text:p>
          </table:table-cell>
          <table:table-cell office:value-type="float" office:value="0.455">
            <text:p>0.455</text:p>
          </table:table-cell>
          <table:table-cell office:value-type="float" office:value="4.55">
            <text:p>4.55</text:p>
          </table:table-cell>
          <table:table-cell office:value-type="float" office:value="0.043956043956044">
            <text:p>0.043956044</text:p>
          </table:table-cell>
          <table:table-cell office:value-type="float" office:value="0.0982298736975245">
            <text:p>0.0982298737</text:p>
          </table:table-cell>
          <table:table-cell table:formula="of:=IF([.G64]&gt;0;1;0)" office:value-type="float" office:value="1">
            <text:p>1</text:p>
          </table:table-cell>
          <table:table-cell table:formula="of:=IF([.I63]&gt;=0;IF([.H64]=1;[.I63]+([.F64]*[.J64])-20;[.I63]);0)" office:value-type="float" office:value="73494.5584749866">
            <text:p>73494.5584749866</text:p>
          </table:table-cell>
          <table:table-cell table:formula="of:=IF([.I63]&gt;1000;[.I63]*0.5;1000)" office:value-type="float" office:value="35966.8001141064">
            <text:p>35966.8001141064</text:p>
          </table:table-cell>
          <table:table-cell table:number-columns-repeated="2"/>
        </table:table-row>
        <table:table-row table:style-name="ro1">
          <table:table-cell office:value-type="string">
            <text:p>XTLB</text:p>
          </table:table-cell>
          <table:table-cell office:value-type="float" office:value="0.1">
            <text:p>0.1</text:p>
          </table:table-cell>
          <table:table-cell office:value-type="string">
            <text:p>2012-03-29 00:00:00</text:p>
          </table:table-cell>
          <table:table-cell office:value-type="float" office:value="0.475">
            <text:p>0.475</text:p>
          </table:table-cell>
          <table:table-cell office:value-type="float" office:value="4.75">
            <text:p>4.75</text:p>
          </table:table-cell>
          <table:table-cell office:value-type="float" office:value="0.0631578947368423">
            <text:p>0.0631578947</text:p>
          </table:table-cell>
          <table:table-cell office:value-type="float" office:value="0.0750313279169161">
            <text:p>0.0750313279</text:p>
          </table:table-cell>
          <table:table-cell table:formula="of:=IF([.G65]&gt;0;1;0)" office:value-type="float" office:value="1">
            <text:p>1</text:p>
          </table:table-cell>
          <table:table-cell table:formula="of:=IF([.I64]&gt;=0;IF([.H65]=1;[.I64]+([.F65]*[.J65])-20;[.I64]);0)" office:value-type="float" office:value="75795.4392689336">
            <text:p>75795.4392689336</text:p>
          </table:table-cell>
          <table:table-cell table:formula="of:=IF([.I64]&gt;1000;[.I64]*0.5;1000)" office:value-type="float" office:value="36747.2792374933">
            <text:p>36747.2792374933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3-30 00:00:00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0344827586206897">
            <text:p>0.0344827586</text:p>
          </table:table-cell>
          <table:table-cell office:value-type="float" office:value="0.212467941156377">
            <text:p>0.2124679412</text:p>
          </table:table-cell>
          <table:table-cell table:formula="of:=IF([.G66]&gt;0;1;0)" office:value-type="float" office:value="1">
            <text:p>1</text:p>
          </table:table-cell>
          <table:table-cell table:formula="of:=IF([.I65]&gt;=0;IF([.H66]=1;[.I65]+([.F66]*[.J66])-20;[.I65]);0)" office:value-type="float" office:value="77082.2571873635">
            <text:p>77082.2571873635</text:p>
          </table:table-cell>
          <table:table-cell table:formula="of:=IF([.I65]&gt;1000;[.I65]*0.5;1000)" office:value-type="float" office:value="37897.7196344668">
            <text:p>37897.7196344668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02 00:00:00</text:p>
          </table:table-cell>
          <table:table-cell office:value-type="float" office:value="0.745">
            <text:p>0.745</text:p>
          </table:table-cell>
          <table:table-cell office:value-type="float" office:value="4.47">
            <text:p>4.47</text:p>
          </table:table-cell>
          <table:table-cell office:value-type="float" office:value="-0.0536912751677855">
            <text:p>-0.0536912752</text:p>
          </table:table-cell>
          <table:table-cell office:value-type="float" office:value="0.217284248526953">
            <text:p>0.2172842485</text:p>
          </table:table-cell>
          <table:table-cell table:formula="of:=IF([.G67]&gt;0;1;0)" office:value-type="float" office:value="1">
            <text:p>1</text:p>
          </table:table-cell>
          <table:table-cell table:formula="of:=IF([.I66]&gt;=0;IF([.H67]=1;[.I66]+([.F67]*[.J67])-20;[.I66]);0)" office:value-type="float" office:value="74992.9348467631">
            <text:p>74992.9348467631</text:p>
          </table:table-cell>
          <table:table-cell table:formula="of:=IF([.I66]&gt;1000;[.I66]*0.5;1000)" office:value-type="float" office:value="38541.1285936817">
            <text:p>38541.1285936817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03 00:00:00</text:p>
          </table:table-cell>
          <table:table-cell office:value-type="float" office:value="0.705">
            <text:p>0.705</text:p>
          </table:table-cell>
          <table:table-cell office:value-type="float" office:value="4.23">
            <text:p>4.23</text:p>
          </table:table-cell>
          <table:table-cell office:value-type="float" office:value="-0.00709219858156018">
            <text:p>-0.0070921986</text:p>
          </table:table-cell>
          <table:table-cell office:value-type="float" office:value="0.137025463547487">
            <text:p>0.1370254635</text:p>
          </table:table-cell>
          <table:table-cell table:formula="of:=IF([.G68]&gt;0;1;0)" office:value-type="float" office:value="1">
            <text:p>1</text:p>
          </table:table-cell>
          <table:table-cell table:formula="of:=IF([.I67]&gt;=0;IF([.H68]=1;[.I67]+([.F68]*[.J68])-20;[.I67]);0)" office:value-type="float" office:value="74707.0024536895">
            <text:p>74707.0024536895</text:p>
          </table:table-cell>
          <table:table-cell table:formula="of:=IF([.I67]&gt;1000;[.I67]*0.5;1000)" office:value-type="float" office:value="37496.4674233816">
            <text:p>37496.4674233816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04 00:00:00</text:p>
          </table:table-cell>
          <table:table-cell office:value-type="float" office:value="0.7">
            <text:p>0.7</text:p>
          </table:table-cell>
          <table:table-cell office:value-type="float" office:value="4.2">
            <text:p>4.2</text:p>
          </table:table-cell>
          <table:table-cell office:value-type="float" office:value="0.107142857142857">
            <text:p>0.1071428571</text:p>
          </table:table-cell>
          <table:table-cell office:value-type="float" office:value="0.254919217452038">
            <text:p>0.2549192175</text:p>
          </table:table-cell>
          <table:table-cell table:formula="of:=IF([.G69]&gt;0;1;0)" office:value-type="float" office:value="1">
            <text:p>1</text:p>
          </table:table-cell>
          <table:table-cell table:formula="of:=IF([.I68]&gt;=0;IF([.H69]=1;[.I68]+([.F69]*[.J69])-20;[.I68]);0)" office:value-type="float" office:value="78689.1632994228">
            <text:p>78689.1632994228</text:p>
          </table:table-cell>
          <table:table-cell table:formula="of:=IF([.I68]&gt;1000;[.I68]*0.5;1000)" office:value-type="float" office:value="37353.5012268447">
            <text:p>37353.5012268447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05 00:00:00</text:p>
          </table:table-cell>
          <table:table-cell office:value-type="float" office:value="0.775">
            <text:p>0.775</text:p>
          </table:table-cell>
          <table:table-cell office:value-type="float" office:value="4.65">
            <text:p>4.65</text:p>
          </table:table-cell>
          <table:table-cell office:value-type="float" office:value="0.0451612903225809">
            <text:p>0.0451612903</text:p>
          </table:table-cell>
          <table:table-cell office:value-type="float" office:value="1.02882416630084">
            <text:p>1.0288241663</text:p>
          </table:table-cell>
          <table:table-cell table:formula="of:=IF([.G70]&gt;0;1;0)" office:value-type="float" office:value="1">
            <text:p>1</text:p>
          </table:table-cell>
          <table:table-cell table:formula="of:=IF([.I69]&gt;=0;IF([.H70]=1;[.I69]+([.F70]*[.J70])-20;[.I69]);0)" office:value-type="float" office:value="80446.0153739259">
            <text:p>80446.0153739259</text:p>
          </table:table-cell>
          <table:table-cell table:formula="of:=IF([.I69]&gt;1000;[.I69]*0.5;1000)" office:value-type="float" office:value="39344.5816497114">
            <text:p>39344.581649711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04-06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00841805118275829">
            <text:p>0.0008418051</text:p>
          </table:table-cell>
          <table:table-cell table:formula="of:=IF([.G71]&gt;0;1;0)" office:value-type="float" office:value="1">
            <text:p>1</text:p>
          </table:table-cell>
          <table:table-cell table:formula="of:=IF([.I70]&gt;=0;IF([.H71]=1;[.I70]+([.F71]*[.J71])-20;[.I70]);0)" office:value-type="float" office:value="80426.0153739259">
            <text:p>80426.0153739259</text:p>
          </table:table-cell>
          <table:table-cell table:formula="of:=IF([.I70]&gt;1000;[.I70]*0.5;1000)" office:value-type="float" office:value="40223.007686963">
            <text:p>40223.007686963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4-09 00:00:00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666666666666667">
            <text:p>0.6666666667</text:p>
          </table:table-cell>
          <table:table-cell office:value-type="float" office:value="0.513018414712913">
            <text:p>0.5130184147</text:p>
          </table:table-cell>
          <table:table-cell table:formula="of:=IF([.G72]&gt;0;1;0)" office:value-type="float" office:value="1">
            <text:p>1</text:p>
          </table:table-cell>
          <table:table-cell table:formula="of:=IF([.I71]&gt;=0;IF([.H72]=1;[.I71]+([.F72]*[.J72])-20;[.I71]);0)" office:value-type="float" office:value="107214.687165235">
            <text:p>107214.687165235</text:p>
          </table:table-cell>
          <table:table-cell table:formula="of:=IF([.I71]&gt;1000;[.I71]*0.5;1000)" office:value-type="float" office:value="40213.007686963">
            <text:p>40213.007686963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10 00:00:00</text:p>
          </table:table-cell>
          <table:table-cell office:value-type="float" office:value="0.765">
            <text:p>0.765</text:p>
          </table:table-cell>
          <table:table-cell office:value-type="float" office:value="4.59">
            <text:p>4.59</text:p>
          </table:table-cell>
          <table:table-cell office:value-type="float" office:value="-0.0326797385620914">
            <text:p>-0.0326797386</text:p>
          </table:table-cell>
          <table:table-cell office:value-type="float" office:value="0.152177058262502">
            <text:p>0.1521770583</text:p>
          </table:table-cell>
          <table:table-cell table:formula="of:=IF([.G73]&gt;0;1;0)" office:value-type="float" office:value="1">
            <text:p>1</text:p>
          </table:table-cell>
          <table:table-cell table:formula="of:=IF([.I72]&gt;=0;IF([.H73]=1;[.I72]+([.F73]*[.J73])-20;[.I72]);0)" office:value-type="float" office:value="105442.813191946">
            <text:p>105442.813191946</text:p>
          </table:table-cell>
          <table:table-cell table:formula="of:=IF([.I72]&gt;1000;[.I72]*0.5;1000)" office:value-type="float" office:value="53607.3435826173">
            <text:p>53607.3435826173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11 00:00:00</text:p>
          </table:table-cell>
          <table:table-cell office:value-type="float" office:value="0.74">
            <text:p>0.74</text:p>
          </table:table-cell>
          <table:table-cell office:value-type="float" office:value="4.44">
            <text:p>4.44</text:p>
          </table:table-cell>
          <table:table-cell office:value-type="float" office:value="-0.0641891891891894">
            <text:p>-0.0641891892</text:p>
          </table:table-cell>
          <table:table-cell office:value-type="float" office:value="0.193411762617203">
            <text:p>0.1934117626</text:p>
          </table:table-cell>
          <table:table-cell table:formula="of:=IF([.G74]&gt;0;1;0)" office:value-type="float" office:value="1">
            <text:p>1</text:p>
          </table:table-cell>
          <table:table-cell table:formula="of:=IF([.I73]&gt;=0;IF([.H74]=1;[.I73]+([.F74]*[.J74])-20;[.I73]);0)" office:value-type="float" office:value="102038.668849637">
            <text:p>102038.668849637</text:p>
          </table:table-cell>
          <table:table-cell table:formula="of:=IF([.I73]&gt;1000;[.I73]*0.5;1000)" office:value-type="float" office:value="52721.4065959732">
            <text:p>52721.4065959732</text:p>
          </table:table-cell>
          <table:table-cell table:number-columns-repeated="2"/>
        </table:table-row>
        <table:table-row table:style-name="ro1">
          <table:table-cell office:value-type="string">
            <text:p>DYAI</text:p>
          </table:table-cell>
          <table:table-cell office:value-type="float" office:value="1">
            <text:p>1</text:p>
          </table:table-cell>
          <table:table-cell office:value-type="string">
            <text:p>2012-04-12 00:00:00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146739130434783">
            <text:p>0.1467391304</text:p>
          </table:table-cell>
          <table:table-cell office:value-type="float" office:value="0.0914061473174432">
            <text:p>0.0914061473</text:p>
          </table:table-cell>
          <table:table-cell table:formula="of:=IF([.G75]&gt;0;1;0)" office:value-type="float" office:value="1">
            <text:p>1</text:p>
          </table:table-cell>
          <table:table-cell table:formula="of:=IF([.I74]&gt;=0;IF([.H75]=1;[.I74]+([.F75]*[.J75])-20;[.I74]);0)" office:value-type="float" office:value="109505.201618497">
            <text:p>109505.201618497</text:p>
          </table:table-cell>
          <table:table-cell table:formula="of:=IF([.I74]&gt;1000;[.I74]*0.5;1000)" office:value-type="float" office:value="51019.3344248187">
            <text:p>51019.3344248187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2-04-13 00:00:00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.276923076923077">
            <text:p>0.2769230769</text:p>
          </table:table-cell>
          <table:table-cell office:value-type="float" office:value="0.0981055253996138">
            <text:p>0.0981055254</text:p>
          </table:table-cell>
          <table:table-cell table:formula="of:=IF([.G76]&gt;0;1;0)" office:value-type="float" office:value="1">
            <text:p>1</text:p>
          </table:table-cell>
          <table:table-cell table:formula="of:=IF([.I75]&gt;=0;IF([.H76]=1;[.I75]+([.F76]*[.J76])-20;[.I75]);0)" office:value-type="float" office:value="124647.460304135">
            <text:p>124647.460304135</text:p>
          </table:table-cell>
          <table:table-cell table:formula="of:=IF([.I75]&gt;1000;[.I75]*0.5;1000)" office:value-type="float" office:value="54752.6008092483">
            <text:p>54752.6008092483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04-16 00:00:00</text:p>
          </table:table-cell>
          <table:table-cell table:number-columns-repeated="2" office:value-type="float" office:value="0.425">
            <text:p>0.425</text:p>
          </table:table-cell>
          <table:table-cell office:value-type="float" office:value="0">
            <text:p>0</text:p>
          </table:table-cell>
          <table:table-cell office:value-type="float" office:value="0.151490751030031">
            <text:p>0.151490751</text:p>
          </table:table-cell>
          <table:table-cell table:formula="of:=IF([.G77]&gt;0;1;0)" office:value-type="float" office:value="1">
            <text:p>1</text:p>
          </table:table-cell>
          <table:table-cell table:formula="of:=IF([.I76]&gt;=0;IF([.H77]=1;[.I76]+([.F77]*[.J77])-20;[.I76]);0)" office:value-type="float" office:value="124627.460304135">
            <text:p>124627.460304135</text:p>
          </table:table-cell>
          <table:table-cell table:formula="of:=IF([.I76]&gt;1000;[.I76]*0.5;1000)" office:value-type="float" office:value="62323.7301520673">
            <text:p>62323.7301520673</text:p>
          </table:table-cell>
          <table:table-cell table:number-columns-repeated="2"/>
        </table:table-row>
        <table:table-row table:style-name="ro1">
          <table:table-cell office:value-type="string">
            <text:p>NXN</text:p>
          </table:table-cell>
          <table:table-cell office:value-type="float" office:value="1.09894259818731">
            <text:p>1.0989425982</text:p>
          </table:table-cell>
          <table:table-cell office:value-type="string">
            <text:p>2012-04-17 00:00:00</text:p>
          </table:table-cell>
          <table:table-cell office:value-type="float" office:value="14.5825">
            <text:p>14.5825</text:p>
          </table:table-cell>
          <table:table-cell office:value-type="float" office:value="13.2695738831615">
            <text:p>13.2695738832</text:p>
          </table:table-cell>
          <table:table-cell office:value-type="float" office:value="-0.0080179937953454">
            <text:p>-0.0080179938</text:p>
          </table:table-cell>
          <table:table-cell office:value-type="float" office:value="0.0954078017353007">
            <text:p>0.0954078017</text:p>
          </table:table-cell>
          <table:table-cell table:formula="of:=IF([.G78]&gt;0;1;0)" office:value-type="float" office:value="1">
            <text:p>1</text:p>
          </table:table-cell>
          <table:table-cell table:formula="of:=IF([.I77]&gt;=0;IF([.H78]=1;[.I77]+([.F78]*[.J78])-20;[.I77]);0)" office:value-type="float" office:value="124107.829202411">
            <text:p>124107.829202411</text:p>
          </table:table-cell>
          <table:table-cell table:formula="of:=IF([.I77]&gt;1000;[.I77]*0.5;1000)" office:value-type="float" office:value="62313.7301520673">
            <text:p>62313.7301520673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302052785924">
            <text:p>0.0011730205</text:p>
          </table:table-cell>
          <table:table-cell office:value-type="string">
            <text:p>2012-04-18 00:00:00</text:p>
          </table:table-cell>
          <table:table-cell office:value-type="float" office:value="0.02">
            <text:p>0.02</text:p>
          </table:table-cell>
          <table:table-cell office:value-type="float" office:value="17.05">
            <text:p>17.05</text:p>
          </table:table-cell>
          <table:table-cell office:value-type="float" office:value="0">
            <text:p>0</text:p>
          </table:table-cell>
          <table:table-cell office:value-type="float" office:value="0.0611591067453326">
            <text:p>0.0611591067</text:p>
          </table:table-cell>
          <table:table-cell table:formula="of:=IF([.G79]&gt;0;1;0)" office:value-type="float" office:value="1">
            <text:p>1</text:p>
          </table:table-cell>
          <table:table-cell table:formula="of:=IF([.I78]&gt;=0;IF([.H79]=1;[.I78]+([.F79]*[.J79])-20;[.I78]);0)" office:value-type="float" office:value="124087.829202411">
            <text:p>124087.829202411</text:p>
          </table:table-cell>
          <table:table-cell table:formula="of:=IF([.I78]&gt;1000;[.I78]*0.5;1000)" office:value-type="float" office:value="62053.9146012053">
            <text:p>62053.9146012053</text:p>
          </table:table-cell>
          <table:table-cell table:number-columns-repeated="2"/>
        </table:table-row>
        <table:table-row table:style-name="ro1">
          <table:table-cell office:value-type="string">
            <text:p>DSKX</text:p>
          </table:table-cell>
          <table:table-cell office:value-type="float" office:value="0.100401606425703">
            <text:p>0.1004016064</text:p>
          </table:table-cell>
          <table:table-cell office:value-type="string">
            <text:p>2012-04-19 00:00:00</text:p>
          </table:table-cell>
          <table:table-cell office:value-type="float" office:value="0.2275">
            <text:p>0.2275</text:p>
          </table:table-cell>
          <table:table-cell office:value-type="float" office:value="2.2659">
            <text:p>2.2659</text:p>
          </table:table-cell>
          <table:table-cell office:value-type="float" office:value="0.0219780219780219">
            <text:p>0.021978022</text:p>
          </table:table-cell>
          <table:table-cell office:value-type="float" office:value="0.0676926444936646">
            <text:p>0.0676926445</text:p>
          </table:table-cell>
          <table:table-cell table:formula="of:=IF([.G80]&gt;0;1;0)" office:value-type="float" office:value="1">
            <text:p>1</text:p>
          </table:table-cell>
          <table:table-cell table:formula="of:=IF([.I79]&gt;=0;IF([.H80]=1;[.I79]+([.F80]*[.J80])-20;[.I79]);0)" office:value-type="float" office:value="125431.431721118">
            <text:p>125431.431721118</text:p>
          </table:table-cell>
          <table:table-cell table:formula="of:=IF([.I79]&gt;1000;[.I79]*0.5;1000)" office:value-type="float" office:value="62043.9146012053">
            <text:p>62043.9146012053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0.0666666666666667">
            <text:p>0.0666666667</text:p>
          </table:table-cell>
          <table:table-cell office:value-type="string">
            <text:p>2012-04-20 00:00:00</text:p>
          </table:table-cell>
          <table:table-cell office:value-type="float" office:value="0.19">
            <text:p>0.19</text:p>
          </table:table-cell>
          <table:table-cell office:value-type="float" office:value="2.85">
            <text:p>2.85</text:p>
          </table:table-cell>
          <table:table-cell office:value-type="float" office:value="-0.0657894736842107">
            <text:p>-0.0657894737</text:p>
          </table:table-cell>
          <table:table-cell office:value-type="float" office:value="0.113499818993252">
            <text:p>0.113499819</text:p>
          </table:table-cell>
          <table:table-cell table:formula="of:=IF([.G81]&gt;0;1;0)" office:value-type="float" office:value="1">
            <text:p>1</text:p>
          </table:table-cell>
          <table:table-cell table:formula="of:=IF([.I80]&gt;=0;IF([.H81]=1;[.I80]+([.F81]*[.J81])-20;[.I80]);0)" office:value-type="float" office:value="121285.397782924">
            <text:p>121285.397782924</text:p>
          </table:table-cell>
          <table:table-cell table:formula="of:=IF([.I80]&gt;1000;[.I80]*0.5;1000)" office:value-type="float" office:value="62715.7158605592">
            <text:p>62715.7158605592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4-23 00:00:00</text:p>
          </table:table-cell>
          <table:table-cell table:number-columns-repeated="2" office:value-type="float" office:value="0.7275">
            <text:p>0.7275</text:p>
          </table:table-cell>
          <table:table-cell office:value-type="float" office:value="0.127147766323024">
            <text:p>0.1271477663</text:p>
          </table:table-cell>
          <table:table-cell office:value-type="float" office:value="0.116576025609599">
            <text:p>0.1165760256</text:p>
          </table:table-cell>
          <table:table-cell table:formula="of:=IF([.G82]&gt;0;1;0)" office:value-type="float" office:value="1">
            <text:p>1</text:p>
          </table:table-cell>
          <table:table-cell table:formula="of:=IF([.I81]&gt;=0;IF([.H82]=1;[.I81]+([.F82]*[.J82])-20;[.I81]);0)" office:value-type="float" office:value="128975.981490773">
            <text:p>128975.981490773</text:p>
          </table:table-cell>
          <table:table-cell table:formula="of:=IF([.I81]&gt;1000;[.I81]*0.5;1000)" office:value-type="float" office:value="60642.6988914618">
            <text:p>60642.6988914618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302052785924">
            <text:p>0.0011730205</text:p>
          </table:table-cell>
          <table:table-cell office:value-type="string">
            <text:p>2012-04-24 00:00:00</text:p>
          </table:table-cell>
          <table:table-cell office:value-type="float" office:value="0.02">
            <text:p>0.02</text:p>
          </table:table-cell>
          <table:table-cell office:value-type="float" office:value="17.05">
            <text:p>17.05</text:p>
          </table:table-cell>
          <table:table-cell office:value-type="float" office:value="0">
            <text:p>0</text:p>
          </table:table-cell>
          <table:table-cell office:value-type="float" office:value="0.0803917457260321">
            <text:p>0.0803917457</text:p>
          </table:table-cell>
          <table:table-cell table:formula="of:=IF([.G83]&gt;0;1;0)" office:value-type="float" office:value="1">
            <text:p>1</text:p>
          </table:table-cell>
          <table:table-cell table:formula="of:=IF([.I82]&gt;=0;IF([.H83]=1;[.I82]+([.F83]*[.J83])-20;[.I82]);0)" office:value-type="float" office:value="128955.981490773">
            <text:p>128955.981490773</text:p>
          </table:table-cell>
          <table:table-cell table:formula="of:=IF([.I82]&gt;1000;[.I82]*0.5;1000)" office:value-type="float" office:value="64487.9907453864">
            <text:p>64487.9907453864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04-25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0428571428571429">
            <text:p>0.0428571429</text:p>
          </table:table-cell>
          <table:table-cell office:value-type="float" office:value="0.285649106030968">
            <text:p>0.285649106</text:p>
          </table:table-cell>
          <table:table-cell table:formula="of:=IF([.G84]&gt;0;1;0)" office:value-type="float" office:value="1">
            <text:p>1</text:p>
          </table:table-cell>
          <table:table-cell table:formula="of:=IF([.I83]&gt;=0;IF([.H84]=1;[.I83]+([.F84]*[.J84])-20;[.I83]);0)" office:value-type="float" office:value="131699.323951289">
            <text:p>131699.323951289</text:p>
          </table:table-cell>
          <table:table-cell table:formula="of:=IF([.I83]&gt;1000;[.I83]*0.5;1000)" office:value-type="float" office:value="64477.9907453864">
            <text:p>64477.9907453864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302052785924">
            <text:p>0.0011730205</text:p>
          </table:table-cell>
          <table:table-cell office:value-type="string">
            <text:p>2012-04-26 00:00:00</text:p>
          </table:table-cell>
          <table:table-cell office:value-type="float" office:value="0.02">
            <text:p>0.02</text:p>
          </table:table-cell>
          <table:table-cell office:value-type="float" office:value="17.05">
            <text:p>17.05</text:p>
          </table:table-cell>
          <table:table-cell office:value-type="float" office:value="0">
            <text:p>0</text:p>
          </table:table-cell>
          <table:table-cell office:value-type="float" office:value="0.241841732170614">
            <text:p>0.2418417322</text:p>
          </table:table-cell>
          <table:table-cell table:formula="of:=IF([.G85]&gt;0;1;0)" office:value-type="float" office:value="1">
            <text:p>1</text:p>
          </table:table-cell>
          <table:table-cell table:formula="of:=IF([.I84]&gt;=0;IF([.H85]=1;[.I84]+([.F85]*[.J85])-20;[.I84]);0)" office:value-type="float" office:value="131679.323951289">
            <text:p>131679.323951289</text:p>
          </table:table-cell>
          <table:table-cell table:formula="of:=IF([.I84]&gt;1000;[.I84]*0.5;1000)" office:value-type="float" office:value="65849.6619756447">
            <text:p>65849.6619756447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4-27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61655188795761">
            <text:p>0.0661655189</text:p>
          </table:table-cell>
          <table:table-cell table:formula="of:=IF([.G86]&gt;0;1;0)" office:value-type="float" office:value="1">
            <text:p>1</text:p>
          </table:table-cell>
          <table:table-cell table:formula="of:=IF([.I85]&gt;=0;IF([.H86]=1;[.I85]+([.F86]*[.J86])-20;[.I85]);0)" office:value-type="float" office:value="131659.323951289">
            <text:p>131659.323951289</text:p>
          </table:table-cell>
          <table:table-cell table:formula="of:=IF([.I85]&gt;1000;[.I85]*0.5;1000)" office:value-type="float" office:value="65839.6619756446">
            <text:p>65839.6619756446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04-30 00:00:00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49620348552797">
            <text:p>0.0496203486</text:p>
          </table:table-cell>
          <table:table-cell table:formula="of:=IF([.G87]&gt;0;1;0)" office:value-type="float" office:value="1">
            <text:p>1</text:p>
          </table:table-cell>
          <table:table-cell table:formula="of:=IF([.I86]&gt;=0;IF([.H87]=1;[.I86]+([.F87]*[.J87])-20;[.I86]);0)" office:value-type="float" office:value="131639.323951289">
            <text:p>131639.323951289</text:p>
          </table:table-cell>
          <table:table-cell table:formula="of:=IF([.I86]&gt;1000;[.I86]*0.5;1000)" office:value-type="float" office:value="65829.6619756446">
            <text:p>65829.6619756446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5-01 00:00:00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605555555555556">
            <text:p>0.6055555556</text:p>
          </table:table-cell>
          <table:table-cell office:value-type="float" office:value="2.24024439379233">
            <text:p>2.2402443938</text:p>
          </table:table-cell>
          <table:table-cell table:formula="of:=IF([.G88]&gt;0;1;0)" office:value-type="float" office:value="1">
            <text:p>1</text:p>
          </table:table-cell>
          <table:table-cell table:formula="of:=IF([.I87]&gt;=0;IF([.H88]=1;[.I87]+([.F88]*[.J88])-20;[.I87]);0)" office:value-type="float" office:value="171476.78592543">
            <text:p>171476.78592543</text:p>
          </table:table-cell>
          <table:table-cell table:formula="of:=IF([.I87]&gt;1000;[.I87]*0.5;1000)" office:value-type="float" office:value="65819.6619756447">
            <text:p>65819.6619756447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0.25686591276252">
            <text:p>0.2568659128</text:p>
          </table:table-cell>
          <table:table-cell office:value-type="string">
            <text:p>2012-05-02 00:00:00</text:p>
          </table:table-cell>
          <table:table-cell office:value-type="float" office:value="1.36">
            <text:p>1.36</text:p>
          </table:table-cell>
          <table:table-cell office:value-type="float" office:value="5.29459119496855">
            <text:p>5.294591195</text:p>
          </table:table-cell>
          <table:table-cell office:value-type="float" office:value="0.169117647058824">
            <text:p>0.1691176471</text:p>
          </table:table-cell>
          <table:table-cell office:value-type="float" office:value="0.100939285623458">
            <text:p>0.1009392856</text:p>
          </table:table-cell>
          <table:table-cell table:formula="of:=IF([.G89]&gt;0;1;0)" office:value-type="float" office:value="1">
            <text:p>1</text:p>
          </table:table-cell>
          <table:table-cell table:formula="of:=IF([.I88]&gt;=0;IF([.H89]=1;[.I88]+([.F89]*[.J89])-20;[.I88]);0)" office:value-type="float" office:value="185956.661205889">
            <text:p>185956.661205889</text:p>
          </table:table-cell>
          <table:table-cell table:formula="of:=IF([.I88]&gt;1000;[.I88]*0.5;1000)" office:value-type="float" office:value="85738.3929627148">
            <text:p>85738.3929627148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05-03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0714285714285714">
            <text:p>0.0714285714</text:p>
          </table:table-cell>
          <table:table-cell office:value-type="float" office:value="0.0685056126455268">
            <text:p>0.0685056126</text:p>
          </table:table-cell>
          <table:table-cell table:formula="of:=IF([.G90]&gt;0;1;0)" office:value-type="float" office:value="1">
            <text:p>1</text:p>
          </table:table-cell>
          <table:table-cell table:formula="of:=IF([.I89]&gt;=0;IF([.H90]=1;[.I89]+([.F90]*[.J90])-20;[.I89]);0)" office:value-type="float" office:value="192577.970534671">
            <text:p>192577.970534671</text:p>
          </table:table-cell>
          <table:table-cell table:formula="of:=IF([.I89]&gt;1000;[.I89]*0.5;1000)" office:value-type="float" office:value="92978.3306029444">
            <text:p>92978.3306029444</text:p>
          </table:table-cell>
          <table:table-cell table:number-columns-repeated="2"/>
        </table:table-row>
        <table:table-row table:style-name="ro1">
          <table:table-cell office:value-type="string">
            <text:p>ALXA</text:p>
          </table:table-cell>
          <table:table-cell office:value-type="float" office:value="0.1">
            <text:p>0.1</text:p>
          </table:table-cell>
          <table:table-cell office:value-type="string">
            <text:p>2012-05-04 00:00:00</text:p>
          </table:table-cell>
          <table:table-cell office:value-type="float" office:value="0.445">
            <text:p>0.445</text:p>
          </table:table-cell>
          <table:table-cell office:value-type="float" office:value="4.45">
            <text:p>4.45</text:p>
          </table:table-cell>
          <table:table-cell office:value-type="float" office:value="0.0730337078651686">
            <text:p>0.0730337079</text:p>
          </table:table-cell>
          <table:table-cell office:value-type="float" office:value="0.159970253105866">
            <text:p>0.1599702531</text:p>
          </table:table-cell>
          <table:table-cell table:formula="of:=IF([.G91]&gt;0;1;0)" office:value-type="float" office:value="1">
            <text:p>1</text:p>
          </table:table-cell>
          <table:table-cell table:formula="of:=IF([.I90]&gt;=0;IF([.H91]=1;[.I90]+([.F91]*[.J91])-20;[.I90]);0)" office:value-type="float" office:value="199590.312155319">
            <text:p>199590.312155319</text:p>
          </table:table-cell>
          <table:table-cell table:formula="of:=IF([.I90]&gt;1000;[.I90]*0.5;1000)" office:value-type="float" office:value="96288.9852673353">
            <text:p>96288.9852673353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302052785924">
            <text:p>0.0011730205</text:p>
          </table:table-cell>
          <table:table-cell office:value-type="string">
            <text:p>2012-05-07 00:00:00</text:p>
          </table:table-cell>
          <table:table-cell office:value-type="float" office:value="0.02">
            <text:p>0.02</text:p>
          </table:table-cell>
          <table:table-cell office:value-type="float" office:value="17.05">
            <text:p>17.05</text:p>
          </table:table-cell>
          <table:table-cell office:value-type="float" office:value="0">
            <text:p>0</text:p>
          </table:table-cell>
          <table:table-cell office:value-type="float" office:value="0.215233928638996">
            <text:p>0.2152339286</text:p>
          </table:table-cell>
          <table:table-cell table:formula="of:=IF([.G92]&gt;0;1;0)" office:value-type="float" office:value="1">
            <text:p>1</text:p>
          </table:table-cell>
          <table:table-cell table:formula="of:=IF([.I91]&gt;=0;IF([.H92]=1;[.I91]+([.F92]*[.J92])-20;[.I91]);0)" office:value-type="float" office:value="199570.312155319">
            <text:p>199570.312155319</text:p>
          </table:table-cell>
          <table:table-cell table:formula="of:=IF([.I91]&gt;1000;[.I91]*0.5;1000)" office:value-type="float" office:value="99795.1560776593">
            <text:p>99795.1560776593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0.0333333333333333">
            <text:p>0.0333333333</text:p>
          </table:table-cell>
          <table:table-cell office:value-type="string">
            <text:p>2012-05-08 00:00:00</text:p>
          </table:table-cell>
          <table:table-cell office:value-type="float" office:value="0.04">
            <text:p>0.0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0905996690371483">
            <text:p>0.090599669</text:p>
          </table:table-cell>
          <table:table-cell table:formula="of:=IF([.G93]&gt;0;1;0)" office:value-type="float" office:value="1">
            <text:p>1</text:p>
          </table:table-cell>
          <table:table-cell table:formula="of:=IF([.I92]&gt;=0;IF([.H93]=1;[.I92]+([.F93]*[.J93])-20;[.I92]);0)" office:value-type="float" office:value="199550.312155319">
            <text:p>199550.312155319</text:p>
          </table:table-cell>
          <table:table-cell table:formula="of:=IF([.I92]&gt;1000;[.I92]*0.5;1000)" office:value-type="float" office:value="99785.1560776593">
            <text:p>99785.156077659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5-09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27272727272727">
            <text:p>0.2272727273</text:p>
          </table:table-cell>
          <table:table-cell office:value-type="float" office:value="0.106129511866498">
            <text:p>0.1061295119</text:p>
          </table:table-cell>
          <table:table-cell table:formula="of:=IF([.G94]&gt;0;1;0)" office:value-type="float" office:value="1">
            <text:p>1</text:p>
          </table:table-cell>
          <table:table-cell table:formula="of:=IF([.I93]&gt;=0;IF([.H94]=1;[.I93]+([.F94]*[.J94])-20;[.I93]);0)" office:value-type="float" office:value="222206.48399115">
            <text:p>222206.48399115</text:p>
          </table:table-cell>
          <table:table-cell table:formula="of:=IF([.I93]&gt;1000;[.I93]*0.5;1000)" office:value-type="float" office:value="99775.1560776593">
            <text:p>99775.1560776593</text:p>
          </table:table-cell>
          <table:table-cell table:number-columns-repeated="2"/>
        </table:table-row>
        <table:table-row table:style-name="ro1">
          <table:table-cell office:value-type="string">
            <text:p>DSKX</text:p>
          </table:table-cell>
          <table:table-cell office:value-type="float" office:value="0.1">
            <text:p>0.1</text:p>
          </table:table-cell>
          <table:table-cell office:value-type="string">
            <text:p>2012-05-10 00:00:00</text:p>
          </table:table-cell>
          <table:table-cell office:value-type="float" office:value="0.21">
            <text:p>0.21</text:p>
          </table:table-cell>
          <table:table-cell office:value-type="float" office:value="2.1">
            <text:p>2.1</text:p>
          </table:table-cell>
          <table:table-cell office:value-type="float" office:value="0.142857142857143">
            <text:p>0.1428571429</text:p>
          </table:table-cell>
          <table:table-cell office:value-type="float" office:value="0.106834751634099">
            <text:p>0.1068347516</text:p>
          </table:table-cell>
          <table:table-cell table:formula="of:=IF([.G95]&gt;0;1;0)" office:value-type="float" office:value="1">
            <text:p>1</text:p>
          </table:table-cell>
          <table:table-cell table:formula="of:=IF([.I94]&gt;=0;IF([.H95]=1;[.I94]+([.F95]*[.J95])-20;[.I94]);0)" office:value-type="float" office:value="238058.375704804">
            <text:p>238058.375704804</text:p>
          </table:table-cell>
          <table:table-cell table:formula="of:=IF([.I94]&gt;1000;[.I94]*0.5;1000)" office:value-type="float" office:value="111103.241995575">
            <text:p>111103.241995575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5-11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80897652761199">
            <text:p>0.6808976528</text:p>
          </table:table-cell>
          <table:table-cell table:formula="of:=IF([.G96]&gt;0;1;0)" office:value-type="float" office:value="1">
            <text:p>1</text:p>
          </table:table-cell>
          <table:table-cell table:formula="of:=IF([.I95]&gt;=0;IF([.H96]=1;[.I95]+([.F96]*[.J96])-20;[.I95]);0)" office:value-type="float" office:value="297552.969631005">
            <text:p>297552.969631005</text:p>
          </table:table-cell>
          <table:table-cell table:formula="of:=IF([.I95]&gt;1000;[.I95]*0.5;1000)" office:value-type="float" office:value="119029.187852402">
            <text:p>119029.18785240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5-14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60271379236896">
            <text:p>0.1602713792</text:p>
          </table:table-cell>
          <table:table-cell table:formula="of:=IF([.G97]&gt;0;1;0)" office:value-type="float" office:value="1">
            <text:p>1</text:p>
          </table:table-cell>
          <table:table-cell table:formula="of:=IF([.I96]&gt;=0;IF([.H97]=1;[.I96]+([.F97]*[.J97])-20;[.I96]);0)" office:value-type="float" office:value="297532.969631005">
            <text:p>297532.969631005</text:p>
          </table:table-cell>
          <table:table-cell table:formula="of:=IF([.I96]&gt;1000;[.I96]*0.5;1000)" office:value-type="float" office:value="148776.484815502">
            <text:p>148776.484815502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5-15 00:00:0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-0.1">
            <text:p>-0.1</text:p>
          </table:table-cell>
          <table:table-cell office:value-type="float" office:value="0.260214913522987">
            <text:p>0.2602149135</text:p>
          </table:table-cell>
          <table:table-cell table:formula="of:=IF([.G98]&gt;0;1;0)" office:value-type="float" office:value="1">
            <text:p>1</text:p>
          </table:table-cell>
          <table:table-cell table:formula="of:=IF([.I97]&gt;=0;IF([.H98]=1;[.I97]+([.F98]*[.J98])-20;[.I97]);0)" office:value-type="float" office:value="282636.321149455">
            <text:p>282636.321149455</text:p>
          </table:table-cell>
          <table:table-cell table:formula="of:=IF([.I97]&gt;1000;[.I97]*0.5;1000)" office:value-type="float" office:value="148766.484815502">
            <text:p>148766.484815502</text:p>
          </table:table-cell>
          <table:table-cell table:number-columns-repeated="2"/>
        </table:table-row>
        <table:table-row table:style-name="ro1">
          <table:table-cell office:value-type="string">
            <text:p>NUIN</text:p>
          </table:table-cell>
          <table:table-cell office:value-type="float" office:value="1">
            <text:p>1</text:p>
          </table:table-cell>
          <table:table-cell office:value-type="string">
            <text:p>2012-05-16 00:00:00</text:p>
          </table:table-cell>
          <table:table-cell table:number-columns-repeated="2" office:value-type="float" office:value="1.475">
            <text:p>1.475</text:p>
          </table:table-cell>
          <table:table-cell office:value-type="float" office:value="0.220338983050848">
            <text:p>0.2203389831</text:p>
          </table:table-cell>
          <table:table-cell office:value-type="float" office:value="0.219193715089676">
            <text:p>0.2191937151</text:p>
          </table:table-cell>
          <table:table-cell table:formula="of:=IF([.G99]&gt;0;1;0)" office:value-type="float" office:value="1">
            <text:p>1</text:p>
          </table:table-cell>
          <table:table-cell table:formula="of:=IF([.I98]&gt;=0;IF([.H99]=1;[.I98]+([.F99]*[.J99])-20;[.I98]);0)" office:value-type="float" office:value="313754.220937106">
            <text:p>313754.220937106</text:p>
          </table:table-cell>
          <table:table-cell table:formula="of:=IF([.I98]&gt;1000;[.I98]*0.5;1000)" office:value-type="float" office:value="141318.160574727">
            <text:p>141318.160574727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5-17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29329504608054">
            <text:p>0.5293295046</text:p>
          </table:table-cell>
          <table:table-cell table:formula="of:=IF([.G100]&gt;0;1;0)" office:value-type="float" office:value="1">
            <text:p>1</text:p>
          </table:table-cell>
          <table:table-cell table:formula="of:=IF([.I99]&gt;=0;IF([.H100]=1;[.I99]+([.F100]*[.J100])-20;[.I99]);0)" office:value-type="float" office:value="313734.220937106">
            <text:p>313734.220937106</text:p>
          </table:table-cell>
          <table:table-cell table:formula="of:=IF([.I99]&gt;1000;[.I99]*0.5;1000)" office:value-type="float" office:value="156877.110468553">
            <text:p>156877.11046855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5-18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47698140046454">
            <text:p>0.14769814</text:p>
          </table:table-cell>
          <table:table-cell table:formula="of:=IF([.G101]&gt;0;1;0)" office:value-type="float" office:value="1">
            <text:p>1</text:p>
          </table:table-cell>
          <table:table-cell table:formula="of:=IF([.I100]&gt;=0;IF([.H101]=1;[.I100]+([.F101]*[.J101])-20;[.I100]);0)" office:value-type="float" office:value="352930.998554245">
            <text:p>352930.998554245</text:p>
          </table:table-cell>
          <table:table-cell table:formula="of:=IF([.I100]&gt;1000;[.I100]*0.5;1000)" office:value-type="float" office:value="156867.110468553">
            <text:p>156867.110468553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05-21 00:00:00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0.0606060606060606">
            <text:p>0.0606060606</text:p>
          </table:table-cell>
          <table:table-cell office:value-type="float" office:value="0.067150419470753">
            <text:p>0.0671504195</text:p>
          </table:table-cell>
          <table:table-cell table:formula="of:=IF([.G102]&gt;0;1;0)" office:value-type="float" office:value="1">
            <text:p>1</text:p>
          </table:table-cell>
          <table:table-cell table:formula="of:=IF([.I101]&gt;=0;IF([.H102]=1;[.I101]+([.F102]*[.J102])-20;[.I101]);0)" office:value-type="float" office:value="363605.877298313">
            <text:p>363605.877298313</text:p>
          </table:table-cell>
          <table:table-cell table:formula="of:=IF([.I101]&gt;1000;[.I101]*0.5;1000)" office:value-type="float" office:value="176465.499277122">
            <text:p>176465.499277122</text:p>
          </table:table-cell>
          <table:table-cell table:number-columns-repeated="2"/>
        </table:table-row>
        <table:table-row table:style-name="ro1">
          <table:table-cell office:value-type="string">
            <text:p>SITO</text:p>
          </table:table-cell>
          <table:table-cell office:value-type="float" office:value="1">
            <text:p>1</text:p>
          </table:table-cell>
          <table:table-cell office:value-type="string">
            <text:p>2012-05-22 00:00:00</text:p>
          </table:table-cell>
          <table:table-cell table:number-columns-repeated="2" office:value-type="float" office:value="0.215">
            <text:p>0.215</text:p>
          </table:table-cell>
          <table:table-cell office:value-type="float" office:value="0.255813953488372">
            <text:p>0.2558139535</text:p>
          </table:table-cell>
          <table:table-cell office:value-type="float" office:value="0.0831292575276184">
            <text:p>0.0831292575</text:p>
          </table:table-cell>
          <table:table-cell table:formula="of:=IF([.G103]&gt;0;1;0)" office:value-type="float" office:value="1">
            <text:p>1</text:p>
          </table:table-cell>
          <table:table-cell table:formula="of:=IF([.I102]&gt;=0;IF([.H103]=1;[.I102]+([.F103]*[.J103])-20;[.I102]);0)" office:value-type="float" office:value="410093.605789957">
            <text:p>410093.605789957</text:p>
          </table:table-cell>
          <table:table-cell table:formula="of:=IF([.I102]&gt;1000;[.I102]*0.5;1000)" office:value-type="float" office:value="181802.938649156">
            <text:p>181802.938649156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1">
            <text:p>1</text:p>
          </table:table-cell>
          <table:table-cell office:value-type="string">
            <text:p>2012-05-23 00:00:00</text:p>
          </table:table-cell>
          <table:table-cell table:number-columns-repeated="2" office:value-type="float" office:value="9.4475">
            <text:p>9.4475</text:p>
          </table:table-cell>
          <table:table-cell office:value-type="float" office:value="0.758930934109553">
            <text:p>0.7589309341</text:p>
          </table:table-cell>
          <table:table-cell office:value-type="float" office:value="0.135493856235423">
            <text:p>0.1354938562</text:p>
          </table:table-cell>
          <table:table-cell table:formula="of:=IF([.G104]&gt;0;1;0)" office:value-type="float" office:value="1">
            <text:p>1</text:p>
          </table:table-cell>
          <table:table-cell table:formula="of:=IF([.I103]&gt;=0;IF([.H104]=1;[.I103]+([.F104]*[.J104])-20;[.I103]);0)" office:value-type="float" office:value="565689.967447221">
            <text:p>565689.967447221</text:p>
          </table:table-cell>
          <table:table-cell table:formula="of:=IF([.I103]&gt;1000;[.I103]*0.5;1000)" office:value-type="float" office:value="205046.802894979">
            <text:p>205046.802894979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5-24 00:00:00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921588332633392">
            <text:p>0.0921588333</text:p>
          </table:table-cell>
          <table:table-cell table:formula="of:=IF([.G105]&gt;0;1;0)" office:value-type="float" office:value="1">
            <text:p>1</text:p>
          </table:table-cell>
          <table:table-cell table:formula="of:=IF([.I104]&gt;=0;IF([.H105]=1;[.I104]+([.F105]*[.J105])-20;[.I104]);0)" office:value-type="float" office:value="565669.967447221">
            <text:p>565669.967447221</text:p>
          </table:table-cell>
          <table:table-cell table:formula="of:=IF([.I104]&gt;1000;[.I104]*0.5;1000)" office:value-type="float" office:value="282844.98372361">
            <text:p>282844.98372361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2-05-25 00:00:00</text:p>
          </table:table-cell>
          <table:table-cell table:number-columns-repeated="2" office:value-type="float" office:value="0.265">
            <text:p>0.265</text:p>
          </table:table-cell>
          <table:table-cell office:value-type="float" office:value="0.0943396226415094">
            <text:p>0.0943396226</text:p>
          </table:table-cell>
          <table:table-cell office:value-type="float" office:value="0.130929499430538">
            <text:p>0.1309294994</text:p>
          </table:table-cell>
          <table:table-cell table:formula="of:=IF([.G106]&gt;0;1;0)" office:value-type="float" office:value="1">
            <text:p>1</text:p>
          </table:table-cell>
          <table:table-cell table:formula="of:=IF([.I105]&gt;=0;IF([.H106]=1;[.I105]+([.F106]*[.J106])-20;[.I105]);0)" office:value-type="float" office:value="592332.513081524">
            <text:p>592332.513081524</text:p>
          </table:table-cell>
          <table:table-cell table:formula="of:=IF([.I105]&gt;1000;[.I105]*0.5;1000)" office:value-type="float" office:value="282834.98372361">
            <text:p>282834.98372361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5-28 00:00:00</text:p>
          </table:table-cell>
          <table:table-cell office:value-type="float" office:value="16">
            <text:p>16</text:p>
          </table:table-cell>
          <table:table-cell office:value-type="float" office:value="6400">
            <text:p>6400</text:p>
          </table:table-cell>
          <table:table-cell office:value-type="float" office:value="-0.0500000000000001">
            <text:p>-0.05</text:p>
          </table:table-cell>
          <table:table-cell office:value-type="float" office:value="0.00382148712843836">
            <text:p>0.0038214871</text:p>
          </table:table-cell>
          <table:table-cell table:formula="of:=IF([.G107]&gt;0;1;0)" office:value-type="float" office:value="1">
            <text:p>1</text:p>
          </table:table-cell>
          <table:table-cell table:formula="of:=IF([.I106]&gt;=0;IF([.H107]=1;[.I106]+([.F107]*[.J107])-20;[.I106]);0)" office:value-type="float" office:value="577504.200254486">
            <text:p>577504.200254486</text:p>
          </table:table-cell>
          <table:table-cell table:formula="of:=IF([.I106]&gt;1000;[.I106]*0.5;1000)" office:value-type="float" office:value="296166.256540762">
            <text:p>296166.256540762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05-29 00:00:0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622796537122755">
            <text:p>0.0622796537</text:p>
          </table:table-cell>
          <table:table-cell table:formula="of:=IF([.G108]&gt;0;1;0)" office:value-type="float" office:value="1">
            <text:p>1</text:p>
          </table:table-cell>
          <table:table-cell table:formula="of:=IF([.I107]&gt;=0;IF([.H108]=1;[.I107]+([.F108]*[.J108])-20;[.I107]);0)" office:value-type="float" office:value="635234.620279934">
            <text:p>635234.620279934</text:p>
          </table:table-cell>
          <table:table-cell table:formula="of:=IF([.I107]&gt;1000;[.I107]*0.5;1000)" office:value-type="float" office:value="288752.100127243">
            <text:p>288752.100127243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2-05-30 00:00:00</text:p>
          </table:table-cell>
          <table:table-cell table:number-columns-repeated="2" office:value-type="float" office:value="0.605">
            <text:p>0.605</text:p>
          </table:table-cell>
          <table:table-cell office:value-type="float" office:value="-0.0537190082644627">
            <text:p>-0.0537190083</text:p>
          </table:table-cell>
          <table:table-cell office:value-type="float" office:value="0.0815325018222155">
            <text:p>0.0815325018</text:p>
          </table:table-cell>
          <table:table-cell table:formula="of:=IF([.G109]&gt;0;1;0)" office:value-type="float" office:value="1">
            <text:p>1</text:p>
          </table:table-cell>
          <table:table-cell table:formula="of:=IF([.I108]&gt;=0;IF([.H109]=1;[.I108]+([.F109]*[.J109])-20;[.I108]);0)" office:value-type="float" office:value="618152.533371589">
            <text:p>618152.533371589</text:p>
          </table:table-cell>
          <table:table-cell table:formula="of:=IF([.I108]&gt;1000;[.I108]*0.5;1000)" office:value-type="float" office:value="317617.310139967">
            <text:p>317617.310139967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2-05-31 00:00:00</text:p>
          </table:table-cell>
          <table:table-cell table:number-columns-repeated="2" office:value-type="float" office:value="0.5725">
            <text:p>0.5725</text:p>
          </table:table-cell>
          <table:table-cell office:value-type="float" office:value="0.205240174672489">
            <text:p>0.2052401747</text:p>
          </table:table-cell>
          <table:table-cell office:value-type="float" office:value="0.0748085221673509">
            <text:p>0.0748085222</text:p>
          </table:table-cell>
          <table:table-cell table:formula="of:=IF([.G110]&gt;0;1;0)" office:value-type="float" office:value="1">
            <text:p>1</text:p>
          </table:table-cell>
          <table:table-cell table:formula="of:=IF([.I109]&gt;=0;IF([.H110]=1;[.I109]+([.F110]*[.J110])-20;[.I109]);0)" office:value-type="float" office:value="681567.400333302">
            <text:p>681567.400333302</text:p>
          </table:table-cell>
          <table:table-cell table:formula="of:=IF([.I109]&gt;1000;[.I109]*0.5;1000)" office:value-type="float" office:value="309076.266685794">
            <text:p>309076.266685794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423728813559322">
            <text:p>0.0042372881</text:p>
          </table:table-cell>
          <table:table-cell office:value-type="string">
            <text:p>2012-06-01 00:00:00</text:p>
          </table:table-cell>
          <table:table-cell office:value-type="float" office:value="0.01">
            <text:p>0.01</text:p>
          </table:table-cell>
          <table:table-cell office:value-type="float" office:value="2.36">
            <text:p>2.36</text:p>
          </table:table-cell>
          <table:table-cell office:value-type="float" office:value="0.139830508474576">
            <text:p>0.1398305085</text:p>
          </table:table-cell>
          <table:table-cell office:value-type="float" office:value="0.179364334344687">
            <text:p>0.1793643343</text:p>
          </table:table-cell>
          <table:table-cell table:formula="of:=IF([.G111]&gt;0;1;0)" office:value-type="float" office:value="1">
            <text:p>1</text:p>
          </table:table-cell>
          <table:table-cell table:formula="of:=IF([.I110]&gt;=0;IF([.H111]=1;[.I110]+([.F111]*[.J111])-20;[.I110]);0)" office:value-type="float" office:value="729199.358407452">
            <text:p>729199.358407452</text:p>
          </table:table-cell>
          <table:table-cell table:formula="of:=IF([.I110]&gt;1000;[.I110]*0.5;1000)" office:value-type="float" office:value="340783.700166651">
            <text:p>340783.700166651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1">
            <text:p>1</text:p>
          </table:table-cell>
          <table:table-cell office:value-type="string">
            <text:p>2012-06-04 00:00:00</text:p>
          </table:table-cell>
          <table:table-cell table:number-columns-repeated="2" office:value-type="float" office:value="0.565">
            <text:p>0.565</text:p>
          </table:table-cell>
          <table:table-cell office:value-type="float" office:value="0.185840707964602">
            <text:p>0.185840708</text:p>
          </table:table-cell>
          <table:table-cell office:value-type="float" office:value="0.151830119634142">
            <text:p>0.1518301196</text:p>
          </table:table-cell>
          <table:table-cell table:formula="of:=IF([.G112]&gt;0;1;0)" office:value-type="float" office:value="1">
            <text:p>1</text:p>
          </table:table-cell>
          <table:table-cell table:formula="of:=IF([.I111]&gt;=0;IF([.H112]=1;[.I111]+([.F112]*[.J112])-20;[.I111]);0)" office:value-type="float" office:value="796936.82091434">
            <text:p>796936.82091434</text:p>
          </table:table-cell>
          <table:table-cell table:formula="of:=IF([.I111]&gt;1000;[.I111]*0.5;1000)" office:value-type="float" office:value="364599.679203726">
            <text:p>364599.67920372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6-05 00:00:0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">
            <text:p>1</text:p>
          </table:table-cell>
          <table:table-cell office:value-type="float" office:value="0.0721710111995277">
            <text:p>0.0721710112</text:p>
          </table:table-cell>
          <table:table-cell table:formula="of:=IF([.G113]&gt;0;1;0)" office:value-type="float" office:value="1">
            <text:p>1</text:p>
          </table:table-cell>
          <table:table-cell table:formula="of:=IF([.I112]&gt;=0;IF([.H113]=1;[.I112]+([.F113]*[.J113])-20;[.I112]);0)" office:value-type="float" office:value="1195385.23137151">
            <text:p>1195385.23137151</text:p>
          </table:table-cell>
          <table:table-cell table:formula="of:=IF([.I112]&gt;1000;[.I112]*0.5;1000)" office:value-type="float" office:value="398468.41045717">
            <text:p>398468.4104571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06 00:00:0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">
            <text:p>0.6</text:p>
          </table:table-cell>
          <table:table-cell office:value-type="float" office:value="0.594285858984232">
            <text:p>0.594285859</text:p>
          </table:table-cell>
          <table:table-cell table:formula="of:=IF([.G114]&gt;0;1;0)" office:value-type="float" office:value="1">
            <text:p>1</text:p>
          </table:table-cell>
          <table:table-cell table:formula="of:=IF([.I113]&gt;=0;IF([.H114]=1;[.I113]+([.F114]*[.J114])-20;[.I113]);0)" office:value-type="float" office:value="1553980.80078296">
            <text:p>1553980.80078296</text:p>
          </table:table-cell>
          <table:table-cell table:formula="of:=IF([.I113]&gt;1000;[.I113]*0.5;1000)" office:value-type="float" office:value="597692.615685755">
            <text:p>597692.615685755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06-07 00:00:00</text:p>
          </table:table-cell>
          <table:table-cell table:number-columns-repeated="2" office:value-type="float" office:value="0.2275">
            <text:p>0.2275</text:p>
          </table:table-cell>
          <table:table-cell office:value-type="float" office:value="-0.120879120879121">
            <text:p>-0.1208791209</text:p>
          </table:table-cell>
          <table:table-cell office:value-type="float" office:value="0.0681073048164895">
            <text:p>0.0681073048</text:p>
          </table:table-cell>
          <table:table-cell table:formula="of:=IF([.G115]&gt;0;1;0)" office:value-type="float" office:value="1">
            <text:p>1</text:p>
          </table:table-cell>
          <table:table-cell table:formula="of:=IF([.I114]&gt;=0;IF([.H115]=1;[.I114]+([.F115]*[.J115])-20;[.I114]);0)" office:value-type="float" office:value="1460038.88425212">
            <text:p>1460038.88425212</text:p>
          </table:table-cell>
          <table:table-cell table:formula="of:=IF([.I114]&gt;1000;[.I114]*0.5;1000)" office:value-type="float" office:value="776990.400391481">
            <text:p>776990.40039148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08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0357142857142856">
            <text:p>0.0357142857</text:p>
          </table:table-cell>
          <table:table-cell office:value-type="float" office:value="0.366039598414904">
            <text:p>0.3660395984</text:p>
          </table:table-cell>
          <table:table-cell table:formula="of:=IF([.G116]&gt;0;1;0)" office:value-type="float" office:value="1">
            <text:p>1</text:p>
          </table:table-cell>
          <table:table-cell table:formula="of:=IF([.I115]&gt;=0;IF([.H116]=1;[.I115]+([.F116]*[.J116])-20;[.I115]);0)" office:value-type="float" office:value="1486091.0071852">
            <text:p>1486091.0071852</text:p>
          </table:table-cell>
          <table:table-cell table:formula="of:=IF([.I115]&gt;1000;[.I115]*0.5;1000)" office:value-type="float" office:value="730019.442126062">
            <text:p>730019.44212606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11 00:00:00</text:p>
          </table:table-cell>
          <table:table-cell table:number-columns-repeated="2" office:value-type="float" office:value="0.145">
            <text:p>0.145</text:p>
          </table:table-cell>
          <table:table-cell office:value-type="float" office:value="0.448275862068966">
            <text:p>0.4482758621</text:p>
          </table:table-cell>
          <table:table-cell office:value-type="float" office:value="0.285121705379825">
            <text:p>0.2851217054</text:p>
          </table:table-cell>
          <table:table-cell table:formula="of:=IF([.G117]&gt;0;1;0)" office:value-type="float" office:value="1">
            <text:p>1</text:p>
          </table:table-cell>
          <table:table-cell table:formula="of:=IF([.I116]&gt;=0;IF([.H117]=1;[.I116]+([.F117]*[.J117])-20;[.I116]);0)" office:value-type="float" office:value="1819160.37086464">
            <text:p>1819160.37086464</text:p>
          </table:table-cell>
          <table:table-cell table:formula="of:=IF([.I116]&gt;1000;[.I116]*0.5;1000)" office:value-type="float" office:value="743045.503592599">
            <text:p>743045.503592599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6-12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387130908250538">
            <text:p>0.3871309083</text:p>
          </table:table-cell>
          <table:table-cell table:formula="of:=IF([.G118]&gt;0;1;0)" office:value-type="float" office:value="1">
            <text:p>1</text:p>
          </table:table-cell>
          <table:table-cell table:formula="of:=IF([.I117]&gt;=0;IF([.H118]=1;[.I117]+([.F118]*[.J118])-20;[.I117]);0)" office:value-type="float" office:value="2273930.4635808">
            <text:p>2273930.4635808</text:p>
          </table:table-cell>
          <table:table-cell table:formula="of:=IF([.I117]&gt;1000;[.I117]*0.5;1000)" office:value-type="float" office:value="909580.185432319">
            <text:p>909580.185432319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6-13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.333333333333333">
            <text:p>0.3333333333</text:p>
          </table:table-cell>
          <table:table-cell office:value-type="float" office:value="0.341356931433358">
            <text:p>0.3413569314</text:p>
          </table:table-cell>
          <table:table-cell table:formula="of:=IF([.G119]&gt;0;1;0)" office:value-type="float" office:value="1">
            <text:p>1</text:p>
          </table:table-cell>
          <table:table-cell table:formula="of:=IF([.I118]&gt;=0;IF([.H119]=1;[.I118]+([.F119]*[.J119])-20;[.I118]);0)" office:value-type="float" office:value="2652898.8741776">
            <text:p>2652898.8741776</text:p>
          </table:table-cell>
          <table:table-cell table:formula="of:=IF([.I118]&gt;1000;[.I118]*0.5;1000)" office:value-type="float" office:value="1136965.2317904">
            <text:p>1136965.2317904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0.227272727272727">
            <text:p>0.2272727273</text:p>
          </table:table-cell>
          <table:table-cell office:value-type="string">
            <text:p>2012-06-14 00:00:00</text:p>
          </table:table-cell>
          <table:table-cell office:value-type="float" office:value="0.8375">
            <text:p>0.8375</text:p>
          </table:table-cell>
          <table:table-cell office:value-type="float" office:value="3.685">
            <text:p>3.685</text:p>
          </table:table-cell>
          <table:table-cell office:value-type="float" office:value="0.352143826322931">
            <text:p>0.3521438263</text:p>
          </table:table-cell>
          <table:table-cell office:value-type="float" office:value="0.247349512855912">
            <text:p>0.2473495129</text:p>
          </table:table-cell>
          <table:table-cell table:formula="of:=IF([.G120]&gt;0;1;0)" office:value-type="float" office:value="1">
            <text:p>1</text:p>
          </table:table-cell>
          <table:table-cell table:formula="of:=IF([.I119]&gt;=0;IF([.H120]=1;[.I119]+([.F120]*[.J120])-20;[.I119]);0)" office:value-type="float" office:value="3119979.85437794">
            <text:p>3119979.85437794</text:p>
          </table:table-cell>
          <table:table-cell table:formula="of:=IF([.I119]&gt;1000;[.I119]*0.5;1000)" office:value-type="float" office:value="1326449.4370888">
            <text:p>1326449.437088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15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466666666666667">
            <text:p>0.4666666667</text:p>
          </table:table-cell>
          <table:table-cell office:value-type="float" office:value="0.456012458625978">
            <text:p>0.4560124586</text:p>
          </table:table-cell>
          <table:table-cell table:formula="of:=IF([.G121]&gt;0;1;0)" office:value-type="float" office:value="1">
            <text:p>1</text:p>
          </table:table-cell>
          <table:table-cell table:formula="of:=IF([.I120]&gt;=0;IF([.H121]=1;[.I120]+([.F121]*[.J121])-20;[.I120]);0)" office:value-type="float" office:value="3847955.1537328">
            <text:p>3847955.1537328</text:p>
          </table:table-cell>
          <table:table-cell table:formula="of:=IF([.I120]&gt;1000;[.I120]*0.5;1000)" office:value-type="float" office:value="1559989.92718897">
            <text:p>1559989.92718897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0.227686703096539">
            <text:p>0.2276867031</text:p>
          </table:table-cell>
          <table:table-cell office:value-type="string">
            <text:p>2012-06-18 00:00:00</text:p>
          </table:table-cell>
          <table:table-cell office:value-type="float" office:value="1.35">
            <text:p>1.35</text:p>
          </table:table-cell>
          <table:table-cell office:value-type="float" office:value="5.9292">
            <text:p>5.9292</text:p>
          </table:table-cell>
          <table:table-cell office:value-type="float" office:value="-0.0627275413092888">
            <text:p>-0.0627275413</text:p>
          </table:table-cell>
          <table:table-cell office:value-type="float" office:value="0.193298278528505">
            <text:p>0.1932982785</text:p>
          </table:table-cell>
          <table:table-cell table:formula="of:=IF([.G122]&gt;0;1;0)" office:value-type="float" office:value="1">
            <text:p>1</text:p>
          </table:table-cell>
          <table:table-cell table:formula="of:=IF([.I121]&gt;=0;IF([.H122]=1;[.I121]+([.F122]*[.J122])-20;[.I121]);0)" office:value-type="float" office:value="3727248.77080177">
            <text:p>3727248.77080177</text:p>
          </table:table-cell>
          <table:table-cell table:formula="of:=IF([.I121]&gt;1000;[.I121]*0.5;1000)" office:value-type="float" office:value="1923977.5768664">
            <text:p>1923977.5768664</text:p>
          </table:table-cell>
          <table:table-cell table:number-columns-repeated="2"/>
        </table:table-row>
        <table:table-row table:style-name="ro1">
          <table:table-cell office:value-type="string">
            <text:p>EFOI</text:p>
          </table:table-cell>
          <table:table-cell office:value-type="float" office:value="1">
            <text:p>1</text:p>
          </table:table-cell>
          <table:table-cell office:value-type="string">
            <text:p>2012-06-19 00:00:00</text:p>
          </table:table-cell>
          <table:table-cell table:number-columns-repeated="2" office:value-type="float" office:value="0.2475">
            <text:p>0.2475</text:p>
          </table:table-cell>
          <table:table-cell office:value-type="float" office:value="-0.0505050505050505">
            <text:p>-0.0505050505</text:p>
          </table:table-cell>
          <table:table-cell office:value-type="float" office:value="0.094012030209652">
            <text:p>0.0940120302</text:p>
          </table:table-cell>
          <table:table-cell table:formula="of:=IF([.G123]&gt;0;1;0)" office:value-type="float" office:value="1">
            <text:p>1</text:p>
          </table:table-cell>
          <table:table-cell table:formula="of:=IF([.I122]&gt;=0;IF([.H123]=1;[.I122]+([.F123]*[.J123])-20;[.I122]);0)" office:value-type="float" office:value="3633106.32709465">
            <text:p>3633106.32709465</text:p>
          </table:table-cell>
          <table:table-cell table:formula="of:=IF([.I122]&gt;1000;[.I122]*0.5;1000)" office:value-type="float" office:value="1863624.38540088">
            <text:p>1863624.38540088</text:p>
          </table:table-cell>
          <table:table-cell table:number-columns-repeated="2"/>
        </table:table-row>
        <table:table-row table:style-name="ro1">
          <table:table-cell office:value-type="string">
            <text:p>LIQT</text:p>
          </table:table-cell>
          <table:table-cell office:value-type="float" office:value="1">
            <text:p>1</text:p>
          </table:table-cell>
          <table:table-cell office:value-type="string">
            <text:p>2012-06-20 00:00:00</text:p>
          </table:table-cell>
          <table:table-cell table:number-columns-repeated="2" office:value-type="float" office:value="2.5875">
            <text:p>2.5875</text:p>
          </table:table-cell>
          <table:table-cell office:value-type="float" office:value="-0.0125603864734301">
            <text:p>-0.0125603865</text:p>
          </table:table-cell>
          <table:table-cell office:value-type="float" office:value="0.568251685627149">
            <text:p>0.5682516856</text:p>
          </table:table-cell>
          <table:table-cell table:formula="of:=IF([.G124]&gt;0;1;0)" office:value-type="float" office:value="1">
            <text:p>1</text:p>
          </table:table-cell>
          <table:table-cell table:formula="of:=IF([.I123]&gt;=0;IF([.H124]=1;[.I123]+([.F124]*[.J124])-20;[.I123]);0)" office:value-type="float" office:value="3610269.71731096">
            <text:p>3610269.71731096</text:p>
          </table:table-cell>
          <table:table-cell table:formula="of:=IF([.I123]&gt;1000;[.I123]*0.5;1000)" office:value-type="float" office:value="1816553.16354733">
            <text:p>1816553.16354733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0.22752808988764">
            <text:p>0.2275280899</text:p>
          </table:table-cell>
          <table:table-cell office:value-type="string">
            <text:p>2012-06-21 00:00:00</text:p>
          </table:table-cell>
          <table:table-cell office:value-type="float" office:value="0.81">
            <text:p>0.81</text:p>
          </table:table-cell>
          <table:table-cell office:value-type="float" office:value="3.56">
            <text:p>3.56</text:p>
          </table:table-cell>
          <table:table-cell office:value-type="float" office:value="-0.0870786516853933">
            <text:p>-0.0870786517</text:p>
          </table:table-cell>
          <table:table-cell office:value-type="float" office:value="0.324864246118216">
            <text:p>0.3248642461</text:p>
          </table:table-cell>
          <table:table-cell table:formula="of:=IF([.G125]&gt;0;1;0)" office:value-type="float" office:value="1">
            <text:p>1</text:p>
          </table:table-cell>
          <table:table-cell table:formula="of:=IF([.I124]&gt;=0;IF([.H125]=1;[.I124]+([.F125]*[.J125])-20;[.I124]);0)" office:value-type="float" office:value="3453061.00770894">
            <text:p>3453061.00770894</text:p>
          </table:table-cell>
          <table:table-cell table:formula="of:=IF([.I124]&gt;1000;[.I124]*0.5;1000)" office:value-type="float" office:value="1805134.85865548">
            <text:p>1805134.8586554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22 00:00:0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">
            <text:p>0.6</text:p>
          </table:table-cell>
          <table:table-cell office:value-type="float" office:value="0.434726313265765">
            <text:p>0.4347263133</text:p>
          </table:table-cell>
          <table:table-cell table:formula="of:=IF([.G126]&gt;0;1;0)" office:value-type="float" office:value="1">
            <text:p>1</text:p>
          </table:table-cell>
          <table:table-cell table:formula="of:=IF([.I125]&gt;=0;IF([.H126]=1;[.I125]+([.F126]*[.J126])-20;[.I125]);0)" office:value-type="float" office:value="4488959.31002162">
            <text:p>4488959.31002162</text:p>
          </table:table-cell>
          <table:table-cell table:formula="of:=IF([.I125]&gt;1000;[.I125]*0.5;1000)" office:value-type="float" office:value="1726530.50385447">
            <text:p>1726530.50385447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0.227414330218068">
            <text:p>0.2274143302</text:p>
          </table:table-cell>
          <table:table-cell office:value-type="string">
            <text:p>2012-06-25 00:00:00</text:p>
          </table:table-cell>
          <table:table-cell office:value-type="float" office:value="0.74">
            <text:p>0.74</text:p>
          </table:table-cell>
          <table:table-cell office:value-type="float" office:value="3.25397260273973">
            <text:p>3.2539726027</text:p>
          </table:table-cell>
          <table:table-cell office:value-type="float" office:value="-0.0534646796329039">
            <text:p>-0.0534646796</text:p>
          </table:table-cell>
          <table:table-cell office:value-type="float" office:value="0.101331052924722">
            <text:p>0.1013310529</text:p>
          </table:table-cell>
          <table:table-cell table:formula="of:=IF([.G127]&gt;0;1;0)" office:value-type="float" office:value="1">
            <text:p>1</text:p>
          </table:table-cell>
          <table:table-cell table:formula="of:=IF([.I126]&gt;=0;IF([.H127]=1;[.I126]+([.F127]*[.J127])-20;[.I126]);0)" office:value-type="float" office:value="4368938.9243239">
            <text:p>4368938.9243239</text:p>
          </table:table-cell>
          <table:table-cell table:formula="of:=IF([.I126]&gt;1000;[.I126]*0.5;1000)" office:value-type="float" office:value="2244479.65501081">
            <text:p>2244479.6550108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6-26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73745210572218">
            <text:p>0.6737452106</text:p>
          </table:table-cell>
          <table:table-cell table:formula="of:=IF([.G128]&gt;0;1;0)" office:value-type="float" office:value="1">
            <text:p>1</text:p>
          </table:table-cell>
          <table:table-cell table:formula="of:=IF([.I127]&gt;=0;IF([.H128]=1;[.I127]+([.F128]*[.J128])-20;[.I127]);0)" office:value-type="float" office:value="5461153.65540488">
            <text:p>5461153.65540488</text:p>
          </table:table-cell>
          <table:table-cell table:formula="of:=IF([.I127]&gt;1000;[.I127]*0.5;1000)" office:value-type="float" office:value="2184469.46216195">
            <text:p>2184469.46216195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2-06-27 00:00:00</text:p>
          </table:table-cell>
          <table:table-cell table:number-columns-repeated="2" office:value-type="float" office:value="0.495">
            <text:p>0.495</text:p>
          </table:table-cell>
          <table:table-cell office:value-type="float" office:value="0.161616161616162">
            <text:p>0.1616161616</text:p>
          </table:table-cell>
          <table:table-cell office:value-type="float" office:value="0.183372266499539">
            <text:p>0.1833722665</text:p>
          </table:table-cell>
          <table:table-cell table:formula="of:=IF([.G129]&gt;0;1;0)" office:value-type="float" office:value="1">
            <text:p>1</text:p>
          </table:table-cell>
          <table:table-cell table:formula="of:=IF([.I128]&gt;=0;IF([.H129]=1;[.I128]+([.F129]*[.J129])-20;[.I128]);0)" office:value-type="float" office:value="5902439.00129618">
            <text:p>5902439.00129618</text:p>
          </table:table-cell>
          <table:table-cell table:formula="of:=IF([.I128]&gt;1000;[.I128]*0.5;1000)" office:value-type="float" office:value="2730576.82770244">
            <text:p>2730576.82770244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6-28 00:00:00</text:p>
          </table:table-cell>
          <table:table-cell office:value-type="float" office:value="0.9">
            <text:p>0.9</text:p>
          </table:table-cell>
          <table:table-cell office:value-type="float" office:value="7.2">
            <text:p>7.2</text:p>
          </table:table-cell>
          <table:table-cell office:value-type="float" office:value="-0.191666666666667">
            <text:p>-0.1916666667</text:p>
          </table:table-cell>
          <table:table-cell office:value-type="float" office:value="0.423850612307454">
            <text:p>0.4238506123</text:p>
          </table:table-cell>
          <table:table-cell table:formula="of:=IF([.G130]&gt;0;1;0)" office:value-type="float" office:value="1">
            <text:p>1</text:p>
          </table:table-cell>
          <table:table-cell table:formula="of:=IF([.I129]&gt;=0;IF([.H130]=1;[.I129]+([.F130]*[.J130])-20;[.I129]);0)" office:value-type="float" office:value="5336768.5970053">
            <text:p>5336768.5970053</text:p>
          </table:table-cell>
          <table:table-cell table:formula="of:=IF([.I129]&gt;1000;[.I129]*0.5;1000)" office:value-type="float" office:value="2951219.50064809">
            <text:p>2951219.50064809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6-29 00:00:00</text:p>
          </table:table-cell>
          <table:table-cell office:value-type="float" office:value="0.7275">
            <text:p>0.7275</text:p>
          </table:table-cell>
          <table:table-cell office:value-type="float" office:value="5.82">
            <text:p>5.82</text:p>
          </table:table-cell>
          <table:table-cell office:value-type="float" office:value="-0.0618556701030927">
            <text:p>-0.0618556701</text:p>
          </table:table-cell>
          <table:table-cell office:value-type="float" office:value="0.245850725081816">
            <text:p>0.2458507251</text:p>
          </table:table-cell>
          <table:table-cell table:formula="of:=IF([.G131]&gt;0;1;0)" office:value-type="float" office:value="1">
            <text:p>1</text:p>
          </table:table-cell>
          <table:table-cell table:formula="of:=IF([.I130]&gt;=0;IF([.H131]=1;[.I130]+([.F131]*[.J131])-20;[.I130]);0)" office:value-type="float" office:value="5171693.89812884">
            <text:p>5171693.89812884</text:p>
          </table:table-cell>
          <table:table-cell table:formula="of:=IF([.I130]&gt;1000;[.I130]*0.5;1000)" office:value-type="float" office:value="2668384.29850265">
            <text:p>2668384.29850265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02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.333333333333333">
            <text:p>0.3333333333</text:p>
          </table:table-cell>
          <table:table-cell office:value-type="float" office:value="0.183543726040507">
            <text:p>0.183543726</text:p>
          </table:table-cell>
          <table:table-cell table:formula="of:=IF([.G132]&gt;0;1;0)" office:value-type="float" office:value="1">
            <text:p>1</text:p>
          </table:table-cell>
          <table:table-cell table:formula="of:=IF([.I131]&gt;=0;IF([.H132]=1;[.I131]+([.F132]*[.J132])-20;[.I131]);0)" office:value-type="float" office:value="6033622.88115032">
            <text:p>6033622.88115032</text:p>
          </table:table-cell>
          <table:table-cell table:formula="of:=IF([.I131]&gt;1000;[.I131]*0.5;1000)" office:value-type="float" office:value="2585846.94906442">
            <text:p>2585846.94906442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7-03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0632373591178078">
            <text:p>0.0632373591</text:p>
          </table:table-cell>
          <table:table-cell table:formula="of:=IF([.G133]&gt;0;1;0)" office:value-type="float" office:value="1">
            <text:p>1</text:p>
          </table:table-cell>
          <table:table-cell table:formula="of:=IF([.I132]&gt;=0;IF([.H133]=1;[.I132]+([.F133]*[.J133])-20;[.I132]);0)" office:value-type="float" office:value="6033602.88115032">
            <text:p>6033602.88115032</text:p>
          </table:table-cell>
          <table:table-cell table:formula="of:=IF([.I132]&gt;1000;[.I132]*0.5;1000)" office:value-type="float" office:value="3016811.44057516">
            <text:p>3016811.44057516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7-04 00:00:00</text:p>
          </table:table-cell>
          <table:table-cell office:value-type="float" office:value="12">
            <text:p>12</text:p>
          </table:table-cell>
          <table:table-cell office:value-type="float" office:value="4800">
            <text:p>4800</text:p>
          </table:table-cell>
          <table:table-cell office:value-type="float" office:value="-0.0833333333333334">
            <text:p>-0.0833333333</text:p>
          </table:table-cell>
          <table:table-cell office:value-type="float" office:value="0.0795574912741296">
            <text:p>0.0795574913</text:p>
          </table:table-cell>
          <table:table-cell table:formula="of:=IF([.G134]&gt;0;1;0)" office:value-type="float" office:value="1">
            <text:p>1</text:p>
          </table:table-cell>
          <table:table-cell table:formula="of:=IF([.I133]&gt;=0;IF([.H134]=1;[.I133]+([.F134]*[.J134])-20;[.I133]);0)" office:value-type="float" office:value="5782182.76110239">
            <text:p>5782182.76110239</text:p>
          </table:table-cell>
          <table:table-cell table:formula="of:=IF([.I133]&gt;1000;[.I133]*0.5;1000)" office:value-type="float" office:value="3016801.44057516">
            <text:p>3016801.44057516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7-05 00:00:00</text:p>
          </table:table-cell>
          <table:table-cell office:value-type="float" office:value="11">
            <text:p>11</text:p>
          </table:table-cell>
          <table:table-cell office:value-type="float" office:value="4400">
            <text:p>4400</text:p>
          </table:table-cell>
          <table:table-cell office:value-type="float" office:value="0.0909090909090908">
            <text:p>0.0909090909</text:p>
          </table:table-cell>
          <table:table-cell office:value-type="float" office:value="0.0621387018625359">
            <text:p>0.0621387019</text:p>
          </table:table-cell>
          <table:table-cell table:formula="of:=IF([.G135]&gt;0;1;0)" office:value-type="float" office:value="1">
            <text:p>1</text:p>
          </table:table-cell>
          <table:table-cell table:formula="of:=IF([.I134]&gt;=0;IF([.H135]=1;[.I134]+([.F135]*[.J135])-20;[.I134]);0)" office:value-type="float" office:value="6044989.2502434">
            <text:p>6044989.2502434</text:p>
          </table:table-cell>
          <table:table-cell table:formula="of:=IF([.I134]&gt;1000;[.I134]*0.5;1000)" office:value-type="float" office:value="2891091.38055119">
            <text:p>2891091.38055119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06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508345165033">
            <text:p>0.3750834517</text:p>
          </table:table-cell>
          <table:table-cell table:formula="of:=IF([.G136]&gt;0;1;0)" office:value-type="float" office:value="1">
            <text:p>1</text:p>
          </table:table-cell>
          <table:table-cell table:formula="of:=IF([.I135]&gt;=0;IF([.H136]=1;[.I135]+([.F136]*[.J136])-20;[.I135]);0)" office:value-type="float" office:value="6044969.2502434">
            <text:p>6044969.2502434</text:p>
          </table:table-cell>
          <table:table-cell table:formula="of:=IF([.I135]&gt;1000;[.I135]*0.5;1000)" office:value-type="float" office:value="3022494.6251217">
            <text:p>3022494.625121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7-09 00:00:00</text:p>
          </table:table-cell>
          <table:table-cell table:number-columns-repeated="2" office:value-type="float" office:value="0.1375">
            <text:p>0.1375</text:p>
          </table:table-cell>
          <table:table-cell office:value-type="float" office:value="0.672727272727273">
            <text:p>0.6727272727</text:p>
          </table:table-cell>
          <table:table-cell office:value-type="float" office:value="0.387095554423318">
            <text:p>0.3870955544</text:p>
          </table:table-cell>
          <table:table-cell table:formula="of:=IF([.G137]&gt;0;1;0)" office:value-type="float" office:value="1">
            <text:p>1</text:p>
          </table:table-cell>
          <table:table-cell table:formula="of:=IF([.I136]&gt;=0;IF([.H137]=1;[.I136]+([.F137]*[.J137])-20;[.I136]);0)" office:value-type="float" office:value="8078257.08896164">
            <text:p>8078257.08896164</text:p>
          </table:table-cell>
          <table:table-cell table:formula="of:=IF([.I136]&gt;1000;[.I136]*0.5;1000)" office:value-type="float" office:value="3022484.6251217">
            <text:p>3022484.6251217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0.227522935779816">
            <text:p>0.2275229358</text:p>
          </table:table-cell>
          <table:table-cell office:value-type="string">
            <text:p>2012-07-10 00:00:00</text:p>
          </table:table-cell>
          <table:table-cell office:value-type="float" office:value="0.95">
            <text:p>0.95</text:p>
          </table:table-cell>
          <table:table-cell office:value-type="float" office:value="4.17540322580645">
            <text:p>4.1754032258</text:p>
          </table:table-cell>
          <table:table-cell office:value-type="float" office:value="0.305263157894737">
            <text:p>0.3052631579</text:p>
          </table:table-cell>
          <table:table-cell office:value-type="float" office:value="0.452227610875102">
            <text:p>0.4522276109</text:p>
          </table:table-cell>
          <table:table-cell table:formula="of:=IF([.G138]&gt;0;1;0)" office:value-type="float" office:value="1">
            <text:p>1</text:p>
          </table:table-cell>
          <table:table-cell table:formula="of:=IF([.I137]&gt;=0;IF([.H138]=1;[.I137]+([.F138]*[.J138])-20;[.I137]);0)" office:value-type="float" office:value="9311234.22359263">
            <text:p>9311234.22359263</text:p>
          </table:table-cell>
          <table:table-cell table:formula="of:=IF([.I137]&gt;1000;[.I137]*0.5;1000)" office:value-type="float" office:value="4039128.54448082">
            <text:p>4039128.54448082</text:p>
          </table:table-cell>
          <table:table-cell table:number-columns-repeated="2"/>
        </table:table-row>
        <table:table-row table:style-name="ro1">
          <table:table-cell office:value-type="string">
            <text:p>IMSC</text:p>
          </table:table-cell>
          <table:table-cell office:value-type="float" office:value="1">
            <text:p>1</text:p>
          </table:table-cell>
          <table:table-cell office:value-type="string">
            <text:p>2012-07-11 00:00:00</text:p>
          </table:table-cell>
          <table:table-cell table:number-columns-repeated="2" office:value-type="float" office:value="1.2075">
            <text:p>1.2075</text:p>
          </table:table-cell>
          <table:table-cell office:value-type="float" office:value="0.0745341614906834">
            <text:p>0.0745341615</text:p>
          </table:table-cell>
          <table:table-cell office:value-type="float" office:value="0.0898476344328136">
            <text:p>0.0898476344</text:p>
          </table:table-cell>
          <table:table-cell table:formula="of:=IF([.G139]&gt;0;1;0)" office:value-type="float" office:value="1">
            <text:p>1</text:p>
          </table:table-cell>
          <table:table-cell table:formula="of:=IF([.I138]&gt;=0;IF([.H139]=1;[.I138]+([.F139]*[.J139])-20;[.I138]);0)" office:value-type="float" office:value="9658216.74124204">
            <text:p>9658216.74124204</text:p>
          </table:table-cell>
          <table:table-cell table:formula="of:=IF([.I138]&gt;1000;[.I138]*0.5;1000)" office:value-type="float" office:value="4655617.11179631">
            <text:p>4655617.1117963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12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38250508821594">
            <text:p>0.2382505088</text:p>
          </table:table-cell>
          <table:table-cell table:formula="of:=IF([.G140]&gt;0;1;0)" office:value-type="float" office:value="1">
            <text:p>1</text:p>
          </table:table-cell>
          <table:table-cell table:formula="of:=IF([.I139]&gt;=0;IF([.H140]=1;[.I139]+([.F140]*[.J140])-20;[.I139]);0)" office:value-type="float" office:value="9658196.74124204">
            <text:p>9658196.74124204</text:p>
          </table:table-cell>
          <table:table-cell table:formula="of:=IF([.I139]&gt;1000;[.I139]*0.5;1000)" office:value-type="float" office:value="4829108.37062102">
            <text:p>4829108.37062102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13 00:00:0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">
            <text:p>1</text:p>
          </table:table-cell>
          <table:table-cell office:value-type="float" office:value="0.255203205351197">
            <text:p>0.2552032054</text:p>
          </table:table-cell>
          <table:table-cell table:formula="of:=IF([.G141]&gt;0;1;0)" office:value-type="float" office:value="1">
            <text:p>1</text:p>
          </table:table-cell>
          <table:table-cell table:formula="of:=IF([.I140]&gt;=0;IF([.H141]=1;[.I140]+([.F141]*[.J141])-20;[.I140]);0)" office:value-type="float" office:value="14487275.1118631">
            <text:p>14487275.1118631</text:p>
          </table:table-cell>
          <table:table-cell table:formula="of:=IF([.I140]&gt;1000;[.I140]*0.5;1000)" office:value-type="float" office:value="4829098.37062102">
            <text:p>4829098.3706210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7-16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28863872664618">
            <text:p>0.1288638727</text:p>
          </table:table-cell>
          <table:table-cell table:formula="of:=IF([.G142]&gt;0;1;0)" office:value-type="float" office:value="1">
            <text:p>1</text:p>
          </table:table-cell>
          <table:table-cell table:formula="of:=IF([.I141]&gt;=0;IF([.H142]=1;[.I141]+([.F142]*[.J142])-20;[.I141]);0)" office:value-type="float" office:value="18109073.8898288">
            <text:p>18109073.8898288</text:p>
          </table:table-cell>
          <table:table-cell table:formula="of:=IF([.I141]&gt;1000;[.I141]*0.5;1000)" office:value-type="float" office:value="7243637.55593153">
            <text:p>7243637.55593153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17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176228576881291">
            <text:p>0.1762285769</text:p>
          </table:table-cell>
          <table:table-cell table:formula="of:=IF([.G143]&gt;0;1;0)" office:value-type="float" office:value="1">
            <text:p>1</text:p>
          </table:table-cell>
          <table:table-cell table:formula="of:=IF([.I142]&gt;=0;IF([.H143]=1;[.I142]+([.F143]*[.J143])-20;[.I142]);0)" office:value-type="float" office:value="18109053.8898288">
            <text:p>18109053.8898288</text:p>
          </table:table-cell>
          <table:table-cell table:formula="of:=IF([.I142]&gt;1000;[.I142]*0.5;1000)" office:value-type="float" office:value="9054536.94491442">
            <text:p>9054536.94491442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0.227586206896552">
            <text:p>0.2275862069</text:p>
          </table:table-cell>
          <table:table-cell office:value-type="string">
            <text:p>2012-07-18 00:00:00</text:p>
          </table:table-cell>
          <table:table-cell office:value-type="float" office:value="0.66">
            <text:p>0.66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244727389922912">
            <text:p>0.2447273899</text:p>
          </table:table-cell>
          <table:table-cell table:formula="of:=IF([.G144]&gt;0;1;0)" office:value-type="float" office:value="1">
            <text:p>1</text:p>
          </table:table-cell>
          <table:table-cell table:formula="of:=IF([.I143]&gt;=0;IF([.H144]=1;[.I143]+([.F144]*[.J144])-20;[.I143]);0)" office:value-type="float" office:value="18109033.8898288">
            <text:p>18109033.8898288</text:p>
          </table:table-cell>
          <table:table-cell table:formula="of:=IF([.I143]&gt;1000;[.I143]*0.5;1000)" office:value-type="float" office:value="9054526.94491442">
            <text:p>9054526.94491442</text:p>
          </table:table-cell>
          <table:table-cell table:number-columns-repeated="2"/>
        </table:table-row>
        <table:table-row table:style-name="ro1">
          <table:table-cell office:value-type="string">
            <text:p>WHX</text:p>
          </table:table-cell>
          <table:table-cell office:value-type="float" office:value="1.84787018255578">
            <text:p>1.8478701826</text:p>
          </table:table-cell>
          <table:table-cell office:value-type="string">
            <text:p>2012-07-19 00:00:00</text:p>
          </table:table-cell>
          <table:table-cell office:value-type="float" office:value="9.61">
            <text:p>9.61</text:p>
          </table:table-cell>
          <table:table-cell office:value-type="float" office:value="5.20058177826564">
            <text:p>5.2005817783</text:p>
          </table:table-cell>
          <table:table-cell office:value-type="float" office:value="-0.00916685088010882">
            <text:p>-0.0091668509</text:p>
          </table:table-cell>
          <table:table-cell office:value-type="float" office:value="0.135392428120894">
            <text:p>0.1353924281</text:p>
          </table:table-cell>
          <table:table-cell table:formula="of:=IF([.G145]&gt;0;1;0)" office:value-type="float" office:value="1">
            <text:p>1</text:p>
          </table:table-cell>
          <table:table-cell table:formula="of:=IF([.I144]&gt;=0;IF([.H145]=1;[.I144]+([.F145]*[.J145])-20;[.I144]);0)" office:value-type="float" office:value="18026012.4832034">
            <text:p>18026012.4832034</text:p>
          </table:table-cell>
          <table:table-cell table:formula="of:=IF([.I144]&gt;1000;[.I144]*0.5;1000)" office:value-type="float" office:value="9054516.94491442">
            <text:p>9054516.94491442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07-20 00:00:00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-0.0266666666666667">
            <text:p>-0.0266666667</text:p>
          </table:table-cell>
          <table:table-cell office:value-type="float" office:value="0.117805094721502">
            <text:p>0.1178050947</text:p>
          </table:table-cell>
          <table:table-cell table:formula="of:=IF([.G146]&gt;0;1;0)" office:value-type="float" office:value="1">
            <text:p>1</text:p>
          </table:table-cell>
          <table:table-cell table:formula="of:=IF([.I145]&gt;=0;IF([.H146]=1;[.I145]+([.F146]*[.J146])-20;[.I145]);0)" office:value-type="float" office:value="17785645.650094">
            <text:p>17785645.650094</text:p>
          </table:table-cell>
          <table:table-cell table:formula="of:=IF([.I145]&gt;1000;[.I145]*0.5;1000)" office:value-type="float" office:value="9013006.24160169">
            <text:p>9013006.24160169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3 00:00:00</text:p>
          </table:table-cell>
          <table:table-cell table:number-columns-repeated="2" office:value-type="float" office:value="1.13">
            <text:p>1.13</text:p>
          </table:table-cell>
          <table:table-cell office:value-type="float" office:value="0">
            <text:p>0</text:p>
          </table:table-cell>
          <table:table-cell office:value-type="float" office:value="1.7938336172398">
            <text:p>1.7938336172</text:p>
          </table:table-cell>
          <table:table-cell table:formula="of:=IF([.G147]&gt;0;1;0)" office:value-type="float" office:value="1">
            <text:p>1</text:p>
          </table:table-cell>
          <table:table-cell table:formula="of:=IF([.I146]&gt;=0;IF([.H147]=1;[.I146]+([.F147]*[.J147])-20;[.I146]);0)" office:value-type="float" office:value="17785625.650094">
            <text:p>17785625.650094</text:p>
          </table:table-cell>
          <table:table-cell table:formula="of:=IF([.I146]&gt;1000;[.I146]*0.5;1000)" office:value-type="float" office:value="8892822.825047">
            <text:p>8892822.825047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4 00:00:00</text:p>
          </table:table-cell>
          <table:table-cell table:number-columns-repeated="2" office:value-type="float" office:value="1.13">
            <text:p>1.13</text:p>
          </table:table-cell>
          <table:table-cell office:value-type="float" office:value="0.0619469026548674">
            <text:p>0.0619469027</text:p>
          </table:table-cell>
          <table:table-cell office:value-type="float" office:value="0.712979958951888">
            <text:p>0.712979959</text:p>
          </table:table-cell>
          <table:table-cell table:formula="of:=IF([.G148]&gt;0;1;0)" office:value-type="float" office:value="1">
            <text:p>1</text:p>
          </table:table-cell>
          <table:table-cell table:formula="of:=IF([.I147]&gt;=0;IF([.H148]=1;[.I147]+([.F148]*[.J148])-20;[.I147]);0)" office:value-type="float" office:value="18336487.8604951">
            <text:p>18336487.8604951</text:p>
          </table:table-cell>
          <table:table-cell table:formula="of:=IF([.I147]&gt;1000;[.I147]*0.5;1000)" office:value-type="float" office:value="8892812.825047">
            <text:p>8892812.825047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5 00:00:00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940730934519534">
            <text:p>0.9407309345</text:p>
          </table:table-cell>
          <table:table-cell table:formula="of:=IF([.G149]&gt;0;1;0)" office:value-type="float" office:value="1">
            <text:p>1</text:p>
          </table:table-cell>
          <table:table-cell table:formula="of:=IF([.I148]&gt;=0;IF([.H149]=1;[.I148]+([.F149]*[.J149])-20;[.I148]);0)" office:value-type="float" office:value="18336467.8604951">
            <text:p>18336467.8604951</text:p>
          </table:table-cell>
          <table:table-cell table:formula="of:=IF([.I148]&gt;1000;[.I148]*0.5;1000)" office:value-type="float" office:value="9168243.93024757">
            <text:p>9168243.93024757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6 00:00:00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08638302924061">
            <text:p>1.0863830292</text:p>
          </table:table-cell>
          <table:table-cell table:formula="of:=IF([.G150]&gt;0;1;0)" office:value-type="float" office:value="1">
            <text:p>1</text:p>
          </table:table-cell>
          <table:table-cell table:formula="of:=IF([.I149]&gt;=0;IF([.H150]=1;[.I149]+([.F150]*[.J150])-20;[.I149]);0)" office:value-type="float" office:value="18336447.8604951">
            <text:p>18336447.8604951</text:p>
          </table:table-cell>
          <table:table-cell table:formula="of:=IF([.I149]&gt;1000;[.I149]*0.5;1000)" office:value-type="float" office:value="9168233.93024757">
            <text:p>9168233.93024757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233294255569">
            <text:p>0.0011723329</text:p>
          </table:table-cell>
          <table:table-cell office:value-type="string">
            <text:p>2012-07-27 00:00:00</text:p>
          </table:table-cell>
          <table:table-cell office:value-type="float" office:value="0.01">
            <text:p>0.01</text:p>
          </table:table-cell>
          <table:table-cell office:value-type="float" office:value="8.53">
            <text:p>8.53</text:p>
          </table:table-cell>
          <table:table-cell office:value-type="float" office:value="0">
            <text:p>0</text:p>
          </table:table-cell>
          <table:table-cell office:value-type="float" office:value="0.109583848123794">
            <text:p>0.1095838481</text:p>
          </table:table-cell>
          <table:table-cell table:formula="of:=IF([.G151]&gt;0;1;0)" office:value-type="float" office:value="1">
            <text:p>1</text:p>
          </table:table-cell>
          <table:table-cell table:formula="of:=IF([.I150]&gt;=0;IF([.H151]=1;[.I150]+([.F151]*[.J151])-20;[.I150]);0)" office:value-type="float" office:value="18336427.8604951">
            <text:p>18336427.8604951</text:p>
          </table:table-cell>
          <table:table-cell table:formula="of:=IF([.I150]&gt;1000;[.I150]*0.5;1000)" office:value-type="float" office:value="9168223.93024757">
            <text:p>9168223.9302475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7-30 00:00:00</text:p>
          </table:table-cell>
          <table:table-cell office:value-type="float" office:value="6.2">
            <text:p>6.2</text:p>
          </table:table-cell>
          <table:table-cell office:value-type="float" office:value="2480">
            <text:p>2480</text:p>
          </table:table-cell>
          <table:table-cell office:value-type="float" office:value="0.275806451612903">
            <text:p>0.2758064516</text:p>
          </table:table-cell>
          <table:table-cell office:value-type="float" office:value="0.0817067644797629">
            <text:p>0.0817067645</text:p>
          </table:table-cell>
          <table:table-cell table:formula="of:=IF([.G152]&gt;0;1;0)" office:value-type="float" office:value="1">
            <text:p>1</text:p>
          </table:table-cell>
          <table:table-cell table:formula="of:=IF([.I151]&gt;=0;IF([.H152]=1;[.I151]+([.F152]*[.J152])-20;[.I151]);0)" office:value-type="float" office:value="20865060.4122247">
            <text:p>20865060.4122247</text:p>
          </table:table-cell>
          <table:table-cell table:formula="of:=IF([.I151]&gt;1000;[.I151]*0.5;1000)" office:value-type="float" office:value="9168213.93024757">
            <text:p>9168213.93024757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31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326735517154365">
            <text:p>0.3267355172</text:p>
          </table:table-cell>
          <table:table-cell table:formula="of:=IF([.G153]&gt;0;1;0)" office:value-type="float" office:value="1">
            <text:p>1</text:p>
          </table:table-cell>
          <table:table-cell table:formula="of:=IF([.I152]&gt;=0;IF([.H153]=1;[.I152]+([.F153]*[.J153])-20;[.I152]);0)" office:value-type="float" office:value="20865040.4122247">
            <text:p>20865040.4122247</text:p>
          </table:table-cell>
          <table:table-cell table:formula="of:=IF([.I152]&gt;1000;[.I152]*0.5;1000)" office:value-type="float" office:value="10432530.2061124">
            <text:p>10432530.2061124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8-01 00:00:00</text:p>
          </table:table-cell>
          <table:table-cell office:value-type="float" office:value="6.8">
            <text:p>6.8</text:p>
          </table:table-cell>
          <table:table-cell office:value-type="float" office:value="2720">
            <text:p>2720</text:p>
          </table:table-cell>
          <table:table-cell office:value-type="float" office:value="-0.0441176470588235">
            <text:p>-0.0441176471</text:p>
          </table:table-cell>
          <table:table-cell office:value-type="float" office:value="0.0723392320852645">
            <text:p>0.0723392321</text:p>
          </table:table-cell>
          <table:table-cell table:formula="of:=IF([.G154]&gt;0;1;0)" office:value-type="float" office:value="1">
            <text:p>1</text:p>
          </table:table-cell>
          <table:table-cell table:formula="of:=IF([.I153]&gt;=0;IF([.H154]=1;[.I153]+([.F154]*[.J154])-20;[.I153]);0)" office:value-type="float" office:value="20404762.1678374">
            <text:p>20404762.1678374</text:p>
          </table:table-cell>
          <table:table-cell table:formula="of:=IF([.I153]&gt;1000;[.I153]*0.5;1000)" office:value-type="float" office:value="10432520.2061124">
            <text:p>10432520.2061124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8-02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7014512862985">
            <text:p>0.8701451286</text:p>
          </table:table-cell>
          <table:table-cell table:formula="of:=IF([.G155]&gt;0;1;0)" office:value-type="float" office:value="1">
            <text:p>1</text:p>
          </table:table-cell>
          <table:table-cell table:formula="of:=IF([.I154]&gt;=0;IF([.H155]=1;[.I154]+([.F155]*[.J155])-20;[.I154]);0)" office:value-type="float" office:value="20404742.1678374">
            <text:p>20404742.1678374</text:p>
          </table:table-cell>
          <table:table-cell table:formula="of:=IF([.I154]&gt;1000;[.I154]*0.5;1000)" office:value-type="float" office:value="10202381.0839187">
            <text:p>10202381.083918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2506203473945">
            <text:p>0.3325062035</text:p>
          </table:table-cell>
          <table:table-cell office:value-type="string">
            <text:p>2012-08-03 00:00:00</text:p>
          </table:table-cell>
          <table:table-cell office:value-type="float" office:value="1.34">
            <text:p>1.34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549329813517992">
            <text:p>0.5493298135</text:p>
          </table:table-cell>
          <table:table-cell table:formula="of:=IF([.G156]&gt;0;1;0)" office:value-type="float" office:value="1">
            <text:p>1</text:p>
          </table:table-cell>
          <table:table-cell table:formula="of:=IF([.I155]&gt;=0;IF([.H156]=1;[.I155]+([.F156]*[.J156])-20;[.I155]);0)" office:value-type="float" office:value="20404722.1678374">
            <text:p>20404722.1678374</text:p>
          </table:table-cell>
          <table:table-cell table:formula="of:=IF([.I155]&gt;1000;[.I155]*0.5;1000)" office:value-type="float" office:value="10202371.0839187">
            <text:p>10202371.083918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2506203473945">
            <text:p>0.3325062035</text:p>
          </table:table-cell>
          <table:table-cell office:value-type="string">
            <text:p>2012-08-06 00:00:00</text:p>
          </table:table-cell>
          <table:table-cell office:value-type="float" office:value="1.34">
            <text:p>1.34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51444551981758">
            <text:p>0.5144455198</text:p>
          </table:table-cell>
          <table:table-cell table:formula="of:=IF([.G157]&gt;0;1;0)" office:value-type="float" office:value="1">
            <text:p>1</text:p>
          </table:table-cell>
          <table:table-cell table:formula="of:=IF([.I156]&gt;=0;IF([.H157]=1;[.I156]+([.F157]*[.J157])-20;[.I156]);0)" office:value-type="float" office:value="20404702.1678374">
            <text:p>20404702.1678374</text:p>
          </table:table-cell>
          <table:table-cell table:formula="of:=IF([.I156]&gt;1000;[.I156]*0.5;1000)" office:value-type="float" office:value="10202361.0839187">
            <text:p>10202361.0839187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8-07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470496370985187">
            <text:p>0.470496371</text:p>
          </table:table-cell>
          <table:table-cell table:formula="of:=IF([.G158]&gt;0;1;0)" office:value-type="float" office:value="1">
            <text:p>1</text:p>
          </table:table-cell>
          <table:table-cell table:formula="of:=IF([.I157]&gt;=0;IF([.H158]=1;[.I157]+([.F158]*[.J158])-20;[.I157]);0)" office:value-type="float" office:value="20404682.1678374">
            <text:p>20404682.1678374</text:p>
          </table:table-cell>
          <table:table-cell table:formula="of:=IF([.I157]&gt;1000;[.I157]*0.5;1000)" office:value-type="float" office:value="10202351.0839187">
            <text:p>10202351.0839187</text:p>
          </table:table-cell>
          <table:table-cell table:number-columns-repeated="2"/>
        </table:table-row>
        <table:table-row table:style-name="ro1">
          <table:table-cell office:value-type="string">
            <text:p>IDI</text:p>
          </table:table-cell>
          <table:table-cell office:value-type="float" office:value="1">
            <text:p>1</text:p>
          </table:table-cell>
          <table:table-cell office:value-type="string">
            <text:p>2012-08-08 00:00:00</text:p>
          </table:table-cell>
          <table:table-cell table:number-columns-repeated="2" office:value-type="float" office:value="1.3175">
            <text:p>1.3175</text:p>
          </table:table-cell>
          <table:table-cell office:value-type="float" office:value="-0.0132827324478177">
            <text:p>-0.0132827324</text:p>
          </table:table-cell>
          <table:table-cell office:value-type="float" office:value="0.628913986388106">
            <text:p>0.6289139864</text:p>
          </table:table-cell>
          <table:table-cell table:formula="of:=IF([.G159]&gt;0;1;0)" office:value-type="float" office:value="1">
            <text:p>1</text:p>
          </table:table-cell>
          <table:table-cell table:formula="of:=IF([.I158]&gt;=0;IF([.H159]=1;[.I158]+([.F159]*[.J159])-20;[.I158]);0)" office:value-type="float" office:value="20269147.2008783">
            <text:p>20269147.2008783</text:p>
          </table:table-cell>
          <table:table-cell table:formula="of:=IF([.I158]&gt;1000;[.I158]*0.5;1000)" office:value-type="float" office:value="10202341.0839187">
            <text:p>10202341.0839187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8-09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66666666666667">
            <text:p>0.1666666667</text:p>
          </table:table-cell>
          <table:table-cell office:value-type="float" office:value="0.338565562534915">
            <text:p>0.3385655625</text:p>
          </table:table-cell>
          <table:table-cell table:formula="of:=IF([.G160]&gt;0;1;0)" office:value-type="float" office:value="1">
            <text:p>1</text:p>
          </table:table-cell>
          <table:table-cell table:formula="of:=IF([.I159]&gt;=0;IF([.H160]=1;[.I159]+([.F160]*[.J160])-20;[.I159]);0)" office:value-type="float" office:value="21958222.8009515">
            <text:p>21958222.8009515</text:p>
          </table:table-cell>
          <table:table-cell table:formula="of:=IF([.I159]&gt;1000;[.I159]*0.5;1000)" office:value-type="float" office:value="10134573.6004392">
            <text:p>10134573.6004392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8-10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407730097670587">
            <text:p>0.4077300977</text:p>
          </table:table-cell>
          <table:table-cell table:formula="of:=IF([.G161]&gt;0;1;0)" office:value-type="float" office:value="1">
            <text:p>1</text:p>
          </table:table-cell>
          <table:table-cell table:formula="of:=IF([.I160]&gt;=0;IF([.H161]=1;[.I160]+([.F161]*[.J161])-20;[.I160]);0)" office:value-type="float" office:value="21958202.8009515">
            <text:p>21958202.8009515</text:p>
          </table:table-cell>
          <table:table-cell table:formula="of:=IF([.I160]&gt;1000;[.I160]*0.5;1000)" office:value-type="float" office:value="10979111.4004758">
            <text:p>10979111.400475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8-13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0833333333333335">
            <text:p>0.0833333333</text:p>
          </table:table-cell>
          <table:table-cell office:value-type="float" office:value="0.238545276678925">
            <text:p>0.2385452767</text:p>
          </table:table-cell>
          <table:table-cell table:formula="of:=IF([.G162]&gt;0;1;0)" office:value-type="float" office:value="1">
            <text:p>1</text:p>
          </table:table-cell>
          <table:table-cell table:formula="of:=IF([.I161]&gt;=0;IF([.H162]=1;[.I161]+([.F162]*[.J162])-20;[.I161]);0)" office:value-type="float" office:value="22873107.9176578">
            <text:p>22873107.9176578</text:p>
          </table:table-cell>
          <table:table-cell table:formula="of:=IF([.I161]&gt;1000;[.I161]*0.5;1000)" office:value-type="float" office:value="10979101.4004758">
            <text:p>10979101.4004758</text:p>
          </table:table-cell>
          <table:table-cell table:number-columns-repeated="2"/>
        </table:table-row>
        <table:table-row table:style-name="ro1">
          <table:table-cell office:value-type="string">
            <text:p>ERB</text:p>
          </table:table-cell>
          <table:table-cell office:value-type="float" office:value="1">
            <text:p>1</text:p>
          </table:table-cell>
          <table:table-cell office:value-type="string">
            <text:p>2012-08-14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369047619047619">
            <text:p>0.369047619</text:p>
          </table:table-cell>
          <table:table-cell office:value-type="float" office:value="0.148037939159953">
            <text:p>0.1480379392</text:p>
          </table:table-cell>
          <table:table-cell table:formula="of:=IF([.G163]&gt;0;1;0)" office:value-type="float" office:value="1">
            <text:p>1</text:p>
          </table:table-cell>
          <table:table-cell table:formula="of:=IF([.I162]&gt;=0;IF([.H163]=1;[.I162]+([.F163]*[.J163])-20;[.I162]);0)" office:value-type="float" office:value="27093720.9262733">
            <text:p>27093720.9262733</text:p>
          </table:table-cell>
          <table:table-cell table:formula="of:=IF([.I162]&gt;1000;[.I162]*0.5;1000)" office:value-type="float" office:value="11436553.9588289">
            <text:p>11436553.9588289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15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52269033908655">
            <text:p>0.4522690339</text:p>
          </table:table-cell>
          <table:table-cell table:formula="of:=IF([.G164]&gt;0;1;0)" office:value-type="float" office:value="1">
            <text:p>1</text:p>
          </table:table-cell>
          <table:table-cell table:formula="of:=IF([.I163]&gt;=0;IF([.H164]=1;[.I163]+([.F164]*[.J164])-20;[.I163]);0)" office:value-type="float" office:value="27093700.9262733">
            <text:p>27093700.9262733</text:p>
          </table:table-cell>
          <table:table-cell table:formula="of:=IF([.I163]&gt;1000;[.I163]*0.5;1000)" office:value-type="float" office:value="13546860.4631366">
            <text:p>13546860.463136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16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24423213820472">
            <text:p>0.3244232138</text:p>
          </table:table-cell>
          <table:table-cell table:formula="of:=IF([.G165]&gt;0;1;0)" office:value-type="float" office:value="1">
            <text:p>1</text:p>
          </table:table-cell>
          <table:table-cell table:formula="of:=IF([.I164]&gt;=0;IF([.H165]=1;[.I164]+([.F165]*[.J165])-20;[.I164]);0)" office:value-type="float" office:value="27093680.9262733">
            <text:p>27093680.9262733</text:p>
          </table:table-cell>
          <table:table-cell table:formula="of:=IF([.I164]&gt;1000;[.I164]*0.5;1000)" office:value-type="float" office:value="13546850.4631366">
            <text:p>13546850.463136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17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36997955867857">
            <text:p>0.1369979559</text:p>
          </table:table-cell>
          <table:table-cell table:formula="of:=IF([.G166]&gt;0;1;0)" office:value-type="float" office:value="1">
            <text:p>1</text:p>
          </table:table-cell>
          <table:table-cell table:formula="of:=IF([.I165]&gt;=0;IF([.H166]=1;[.I165]+([.F166]*[.J166])-20;[.I165]);0)" office:value-type="float" office:value="27093660.9262733">
            <text:p>27093660.9262733</text:p>
          </table:table-cell>
          <table:table-cell table:formula="of:=IF([.I165]&gt;1000;[.I165]*0.5;1000)" office:value-type="float" office:value="13546840.4631366">
            <text:p>13546840.463136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8-20 00:00:00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384615384615385">
            <text:p>0.3846153846</text:p>
          </table:table-cell>
          <table:table-cell office:value-type="float" office:value="0.293888455195922">
            <text:p>0.2938884552</text:p>
          </table:table-cell>
          <table:table-cell table:formula="of:=IF([.G167]&gt;0;1;0)" office:value-type="float" office:value="1">
            <text:p>1</text:p>
          </table:table-cell>
          <table:table-cell table:formula="of:=IF([.I166]&gt;=0;IF([.H167]=1;[.I166]+([.F167]*[.J167])-20;[.I166]);0)" office:value-type="float" office:value="32303960.335172">
            <text:p>32303960.335172</text:p>
          </table:table-cell>
          <table:table-cell table:formula="of:=IF([.I166]&gt;1000;[.I166]*0.5;1000)" office:value-type="float" office:value="13546830.4631366">
            <text:p>13546830.463136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21 00:00:00</text:p>
          </table:table-cell>
          <table:table-cell office:value-type="float" office:value="2.25">
            <text:p>2.25</text:p>
          </table:table-cell>
          <table:table-cell office:value-type="float" office:value="6.75">
            <text:p>6.75</text:p>
          </table:table-cell>
          <table:table-cell office:value-type="float" office:value="0">
            <text:p>0</text:p>
          </table:table-cell>
          <table:table-cell office:value-type="float" office:value="0.68947936512237">
            <text:p>0.6894793651</text:p>
          </table:table-cell>
          <table:table-cell table:formula="of:=IF([.G168]&gt;0;1;0)" office:value-type="float" office:value="1">
            <text:p>1</text:p>
          </table:table-cell>
          <table:table-cell table:formula="of:=IF([.I167]&gt;=0;IF([.H168]=1;[.I167]+([.F168]*[.J168])-20;[.I167]);0)" office:value-type="float" office:value="32303940.335172">
            <text:p>32303940.335172</text:p>
          </table:table-cell>
          <table:table-cell table:formula="of:=IF([.I167]&gt;1000;[.I167]*0.5;1000)" office:value-type="float" office:value="16151980.167586">
            <text:p>16151980.16758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22 00:00:00</text:p>
          </table:table-cell>
          <table:table-cell office:value-type="float" office:value="2.25">
            <text:p>2.25</text:p>
          </table:table-cell>
          <table:table-cell office:value-type="float" office:value="6.75">
            <text:p>6.75</text:p>
          </table:table-cell>
          <table:table-cell office:value-type="float" office:value="0.333333333333333">
            <text:p>0.3333333333</text:p>
          </table:table-cell>
          <table:table-cell office:value-type="float" office:value="0.512411422283304">
            <text:p>0.5124114223</text:p>
          </table:table-cell>
          <table:table-cell table:formula="of:=IF([.G169]&gt;0;1;0)" office:value-type="float" office:value="1">
            <text:p>1</text:p>
          </table:table-cell>
          <table:table-cell table:formula="of:=IF([.I168]&gt;=0;IF([.H169]=1;[.I168]+([.F169]*[.J169])-20;[.I168]);0)" office:value-type="float" office:value="37687910.391034">
            <text:p>37687910.391034</text:p>
          </table:table-cell>
          <table:table-cell table:formula="of:=IF([.I168]&gt;1000;[.I168]*0.5;1000)" office:value-type="float" office:value="16151970.167586">
            <text:p>16151970.167586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2-08-23 00:00:00</text:p>
          </table:table-cell>
          <table:table-cell table:number-columns-repeated="2" office:value-type="float" office:value="0.2475">
            <text:p>0.2475</text:p>
          </table:table-cell>
          <table:table-cell office:value-type="float" office:value="0.0505050505050506">
            <text:p>0.0505050505</text:p>
          </table:table-cell>
          <table:table-cell office:value-type="float" office:value="0.110999142515341">
            <text:p>0.1109991425</text:p>
          </table:table-cell>
          <table:table-cell table:formula="of:=IF([.G170]&gt;0;1;0)" office:value-type="float" office:value="1">
            <text:p>1</text:p>
          </table:table-cell>
          <table:table-cell table:formula="of:=IF([.I169]&gt;=0;IF([.H170]=1;[.I169]+([.F170]*[.J170])-20;[.I169]);0)" office:value-type="float" office:value="38639605.2998985">
            <text:p>38639605.2998985</text:p>
          </table:table-cell>
          <table:table-cell table:formula="of:=IF([.I169]&gt;1000;[.I169]*0.5;1000)" office:value-type="float" office:value="18843955.195517">
            <text:p>18843955.19551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24 00:00: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50461516643718">
            <text:p>0.1504615166</text:p>
          </table:table-cell>
          <table:table-cell table:formula="of:=IF([.G171]&gt;0;1;0)" office:value-type="float" office:value="1">
            <text:p>1</text:p>
          </table:table-cell>
          <table:table-cell table:formula="of:=IF([.I170]&gt;=0;IF([.H171]=1;[.I170]+([.F171]*[.J171])-20;[.I170]);0)" office:value-type="float" office:value="38639585.2998985">
            <text:p>38639585.2998985</text:p>
          </table:table-cell>
          <table:table-cell table:formula="of:=IF([.I170]&gt;1000;[.I170]*0.5;1000)" office:value-type="float" office:value="19319802.6499492">
            <text:p>19319802.649949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27 00:00: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0.166666666666667">
            <text:p>-0.1666666667</text:p>
          </table:table-cell>
          <table:table-cell office:value-type="float" office:value="0.0761187672046077">
            <text:p>0.0761187672</text:p>
          </table:table-cell>
          <table:table-cell table:formula="of:=IF([.G172]&gt;0;1;0)" office:value-type="float" office:value="1">
            <text:p>1</text:p>
          </table:table-cell>
          <table:table-cell table:formula="of:=IF([.I171]&gt;=0;IF([.H172]=1;[.I171]+([.F172]*[.J172])-20;[.I171]);0)" office:value-type="float" office:value="35419599.8582403">
            <text:p>35419599.8582403</text:p>
          </table:table-cell>
          <table:table-cell table:formula="of:=IF([.I171]&gt;1000;[.I171]*0.5;1000)" office:value-type="float" office:value="19319792.6499492">
            <text:p>19319792.6499492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8-28 00:00:00</text:p>
          </table:table-cell>
          <table:table-cell office:value-type="float" office:value="5.4">
            <text:p>5.4</text:p>
          </table:table-cell>
          <table:table-cell office:value-type="float" office:value="2160">
            <text:p>2160</text:p>
          </table:table-cell>
          <table:table-cell office:value-type="float" office:value="0.175925925925926">
            <text:p>0.1759259259</text:p>
          </table:table-cell>
          <table:table-cell office:value-type="float" office:value="0.0531242401242673">
            <text:p>0.0531242401</text:p>
          </table:table-cell>
          <table:table-cell table:formula="of:=IF([.G173]&gt;0;1;0)" office:value-type="float" office:value="1">
            <text:p>1</text:p>
          </table:table-cell>
          <table:table-cell table:formula="of:=IF([.I172]&gt;=0;IF([.H173]=1;[.I172]+([.F173]*[.J173])-20;[.I172]);0)" office:value-type="float" office:value="38535192.8087336">
            <text:p>38535192.8087336</text:p>
          </table:table-cell>
          <table:table-cell table:formula="of:=IF([.I172]&gt;1000;[.I172]*0.5;1000)" office:value-type="float" office:value="17709799.9291201">
            <text:p>17709799.9291201</text:p>
          </table:table-cell>
          <table:table-cell table:number-columns-repeated="2"/>
        </table:table-row>
        <table:table-row table:style-name="ro1">
          <table:table-cell office:value-type="string">
            <text:p>NHTC</text:p>
          </table:table-cell>
          <table:table-cell office:value-type="float" office:value="1">
            <text:p>1</text:p>
          </table:table-cell>
          <table:table-cell office:value-type="string">
            <text:p>2012-08-29 00:00:00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.245454545454545">
            <text:p>0.2454545455</text:p>
          </table:table-cell>
          <table:table-cell office:value-type="float" office:value="0.0610746030402682">
            <text:p>0.061074603</text:p>
          </table:table-cell>
          <table:table-cell table:formula="of:=IF([.G174]&gt;0;1;0)" office:value-type="float" office:value="1">
            <text:p>1</text:p>
          </table:table-cell>
          <table:table-cell table:formula="of:=IF([.I173]&gt;=0;IF([.H174]=1;[.I173]+([.F174]*[.J174])-20;[.I173]);0)" office:value-type="float" office:value="43264491.9261691">
            <text:p>43264491.9261691</text:p>
          </table:table-cell>
          <table:table-cell table:formula="of:=IF([.I173]&gt;1000;[.I173]*0.5;1000)" office:value-type="float" office:value="19267596.4043668">
            <text:p>19267596.4043668</text:p>
          </table:table-cell>
          <table:table-cell table:number-columns-repeated="2"/>
        </table:table-row>
        <table:table-row table:style-name="ro1">
          <table:table-cell office:value-type="string">
            <text:p>APGI</text:p>
          </table:table-cell>
          <table:table-cell office:value-type="float" office:value="1">
            <text:p>1</text:p>
          </table:table-cell>
          <table:table-cell office:value-type="string">
            <text:p>2012-08-30 00:00:00</text:p>
          </table:table-cell>
          <table:table-cell table:number-columns-repeated="2" office:value-type="float" office:value="0.495">
            <text:p>0.495</text:p>
          </table:table-cell>
          <table:table-cell office:value-type="float" office:value="0.297979797979798">
            <text:p>0.297979798</text:p>
          </table:table-cell>
          <table:table-cell office:value-type="float" office:value="0.152888681722781">
            <text:p>0.1528886817</text:p>
          </table:table-cell>
          <table:table-cell table:formula="of:=IF([.G175]&gt;0;1;0)" office:value-type="float" office:value="1">
            <text:p>1</text:p>
          </table:table-cell>
          <table:table-cell table:formula="of:=IF([.I174]&gt;=0;IF([.H175]=1;[.I174]+([.F175]*[.J175])-20;[.I174]);0)" office:value-type="float" office:value="49710444.2080984">
            <text:p>49710444.2080984</text:p>
          </table:table-cell>
          <table:table-cell table:formula="of:=IF([.I174]&gt;1000;[.I174]*0.5;1000)" office:value-type="float" office:value="21632245.9630846">
            <text:p>21632245.963084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31 00:00: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898934907001991">
            <text:p>0.0898934907</text:p>
          </table:table-cell>
          <table:table-cell table:formula="of:=IF([.G176]&gt;0;1;0)" office:value-type="float" office:value="1">
            <text:p>1</text:p>
          </table:table-cell>
          <table:table-cell table:formula="of:=IF([.I175]&gt;=0;IF([.H176]=1;[.I175]+([.F176]*[.J176])-20;[.I175]);0)" office:value-type="float" office:value="49710424.2080984">
            <text:p>49710424.2080984</text:p>
          </table:table-cell>
          <table:table-cell table:formula="of:=IF([.I175]&gt;1000;[.I175]*0.5;1000)" office:value-type="float" office:value="24855222.1040492">
            <text:p>24855222.1040492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9-03 00:00:00</text:p>
          </table:table-cell>
          <table:table-cell office:value-type="float" office:value="6.4">
            <text:p>6.4</text:p>
          </table:table-cell>
          <table:table-cell office:value-type="float" office:value="2560">
            <text:p>2560</text:p>
          </table:table-cell>
          <table:table-cell office:value-type="float" office:value="-0.03125">
            <text:p>-0.03125</text:p>
          </table:table-cell>
          <table:table-cell office:value-type="float" office:value="0.0324529258077686">
            <text:p>0.0324529258</text:p>
          </table:table-cell>
          <table:table-cell table:formula="of:=IF([.G177]&gt;0;1;0)" office:value-type="float" office:value="1">
            <text:p>1</text:p>
          </table:table-cell>
          <table:table-cell table:formula="of:=IF([.I176]&gt;=0;IF([.H177]=1;[.I176]+([.F177]*[.J177])-20;[.I176]);0)" office:value-type="float" office:value="48933678.8298468">
            <text:p>48933678.8298468</text:p>
          </table:table-cell>
          <table:table-cell table:formula="of:=IF([.I176]&gt;1000;[.I176]*0.5;1000)" office:value-type="float" office:value="24855212.1040492">
            <text:p>24855212.104049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9-04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1.25">
            <text:p>1.25</text:p>
          </table:table-cell>
          <table:table-cell office:value-type="float" office:value="0.451731879721036">
            <text:p>0.4517318797</text:p>
          </table:table-cell>
          <table:table-cell table:formula="of:=IF([.G178]&gt;0;1;0)" office:value-type="float" office:value="1">
            <text:p>1</text:p>
          </table:table-cell>
          <table:table-cell table:formula="of:=IF([.I177]&gt;=0;IF([.H178]=1;[.I177]+([.F178]*[.J178])-20;[.I177]);0)" office:value-type="float" office:value="79517208.0985011">
            <text:p>79517208.0985011</text:p>
          </table:table-cell>
          <table:table-cell table:formula="of:=IF([.I177]&gt;1000;[.I177]*0.5;1000)" office:value-type="float" office:value="24466839.4149234">
            <text:p>24466839.4149234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9-05 00:00:0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203034974007783">
            <text:p>0.203034974</text:p>
          </table:table-cell>
          <table:table-cell table:formula="of:=IF([.G179]&gt;0;1;0)" office:value-type="float" office:value="1">
            <text:p>1</text:p>
          </table:table-cell>
          <table:table-cell table:formula="of:=IF([.I178]&gt;=0;IF([.H179]=1;[.I178]+([.F179]*[.J179])-20;[.I178]);0)" office:value-type="float" office:value="79517188.0985011">
            <text:p>79517188.0985011</text:p>
          </table:table-cell>
          <table:table-cell table:formula="of:=IF([.I178]&gt;1000;[.I178]*0.5;1000)" office:value-type="float" office:value="39758604.0492506">
            <text:p>39758604.0492506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9-06 00:00:0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233243064017622">
            <text:p>0.233243064</text:p>
          </table:table-cell>
          <table:table-cell table:formula="of:=IF([.G180]&gt;0;1;0)" office:value-type="float" office:value="1">
            <text:p>1</text:p>
          </table:table-cell>
          <table:table-cell table:formula="of:=IF([.I179]&gt;=0;IF([.H180]=1;[.I179]+([.F180]*[.J180])-20;[.I179]);0)" office:value-type="float" office:value="79517168.0985011">
            <text:p>79517168.0985011</text:p>
          </table:table-cell>
          <table:table-cell table:formula="of:=IF([.I179]&gt;1000;[.I179]*0.5;1000)" office:value-type="float" office:value="39758594.0492506">
            <text:p>39758594.049250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9-07 00:00:00</text:p>
          </table:table-cell>
          <table:table-cell table:number-columns-repeated="2" office:value-type="float" office:value="0.1275">
            <text:p>0.1275</text:p>
          </table:table-cell>
          <table:table-cell office:value-type="float" office:value="-0.0784313725490197">
            <text:p>-0.0784313725</text:p>
          </table:table-cell>
          <table:table-cell office:value-type="float" office:value="0.0627386611631844">
            <text:p>0.0627386612</text:p>
          </table:table-cell>
          <table:table-cell table:formula="of:=IF([.G181]&gt;0;1;0)" office:value-type="float" office:value="1">
            <text:p>1</text:p>
          </table:table-cell>
          <table:table-cell table:formula="of:=IF([.I180]&gt;=0;IF([.H181]=1;[.I180]+([.F181]*[.J181])-20;[.I180]);0)" office:value-type="float" office:value="76398827.7809128">
            <text:p>76398827.7809128</text:p>
          </table:table-cell>
          <table:table-cell table:formula="of:=IF([.I180]&gt;1000;[.I180]*0.5;1000)" office:value-type="float" office:value="39758584.0492506">
            <text:p>39758584.0492506</text:p>
          </table:table-cell>
          <table:table-cell table:number-columns-repeated="2"/>
        </table:table-row>
        <table:table-row table:style-name="ro1">
          <table:table-cell office:value-type="string">
            <text:p>GLCH</text:p>
          </table:table-cell>
          <table:table-cell office:value-type="float" office:value="0.05">
            <text:p>0.05</text:p>
          </table:table-cell>
          <table:table-cell office:value-type="string">
            <text:p>2012-09-10 00:00:00</text:p>
          </table:table-cell>
          <table:table-cell office:value-type="float" office:value="0.7725">
            <text:p>0.7725</text:p>
          </table:table-cell>
          <table:table-cell office:value-type="float" office:value="15.45">
            <text:p>15.45</text:p>
          </table:table-cell>
          <table:table-cell office:value-type="float" office:value="-0.00970873786407766">
            <text:p>-0.0097087379</text:p>
          </table:table-cell>
          <table:table-cell office:value-type="float" office:value="0.219141568459415">
            <text:p>0.2191415685</text:p>
          </table:table-cell>
          <table:table-cell table:formula="of:=IF([.G182]&gt;0;1;0)" office:value-type="float" office:value="1">
            <text:p>1</text:p>
          </table:table-cell>
          <table:table-cell table:formula="of:=IF([.I181]&gt;=0;IF([.H182]=1;[.I181]+([.F182]*[.J182])-20;[.I181]);0)" office:value-type="float" office:value="76027939.684889">
            <text:p>76027939.684889</text:p>
          </table:table-cell>
          <table:table-cell table:formula="of:=IF([.I181]&gt;1000;[.I181]*0.5;1000)" office:value-type="float" office:value="38199413.8904564">
            <text:p>38199413.8904564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9-11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60898756922478">
            <text:p>0.1608987569</text:p>
          </table:table-cell>
          <table:table-cell table:formula="of:=IF([.G183]&gt;0;1;0)" office:value-type="float" office:value="1">
            <text:p>1</text:p>
          </table:table-cell>
          <table:table-cell table:formula="of:=IF([.I182]&gt;=0;IF([.H183]=1;[.I182]+([.F183]*[.J183])-20;[.I182]);0)" office:value-type="float" office:value="76027919.684889">
            <text:p>76027919.684889</text:p>
          </table:table-cell>
          <table:table-cell table:formula="of:=IF([.I182]&gt;1000;[.I182]*0.5;1000)" office:value-type="float" office:value="38013969.8424445">
            <text:p>38013969.8424445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9-12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1155272276984">
            <text:p>0.1111552723</text:p>
          </table:table-cell>
          <table:table-cell table:formula="of:=IF([.G184]&gt;0;1;0)" office:value-type="float" office:value="1">
            <text:p>1</text:p>
          </table:table-cell>
          <table:table-cell table:formula="of:=IF([.I183]&gt;=0;IF([.H184]=1;[.I183]+([.F184]*[.J184])-20;[.I183]);0)" office:value-type="float" office:value="76027899.684889">
            <text:p>76027899.684889</text:p>
          </table:table-cell>
          <table:table-cell table:formula="of:=IF([.I183]&gt;1000;[.I183]*0.5;1000)" office:value-type="float" office:value="38013959.8424445">
            <text:p>38013959.8424445</text:p>
          </table:table-cell>
          <table:table-cell table:number-columns-repeated="2"/>
        </table:table-row>
        <table:table-row table:style-name="ro1">
          <table:table-cell office:value-type="string">
            <text:p>YOD</text:p>
          </table:table-cell>
          <table:table-cell office:value-type="float" office:value="1">
            <text:p>1</text:p>
          </table:table-cell>
          <table:table-cell office:value-type="string">
            <text:p>2012-09-13 00:00:00</text:p>
          </table:table-cell>
          <table:table-cell table:number-columns-repeated="2" office:value-type="float" office:value="3.625">
            <text:p>3.625</text:p>
          </table:table-cell>
          <table:table-cell office:value-type="float" office:value="-0.0137931034482758">
            <text:p>-0.0137931034</text:p>
          </table:table-cell>
          <table:table-cell office:value-type="float" office:value="0.162147567397937">
            <text:p>0.1621475674</text:p>
          </table:table-cell>
          <table:table-cell table:formula="of:=IF([.G185]&gt;0;1;0)" office:value-type="float" office:value="1">
            <text:p>1</text:p>
          </table:table-cell>
          <table:table-cell table:formula="of:=IF([.I184]&gt;=0;IF([.H185]=1;[.I184]+([.F185]*[.J185])-20;[.I184]);0)" office:value-type="float" office:value="75503549.3422346">
            <text:p>75503549.3422346</text:p>
          </table:table-cell>
          <table:table-cell table:formula="of:=IF([.I184]&gt;1000;[.I184]*0.5;1000)" office:value-type="float" office:value="38013949.8424445">
            <text:p>38013949.8424445</text:p>
          </table:table-cell>
          <table:table-cell table:number-columns-repeated="2"/>
        </table:table-row>
        <table:table-row table:style-name="ro1">
          <table:table-cell office:value-type="string">
            <text:p>CRDS</text:p>
          </table:table-cell>
          <table:table-cell office:value-type="float" office:value="1">
            <text:p>1</text:p>
          </table:table-cell>
          <table:table-cell office:value-type="string">
            <text:p>2012-09-14 00:00:00</text:p>
          </table:table-cell>
          <table:table-cell table:number-columns-repeated="2" office:value-type="float" office:value="3.88">
            <text:p>3.88</text:p>
          </table:table-cell>
          <table:table-cell office:value-type="float" office:value="0.0122422680412373">
            <text:p>0.012242268</text:p>
          </table:table-cell>
          <table:table-cell office:value-type="float" office:value="0.103337530591838">
            <text:p>0.1033375306</text:p>
          </table:table-cell>
          <table:table-cell table:formula="of:=IF([.G186]&gt;0;1;0)" office:value-type="float" office:value="1">
            <text:p>1</text:p>
          </table:table-cell>
          <table:table-cell table:formula="of:=IF([.I185]&gt;=0;IF([.H186]=1;[.I185]+([.F186]*[.J186])-20;[.I185]);0)" office:value-type="float" office:value="75965696.6867908">
            <text:p>75965696.6867908</text:p>
          </table:table-cell>
          <table:table-cell table:formula="of:=IF([.I185]&gt;1000;[.I185]*0.5;1000)" office:value-type="float" office:value="37751774.6711173">
            <text:p>37751774.6711173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7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-0.0909090909090909">
            <text:p>-0.0909090909</text:p>
          </table:table-cell>
          <table:table-cell office:value-type="float" office:value="0.256116034211997">
            <text:p>0.2561160342</text:p>
          </table:table-cell>
          <table:table-cell table:formula="of:=IF([.G187]&gt;0;1;0)" office:value-type="float" office:value="1">
            <text:p>1</text:p>
          </table:table-cell>
          <table:table-cell table:formula="of:=IF([.I186]&gt;=0;IF([.H187]=1;[.I186]+([.F187]*[.J187])-20;[.I186]);0)" office:value-type="float" office:value="72512690.4737549">
            <text:p>72512690.4737549</text:p>
          </table:table-cell>
          <table:table-cell table:formula="of:=IF([.I186]&gt;1000;[.I186]*0.5;1000)" office:value-type="float" office:value="37982848.3433954">
            <text:p>37982848.3433954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8 00:00:00</text:p>
          </table:table-cell>
          <table:table-cell table:number-columns-repeated="2" office:value-type="float" office:value="5">
            <text:p>5</text:p>
          </table:table-cell>
          <table:table-cell office:value-type="float" office:value="0.0500000000000001">
            <text:p>0.05</text:p>
          </table:table-cell>
          <table:table-cell office:value-type="float" office:value="0.73275486058007">
            <text:p>0.7327548606</text:p>
          </table:table-cell>
          <table:table-cell table:formula="of:=IF([.G188]&gt;0;1;0)" office:value-type="float" office:value="1">
            <text:p>1</text:p>
          </table:table-cell>
          <table:table-cell table:formula="of:=IF([.I187]&gt;=0;IF([.H188]=1;[.I187]+([.F188]*[.J188])-20;[.I187]);0)" office:value-type="float" office:value="74325487.7355987">
            <text:p>74325487.7355987</text:p>
          </table:table-cell>
          <table:table-cell table:formula="of:=IF([.I187]&gt;1000;[.I187]*0.5;1000)" office:value-type="float" office:value="36256345.2368774">
            <text:p>36256345.2368774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9 00:00:00</text:p>
          </table:table-cell>
          <table:table-cell table:number-columns-repeated="2" office:value-type="float" office:value="5.25">
            <text:p>5.25</text:p>
          </table:table-cell>
          <table:table-cell office:value-type="float" office:value="0.0476190476190477">
            <text:p>0.0476190476</text:p>
          </table:table-cell>
          <table:table-cell office:value-type="float" office:value="0.632583079041509">
            <text:p>0.632583079</text:p>
          </table:table-cell>
          <table:table-cell table:formula="of:=IF([.G189]&gt;0;1;0)" office:value-type="float" office:value="1">
            <text:p>1</text:p>
          </table:table-cell>
          <table:table-cell table:formula="of:=IF([.I188]&gt;=0;IF([.H189]=1;[.I188]+([.F189]*[.J189])-20;[.I188]);0)" office:value-type="float" office:value="76095122.2054939">
            <text:p>76095122.2054939</text:p>
          </table:table-cell>
          <table:table-cell table:formula="of:=IF([.I188]&gt;1000;[.I188]*0.5;1000)" office:value-type="float" office:value="37162743.8677994">
            <text:p>37162743.8677994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0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0.923148355453174">
            <text:p>0.9231483555</text:p>
          </table:table-cell>
          <table:table-cell table:formula="of:=IF([.G190]&gt;0;1;0)" office:value-type="float" office:value="1">
            <text:p>1</text:p>
          </table:table-cell>
          <table:table-cell table:formula="of:=IF([.I189]&gt;=0;IF([.H190]=1;[.I189]+([.F190]*[.J190])-20;[.I189]);0)" office:value-type="float" office:value="76095102.2054939">
            <text:p>76095102.2054939</text:p>
          </table:table-cell>
          <table:table-cell table:formula="of:=IF([.I189]&gt;1000;[.I189]*0.5;1000)" office:value-type="float" office:value="38047561.102747">
            <text:p>38047561.10274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1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1.05610428918155">
            <text:p>1.0561042892</text:p>
          </table:table-cell>
          <table:table-cell table:formula="of:=IF([.G191]&gt;0;1;0)" office:value-type="float" office:value="1">
            <text:p>1</text:p>
          </table:table-cell>
          <table:table-cell table:formula="of:=IF([.I190]&gt;=0;IF([.H191]=1;[.I190]+([.F191]*[.J191])-20;[.I190]);0)" office:value-type="float" office:value="76095082.2054939">
            <text:p>76095082.2054939</text:p>
          </table:table-cell>
          <table:table-cell table:formula="of:=IF([.I190]&gt;1000;[.I190]*0.5;1000)" office:value-type="float" office:value="38047551.102747">
            <text:p>38047551.10274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4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0.109836051374311">
            <text:p>0.1098360514</text:p>
          </table:table-cell>
          <table:table-cell table:formula="of:=IF([.G192]&gt;0;1;0)" office:value-type="float" office:value="1">
            <text:p>1</text:p>
          </table:table-cell>
          <table:table-cell table:formula="of:=IF([.I191]&gt;=0;IF([.H192]=1;[.I191]+([.F192]*[.J192])-20;[.I191]);0)" office:value-type="float" office:value="76095062.2054939">
            <text:p>76095062.2054939</text:p>
          </table:table-cell>
          <table:table-cell table:formula="of:=IF([.I191]&gt;1000;[.I191]*0.5;1000)" office:value-type="float" office:value="38047541.102747">
            <text:p>38047541.10274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5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.272727272727273">
            <text:p>0.2727272727</text:p>
          </table:table-cell>
          <table:table-cell office:value-type="float" office:value="0.0915276945411148">
            <text:p>0.0915276945</text:p>
          </table:table-cell>
          <table:table-cell table:formula="of:=IF([.G193]&gt;0;1;0)" office:value-type="float" office:value="1">
            <text:p>1</text:p>
          </table:table-cell>
          <table:table-cell table:formula="of:=IF([.I192]&gt;=0;IF([.H193]=1;[.I192]+([.F193]*[.J193])-20;[.I192]);0)" office:value-type="float" office:value="86471641.5971522">
            <text:p>86471641.5971522</text:p>
          </table:table-cell>
          <table:table-cell table:formula="of:=IF([.I192]&gt;1000;[.I192]*0.5;1000)" office:value-type="float" office:value="38047531.102747">
            <text:p>38047531.10274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6 00:00:0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59445644478058">
            <text:p>0.2594456445</text:p>
          </table:table-cell>
          <table:table-cell table:formula="of:=IF([.G194]&gt;0;1;0)" office:value-type="float" office:value="1">
            <text:p>1</text:p>
          </table:table-cell>
          <table:table-cell table:formula="of:=IF([.I193]&gt;=0;IF([.H194]=1;[.I193]+([.F194]*[.J194])-20;[.I193]);0)" office:value-type="float" office:value="86471621.5971522">
            <text:p>86471621.5971522</text:p>
          </table:table-cell>
          <table:table-cell table:formula="of:=IF([.I193]&gt;1000;[.I193]*0.5;1000)" office:value-type="float" office:value="43235820.7985761">
            <text:p>43235820.7985761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9-27 00:00:00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115565517930137">
            <text:p>0.1155655179</text:p>
          </table:table-cell>
          <table:table-cell table:formula="of:=IF([.G195]&gt;0;1;0)" office:value-type="float" office:value="1">
            <text:p>1</text:p>
          </table:table-cell>
          <table:table-cell table:formula="of:=IF([.I194]&gt;=0;IF([.H195]=1;[.I194]+([.F195]*[.J195])-20;[.I194]);0)" office:value-type="float" office:value="86471601.5971522">
            <text:p>86471601.5971522</text:p>
          </table:table-cell>
          <table:table-cell table:formula="of:=IF([.I194]&gt;1000;[.I194]*0.5;1000)" office:value-type="float" office:value="43235810.7985761">
            <text:p>43235810.798576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9-28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333333333333333">
            <text:p>0.3333333333</text:p>
          </table:table-cell>
          <table:table-cell office:value-type="float" office:value="0.257292966676549">
            <text:p>0.2572929667</text:p>
          </table:table-cell>
          <table:table-cell table:formula="of:=IF([.G196]&gt;0;1;0)" office:value-type="float" office:value="1">
            <text:p>1</text:p>
          </table:table-cell>
          <table:table-cell table:formula="of:=IF([.I195]&gt;=0;IF([.H196]=1;[.I195]+([.F196]*[.J196])-20;[.I195]);0)" office:value-type="float" office:value="100883515.196678">
            <text:p>100883515.196678</text:p>
          </table:table-cell>
          <table:table-cell table:formula="of:=IF([.I195]&gt;1000;[.I195]*0.5;1000)" office:value-type="float" office:value="43235800.7985761">
            <text:p>43235800.7985761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10-01 00:00:00</text:p>
          </table:table-cell>
          <table:table-cell table:number-columns-repeated="2" office:value-type="float" office:value="0.515">
            <text:p>0.515</text:p>
          </table:table-cell>
          <table:table-cell office:value-type="float" office:value="0.286407766990291">
            <text:p>0.286407767</text:p>
          </table:table-cell>
          <table:table-cell office:value-type="float" office:value="0.0691712472737939">
            <text:p>0.0691712473</text:p>
          </table:table-cell>
          <table:table-cell table:formula="of:=IF([.G197]&gt;0;1;0)" office:value-type="float" office:value="1">
            <text:p>1</text:p>
          </table:table-cell>
          <table:table-cell table:formula="of:=IF([.I196]&gt;=0;IF([.H197]=1;[.I196]+([.F197]*[.J197])-20;[.I196]);0)" office:value-type="float" office:value="115330406.353483">
            <text:p>115330406.353483</text:p>
          </table:table-cell>
          <table:table-cell table:formula="of:=IF([.I196]&gt;1000;[.I196]*0.5;1000)" office:value-type="float" office:value="50441757.5983388">
            <text:p>50441757.5983388</text:p>
          </table:table-cell>
          <table:table-cell table:number-columns-repeated="2"/>
        </table:table-row>
        <table:table-row table:style-name="ro1">
          <table:table-cell office:value-type="string">
            <text:p>DHRM</text:p>
          </table:table-cell>
          <table:table-cell office:value-type="float" office:value="1">
            <text:p>1</text:p>
          </table:table-cell>
          <table:table-cell office:value-type="string">
            <text:p>2012-10-02 00:00:00</text:p>
          </table:table-cell>
          <table:table-cell table:number-columns-repeated="2" office:value-type="float" office:value="1.8675">
            <text:p>1.8675</text:p>
          </table:table-cell>
          <table:table-cell office:value-type="float" office:value="-0.00535475234270433">
            <text:p>-0.0053547523</text:p>
          </table:table-cell>
          <table:table-cell office:value-type="float" office:value="0.0866204525019814">
            <text:p>0.0866204525</text:p>
          </table:table-cell>
          <table:table-cell table:formula="of:=IF([.G198]&gt;0;1;0)" office:value-type="float" office:value="1">
            <text:p>1</text:p>
          </table:table-cell>
          <table:table-cell table:formula="of:=IF([.I197]&gt;=0;IF([.H198]=1;[.I197]+([.F198]*[.J198])-20;[.I197]);0)" office:value-type="float" office:value="115021603.47168">
            <text:p>115021603.47168</text:p>
          </table:table-cell>
          <table:table-cell table:formula="of:=IF([.I197]&gt;1000;[.I197]*0.5;1000)" office:value-type="float" office:value="57665203.1767417">
            <text:p>57665203.176741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03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332757892136516">
            <text:p>0.3327578921</text:p>
          </table:table-cell>
          <table:table-cell table:formula="of:=IF([.G199]&gt;0;1;0)" office:value-type="float" office:value="1">
            <text:p>1</text:p>
          </table:table-cell>
          <table:table-cell table:formula="of:=IF([.I198]&gt;=0;IF([.H199]=1;[.I198]+([.F199]*[.J199])-20;[.I198]);0)" office:value-type="float" office:value="172532385.20752">
            <text:p>172532385.20752</text:p>
          </table:table-cell>
          <table:table-cell table:formula="of:=IF([.I198]&gt;1000;[.I198]*0.5;1000)" office:value-type="float" office:value="57510801.7358401">
            <text:p>57510801.7358401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2-10-04 00:00:00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134595391494695">
            <text:p>0.1345953915</text:p>
          </table:table-cell>
          <table:table-cell table:formula="of:=IF([.G200]&gt;0;1;0)" office:value-type="float" office:value="1">
            <text:p>1</text:p>
          </table:table-cell>
          <table:table-cell table:formula="of:=IF([.I199]&gt;=0;IF([.H200]=1;[.I199]+([.F200]*[.J200])-20;[.I199]);0)" office:value-type="float" office:value="172532365.20752">
            <text:p>172532365.20752</text:p>
          </table:table-cell>
          <table:table-cell table:formula="of:=IF([.I199]&gt;1000;[.I199]*0.5;1000)" office:value-type="float" office:value="86266192.6037601">
            <text:p>86266192.6037601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2-10-05 00:00:00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367619652191795">
            <text:p>0.3676196522</text:p>
          </table:table-cell>
          <table:table-cell table:formula="of:=IF([.G201]&gt;0;1;0)" office:value-type="float" office:value="1">
            <text:p>1</text:p>
          </table:table-cell>
          <table:table-cell table:formula="of:=IF([.I200]&gt;=0;IF([.H201]=1;[.I200]+([.F201]*[.J201])-20;[.I200]);0)" office:value-type="float" office:value="172532345.20752">
            <text:p>172532345.20752</text:p>
          </table:table-cell>
          <table:table-cell table:formula="of:=IF([.I200]&gt;1000;[.I200]*0.5;1000)" office:value-type="float" office:value="86266182.6037601">
            <text:p>86266182.6037601</text:p>
          </table:table-cell>
          <table:table-cell table:number-columns-repeated="2"/>
        </table:table-row>
        <table:table-row table:style-name="ro1">
          <table:table-cell office:value-type="string">
            <text:p>LIVE</text:p>
          </table:table-cell>
          <table:table-cell office:value-type="float" office:value="3.00729927007299">
            <text:p>3.0072992701</text:p>
          </table:table-cell>
          <table:table-cell office:value-type="string">
            <text:p>2012-10-08 00:00:00</text:p>
          </table:table-cell>
          <table:table-cell office:value-type="float" office:value="4.2">
            <text:p>4.2</text:p>
          </table:table-cell>
          <table:table-cell office:value-type="float" office:value="1.39660194174757">
            <text:p>1.3966019417</text:p>
          </table:table-cell>
          <table:table-cell office:value-type="float" office:value="0.0000406482820292098">
            <text:p>4.06482820292098E-005</text:p>
          </table:table-cell>
          <table:table-cell office:value-type="float" office:value="0.0857948659094022">
            <text:p>0.0857948659</text:p>
          </table:table-cell>
          <table:table-cell table:formula="of:=IF([.G202]&gt;0;1;0)" office:value-type="float" office:value="1">
            <text:p>1</text:p>
          </table:table-cell>
          <table:table-cell table:formula="of:=IF([.I201]&gt;=0;IF([.H202]=1;[.I201]+([.F202]*[.J202])-20;[.I201]);0)" office:value-type="float" office:value="172535831.779234">
            <text:p>172535831.779234</text:p>
          </table:table-cell>
          <table:table-cell table:formula="of:=IF([.I201]&gt;1000;[.I201]*0.5;1000)" office:value-type="float" office:value="86266172.6037601">
            <text:p>86266172.603760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09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-0.333333333333333">
            <text:p>-0.3333333333</text:p>
          </table:table-cell>
          <table:table-cell office:value-type="float" office:value="0.245363131415438">
            <text:p>0.2453631314</text:p>
          </table:table-cell>
          <table:table-cell table:formula="of:=IF([.G203]&gt;0;1;0)" office:value-type="float" office:value="1">
            <text:p>1</text:p>
          </table:table-cell>
          <table:table-cell table:formula="of:=IF([.I202]&gt;=0;IF([.H203]=1;[.I202]+([.F203]*[.J203])-20;[.I202]);0)" office:value-type="float" office:value="143779839.816028">
            <text:p>143779839.816028</text:p>
          </table:table-cell>
          <table:table-cell table:formula="of:=IF([.I202]&gt;1000;[.I202]*0.5;1000)" office:value-type="float" office:value="86267915.8896169">
            <text:p>86267915.889616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0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0265448470649">
            <text:p>0.1202654485</text:p>
          </table:table-cell>
          <table:table-cell table:formula="of:=IF([.G204]&gt;0;1;0)" office:value-type="float" office:value="1">
            <text:p>1</text:p>
          </table:table-cell>
          <table:table-cell table:formula="of:=IF([.I203]&gt;=0;IF([.H204]=1;[.I203]+([.F204]*[.J204])-20;[.I203]);0)" office:value-type="float" office:value="215669739.724042">
            <text:p>215669739.724042</text:p>
          </table:table-cell>
          <table:table-cell table:formula="of:=IF([.I203]&gt;1000;[.I203]*0.5;1000)" office:value-type="float" office:value="71889919.9080141">
            <text:p>71889919.9080141</text:p>
          </table:table-cell>
          <table:table-cell table:number-columns-repeated="2"/>
        </table:table-row>
        <table:table-row table:style-name="ro1">
          <table:table-cell office:value-type="string">
            <text:p>SVBL</text:p>
          </table:table-cell>
          <table:table-cell office:value-type="float" office:value="1">
            <text:p>1</text:p>
          </table:table-cell>
          <table:table-cell office:value-type="string">
            <text:p>2012-10-11 00:00:00</text:p>
          </table:table-cell>
          <table:table-cell table:number-columns-repeated="2" office:value-type="float" office:value="0.4875">
            <text:p>0.4875</text:p>
          </table:table-cell>
          <table:table-cell office:value-type="float" office:value="0.0153846153846153">
            <text:p>0.0153846154</text:p>
          </table:table-cell>
          <table:table-cell office:value-type="float" office:value="0.0714970860862653">
            <text:p>0.0714970861</text:p>
          </table:table-cell>
          <table:table-cell table:formula="of:=IF([.G205]&gt;0;1;0)" office:value-type="float" office:value="1">
            <text:p>1</text:p>
          </table:table-cell>
          <table:table-cell table:formula="of:=IF([.I204]&gt;=0;IF([.H205]=1;[.I204]+([.F205]*[.J205])-20;[.I204]);0)" office:value-type="float" office:value="217328717.721919">
            <text:p>217328717.721919</text:p>
          </table:table-cell>
          <table:table-cell table:formula="of:=IF([.I204]&gt;1000;[.I204]*0.5;1000)" office:value-type="float" office:value="107834869.862021">
            <text:p>107834869.862021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1">
            <text:p>1</text:p>
          </table:table-cell>
          <table:table-cell office:value-type="string">
            <text:p>2012-10-12 00:00:00</text:p>
          </table:table-cell>
          <table:table-cell table:number-columns-repeated="2" office:value-type="float" office:value="2.4125">
            <text:p>2.4125</text:p>
          </table:table-cell>
          <table:table-cell office:value-type="float" office:value="0.00621761658031095">
            <text:p>0.0062176166</text:p>
          </table:table-cell>
          <table:table-cell office:value-type="float" office:value="0.0839572993318019">
            <text:p>0.0839572993</text:p>
          </table:table-cell>
          <table:table-cell table:formula="of:=IF([.G206]&gt;0;1;0)" office:value-type="float" office:value="1">
            <text:p>1</text:p>
          </table:table-cell>
          <table:table-cell table:formula="of:=IF([.I205]&gt;=0;IF([.H206]=1;[.I205]+([.F206]*[.J206])-20;[.I205]);0)" office:value-type="float" office:value="218004331.041262">
            <text:p>218004331.041262</text:p>
          </table:table-cell>
          <table:table-cell table:formula="of:=IF([.I205]&gt;1000;[.I205]*0.5;1000)" office:value-type="float" office:value="108664358.86096">
            <text:p>108664358.86096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1">
            <text:p>1</text:p>
          </table:table-cell>
          <table:table-cell office:value-type="string">
            <text:p>2012-10-15 00:00:00</text:p>
          </table:table-cell>
          <table:table-cell table:number-columns-repeated="2" office:value-type="float" office:value="2.4275">
            <text:p>2.4275</text:p>
          </table:table-cell>
          <table:table-cell office:value-type="float" office:value="-0.0092687950566428">
            <text:p>-0.0092687951</text:p>
          </table:table-cell>
          <table:table-cell office:value-type="float" office:value="0.0692806716254472">
            <text:p>0.0692806716</text:p>
          </table:table-cell>
          <table:table-cell table:formula="of:=IF([.G207]&gt;0;1;0)" office:value-type="float" office:value="1">
            <text:p>1</text:p>
          </table:table-cell>
          <table:table-cell table:formula="of:=IF([.I206]&gt;=0;IF([.H207]=1;[.I206]+([.F207]*[.J207])-20;[.I206]);0)" office:value-type="float" office:value="216993992.308321">
            <text:p>216993992.308321</text:p>
          </table:table-cell>
          <table:table-cell table:formula="of:=IF([.I206]&gt;1000;[.I206]*0.5;1000)" office:value-type="float" office:value="109002165.520631">
            <text:p>109002165.52063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6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-0.0625">
            <text:p>-0.0625</text:p>
          </table:table-cell>
          <table:table-cell office:value-type="float" office:value="0.328055771960893">
            <text:p>0.328055772</text:p>
          </table:table-cell>
          <table:table-cell table:formula="of:=IF([.G208]&gt;0;1;0)" office:value-type="float" office:value="1">
            <text:p>1</text:p>
          </table:table-cell>
          <table:table-cell table:formula="of:=IF([.I207]&gt;=0;IF([.H208]=1;[.I207]+([.F208]*[.J208])-20;[.I207]);0)" office:value-type="float" office:value="210212910.048686">
            <text:p>210212910.048686</text:p>
          </table:table-cell>
          <table:table-cell table:formula="of:=IF([.I207]&gt;1000;[.I207]*0.5;1000)" office:value-type="float" office:value="108496996.154161">
            <text:p>108496996.15416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7 00:00:00</text:p>
          </table:table-cell>
          <table:table-cell table:number-columns-repeated="2" office:value-type="float" office:value="0.1125">
            <text:p>0.1125</text:p>
          </table:table-cell>
          <table:table-cell office:value-type="float" office:value="0.244444444444444">
            <text:p>0.2444444444</text:p>
          </table:table-cell>
          <table:table-cell office:value-type="float" office:value="0.197650090012266">
            <text:p>0.19765009</text:p>
          </table:table-cell>
          <table:table-cell table:formula="of:=IF([.G209]&gt;0;1;0)" office:value-type="float" office:value="1">
            <text:p>1</text:p>
          </table:table-cell>
          <table:table-cell table:formula="of:=IF([.I208]&gt;=0;IF([.H209]=1;[.I208]+([.F209]*[.J209])-20;[.I208]);0)" office:value-type="float" office:value="235905579.054637">
            <text:p>235905579.054637</text:p>
          </table:table-cell>
          <table:table-cell table:formula="of:=IF([.I208]&gt;1000;[.I208]*0.5;1000)" office:value-type="float" office:value="105106455.024343">
            <text:p>105106455.024343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57142857142857">
            <text:p>0.0085714286</text:p>
          </table:table-cell>
          <table:table-cell office:value-type="string">
            <text:p>2012-10-18 00:00:00</text:p>
          </table:table-cell>
          <table:table-cell office:value-type="float" office:value="0.055">
            <text:p>0.055</text:p>
          </table:table-cell>
          <table:table-cell office:value-type="float" office:value="6.41666666666667">
            <text:p>6.4166666667</text:p>
          </table:table-cell>
          <table:table-cell office:value-type="float" office:value="0.134857142857143">
            <text:p>0.1348571429</text:p>
          </table:table-cell>
          <table:table-cell office:value-type="float" office:value="0.113027250657966">
            <text:p>0.1130272507</text:p>
          </table:table-cell>
          <table:table-cell table:formula="of:=IF([.G210]&gt;0;1;0)" office:value-type="float" office:value="1">
            <text:p>1</text:p>
          </table:table-cell>
          <table:table-cell table:formula="of:=IF([.I209]&gt;=0;IF([.H210]=1;[.I209]+([.F210]*[.J210])-20;[.I209]);0)" office:value-type="float" office:value="251812335.242321">
            <text:p>251812335.242321</text:p>
          </table:table-cell>
          <table:table-cell table:formula="of:=IF([.I209]&gt;1000;[.I209]*0.5;1000)" office:value-type="float" office:value="117952789.527318">
            <text:p>117952789.52731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9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285714285714286">
            <text:p>0.2857142857</text:p>
          </table:table-cell>
          <table:table-cell office:value-type="float" office:value="0.0871050141636323">
            <text:p>0.0871050142</text:p>
          </table:table-cell>
          <table:table-cell table:formula="of:=IF([.G211]&gt;0;1;0)" office:value-type="float" office:value="1">
            <text:p>1</text:p>
          </table:table-cell>
          <table:table-cell table:formula="of:=IF([.I210]&gt;=0;IF([.H211]=1;[.I210]+([.F211]*[.J211])-20;[.I210]);0)" office:value-type="float" office:value="287785505.991224">
            <text:p>287785505.991224</text:p>
          </table:table-cell>
          <table:table-cell table:formula="of:=IF([.I210]&gt;1000;[.I210]*0.5;1000)" office:value-type="float" office:value="125906167.62116">
            <text:p>125906167.62116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2-10-22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963455301639557">
            <text:p>0.0963455302</text:p>
          </table:table-cell>
          <table:table-cell table:formula="of:=IF([.G212]&gt;0;1;0)" office:value-type="float" office:value="1">
            <text:p>1</text:p>
          </table:table-cell>
          <table:table-cell table:formula="of:=IF([.I211]&gt;=0;IF([.H212]=1;[.I211]+([.F212]*[.J212])-20;[.I211]);0)" office:value-type="float" office:value="287785485.991224">
            <text:p>287785485.991224</text:p>
          </table:table-cell>
          <table:table-cell table:formula="of:=IF([.I211]&gt;1000;[.I211]*0.5;1000)" office:value-type="float" office:value="143892752.995612">
            <text:p>143892752.99561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23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363636363636363">
            <text:p>0.3636363636</text:p>
          </table:table-cell>
          <table:table-cell office:value-type="float" office:value="0.174691354835544">
            <text:p>0.1746913548</text:p>
          </table:table-cell>
          <table:table-cell table:formula="of:=IF([.G213]&gt;0;1;0)" office:value-type="float" office:value="1">
            <text:p>1</text:p>
          </table:table-cell>
          <table:table-cell table:formula="of:=IF([.I212]&gt;=0;IF([.H213]=1;[.I212]+([.F213]*[.J213])-20;[.I212]);0)" office:value-type="float" office:value="340110099.80781">
            <text:p>340110099.80781</text:p>
          </table:table-cell>
          <table:table-cell table:formula="of:=IF([.I212]&gt;1000;[.I212]*0.5;1000)" office:value-type="float" office:value="143892742.995612">
            <text:p>143892742.995612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70229007634">
            <text:p>1.0687022901</text:p>
          </table:table-cell>
          <table:table-cell office:value-type="string">
            <text:p>2012-10-24 00:00:00</text:p>
          </table:table-cell>
          <table:table-cell office:value-type="float" office:value="7">
            <text:p>7</text:p>
          </table:table-cell>
          <table:table-cell office:value-type="float" office:value="6.55">
            <text:p>6.55</text:p>
          </table:table-cell>
          <table:table-cell office:value-type="float" office:value="0">
            <text:p>0</text:p>
          </table:table-cell>
          <table:table-cell office:value-type="float" office:value="0.0715733485969317">
            <text:p>0.0715733486</text:p>
          </table:table-cell>
          <table:table-cell table:formula="of:=IF([.G214]&gt;0;1;0)" office:value-type="float" office:value="1">
            <text:p>1</text:p>
          </table:table-cell>
          <table:table-cell table:formula="of:=IF([.I213]&gt;=0;IF([.H214]=1;[.I213]+([.F214]*[.J214])-20;[.I213]);0)" office:value-type="float" office:value="340110079.80781">
            <text:p>340110079.80781</text:p>
          </table:table-cell>
          <table:table-cell table:formula="of:=IF([.I213]&gt;1000;[.I213]*0.5;1000)" office:value-type="float" office:value="170055049.903905">
            <text:p>170055049.90390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25 00:00:00</text:p>
          </table:table-cell>
          <table:table-cell table:number-columns-repeated="2" office:value-type="float" office:value="0.115">
            <text:p>0.115</text:p>
          </table:table-cell>
          <table:table-cell office:value-type="float" office:value="0.304347826086956">
            <text:p>0.3043478261</text:p>
          </table:table-cell>
          <table:table-cell office:value-type="float" office:value="0.242842340201068">
            <text:p>0.2428423402</text:p>
          </table:table-cell>
          <table:table-cell table:formula="of:=IF([.G215]&gt;0;1;0)" office:value-type="float" office:value="1">
            <text:p>1</text:p>
          </table:table-cell>
          <table:table-cell table:formula="of:=IF([.I214]&gt;=0;IF([.H215]=1;[.I214]+([.F215]*[.J215])-20;[.I214]);0)" office:value-type="float" office:value="391865941.517694">
            <text:p>391865941.517694</text:p>
          </table:table-cell>
          <table:table-cell table:formula="of:=IF([.I214]&gt;1000;[.I214]*0.5;1000)" office:value-type="float" office:value="170055039.903905">
            <text:p>170055039.903905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2-10-26 00:00:00</text:p>
          </table:table-cell>
          <table:table-cell table:number-columns-repeated="2" office:value-type="float" office:value="0.325">
            <text:p>0.325</text:p>
          </table:table-cell>
          <table:table-cell office:value-type="float" office:value="-0.130769230769231">
            <text:p>-0.1307692308</text:p>
          </table:table-cell>
          <table:table-cell office:value-type="float" office:value="0.0946737012472893">
            <text:p>0.0946737012</text:p>
          </table:table-cell>
          <table:table-cell table:formula="of:=IF([.G216]&gt;0;1;0)" office:value-type="float" office:value="1">
            <text:p>1</text:p>
          </table:table-cell>
          <table:table-cell table:formula="of:=IF([.I215]&gt;=0;IF([.H216]=1;[.I215]+([.F216]*[.J216])-20;[.I215]);0)" office:value-type="float" office:value="366243917.649229">
            <text:p>366243917.649229</text:p>
          </table:table-cell>
          <table:table-cell table:formula="of:=IF([.I215]&gt;1000;[.I215]*0.5;1000)" office:value-type="float" office:value="195932970.758847">
            <text:p>195932970.75884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10-29 00:00:00</text:p>
          </table:table-cell>
          <table:table-cell table:number-columns-repeated="2" office:value-type="float" office:value="4.75">
            <text:p>4.75</text:p>
          </table:table-cell>
          <table:table-cell office:value-type="float" office:value="0">
            <text:p>0</text:p>
          </table:table-cell>
          <table:table-cell office:value-type="float" office:value="0.0899817285839591">
            <text:p>0.0899817286</text:p>
          </table:table-cell>
          <table:table-cell table:formula="of:=IF([.G217]&gt;0;1;0)" office:value-type="float" office:value="1">
            <text:p>1</text:p>
          </table:table-cell>
          <table:table-cell table:formula="of:=IF([.I216]&gt;=0;IF([.H217]=1;[.I216]+([.F217]*[.J217])-20;[.I216]);0)" office:value-type="float" office:value="366243897.649229">
            <text:p>366243897.649229</text:p>
          </table:table-cell>
          <table:table-cell table:formula="of:=IF([.I216]&gt;1000;[.I216]*0.5;1000)" office:value-type="float" office:value="183121958.824615">
            <text:p>183121958.824615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10-30 00:00:00</text:p>
          </table:table-cell>
          <table:table-cell table:number-columns-repeated="2" office:value-type="float" office:value="4.75">
            <text:p>4.75</text:p>
          </table:table-cell>
          <table:table-cell office:value-type="float" office:value="-0.0410526315789475">
            <text:p>-0.0410526316</text:p>
          </table:table-cell>
          <table:table-cell office:value-type="float" office:value="0.0158555799412027">
            <text:p>0.0158555799</text:p>
          </table:table-cell>
          <table:table-cell table:formula="of:=IF([.G218]&gt;0;1;0)" office:value-type="float" office:value="1">
            <text:p>1</text:p>
          </table:table-cell>
          <table:table-cell table:formula="of:=IF([.I217]&gt;=0;IF([.H218]=1;[.I217]+([.F218]*[.J218])-20;[.I217]);0)" office:value-type="float" office:value="358726239.750114">
            <text:p>358726239.750114</text:p>
          </table:table-cell>
          <table:table-cell table:formula="of:=IF([.I217]&gt;1000;[.I217]*0.5;1000)" office:value-type="float" office:value="183121948.824615">
            <text:p>183121948.824615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10-31 00:00:00</text:p>
          </table:table-cell>
          <table:table-cell office:value-type="float" office:value="1.525">
            <text:p>1.525</text:p>
          </table:table-cell>
          <table:table-cell office:value-type="float" office:value="7.625">
            <text:p>7.625</text:p>
          </table:table-cell>
          <table:table-cell office:value-type="float" office:value="0.0196721311475412">
            <text:p>0.0196721311</text:p>
          </table:table-cell>
          <table:table-cell office:value-type="float" office:value="0.075373458556275">
            <text:p>0.0753734586</text:p>
          </table:table-cell>
          <table:table-cell table:formula="of:=IF([.G219]&gt;0;1;0)" office:value-type="float" office:value="1">
            <text:p>1</text:p>
          </table:table-cell>
          <table:table-cell table:formula="of:=IF([.I218]&gt;=0;IF([.H219]=1;[.I218]+([.F219]*[.J219])-20;[.I218]);0)" office:value-type="float" office:value="362254674.567328">
            <text:p>362254674.567328</text:p>
          </table:table-cell>
          <table:table-cell table:formula="of:=IF([.I218]&gt;1000;[.I218]*0.5;1000)" office:value-type="float" office:value="179363119.875057">
            <text:p>179363119.875057</text:p>
          </table:table-cell>
          <table:table-cell table:number-columns-repeated="2"/>
        </table:table-row>
        <table:table-row table:style-name="ro1">
          <table:table-cell office:value-type="string">
            <text:p>REDF</text:p>
          </table:table-cell>
          <table:table-cell office:value-type="float" office:value="1">
            <text:p>1</text:p>
          </table:table-cell>
          <table:table-cell office:value-type="string">
            <text:p>2012-11-01 00:00:00</text:p>
          </table:table-cell>
          <table:table-cell table:number-columns-repeated="2" office:value-type="float" office:value="2.2775">
            <text:p>2.2775</text:p>
          </table:table-cell>
          <table:table-cell office:value-type="float" office:value="0.070252469813392">
            <text:p>0.0702524698</text:p>
          </table:table-cell>
          <table:table-cell office:value-type="float" office:value="0.146007119276383">
            <text:p>0.1460071193</text:p>
          </table:table-cell>
          <table:table-cell table:formula="of:=IF([.G220]&gt;0;1;0)" office:value-type="float" office:value="1">
            <text:p>1</text:p>
          </table:table-cell>
          <table:table-cell table:formula="of:=IF([.I219]&gt;=0;IF([.H220]=1;[.I219]+([.F220]*[.J220])-20;[.I219]);0)" office:value-type="float" office:value="374979297.362229">
            <text:p>374979297.362229</text:p>
          </table:table-cell>
          <table:table-cell table:formula="of:=IF([.I219]&gt;1000;[.I219]*0.5;1000)" office:value-type="float" office:value="181127337.283664">
            <text:p>181127337.28366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02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272727272727273">
            <text:p>0.2727272727</text:p>
          </table:table-cell>
          <table:table-cell office:value-type="float" office:value="0.411266561655659">
            <text:p>0.4112665617</text:p>
          </table:table-cell>
          <table:table-cell table:formula="of:=IF([.G221]&gt;0;1;0)" office:value-type="float" office:value="1">
            <text:p>1</text:p>
          </table:table-cell>
          <table:table-cell table:formula="of:=IF([.I220]&gt;=0;IF([.H221]=1;[.I220]+([.F221]*[.J221])-20;[.I220]);0)" office:value-type="float" office:value="426112817.911623">
            <text:p>426112817.911623</text:p>
          </table:table-cell>
          <table:table-cell table:formula="of:=IF([.I220]&gt;1000;[.I220]*0.5;1000)" office:value-type="float" office:value="187489648.681114">
            <text:p>187489648.681114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">
            <text:p>0.008</text:p>
          </table:table-cell>
          <table:table-cell office:value-type="string">
            <text:p>2012-11-05 00:00:00</text:p>
          </table:table-cell>
          <table:table-cell office:value-type="float" office:value="0.04">
            <text:p>0.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805359776267978">
            <text:p>0.0805359776</text:p>
          </table:table-cell>
          <table:table-cell table:formula="of:=IF([.G222]&gt;0;1;0)" office:value-type="float" office:value="1">
            <text:p>1</text:p>
          </table:table-cell>
          <table:table-cell table:formula="of:=IF([.I221]&gt;=0;IF([.H222]=1;[.I221]+([.F222]*[.J222])-20;[.I221]);0)" office:value-type="float" office:value="426112797.911623">
            <text:p>426112797.911623</text:p>
          </table:table-cell>
          <table:table-cell table:formula="of:=IF([.I221]&gt;1000;[.I221]*0.5;1000)" office:value-type="float" office:value="213056408.955812">
            <text:p>213056408.955812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">
            <text:p>0.008</text:p>
          </table:table-cell>
          <table:table-cell office:value-type="string">
            <text:p>2012-11-06 00:00:00</text:p>
          </table:table-cell>
          <table:table-cell office:value-type="float" office:value="0.04">
            <text:p>0.04</text:p>
          </table:table-cell>
          <table:table-cell office:value-type="float" office:value="5">
            <text:p>5</text:p>
          </table:table-cell>
          <table:table-cell office:value-type="float" office:value="-0.109375">
            <text:p>-0.109375</text:p>
          </table:table-cell>
          <table:table-cell office:value-type="float" office:value="0.0562091789674485">
            <text:p>0.056209179</text:p>
          </table:table-cell>
          <table:table-cell table:formula="of:=IF([.G223]&gt;0;1;0)" office:value-type="float" office:value="1">
            <text:p>1</text:p>
          </table:table-cell>
          <table:table-cell table:formula="of:=IF([.I222]&gt;=0;IF([.H223]=1;[.I222]+([.F223]*[.J223])-20;[.I222]);0)" office:value-type="float" office:value="402809734.275832">
            <text:p>402809734.275832</text:p>
          </table:table-cell>
          <table:table-cell table:formula="of:=IF([.I222]&gt;1000;[.I222]*0.5;1000)" office:value-type="float" office:value="213056398.955812">
            <text:p>213056398.955812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2-11-07 00:00:00</text:p>
          </table:table-cell>
          <table:table-cell table:number-columns-repeated="2" office:value-type="float" office:value="0.425">
            <text:p>0.425</text:p>
          </table:table-cell>
          <table:table-cell office:value-type="float" office:value="-0.0235294117647059">
            <text:p>-0.0235294118</text:p>
          </table:table-cell>
          <table:table-cell office:value-type="float" office:value="0.168785837198169">
            <text:p>0.1687858372</text:p>
          </table:table-cell>
          <table:table-cell table:formula="of:=IF([.G224]&gt;0;1;0)" office:value-type="float" office:value="1">
            <text:p>1</text:p>
          </table:table-cell>
          <table:table-cell table:formula="of:=IF([.I223]&gt;=0;IF([.H224]=1;[.I223]+([.F224]*[.J224])-20;[.I223]);0)" office:value-type="float" office:value="398070776.225528">
            <text:p>398070776.225528</text:p>
          </table:table-cell>
          <table:table-cell table:formula="of:=IF([.I223]&gt;1000;[.I223]*0.5;1000)" office:value-type="float" office:value="201404867.137916">
            <text:p>201404867.137916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11-08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280231866573089">
            <text:p>0.2802318666</text:p>
          </table:table-cell>
          <table:table-cell table:formula="of:=IF([.G225]&gt;0;1;0)" office:value-type="float" office:value="1">
            <text:p>1</text:p>
          </table:table-cell>
          <table:table-cell table:formula="of:=IF([.I224]&gt;=0;IF([.H225]=1;[.I224]+([.F225]*[.J225])-20;[.I224]);0)" office:value-type="float" office:value="398070756.225528">
            <text:p>398070756.225528</text:p>
          </table:table-cell>
          <table:table-cell table:formula="of:=IF([.I224]&gt;1000;[.I224]*0.5;1000)" office:value-type="float" office:value="199035388.112764">
            <text:p>199035388.112764</text:p>
          </table:table-cell>
          <table:table-cell table:number-columns-repeated="2"/>
        </table:table-row>
        <table:table-row table:style-name="ro1">
          <table:table-cell office:value-type="string">
            <text:p>LTBR</text:p>
          </table:table-cell>
          <table:table-cell office:value-type="float" office:value="1">
            <text:p>1</text:p>
          </table:table-cell>
          <table:table-cell office:value-type="string">
            <text:p>2012-11-09 00:00:00</text:p>
          </table:table-cell>
          <table:table-cell table:number-columns-repeated="2" office:value-type="float" office:value="1.4425">
            <text:p>1.4425</text:p>
          </table:table-cell>
          <table:table-cell office:value-type="float" office:value="0.114384748700173">
            <text:p>0.1143847487</text:p>
          </table:table-cell>
          <table:table-cell office:value-type="float" office:value="0.056679312986667">
            <text:p>0.056679313</text:p>
          </table:table-cell>
          <table:table-cell table:formula="of:=IF([.G226]&gt;0;1;0)" office:value-type="float" office:value="1">
            <text:p>1</text:p>
          </table:table-cell>
          <table:table-cell table:formula="of:=IF([.I225]&gt;=0;IF([.H226]=1;[.I225]+([.F226]*[.J226])-20;[.I225]);0)" office:value-type="float" office:value="420837347.9334">
            <text:p>420837347.9334</text:p>
          </table:table-cell>
          <table:table-cell table:formula="of:=IF([.I225]&gt;1000;[.I225]*0.5;1000)" office:value-type="float" office:value="199035378.112764">
            <text:p>199035378.112764</text:p>
          </table:table-cell>
          <table:table-cell table:number-columns-repeated="2"/>
        </table:table-row>
        <table:table-row table:style-name="ro1">
          <table:table-cell office:value-type="string">
            <text:p>KIPO</text:p>
          </table:table-cell>
          <table:table-cell office:value-type="float" office:value="1.10183639398998">
            <text:p>1.101836394</text:p>
          </table:table-cell>
          <table:table-cell office:value-type="string">
            <text:p>2012-11-12 00:00:00</text:p>
          </table:table-cell>
          <table:table-cell office:value-type="float" office:value="6.6375">
            <text:p>6.6375</text:p>
          </table:table-cell>
          <table:table-cell office:value-type="float" office:value="6.02403409090909">
            <text:p>6.0240340909</text:p>
          </table:table-cell>
          <table:table-cell office:value-type="float" office:value="-0.00980989793875187">
            <text:p>-0.0098098979</text:p>
          </table:table-cell>
          <table:table-cell office:value-type="float" office:value="0.0994241158226965">
            <text:p>0.0994241158</text:p>
          </table:table-cell>
          <table:table-cell table:formula="of:=IF([.G227]&gt;0;1;0)" office:value-type="float" office:value="1">
            <text:p>1</text:p>
          </table:table-cell>
          <table:table-cell table:formula="of:=IF([.I226]&gt;=0;IF([.H227]=1;[.I226]+([.F227]*[.J227])-20;[.I226]);0)" office:value-type="float" office:value="418773142.217379">
            <text:p>418773142.217379</text:p>
          </table:table-cell>
          <table:table-cell table:formula="of:=IF([.I226]&gt;1000;[.I226]*0.5;1000)" office:value-type="float" office:value="210418673.9667">
            <text:p>210418673.966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13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440777243707962">
            <text:p>0.4407772437</text:p>
          </table:table-cell>
          <table:table-cell table:formula="of:=IF([.G228]&gt;0;1;0)" office:value-type="float" office:value="1">
            <text:p>1</text:p>
          </table:table-cell>
          <table:table-cell table:formula="of:=IF([.I227]&gt;=0;IF([.H228]=1;[.I227]+([.F228]*[.J228])-20;[.I227]);0)" office:value-type="float" office:value="418773122.217379">
            <text:p>418773122.217379</text:p>
          </table:table-cell>
          <table:table-cell table:formula="of:=IF([.I227]&gt;1000;[.I227]*0.5;1000)" office:value-type="float" office:value="209386571.10869">
            <text:p>209386571.1086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14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112403223047531">
            <text:p>0.112403223</text:p>
          </table:table-cell>
          <table:table-cell table:formula="of:=IF([.G229]&gt;0;1;0)" office:value-type="float" office:value="1">
            <text:p>1</text:p>
          </table:table-cell>
          <table:table-cell table:formula="of:=IF([.I228]&gt;=0;IF([.H229]=1;[.I228]+([.F229]*[.J229])-20;[.I228]);0)" office:value-type="float" office:value="418773102.217379">
            <text:p>418773102.217379</text:p>
          </table:table-cell>
          <table:table-cell table:formula="of:=IF([.I228]&gt;1000;[.I228]*0.5;1000)" office:value-type="float" office:value="209386561.10869">
            <text:p>209386561.10869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2-11-15 00:00:00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192237672685733">
            <text:p>0.1922376727</text:p>
          </table:table-cell>
          <table:table-cell table:formula="of:=IF([.G230]&gt;0;1;0)" office:value-type="float" office:value="1">
            <text:p>1</text:p>
          </table:table-cell>
          <table:table-cell table:formula="of:=IF([.I229]&gt;=0;IF([.H230]=1;[.I229]+([.F230]*[.J230])-20;[.I229]);0)" office:value-type="float" office:value="418773082.217379">
            <text:p>418773082.217379</text:p>
          </table:table-cell>
          <table:table-cell table:formula="of:=IF([.I229]&gt;1000;[.I229]*0.5;1000)" office:value-type="float" office:value="209386551.10869">
            <text:p>209386551.10869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2-11-16 00:00:00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430317855948452">
            <text:p>0.4303178559</text:p>
          </table:table-cell>
          <table:table-cell table:formula="of:=IF([.G231]&gt;0;1;0)" office:value-type="float" office:value="1">
            <text:p>1</text:p>
          </table:table-cell>
          <table:table-cell table:formula="of:=IF([.I230]&gt;=0;IF([.H231]=1;[.I230]+([.F231]*[.J231])-20;[.I230]);0)" office:value-type="float" office:value="418773062.217379">
            <text:p>418773062.217379</text:p>
          </table:table-cell>
          <table:table-cell table:formula="of:=IF([.I230]&gt;1000;[.I230]*0.5;1000)" office:value-type="float" office:value="209386541.10869">
            <text:p>209386541.10869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2-11-19 00:00:00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297297297297297">
            <text:p>0.2972972973</text:p>
          </table:table-cell>
          <table:table-cell office:value-type="float" office:value="0.152252965256482">
            <text:p>0.1522529653</text:p>
          </table:table-cell>
          <table:table-cell table:formula="of:=IF([.G232]&gt;0;1;0)" office:value-type="float" office:value="1">
            <text:p>1</text:p>
          </table:table-cell>
          <table:table-cell table:formula="of:=IF([.I231]&gt;=0;IF([.H232]=1;[.I231]+([.F232]*[.J232])-20;[.I231]);0)" office:value-type="float" office:value="481023092.006449">
            <text:p>481023092.006449</text:p>
          </table:table-cell>
          <table:table-cell table:formula="of:=IF([.I231]&gt;1000;[.I231]*0.5;1000)" office:value-type="float" office:value="209386531.10869">
            <text:p>209386531.10869</text:p>
          </table:table-cell>
          <table:table-cell table:number-columns-repeated="2"/>
        </table:table-row>
        <table:table-row table:style-name="ro1">
          <table:table-cell office:value-type="string">
            <text:p>SGOC</text:p>
          </table:table-cell>
          <table:table-cell office:value-type="float" office:value="1">
            <text:p>1</text:p>
          </table:table-cell>
          <table:table-cell office:value-type="string">
            <text:p>2012-11-20 00:00:00</text:p>
          </table:table-cell>
          <table:table-cell table:number-columns-repeated="2" office:value-type="float" office:value="1.335">
            <text:p>1.335</text:p>
          </table:table-cell>
          <table:table-cell office:value-type="float" office:value="0.0205992509363297">
            <text:p>0.0205992509</text:p>
          </table:table-cell>
          <table:table-cell office:value-type="float" office:value="0.278463644633201">
            <text:p>0.2784636446</text:p>
          </table:table-cell>
          <table:table-cell table:formula="of:=IF([.G233]&gt;0;1;0)" office:value-type="float" office:value="1">
            <text:p>1</text:p>
          </table:table-cell>
          <table:table-cell table:formula="of:=IF([.I232]&gt;=0;IF([.H233]=1;[.I232]+([.F233]*[.J233])-20;[.I232]);0)" office:value-type="float" office:value="485977429.695654">
            <text:p>485977429.695654</text:p>
          </table:table-cell>
          <table:table-cell table:formula="of:=IF([.I232]&gt;1000;[.I232]*0.5;1000)" office:value-type="float" office:value="240511546.003224">
            <text:p>240511546.003224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0.125">
            <text:p>0.125</text:p>
          </table:table-cell>
          <table:table-cell office:value-type="string">
            <text:p>2012-11-21 00:00:00</text:p>
          </table:table-cell>
          <table:table-cell office:value-type="float" office:value="0.8325">
            <text:p>0.8325</text:p>
          </table:table-cell>
          <table:table-cell office:value-type="float" office:value="6.66">
            <text:p>6.66</text:p>
          </table:table-cell>
          <table:table-cell office:value-type="float" office:value="-0.00900900900900892">
            <text:p>-0.009009009</text:p>
          </table:table-cell>
          <table:table-cell office:value-type="float" office:value="0.0716405248553441">
            <text:p>0.0716405249</text:p>
          </table:table-cell>
          <table:table-cell table:formula="of:=IF([.G234]&gt;0;1;0)" office:value-type="float" office:value="1">
            <text:p>1</text:p>
          </table:table-cell>
          <table:table-cell table:formula="of:=IF([.I233]&gt;=0;IF([.H234]=1;[.I233]+([.F234]*[.J234])-20;[.I233]);0)" office:value-type="float" office:value="483788322.174503">
            <text:p>483788322.174503</text:p>
          </table:table-cell>
          <table:table-cell table:formula="of:=IF([.I233]&gt;1000;[.I233]*0.5;1000)" office:value-type="float" office:value="242988714.847827">
            <text:p>242988714.847827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2-11-22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136363636363636">
            <text:p>0.1363636364</text:p>
          </table:table-cell>
          <table:table-cell office:value-type="float" office:value="0.0105318936697494">
            <text:p>0.0105318937</text:p>
          </table:table-cell>
          <table:table-cell table:formula="of:=IF([.G235]&gt;0;1;0)" office:value-type="float" office:value="1">
            <text:p>1</text:p>
          </table:table-cell>
          <table:table-cell table:formula="of:=IF([.I234]&gt;=0;IF([.H235]=1;[.I234]+([.F235]*[.J235])-20;[.I234]);0)" office:value-type="float" office:value="516773869.595491">
            <text:p>516773869.595491</text:p>
          </table:table-cell>
          <table:table-cell table:formula="of:=IF([.I234]&gt;1000;[.I234]*0.5;1000)" office:value-type="float" office:value="241894161.087251">
            <text:p>241894161.08725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23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75">
            <text:p>0.75</text:p>
          </table:table-cell>
          <table:table-cell office:value-type="float" office:value="0.289406443815585">
            <text:p>0.2894064438</text:p>
          </table:table-cell>
          <table:table-cell table:formula="of:=IF([.G236]&gt;0;1;0)" office:value-type="float" office:value="1">
            <text:p>1</text:p>
          </table:table-cell>
          <table:table-cell table:formula="of:=IF([.I235]&gt;=0;IF([.H236]=1;[.I235]+([.F236]*[.J236])-20;[.I235]);0)" office:value-type="float" office:value="710564050.693801">
            <text:p>710564050.693801</text:p>
          </table:table-cell>
          <table:table-cell table:formula="of:=IF([.I235]&gt;1000;[.I235]*0.5;1000)" office:value-type="float" office:value="258386934.797746">
            <text:p>258386934.797746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0.125">
            <text:p>0.125</text:p>
          </table:table-cell>
          <table:table-cell office:value-type="string">
            <text:p>2012-11-26 00:00:00</text:p>
          </table:table-cell>
          <table:table-cell office:value-type="float" office:value="0.825">
            <text:p>0.825</text:p>
          </table:table-cell>
          <table:table-cell office:value-type="float" office:value="6.6">
            <text:p>6.6</text:p>
          </table:table-cell>
          <table:table-cell office:value-type="float" office:value="-0.139393939393939">
            <text:p>-0.1393939394</text:p>
          </table:table-cell>
          <table:table-cell office:value-type="float" office:value="0.144166946211799">
            <text:p>0.1441669462</text:p>
          </table:table-cell>
          <table:table-cell table:formula="of:=IF([.G237]&gt;0;1;0)" office:value-type="float" office:value="1">
            <text:p>1</text:p>
          </table:table-cell>
          <table:table-cell table:formula="of:=IF([.I236]&gt;=0;IF([.H237]=1;[.I236]+([.F237]*[.J237])-20;[.I236]);0)" office:value-type="float" office:value="661039869.584839">
            <text:p>661039869.584839</text:p>
          </table:table-cell>
          <table:table-cell table:formula="of:=IF([.I236]&gt;1000;[.I236]*0.5;1000)" office:value-type="float" office:value="355282025.3469">
            <text:p>355282025.3469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11-27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0.153846153846154">
            <text:p>0.1538461538</text:p>
          </table:table-cell>
          <table:table-cell office:value-type="float" office:value="0.111422152895474">
            <text:p>0.1114221529</text:p>
          </table:table-cell>
          <table:table-cell table:formula="of:=IF([.G238]&gt;0;1;0)" office:value-type="float" office:value="1">
            <text:p>1</text:p>
          </table:table-cell>
          <table:table-cell table:formula="of:=IF([.I237]&gt;=0;IF([.H238]=1;[.I237]+([.F238]*[.J238])-20;[.I237]);0)" office:value-type="float" office:value="711889070.322134">
            <text:p>711889070.322134</text:p>
          </table:table-cell>
          <table:table-cell table:formula="of:=IF([.I237]&gt;1000;[.I237]*0.5;1000)" office:value-type="float" office:value="330519934.792419">
            <text:p>330519934.792419</text:p>
          </table:table-cell>
          <table:table-cell table:number-columns-repeated="2"/>
        </table:table-row>
        <table:table-row table:style-name="ro1">
          <table:table-cell office:value-type="string">
            <text:p>GENE</text:p>
          </table:table-cell>
          <table:table-cell office:value-type="float" office:value="1">
            <text:p>1</text:p>
          </table:table-cell>
          <table:table-cell office:value-type="string">
            <text:p>2012-11-28 00:00:00</text:p>
          </table:table-cell>
          <table:table-cell table:number-columns-repeated="2" office:value-type="float" office:value="2.2075">
            <text:p>2.2075</text:p>
          </table:table-cell>
          <table:table-cell office:value-type="float" office:value="0.0419026047565119">
            <text:p>0.0419026048</text:p>
          </table:table-cell>
          <table:table-cell office:value-type="float" office:value="0.082439878201841">
            <text:p>0.0824398782</text:p>
          </table:table-cell>
          <table:table-cell table:formula="of:=IF([.G239]&gt;0;1;0)" office:value-type="float" office:value="1">
            <text:p>1</text:p>
          </table:table-cell>
          <table:table-cell table:formula="of:=IF([.I238]&gt;=0;IF([.H239]=1;[.I238]+([.F239]*[.J239])-20;[.I238]);0)" office:value-type="float" office:value="726804053.494229">
            <text:p>726804053.494229</text:p>
          </table:table-cell>
          <table:table-cell table:formula="of:=IF([.I238]&gt;1000;[.I238]*0.5;1000)" office:value-type="float" office:value="355944535.161067">
            <text:p>355944535.161067</text:p>
          </table:table-cell>
          <table:table-cell table:number-columns-repeated="2"/>
        </table:table-row>
        <table:table-row table:style-name="ro1">
          <table:table-cell office:value-type="string">
            <text:p>NHTC</text:p>
          </table:table-cell>
          <table:table-cell office:value-type="float" office:value="1">
            <text:p>1</text:p>
          </table:table-cell>
          <table:table-cell office:value-type="string">
            <text:p>2012-11-29 00:00:00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103896103896104">
            <text:p>0.1038961039</text:p>
          </table:table-cell>
          <table:table-cell office:value-type="float" office:value="0.0939463909029427">
            <text:p>0.0939463909</text:p>
          </table:table-cell>
          <table:table-cell table:formula="of:=IF([.G240]&gt;0;1;0)" office:value-type="float" office:value="1">
            <text:p>1</text:p>
          </table:table-cell>
          <table:table-cell table:formula="of:=IF([.I239]&gt;=0;IF([.H240]=1;[.I239]+([.F240]*[.J240])-20;[.I239]);0)" office:value-type="float" office:value="764560088.221202">
            <text:p>764560088.221202</text:p>
          </table:table-cell>
          <table:table-cell table:formula="of:=IF([.I239]&gt;1000;[.I239]*0.5;1000)" office:value-type="float" office:value="363402026.747114">
            <text:p>363402026.747114</text:p>
          </table:table-cell>
          <table:table-cell table:number-columns-repeated="2"/>
        </table:table-row>
        <table:table-row table:style-name="ro1">
          <table:table-cell office:value-type="string">
            <text:p>DSKX</text:p>
          </table:table-cell>
          <table:table-cell office:value-type="float" office:value="1">
            <text:p>1</text:p>
          </table:table-cell>
          <table:table-cell office:value-type="string">
            <text:p>2012-11-30 00:00:00</text:p>
          </table:table-cell>
          <table:table-cell table:number-columns-repeated="2" office:value-type="float" office:value="1.92">
            <text:p>1.92</text:p>
          </table:table-cell>
          <table:table-cell office:value-type="float" office:value="0.821614583333333">
            <text:p>0.8216145833</text:p>
          </table:table-cell>
          <table:table-cell office:value-type="float" office:value="0.196556220439187">
            <text:p>0.1965562204</text:p>
          </table:table-cell>
          <table:table-cell table:formula="of:=IF([.G241]&gt;0;1;0)" office:value-type="float" office:value="1">
            <text:p>1</text:p>
          </table:table-cell>
          <table:table-cell table:formula="of:=IF([.I240]&gt;=0;IF([.H241]=1;[.I240]+([.F241]*[.J241])-20;[.I240]);0)" office:value-type="float" office:value="1078646927.37978">
            <text:p>1078646927.37978</text:p>
          </table:table-cell>
          <table:table-cell table:formula="of:=IF([.I240]&gt;1000;[.I240]*0.5;1000)" office:value-type="float" office:value="382280044.110601">
            <text:p>382280044.11060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2-03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-0.660714285714286">
            <text:p>-0.6607142857</text:p>
          </table:table-cell>
          <table:table-cell office:value-type="float" office:value="0.127130815803276">
            <text:p>0.1271308158</text:p>
          </table:table-cell>
          <table:table-cell table:formula="of:=IF([.G242]&gt;0;1;0)" office:value-type="float" office:value="1">
            <text:p>1</text:p>
          </table:table-cell>
          <table:table-cell table:formula="of:=IF([.I241]&gt;=0;IF([.H242]=1;[.I241]+([.F242]*[.J242])-20;[.I241]);0)" office:value-type="float" office:value="722308190.29896">
            <text:p>722308190.29896</text:p>
          </table:table-cell>
          <table:table-cell table:formula="of:=IF([.I241]&gt;1000;[.I241]*0.5;1000)" office:value-type="float" office:value="539323463.689891">
            <text:p>539323463.68989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2-04 00:00:00</text:p>
          </table:table-cell>
          <table:table-cell table:number-columns-repeated="2" office:value-type="float" office:value="0.0475">
            <text:p>0.0475</text:p>
          </table:table-cell>
          <table:table-cell office:value-type="float" office:value="1.05263157894737">
            <text:p>1.0526315789</text:p>
          </table:table-cell>
          <table:table-cell office:value-type="float" office:value="0.397557352444733">
            <text:p>0.3975573524</text:p>
          </table:table-cell>
          <table:table-cell table:formula="of:=IF([.G243]&gt;0;1;0)" office:value-type="float" office:value="1">
            <text:p>1</text:p>
          </table:table-cell>
          <table:table-cell table:formula="of:=IF([.I242]&gt;=0;IF([.H243]=1;[.I242]+([.F243]*[.J243])-20;[.I242]);0)" office:value-type="float" office:value="1102470375.71947">
            <text:p>1102470375.71947</text:p>
          </table:table-cell>
          <table:table-cell table:formula="of:=IF([.I242]&gt;1000;[.I242]*0.5;1000)" office:value-type="float" office:value="361154095.14948">
            <text:p>361154095.1494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12-05 00:00:0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78299869195248">
            <text:p>0.4782998692</text:p>
          </table:table-cell>
          <table:table-cell table:formula="of:=IF([.G244]&gt;0;1;0)" office:value-type="float" office:value="1">
            <text:p>1</text:p>
          </table:table-cell>
          <table:table-cell table:formula="of:=IF([.I243]&gt;=0;IF([.H244]=1;[.I243]+([.F244]*[.J244])-20;[.I243]);0)" office:value-type="float" office:value="1102470355.71947">
            <text:p>1102470355.71947</text:p>
          </table:table-cell>
          <table:table-cell table:formula="of:=IF([.I243]&gt;1000;[.I243]*0.5;1000)" office:value-type="float" office:value="551235187.859733">
            <text:p>551235187.85973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12-06 00:00:0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189167711788564">
            <text:p>0.1891677118</text:p>
          </table:table-cell>
          <table:table-cell table:formula="of:=IF([.G245]&gt;0;1;0)" office:value-type="float" office:value="1">
            <text:p>1</text:p>
          </table:table-cell>
          <table:table-cell table:formula="of:=IF([.I244]&gt;=0;IF([.H245]=1;[.I244]+([.F245]*[.J245])-20;[.I244]);0)" office:value-type="float" office:value="1102470335.71947">
            <text:p>1102470335.71947</text:p>
          </table:table-cell>
          <table:table-cell table:formula="of:=IF([.I244]&gt;1000;[.I244]*0.5;1000)" office:value-type="float" office:value="551235177.859733">
            <text:p>551235177.859733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12-07 00:00:00</text:p>
          </table:table-cell>
          <table:table-cell table:number-columns-repeated="2" office:value-type="float" office:value="0.215">
            <text:p>0.215</text:p>
          </table:table-cell>
          <table:table-cell office:value-type="float" office:value="-0.174418604651163">
            <text:p>-0.1744186047</text:p>
          </table:table-cell>
          <table:table-cell office:value-type="float" office:value="0.215415798724228">
            <text:p>0.2154157987</text:p>
          </table:table-cell>
          <table:table-cell table:formula="of:=IF([.G246]&gt;0;1;0)" office:value-type="float" office:value="1">
            <text:p>1</text:p>
          </table:table-cell>
          <table:table-cell table:formula="of:=IF([.I245]&gt;=0;IF([.H246]=1;[.I245]+([.F246]*[.J246])-20;[.I245]);0)" office:value-type="float" office:value="1006324646.90672">
            <text:p>1006324646.90672</text:p>
          </table:table-cell>
          <table:table-cell table:formula="of:=IF([.I245]&gt;1000;[.I245]*0.5;1000)" office:value-type="float" office:value="551235167.859733">
            <text:p>551235167.85973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12-10 00:00:0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23339257373224">
            <text:p>0.4233392574</text:p>
          </table:table-cell>
          <table:table-cell table:formula="of:=IF([.G247]&gt;0;1;0)" office:value-type="float" office:value="1">
            <text:p>1</text:p>
          </table:table-cell>
          <table:table-cell table:formula="of:=IF([.I246]&gt;=0;IF([.H247]=1;[.I246]+([.F247]*[.J247])-20;[.I246]);0)" office:value-type="float" office:value="1006324626.90672">
            <text:p>1006324626.90672</text:p>
          </table:table-cell>
          <table:table-cell table:formula="of:=IF([.I246]&gt;1000;[.I246]*0.5;1000)" office:value-type="float" office:value="503162323.453361">
            <text:p>503162323.453361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12-11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117647058823529">
            <text:p>0.1176470588</text:p>
          </table:table-cell>
          <table:table-cell office:value-type="float" office:value="0.0389037088520553">
            <text:p>0.0389037089</text:p>
          </table:table-cell>
          <table:table-cell table:formula="of:=IF([.G248]&gt;0;1;0)" office:value-type="float" office:value="1">
            <text:p>1</text:p>
          </table:table-cell>
          <table:table-cell table:formula="of:=IF([.I247]&gt;=0;IF([.H248]=1;[.I247]+([.F248]*[.J248])-20;[.I247]);0)" office:value-type="float" office:value="1065520173.19535">
            <text:p>1065520173.19535</text:p>
          </table:table-cell>
          <table:table-cell table:formula="of:=IF([.I247]&gt;1000;[.I247]*0.5;1000)" office:value-type="float" office:value="503162313.453361">
            <text:p>503162313.453361</text:p>
          </table:table-cell>
          <table:table-cell table:number-columns-repeated="2"/>
        </table:table-row>
        <table:table-row table:style-name="ro1">
          <table:table-cell office:value-type="string">
            <text:p>BGMD</text:p>
          </table:table-cell>
          <table:table-cell office:value-type="float" office:value="1">
            <text:p>1</text:p>
          </table:table-cell>
          <table:table-cell office:value-type="string">
            <text:p>2012-12-12 00:00:00</text:p>
          </table:table-cell>
          <table:table-cell table:number-columns-repeated="2" office:value-type="float" office:value="3.665">
            <text:p>3.665</text:p>
          </table:table-cell>
          <table:table-cell office:value-type="float" office:value="-0.169167803547067">
            <text:p>-0.1691678035</text:p>
          </table:table-cell>
          <table:table-cell office:value-type="float" office:value="0.115176675826178">
            <text:p>0.1151766758</text:p>
          </table:table-cell>
          <table:table-cell table:formula="of:=IF([.G249]&gt;0;1;0)" office:value-type="float" office:value="1">
            <text:p>1</text:p>
          </table:table-cell>
          <table:table-cell table:formula="of:=IF([.I248]&gt;=0;IF([.H249]=1;[.I248]+([.F249]*[.J249])-20;[.I248]);0)" office:value-type="float" office:value="975394299.528078">
            <text:p>975394299.528078</text:p>
          </table:table-cell>
          <table:table-cell table:formula="of:=IF([.I248]&gt;1000;[.I248]*0.5;1000)" office:value-type="float" office:value="532760086.597676">
            <text:p>532760086.59767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2-13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73316853883672">
            <text:p>0.3733168539</text:p>
          </table:table-cell>
          <table:table-cell table:formula="of:=IF([.G250]&gt;0;1;0)" office:value-type="float" office:value="1">
            <text:p>1</text:p>
          </table:table-cell>
          <table:table-cell table:formula="of:=IF([.I249]&gt;=0;IF([.H250]=1;[.I249]+([.F250]*[.J250])-20;[.I249]);0)" office:value-type="float" office:value="975394279.528078">
            <text:p>975394279.528078</text:p>
          </table:table-cell>
          <table:table-cell table:formula="of:=IF([.I249]&gt;1000;[.I249]*0.5;1000)" office:value-type="float" office:value="487697149.764039">
            <text:p>487697149.764039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">
            <text:p>1</text:p>
          </table:table-cell>
          <table:table-cell office:value-type="string">
            <text:p>2012-12-14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33333333333333">
            <text:p>0.2333333333</text:p>
          </table:table-cell>
          <table:table-cell office:value-type="float" office:value="0.259611374019138">
            <text:p>0.259611374</text:p>
          </table:table-cell>
          <table:table-cell table:formula="of:=IF([.G251]&gt;0;1;0)" office:value-type="float" office:value="1">
            <text:p>1</text:p>
          </table:table-cell>
          <table:table-cell table:formula="of:=IF([.I250]&gt;=0;IF([.H251]=1;[.I250]+([.F251]*[.J251])-20;[.I250]);0)" office:value-type="float" office:value="1089190258.80635">
            <text:p>1089190258.80635</text:p>
          </table:table-cell>
          <table:table-cell table:formula="of:=IF([.I250]&gt;1000;[.I250]*0.5;1000)" office:value-type="float" office:value="487697139.764039">
            <text:p>487697139.764039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12-17 00:00:00</text:p>
          </table:table-cell>
          <table:table-cell table:number-columns-repeated="2" office:value-type="float" office:value="0.135">
            <text:p>0.135</text:p>
          </table:table-cell>
          <table:table-cell office:value-type="float" office:value="-0.0370370370370371">
            <text:p>-0.037037037</text:p>
          </table:table-cell>
          <table:table-cell office:value-type="float" office:value="0.0676067050201129">
            <text:p>0.067606705</text:p>
          </table:table-cell>
          <table:table-cell table:formula="of:=IF([.G252]&gt;0;1;0)" office:value-type="float" office:value="1">
            <text:p>1</text:p>
          </table:table-cell>
          <table:table-cell table:formula="of:=IF([.I251]&gt;=0;IF([.H252]=1;[.I251]+([.F252]*[.J252])-20;[.I251]);0)" office:value-type="float" office:value="1069020048.82846">
            <text:p>1069020048.82846</text:p>
          </table:table-cell>
          <table:table-cell table:formula="of:=IF([.I251]&gt;1000;[.I251]*0.5;1000)" office:value-type="float" office:value="544595129.403177">
            <text:p>544595129.403177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12-18 00:00:00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0673468402995895">
            <text:p>0.0673468403</text:p>
          </table:table-cell>
          <table:table-cell table:formula="of:=IF([.G253]&gt;0;1;0)" office:value-type="float" office:value="1">
            <text:p>1</text:p>
          </table:table-cell>
          <table:table-cell table:formula="of:=IF([.I252]&gt;=0;IF([.H253]=1;[.I252]+([.F253]*[.J253])-20;[.I252]);0)" office:value-type="float" office:value="1069020028.82846">
            <text:p>1069020028.82846</text:p>
          </table:table-cell>
          <table:table-cell table:formula="of:=IF([.I252]&gt;1000;[.I252]*0.5;1000)" office:value-type="float" office:value="534510024.414229">
            <text:p>534510024.414229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">
            <text:p>0.008</text:p>
          </table:table-cell>
          <table:table-cell office:value-type="string">
            <text:p>2012-12-19 00:00:00</text:p>
          </table:table-cell>
          <table:table-cell office:value-type="float" office:value="0.03">
            <text:p>0.03</text:p>
          </table:table-cell>
          <table:table-cell office:value-type="float" office:value="3.75">
            <text:p>3.75</text:p>
          </table:table-cell>
          <table:table-cell office:value-type="float" office:value="0.0833333333333333">
            <text:p>0.0833333333</text:p>
          </table:table-cell>
          <table:table-cell office:value-type="float" office:value="0.120906359483543">
            <text:p>0.1209063595</text:p>
          </table:table-cell>
          <table:table-cell table:formula="of:=IF([.G254]&gt;0;1;0)" office:value-type="float" office:value="1">
            <text:p>1</text:p>
          </table:table-cell>
          <table:table-cell table:formula="of:=IF([.I253]&gt;=0;IF([.H254]=1;[.I253]+([.F254]*[.J254])-20;[.I253]);0)" office:value-type="float" office:value="1113562510.02964">
            <text:p>1113562510.02964</text:p>
          </table:table-cell>
          <table:table-cell table:formula="of:=IF([.I253]&gt;1000;[.I253]*0.5;1000)" office:value-type="float" office:value="534510014.414229">
            <text:p>534510014.414229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2-12-20 00:00:00</text:p>
          </table:table-cell>
          <table:table-cell office:value-type="float" office:value="0.0925">
            <text:p>0.0925</text:p>
          </table:table-cell>
          <table:table-cell office:value-type="float" office:value="4.625">
            <text:p>4.625</text:p>
          </table:table-cell>
          <table:table-cell office:value-type="float" office:value="-0.027027027027027">
            <text:p>-0.027027027</text:p>
          </table:table-cell>
          <table:table-cell office:value-type="float" office:value="0.0918232878307969">
            <text:p>0.0918232878</text:p>
          </table:table-cell>
          <table:table-cell table:formula="of:=IF([.G255]&gt;0;1;0)" office:value-type="float" office:value="1">
            <text:p>1</text:p>
          </table:table-cell>
          <table:table-cell table:formula="of:=IF([.I254]&gt;=0;IF([.H255]=1;[.I254]+([.F255]*[.J255])-20;[.I254]);0)" office:value-type="float" office:value="1098514348.00222">
            <text:p>1098514348.00222</text:p>
          </table:table-cell>
          <table:table-cell table:formula="of:=IF([.I254]&gt;1000;[.I254]*0.5;1000)" office:value-type="float" office:value="556781255.014822">
            <text:p>556781255.014822</text:p>
          </table:table-cell>
          <table:table-cell table:number-columns-repeated="2"/>
        </table:table-row>
        <table:table-row table:style-name="ro1">
          <table:table-cell office:value-type="string">
            <text:p>CBMX</text:p>
          </table:table-cell>
          <table:table-cell office:value-type="float" office:value="1">
            <text:p>1</text:p>
          </table:table-cell>
          <table:table-cell office:value-type="string">
            <text:p>2012-12-21 00:00:00</text:p>
          </table:table-cell>
          <table:table-cell table:number-columns-repeated="2" office:value-type="float" office:value="5.935">
            <text:p>5.935</text:p>
          </table:table-cell>
          <table:table-cell office:value-type="float" office:value="-0.0176916596461669">
            <text:p>-0.0176916596</text:p>
          </table:table-cell>
          <table:table-cell office:value-type="float" office:value="0.196570587633991">
            <text:p>0.1965705876</text:p>
          </table:table-cell>
          <table:table-cell table:formula="of:=IF([.G256]&gt;0;1;0)" office:value-type="float" office:value="1">
            <text:p>1</text:p>
          </table:table-cell>
          <table:table-cell table:formula="of:=IF([.I255]&gt;=0;IF([.H256]=1;[.I255]+([.F256]*[.J256])-20;[.I255]);0)" office:value-type="float" office:value="1088797057.02157">
            <text:p>1088797057.02157</text:p>
          </table:table-cell>
          <table:table-cell table:formula="of:=IF([.I255]&gt;1000;[.I255]*0.5;1000)" office:value-type="float" office:value="549257174.001108">
            <text:p>549257174.001108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12-24 00:00:00</text:p>
          </table:table-cell>
          <table:table-cell table:number-columns-repeated="2" office:value-type="float" office:value="0.6075">
            <text:p>0.6075</text:p>
          </table:table-cell>
          <table:table-cell office:value-type="float" office:value="0.1440329218107">
            <text:p>0.1440329218</text:p>
          </table:table-cell>
          <table:table-cell office:value-type="float" office:value="0.065183600741945">
            <text:p>0.0651836007</text:p>
          </table:table-cell>
          <table:table-cell table:formula="of:=IF([.G257]&gt;0;1;0)" office:value-type="float" office:value="1">
            <text:p>1</text:p>
          </table:table-cell>
          <table:table-cell table:formula="of:=IF([.I256]&gt;=0;IF([.H257]=1;[.I256]+([.F257]*[.J257])-20;[.I256]);0)" office:value-type="float" office:value="1167208347.71243">
            <text:p>1167208347.71243</text:p>
          </table:table-cell>
          <table:table-cell table:formula="of:=IF([.I256]&gt;1000;[.I256]*0.5;1000)" office:value-type="float" office:value="544398528.510787">
            <text:p>544398528.510787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2-12-25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34872260311308">
            <text:p>0.013487226</text:p>
          </table:table-cell>
          <table:table-cell table:formula="of:=IF([.G258]&gt;0;1;0)" office:value-type="float" office:value="1">
            <text:p>1</text:p>
          </table:table-cell>
          <table:table-cell table:formula="of:=IF([.I257]&gt;=0;IF([.H258]=1;[.I257]+([.F258]*[.J258])-20;[.I257]);0)" office:value-type="float" office:value="1167208327.71243">
            <text:p>1167208327.71243</text:p>
          </table:table-cell>
          <table:table-cell table:formula="of:=IF([.I257]&gt;1000;[.I257]*0.5;1000)" office:value-type="float" office:value="583604173.856214">
            <text:p>583604173.856214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75">
            <text:p>0.0075</text:p>
          </table:table-cell>
          <table:table-cell office:value-type="string">
            <text:p>2012-12-26 00:00:00</text:p>
          </table:table-cell>
          <table:table-cell office:value-type="float" office:value="0.03">
            <text:p>0.03</text:p>
          </table:table-cell>
          <table:table-cell office:value-type="float" office:value="4">
            <text:p>4</text:p>
          </table:table-cell>
          <table:table-cell office:value-type="float" office:value="-0.125">
            <text:p>-0.125</text:p>
          </table:table-cell>
          <table:table-cell office:value-type="float" office:value="0.0521447674818643">
            <text:p>0.0521447675</text:p>
          </table:table-cell>
          <table:table-cell table:formula="of:=IF([.G259]&gt;0;1;0)" office:value-type="float" office:value="1">
            <text:p>1</text:p>
          </table:table-cell>
          <table:table-cell table:formula="of:=IF([.I258]&gt;=0;IF([.H259]=1;[.I258]+([.F259]*[.J259])-20;[.I258]);0)" office:value-type="float" office:value="1094257787.2304">
            <text:p>1094257787.2304</text:p>
          </table:table-cell>
          <table:table-cell table:formula="of:=IF([.I258]&gt;1000;[.I258]*0.5;1000)" office:value-type="float" office:value="583604163.856214">
            <text:p>583604163.85621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2-27 00:00:00</text:p>
          </table:table-cell>
          <table:table-cell table:number-columns-repeated="2" office:value-type="float" office:value="0.095">
            <text:p>0.095</text:p>
          </table:table-cell>
          <table:table-cell office:value-type="float" office:value="0.263157894736842">
            <text:p>0.2631578947</text:p>
          </table:table-cell>
          <table:table-cell office:value-type="float" office:value="0.375045180897642">
            <text:p>0.3750451809</text:p>
          </table:table-cell>
          <table:table-cell table:formula="of:=IF([.G260]&gt;0;1;0)" office:value-type="float" office:value="1">
            <text:p>1</text:p>
          </table:table-cell>
          <table:table-cell table:formula="of:=IF([.I259]&gt;=0;IF([.H260]=1;[.I259]+([.F260]*[.J260])-20;[.I259]);0)" office:value-type="float" office:value="1238239055.02387">
            <text:p>1238239055.02387</text:p>
          </table:table-cell>
          <table:table-cell table:formula="of:=IF([.I259]&gt;1000;[.I259]*0.5;1000)" office:value-type="float" office:value="547128893.615201">
            <text:p>547128893.615201</text:p>
          </table:table-cell>
          <table:table-cell table:number-columns-repeated="2"/>
        </table:table-row>
        <table:table-row table:style-name="ro1">
          <table:table-cell office:value-type="string">
            <text:p>AVTC</text:p>
          </table:table-cell>
          <table:table-cell office:value-type="float" office:value="1">
            <text:p>1</text:p>
          </table:table-cell>
          <table:table-cell office:value-type="string">
            <text:p>2012-12-28 00:00:00</text:p>
          </table:table-cell>
          <table:table-cell table:number-columns-repeated="2" office:value-type="float" office:value="3.92">
            <text:p>3.92</text:p>
          </table:table-cell>
          <table:table-cell office:value-type="float" office:value="0.0121173469387756">
            <text:p>0.0121173469</text:p>
          </table:table-cell>
          <table:table-cell office:value-type="float" office:value="0.182016100157377">
            <text:p>0.1820161002</text:p>
          </table:table-cell>
          <table:table-cell table:formula="of:=IF([.G261]&gt;0;1;0)" office:value-type="float" office:value="1">
            <text:p>1</text:p>
          </table:table-cell>
          <table:table-cell table:formula="of:=IF([.I260]&gt;=0;IF([.H261]=1;[.I260]+([.F261]*[.J261])-20;[.I260]);0)" office:value-type="float" office:value="1245741121.13531">
            <text:p>1245741121.13531</text:p>
          </table:table-cell>
          <table:table-cell table:formula="of:=IF([.I260]&gt;1000;[.I260]*0.5;1000)" office:value-type="float" office:value="619119527.511937">
            <text:p>619119527.511937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2-12-31 00:00:00</text:p>
          </table:table-cell>
          <table:table-cell table:number-columns-repeated="2" office:value-type="float" office:value="0.255">
            <text:p>0.255</text:p>
          </table:table-cell>
          <table:table-cell office:value-type="float" office:value="0.176470588235294">
            <text:p>0.1764705882</text:p>
          </table:table-cell>
          <table:table-cell office:value-type="float" office:value="0.274051513665484">
            <text:p>0.2740515137</text:p>
          </table:table-cell>
          <table:table-cell table:formula="of:=IF([.G262]&gt;0;1;0)" office:value-type="float" office:value="1">
            <text:p>1</text:p>
          </table:table-cell>
          <table:table-cell table:formula="of:=IF([.I261]&gt;=0;IF([.H262]=1;[.I261]+([.F262]*[.J262])-20;[.I261]);0)" office:value-type="float" office:value="1355659435.35313">
            <text:p>1355659435.35313</text:p>
          </table:table-cell>
          <table:table-cell table:formula="of:=IF([.I261]&gt;1000;[.I261]*0.5;1000)" office:value-type="float" office:value="622870560.567654">
            <text:p>622870560.567654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3-01-01 00:00:0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0166383511548839">
            <text:p>0.0166383512</text:p>
          </table:table-cell>
          <table:table-cell table:formula="of:=IF([.G263]&gt;0;1;0)" office:value-type="float" office:value="1">
            <text:p>1</text:p>
          </table:table-cell>
          <table:table-cell table:formula="of:=IF([.I262]&gt;=0;IF([.H263]=1;[.I262]+([.F263]*[.J263])-20;[.I262]);0)" office:value-type="float" office:value="1355659415.35313">
            <text:p>1355659415.35313</text:p>
          </table:table-cell>
          <table:table-cell table:formula="of:=IF([.I262]&gt;1000;[.I262]*0.5;1000)" office:value-type="float" office:value="677829717.676565">
            <text:p>677829717.676565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1-02 00:00:00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0.135875604344999">
            <text:p>0.1358756043</text:p>
          </table:table-cell>
          <table:table-cell table:formula="of:=IF([.G264]&gt;0;1;0)" office:value-type="float" office:value="1">
            <text:p>1</text:p>
          </table:table-cell>
          <table:table-cell table:formula="of:=IF([.I263]&gt;=0;IF([.H264]=1;[.I263]+([.F264]*[.J264])-20;[.I263]);0)" office:value-type="float" office:value="1355659395.35313">
            <text:p>1355659395.35313</text:p>
          </table:table-cell>
          <table:table-cell table:formula="of:=IF([.I263]&gt;1000;[.I263]*0.5;1000)" office:value-type="float" office:value="677829707.676565">
            <text:p>677829707.676565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1-03 00:00:00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0.145944309242424">
            <text:p>0.1459443092</text:p>
          </table:table-cell>
          <table:table-cell table:formula="of:=IF([.G265]&gt;0;1;0)" office:value-type="float" office:value="1">
            <text:p>1</text:p>
          </table:table-cell>
          <table:table-cell table:formula="of:=IF([.I264]&gt;=0;IF([.H265]=1;[.I264]+([.F265]*[.J265])-20;[.I264]);0)" office:value-type="float" office:value="1355659375.35313">
            <text:p>1355659375.35313</text:p>
          </table:table-cell>
          <table:table-cell table:formula="of:=IF([.I264]&gt;1000;[.I264]*0.5;1000)" office:value-type="float" office:value="677829697.676565">
            <text:p>677829697.676565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1-04 00:00:00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0.119259441735668">
            <text:p>0.1192594417</text:p>
          </table:table-cell>
          <table:table-cell table:formula="of:=IF([.G266]&gt;0;1;0)" office:value-type="float" office:value="1">
            <text:p>1</text:p>
          </table:table-cell>
          <table:table-cell table:formula="of:=IF([.I265]&gt;=0;IF([.H266]=1;[.I265]+([.F266]*[.J266])-20;[.I265]);0)" office:value-type="float" office:value="1355659355.35313">
            <text:p>1355659355.35313</text:p>
          </table:table-cell>
          <table:table-cell table:formula="of:=IF([.I265]&gt;1000;[.I265]*0.5;1000)" office:value-type="float" office:value="677829687.676565">
            <text:p>677829687.676565</text:p>
          </table:table-cell>
          <table:table-cell table:number-columns-repeated="2"/>
        </table:table-row>
        <table:table-row table:style-name="ro1">
          <table:table-cell office:value-type="string">
            <text:p>IBIO</text:p>
          </table:table-cell>
          <table:table-cell office:value-type="float" office:value="1">
            <text:p>1</text:p>
          </table:table-cell>
          <table:table-cell office:value-type="string">
            <text:p>2013-01-07 00:00:00</text:p>
          </table:table-cell>
          <table:table-cell table:number-columns-repeated="2" office:value-type="float" office:value="0.61">
            <text:p>0.61</text:p>
          </table:table-cell>
          <table:table-cell office:value-type="float" office:value="0.0737704918032787">
            <text:p>0.0737704918</text:p>
          </table:table-cell>
          <table:table-cell office:value-type="float" office:value="0.0642920579509534">
            <text:p>0.064292058</text:p>
          </table:table-cell>
          <table:table-cell table:formula="of:=IF([.G267]&gt;0;1;0)" office:value-type="float" office:value="1">
            <text:p>1</text:p>
          </table:table-cell>
          <table:table-cell table:formula="of:=IF([.I266]&gt;=0;IF([.H267]=1;[.I266]+([.F267]*[.J267])-20;[.I266]);0)" office:value-type="float" office:value="1405663164.03419">
            <text:p>1405663164.03419</text:p>
          </table:table-cell>
          <table:table-cell table:formula="of:=IF([.I266]&gt;1000;[.I266]*0.5;1000)" office:value-type="float" office:value="677829677.676565">
            <text:p>677829677.67656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3-01-08 00:00:00</text:p>
          </table:table-cell>
          <table:table-cell office:value-type="float" office:value="1.8">
            <text:p>1.8</text:p>
          </table:table-cell>
          <table:table-cell office:value-type="float" office:value="5.4">
            <text:p>5.4</text:p>
          </table:table-cell>
          <table:table-cell office:value-type="float" office:value="0.098611111111111">
            <text:p>0.0986111111</text:p>
          </table:table-cell>
          <table:table-cell office:value-type="float" office:value="0.0492864138741193">
            <text:p>0.0492864139</text:p>
          </table:table-cell>
          <table:table-cell table:formula="of:=IF([.G268]&gt;0;1;0)" office:value-type="float" office:value="1">
            <text:p>1</text:p>
          </table:table-cell>
          <table:table-cell table:formula="of:=IF([.I267]&gt;=0;IF([.H268]=1;[.I267]+([.F268]*[.J268])-20;[.I267]);0)" office:value-type="float" office:value="1474970147.26087">
            <text:p>1474970147.26087</text:p>
          </table:table-cell>
          <table:table-cell table:formula="of:=IF([.I267]&gt;1000;[.I267]*0.5;1000)" office:value-type="float" office:value="702831582.017094">
            <text:p>702831582.017094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1-09 00:00:00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0.160842989148637">
            <text:p>0.1608429891</text:p>
          </table:table-cell>
          <table:table-cell table:formula="of:=IF([.G269]&gt;0;1;0)" office:value-type="float" office:value="1">
            <text:p>1</text:p>
          </table:table-cell>
          <table:table-cell table:formula="of:=IF([.I268]&gt;=0;IF([.H269]=1;[.I268]+([.F269]*[.J269])-20;[.I268]);0)" office:value-type="float" office:value="1474970127.26087">
            <text:p>1474970127.26087</text:p>
          </table:table-cell>
          <table:table-cell table:formula="of:=IF([.I268]&gt;1000;[.I268]*0.5;1000)" office:value-type="float" office:value="737485073.630436">
            <text:p>737485073.630436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1-10 00:00:00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0.266672619539844">
            <text:p>0.2666726195</text:p>
          </table:table-cell>
          <table:table-cell table:formula="of:=IF([.G270]&gt;0;1;0)" office:value-type="float" office:value="1">
            <text:p>1</text:p>
          </table:table-cell>
          <table:table-cell table:formula="of:=IF([.I269]&gt;=0;IF([.H270]=1;[.I269]+([.F270]*[.J270])-20;[.I269]);0)" office:value-type="float" office:value="1474970107.26087">
            <text:p>1474970107.26087</text:p>
          </table:table-cell>
          <table:table-cell table:formula="of:=IF([.I269]&gt;1000;[.I269]*0.5;1000)" office:value-type="float" office:value="737485063.630436">
            <text:p>737485063.630436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11 00:00:00</text:p>
          </table:table-cell>
          <table:table-cell office:value-type="float" office:value="0.3675">
            <text:p>0.3675</text:p>
          </table:table-cell>
          <table:table-cell office:value-type="float" office:value="18.375">
            <text:p>18.375</text:p>
          </table:table-cell>
          <table:table-cell office:value-type="float" office:value="-0.034013605442177">
            <text:p>-0.0340136054</text:p>
          </table:table-cell>
          <table:table-cell office:value-type="float" office:value="0.121321767263683">
            <text:p>0.1213217673</text:p>
          </table:table-cell>
          <table:table-cell table:formula="of:=IF([.G271]&gt;0;1;0)" office:value-type="float" office:value="1">
            <text:p>1</text:p>
          </table:table-cell>
          <table:table-cell table:formula="of:=IF([.I270]&gt;=0;IF([.H271]=1;[.I270]+([.F271]*[.J271])-20;[.I270]);0)" office:value-type="float" office:value="1449885561.62718">
            <text:p>1449885561.62718</text:p>
          </table:table-cell>
          <table:table-cell table:formula="of:=IF([.I270]&gt;1000;[.I270]*0.5;1000)" office:value-type="float" office:value="737485053.630436">
            <text:p>737485053.630436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14 00:00:00</text:p>
          </table:table-cell>
          <table:table-cell office:value-type="float" office:value="0.355">
            <text:p>0.355</text:p>
          </table:table-cell>
          <table:table-cell office:value-type="float" office:value="17.75">
            <text:p>17.75</text:p>
          </table:table-cell>
          <table:table-cell office:value-type="float" office:value="-0.190140845070423">
            <text:p>-0.1901408451</text:p>
          </table:table-cell>
          <table:table-cell office:value-type="float" office:value="0.226525792170236">
            <text:p>0.2265257922</text:p>
          </table:table-cell>
          <table:table-cell table:formula="of:=IF([.G272]&gt;0;1;0)" office:value-type="float" office:value="1">
            <text:p>1</text:p>
          </table:table-cell>
          <table:table-cell table:formula="of:=IF([.I271]&gt;=0;IF([.H272]=1;[.I271]+([.F272]*[.J272])-20;[.I271]);0)" office:value-type="float" office:value="1312044308.65559">
            <text:p>1312044308.65559</text:p>
          </table:table-cell>
          <table:table-cell table:formula="of:=IF([.I271]&gt;1000;[.I271]*0.5;1000)" office:value-type="float" office:value="724942780.813592">
            <text:p>724942780.81359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1-15 00:00:00</text:p>
          </table:table-cell>
          <table:table-cell table:number-columns-repeated="2" office:value-type="float" office:value="0.095">
            <text:p>0.095</text:p>
          </table:table-cell>
          <table:table-cell office:value-type="float" office:value="0.263157894736842">
            <text:p>0.2631578947</text:p>
          </table:table-cell>
          <table:table-cell office:value-type="float" office:value="0.0462012783678822">
            <text:p>0.0462012784</text:p>
          </table:table-cell>
          <table:table-cell table:formula="of:=IF([.G273]&gt;0;1;0)" office:value-type="float" office:value="1">
            <text:p>1</text:p>
          </table:table-cell>
          <table:table-cell table:formula="of:=IF([.I272]&gt;=0;IF([.H273]=1;[.I272]+([.F273]*[.J273])-20;[.I272]);0)" office:value-type="float" office:value="1484681697.68922">
            <text:p>1484681697.68922</text:p>
          </table:table-cell>
          <table:table-cell table:formula="of:=IF([.I272]&gt;1000;[.I272]*0.5;1000)" office:value-type="float" office:value="656022154.327793">
            <text:p>656022154.327793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57142857142857">
            <text:p>0.0085714286</text:p>
          </table:table-cell>
          <table:table-cell office:value-type="string">
            <text:p>2013-01-16 00:00:00</text:p>
          </table:table-cell>
          <table:table-cell office:value-type="float" office:value="0.055">
            <text:p>0.055</text:p>
          </table:table-cell>
          <table:table-cell office:value-type="float" office:value="6.41666666666667">
            <text:p>6.4166666667</text:p>
          </table:table-cell>
          <table:table-cell office:value-type="float" office:value="0.246753246753247">
            <text:p>0.2467532468</text:p>
          </table:table-cell>
          <table:table-cell office:value-type="float" office:value="0.0900030643795145">
            <text:p>0.0900030644</text:p>
          </table:table-cell>
          <table:table-cell table:formula="of:=IF([.G274]&gt;0;1;0)" office:value-type="float" office:value="1">
            <text:p>1</text:p>
          </table:table-cell>
          <table:table-cell table:formula="of:=IF([.I273]&gt;=0;IF([.H274]=1;[.I273]+([.F274]*[.J274])-20;[.I273]);0)" office:value-type="float" office:value="1667856692.33918">
            <text:p>1667856692.33918</text:p>
          </table:table-cell>
          <table:table-cell table:formula="of:=IF([.I273]&gt;1000;[.I273]*0.5;1000)" office:value-type="float" office:value="742340848.844608">
            <text:p>742340848.844608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17 00:00:00</text:p>
          </table:table-cell>
          <table:table-cell office:value-type="float" office:value="0.2525">
            <text:p>0.2525</text:p>
          </table:table-cell>
          <table:table-cell office:value-type="float" office:value="12.625">
            <text:p>12.625</text:p>
          </table:table-cell>
          <table:table-cell office:value-type="float" office:value="-0.0495049504950496">
            <text:p>-0.0495049505</text:p>
          </table:table-cell>
          <table:table-cell office:value-type="float" office:value="0.154733371151379">
            <text:p>0.1547333712</text:p>
          </table:table-cell>
          <table:table-cell table:formula="of:=IF([.G275]&gt;0;1;0)" office:value-type="float" office:value="1">
            <text:p>1</text:p>
          </table:table-cell>
          <table:table-cell table:formula="of:=IF([.I274]&gt;=0;IF([.H275]=1;[.I274]+([.F275]*[.J275])-20;[.I274]);0)" office:value-type="float" office:value="1626573090.84564">
            <text:p>1626573090.84564</text:p>
          </table:table-cell>
          <table:table-cell table:formula="of:=IF([.I274]&gt;1000;[.I274]*0.5;1000)" office:value-type="float" office:value="833928346.169592">
            <text:p>833928346.169592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18 00:00:00</text:p>
          </table:table-cell>
          <table:table-cell office:value-type="float" office:value="0.24">
            <text:p>0.24</text:p>
          </table:table-cell>
          <table:table-cell office:value-type="float" office:value="12">
            <text:p>12</text:p>
          </table:table-cell>
          <table:table-cell office:value-type="float" office:value="-0.0937500000000001">
            <text:p>-0.09375</text:p>
          </table:table-cell>
          <table:table-cell office:value-type="float" office:value="0.245234391431805">
            <text:p>0.2452343914</text:p>
          </table:table-cell>
          <table:table-cell table:formula="of:=IF([.G276]&gt;0;1;0)" office:value-type="float" office:value="1">
            <text:p>1</text:p>
          </table:table-cell>
          <table:table-cell table:formula="of:=IF([.I275]&gt;=0;IF([.H276]=1;[.I275]+([.F276]*[.J276])-20;[.I275]);0)" office:value-type="float" office:value="1550327457.21225">
            <text:p>1550327457.21225</text:p>
          </table:table-cell>
          <table:table-cell table:formula="of:=IF([.I275]&gt;1000;[.I275]*0.5;1000)" office:value-type="float" office:value="813286545.42282">
            <text:p>813286545.42282</text:p>
          </table:table-cell>
          <table:table-cell table:number-columns-repeated="2"/>
        </table:table-row>
        <table:table-row table:style-name="ro1">
          <table:table-cell office:value-type="string">
            <text:p>LWLG</text:p>
          </table:table-cell>
          <table:table-cell office:value-type="float" office:value="1">
            <text:p>1</text:p>
          </table:table-cell>
          <table:table-cell office:value-type="string">
            <text:p>2013-01-21 00:00:00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0236842105263158">
            <text:p>0.0236842105</text:p>
          </table:table-cell>
          <table:table-cell office:value-type="float" office:value="0.00702057669006318">
            <text:p>0.0070205767</text:p>
          </table:table-cell>
          <table:table-cell table:formula="of:=IF([.G277]&gt;0;1;0)" office:value-type="float" office:value="1">
            <text:p>1</text:p>
          </table:table-cell>
          <table:table-cell table:formula="of:=IF([.I276]&gt;=0;IF([.H277]=1;[.I276]+([.F277]*[.J277])-20;[.I276]);0)" office:value-type="float" office:value="1568686578.15292">
            <text:p>1568686578.15292</text:p>
          </table:table-cell>
          <table:table-cell table:formula="of:=IF([.I276]&gt;1000;[.I276]*0.5;1000)" office:value-type="float" office:value="775163728.606125">
            <text:p>775163728.606125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22 00:00:00</text:p>
          </table:table-cell>
          <table:table-cell office:value-type="float" office:value="0.2175">
            <text:p>0.2175</text:p>
          </table:table-cell>
          <table:table-cell office:value-type="float" office:value="10.875">
            <text:p>10.875</text:p>
          </table:table-cell>
          <table:table-cell office:value-type="float" office:value="-0.0229885057471263">
            <text:p>-0.0229885057</text:p>
          </table:table-cell>
          <table:table-cell office:value-type="float" office:value="0.20543168737086">
            <text:p>0.2054316874</text:p>
          </table:table-cell>
          <table:table-cell table:formula="of:=IF([.G278]&gt;0;1;0)" office:value-type="float" office:value="1">
            <text:p>1</text:p>
          </table:table-cell>
          <table:table-cell table:formula="of:=IF([.I277]&gt;=0;IF([.H278]=1;[.I277]+([.F278]*[.J278])-20;[.I277]);0)" office:value-type="float" office:value="1550655677.94427">
            <text:p>1550655677.94427</text:p>
          </table:table-cell>
          <table:table-cell table:formula="of:=IF([.I277]&gt;1000;[.I277]*0.5;1000)" office:value-type="float" office:value="784343289.076461">
            <text:p>784343289.076461</text:p>
          </table:table-cell>
          <table:table-cell table:number-columns-repeated="2"/>
        </table:table-row>
        <table:table-row table:style-name="ro1">
          <table:table-cell office:value-type="string">
            <text:p>STRI</text:p>
          </table:table-cell>
          <table:table-cell office:value-type="float" office:value="1">
            <text:p>1</text:p>
          </table:table-cell>
          <table:table-cell office:value-type="string">
            <text:p>2013-01-23 00:00:00</text:p>
          </table:table-cell>
          <table:table-cell table:number-columns-repeated="2" office:value-type="float" office:value="2.3175">
            <text:p>2.3175</text:p>
          </table:table-cell>
          <table:table-cell office:value-type="float" office:value="-0.00539374325782105">
            <text:p>-0.0053937433</text:p>
          </table:table-cell>
          <table:table-cell office:value-type="float" office:value="0.0545134565759683">
            <text:p>0.0545134566</text:p>
          </table:table-cell>
          <table:table-cell table:formula="of:=IF([.G279]&gt;0;1;0)" office:value-type="float" office:value="1">
            <text:p>1</text:p>
          </table:table-cell>
          <table:table-cell table:formula="of:=IF([.I278]&gt;=0;IF([.H279]=1;[.I278]+([.F279]*[.J279])-20;[.I278]);0)" office:value-type="float" office:value="1546473738.64021">
            <text:p>1546473738.64021</text:p>
          </table:table-cell>
          <table:table-cell table:formula="of:=IF([.I278]&gt;1000;[.I278]*0.5;1000)" office:value-type="float" office:value="775327838.972134">
            <text:p>775327838.972134</text:p>
          </table:table-cell>
          <table:table-cell table:number-columns-repeated="2"/>
        </table:table-row>
        <table:table-row table:style-name="ro1">
          <table:table-cell office:value-type="string">
            <text:p>GLBS</text:p>
          </table:table-cell>
          <table:table-cell office:value-type="float" office:value="1">
            <text:p>1</text:p>
          </table:table-cell>
          <table:table-cell office:value-type="string">
            <text:p>2013-01-24 00:00:00</text:p>
          </table:table-cell>
          <table:table-cell table:number-columns-repeated="2" office:value-type="float" office:value="2.2475">
            <text:p>2.2475</text:p>
          </table:table-cell>
          <table:table-cell office:value-type="float" office:value="0.0111234705228032">
            <text:p>0.0111234705</text:p>
          </table:table-cell>
          <table:table-cell office:value-type="float" office:value="0.0255205145923548">
            <text:p>0.0255205146</text:p>
          </table:table-cell>
          <table:table-cell table:formula="of:=IF([.G280]&gt;0;1;0)" office:value-type="float" office:value="1">
            <text:p>1</text:p>
          </table:table-cell>
          <table:table-cell table:formula="of:=IF([.I279]&gt;=0;IF([.H280]=1;[.I279]+([.F280]*[.J280])-20;[.I279]);0)" office:value-type="float" office:value="1555074796.16324">
            <text:p>1555074796.16324</text:p>
          </table:table-cell>
          <table:table-cell table:formula="of:=IF([.I279]&gt;1000;[.I279]*0.5;1000)" office:value-type="float" office:value="773236869.320105">
            <text:p>773236869.320105</text:p>
          </table:table-cell>
          <table:table-cell table:number-columns-repeated="2"/>
        </table:table-row>
        <table:table-row table:style-name="ro1">
          <table:table-cell office:value-type="string">
            <text:p>HH</text:p>
          </table:table-cell>
          <table:table-cell office:value-type="float" office:value="1">
            <text:p>1</text:p>
          </table:table-cell>
          <table:table-cell office:value-type="string">
            <text:p>2013-01-25 00:00:00</text:p>
          </table:table-cell>
          <table:table-cell table:number-columns-repeated="2" office:value-type="float" office:value="0.5175">
            <text:p>0.5175</text:p>
          </table:table-cell>
          <table:table-cell office:value-type="float" office:value="-0.0434782608695654">
            <text:p>-0.0434782609</text:p>
          </table:table-cell>
          <table:table-cell office:value-type="float" office:value="0.191993435885149">
            <text:p>0.1919934359</text:p>
          </table:table-cell>
          <table:table-cell table:formula="of:=IF([.G281]&gt;0;1;0)" office:value-type="float" office:value="1">
            <text:p>1</text:p>
          </table:table-cell>
          <table:table-cell table:formula="of:=IF([.I280]&gt;=0;IF([.H281]=1;[.I280]+([.F281]*[.J281])-20;[.I280]);0)" office:value-type="float" office:value="1521268802.3336">
            <text:p>1521268802.3336</text:p>
          </table:table-cell>
          <table:table-cell table:formula="of:=IF([.I280]&gt;1000;[.I280]*0.5;1000)" office:value-type="float" office:value="777537398.081618">
            <text:p>777537398.081618</text:p>
          </table:table-cell>
          <table:table-cell table:number-columns-repeated="2"/>
        </table:table-row>
        <table:table-row table:style-name="ro1">
          <table:table-cell office:value-type="string">
            <text:p>SPU</text:p>
          </table:table-cell>
          <table:table-cell office:value-type="float" office:value="1">
            <text:p>1</text:p>
          </table:table-cell>
          <table:table-cell office:value-type="string">
            <text:p>2013-01-28 00:00:00</text:p>
          </table:table-cell>
          <table:table-cell table:number-columns-repeated="2" office:value-type="float" office:value="2.575">
            <text:p>2.575</text:p>
          </table:table-cell>
          <table:table-cell office:value-type="float" office:value="-0.0223300970873787">
            <text:p>-0.0223300971</text:p>
          </table:table-cell>
          <table:table-cell office:value-type="float" office:value="0.129320323316376">
            <text:p>0.1293203233</text:p>
          </table:table-cell>
          <table:table-cell table:formula="of:=IF([.G282]&gt;0;1;0)" office:value-type="float" office:value="1">
            <text:p>1</text:p>
          </table:table-cell>
          <table:table-cell table:formula="of:=IF([.I281]&gt;=0;IF([.H282]=1;[.I281]+([.F282]*[.J282])-20;[.I281]);0)" office:value-type="float" office:value="1504283742.30755">
            <text:p>1504283742.30755</text:p>
          </table:table-cell>
          <table:table-cell table:formula="of:=IF([.I281]&gt;1000;[.I281]*0.5;1000)" office:value-type="float" office:value="760634401.166801">
            <text:p>760634401.166801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0.0192307692307692">
            <text:p>0.0192307692</text:p>
          </table:table-cell>
          <table:table-cell office:value-type="string">
            <text:p>2013-01-29 00:00:00</text:p>
          </table:table-cell>
          <table:table-cell office:value-type="float" office:value="0.21">
            <text:p>0.21</text:p>
          </table:table-cell>
          <table:table-cell office:value-type="float" office:value="10.92">
            <text:p>10.92</text:p>
          </table:table-cell>
          <table:table-cell office:value-type="float" office:value="0">
            <text:p>0</text:p>
          </table:table-cell>
          <table:table-cell office:value-type="float" office:value="0.153869441172914">
            <text:p>0.1538694412</text:p>
          </table:table-cell>
          <table:table-cell table:formula="of:=IF([.G283]&gt;0;1;0)" office:value-type="float" office:value="1">
            <text:p>1</text:p>
          </table:table-cell>
          <table:table-cell table:formula="of:=IF([.I282]&gt;=0;IF([.H283]=1;[.I282]+([.F283]*[.J283])-20;[.I282]);0)" office:value-type="float" office:value="1504283722.30755">
            <text:p>1504283722.30755</text:p>
          </table:table-cell>
          <table:table-cell table:formula="of:=IF([.I282]&gt;1000;[.I282]*0.5;1000)" office:value-type="float" office:value="752141871.153773">
            <text:p>752141871.153773</text:p>
          </table:table-cell>
          <table:table-cell table:number-columns-repeated="2"/>
        </table:table-row>
        <table:table-row table:style-name="ro1">
          <table:table-cell office:value-type="string">
            <text:p>OXF</text:p>
          </table:table-cell>
          <table:table-cell office:value-type="float" office:value="1">
            <text:p>1</text:p>
          </table:table-cell>
          <table:table-cell office:value-type="string">
            <text:p>2013-01-30 00:00:00</text:p>
          </table:table-cell>
          <table:table-cell table:number-columns-repeated="2" office:value-type="float" office:value="3.955">
            <text:p>3.955</text:p>
          </table:table-cell>
          <table:table-cell office:value-type="float" office:value="-0.077117572692794">
            <text:p>-0.0771175727</text:p>
          </table:table-cell>
          <table:table-cell office:value-type="float" office:value="0.131615533506539">
            <text:p>0.1316155335</text:p>
          </table:table-cell>
          <table:table-cell table:formula="of:=IF([.G284]&gt;0;1;0)" office:value-type="float" office:value="1">
            <text:p>1</text:p>
          </table:table-cell>
          <table:table-cell table:formula="of:=IF([.I283]&gt;=0;IF([.H284]=1;[.I283]+([.F284]*[.J284])-20;[.I283]);0)" office:value-type="float" office:value="1446280347.65473">
            <text:p>1446280347.65473</text:p>
          </table:table-cell>
          <table:table-cell table:formula="of:=IF([.I283]&gt;1000;[.I283]*0.5;1000)" office:value-type="float" office:value="752141861.153773">
            <text:p>752141861.153773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2058823529412">
            <text:p>0.2220588235</text:p>
          </table:table-cell>
          <table:table-cell office:value-type="string">
            <text:p>2013-01-31 00:00:00</text:p>
          </table:table-cell>
          <table:table-cell office:value-type="float" office:value="1.5575">
            <text:p>1.5575</text:p>
          </table:table-cell>
          <table:table-cell office:value-type="float" office:value="7.01390728476821">
            <text:p>7.0139072848</text:p>
          </table:table-cell>
          <table:table-cell office:value-type="float" office:value="-0.127585546475996">
            <text:p>-0.1275855465</text:p>
          </table:table-cell>
          <table:table-cell office:value-type="float" office:value="0.505297344036518">
            <text:p>0.505297344</text:p>
          </table:table-cell>
          <table:table-cell table:formula="of:=IF([.G285]&gt;0;1;0)" office:value-type="float" office:value="1">
            <text:p>1</text:p>
          </table:table-cell>
          <table:table-cell table:formula="of:=IF([.I284]&gt;=0;IF([.H285]=1;[.I284]+([.F285]*[.J285])-20;[.I284]);0)" office:value-type="float" office:value="1354018093.39822">
            <text:p>1354018093.39822</text:p>
          </table:table-cell>
          <table:table-cell table:formula="of:=IF([.I284]&gt;1000;[.I284]*0.5;1000)" office:value-type="float" office:value="723140173.827364">
            <text:p>723140173.827364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1848739495798">
            <text:p>0.2218487395</text:p>
          </table:table-cell>
          <table:table-cell office:value-type="string">
            <text:p>2013-02-01 00:00:00</text:p>
          </table:table-cell>
          <table:table-cell office:value-type="float" office:value="1.3575">
            <text:p>1.3575</text:p>
          </table:table-cell>
          <table:table-cell office:value-type="float" office:value="6.11903409090909">
            <text:p>6.1190340909</text:p>
          </table:table-cell>
          <table:table-cell office:value-type="float" office:value="-0.133232145386841">
            <text:p>-0.1332321454</text:p>
          </table:table-cell>
          <table:table-cell office:value-type="float" office:value="0.261999120989545">
            <text:p>0.261999121</text:p>
          </table:table-cell>
          <table:table-cell table:formula="of:=IF([.G286]&gt;0;1;0)" office:value-type="float" office:value="1">
            <text:p>1</text:p>
          </table:table-cell>
          <table:table-cell table:formula="of:=IF([.I285]&gt;=0;IF([.H286]=1;[.I285]+([.F286]*[.J286])-20;[.I285]);0)" office:value-type="float" office:value="1263818705.66019">
            <text:p>1263818705.66019</text:p>
          </table:table-cell>
          <table:table-cell table:formula="of:=IF([.I285]&gt;1000;[.I285]*0.5;1000)" office:value-type="float" office:value="677009046.699108">
            <text:p>677009046.699108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2011385199241">
            <text:p>0.2220113852</text:p>
          </table:table-cell>
          <table:table-cell office:value-type="string">
            <text:p>2013-02-04 00:00:00</text:p>
          </table:table-cell>
          <table:table-cell office:value-type="float" office:value="1.1775">
            <text:p>1.1775</text:p>
          </table:table-cell>
          <table:table-cell office:value-type="float" office:value="5.30378205128205">
            <text:p>5.3037820513</text:p>
          </table:table-cell>
          <table:table-cell office:value-type="float" office:value="0.0317993785335549">
            <text:p>0.0317993785</text:p>
          </table:table-cell>
          <table:table-cell office:value-type="float" office:value="0.150309244845248">
            <text:p>0.1503092448</text:p>
          </table:table-cell>
          <table:table-cell table:formula="of:=IF([.G287]&gt;0;1;0)" office:value-type="float" office:value="1">
            <text:p>1</text:p>
          </table:table-cell>
          <table:table-cell table:formula="of:=IF([.I286]&gt;=0;IF([.H287]=1;[.I286]+([.F287]*[.J287])-20;[.I286]);0)" office:value-type="float" office:value="1283913010.36973">
            <text:p>1283913010.36973</text:p>
          </table:table-cell>
          <table:table-cell table:formula="of:=IF([.I286]&gt;1000;[.I286]*0.5;1000)" office:value-type="float" office:value="631909352.830097">
            <text:p>631909352.830097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2021660649819">
            <text:p>0.2220216606</text:p>
          </table:table-cell>
          <table:table-cell office:value-type="string">
            <text:p>2013-02-05 00:00:00</text:p>
          </table:table-cell>
          <table:table-cell office:value-type="float" office:value="1.215">
            <text:p>1.215</text:p>
          </table:table-cell>
          <table:table-cell office:value-type="float" office:value="5.47243902439024">
            <text:p>5.4724390244</text:p>
          </table:table-cell>
          <table:table-cell office:value-type="float" office:value="0.0174241580128065">
            <text:p>0.017424158</text:p>
          </table:table-cell>
          <table:table-cell office:value-type="float" office:value="0.0947372738526784">
            <text:p>0.0947372739</text:p>
          </table:table-cell>
          <table:table-cell table:formula="of:=IF([.G288]&gt;0;1;0)" office:value-type="float" office:value="1">
            <text:p>1</text:p>
          </table:table-cell>
          <table:table-cell table:formula="of:=IF([.I287]&gt;=0;IF([.H288]=1;[.I287]+([.F288]*[.J288])-20;[.I287]);0)" office:value-type="float" office:value="1295098541.95342">
            <text:p>1295098541.95342</text:p>
          </table:table-cell>
          <table:table-cell table:formula="of:=IF([.I287]&gt;1000;[.I287]*0.5;1000)" office:value-type="float" office:value="641956505.184866">
            <text:p>641956505.184866</text:p>
          </table:table-cell>
          <table:table-cell table:number-columns-repeated="2"/>
        </table:table-row>
        <table:table-row table:style-name="ro1">
          <table:table-cell office:value-type="string">
            <text:p>OPXA</text:p>
          </table:table-cell>
          <table:table-cell office:value-type="float" office:value="1">
            <text:p>1</text:p>
          </table:table-cell>
          <table:table-cell office:value-type="string">
            <text:p>2013-02-06 00:00:00</text:p>
          </table:table-cell>
          <table:table-cell table:number-columns-repeated="2" office:value-type="float" office:value="2.9475">
            <text:p>2.9475</text:p>
          </table:table-cell>
          <table:table-cell office:value-type="float" office:value="-0.0576759966072943">
            <text:p>-0.0576759966</text:p>
          </table:table-cell>
          <table:table-cell office:value-type="float" office:value="0.222395308231244">
            <text:p>0.2223953082</text:p>
          </table:table-cell>
          <table:table-cell table:formula="of:=IF([.G289]&gt;0;1;0)" office:value-type="float" office:value="1">
            <text:p>1</text:p>
          </table:table-cell>
          <table:table-cell table:formula="of:=IF([.I288]&gt;=0;IF([.H289]=1;[.I288]+([.F289]*[.J289])-20;[.I288]);0)" office:value-type="float" office:value="1257750472.39751">
            <text:p>1257750472.39751</text:p>
          </table:table-cell>
          <table:table-cell table:formula="of:=IF([.I288]&gt;1000;[.I288]*0.5;1000)" office:value-type="float" office:value="647549270.976711">
            <text:p>647549270.976711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3-02-07 00:00:00</text:p>
          </table:table-cell>
          <table:table-cell table:number-columns-repeated="2" office:value-type="float" office:value="0.5825">
            <text:p>0.5825</text:p>
          </table:table-cell>
          <table:table-cell office:value-type="float" office:value="-0.0987124463519313">
            <text:p>-0.0987124464</text:p>
          </table:table-cell>
          <table:table-cell office:value-type="float" office:value="0.041666336174914">
            <text:p>0.0416663362</text:p>
          </table:table-cell>
          <table:table-cell table:formula="of:=IF([.G290]&gt;0;1;0)" office:value-type="float" office:value="1">
            <text:p>1</text:p>
          </table:table-cell>
          <table:table-cell table:formula="of:=IF([.I289]&gt;=0;IF([.H290]=1;[.I289]+([.F290]*[.J290])-20;[.I289]);0)" office:value-type="float" office:value="1195672639.38219">
            <text:p>1195672639.38219</text:p>
          </table:table-cell>
          <table:table-cell table:formula="of:=IF([.I289]&gt;1000;[.I289]*0.5;1000)" office:value-type="float" office:value="628875236.198757">
            <text:p>628875236.198757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3-02-08 00:00:00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152380952380953">
            <text:p>0.1523809524</text:p>
          </table:table-cell>
          <table:table-cell office:value-type="float" office:value="0.107817020203025">
            <text:p>0.1078170202</text:p>
          </table:table-cell>
          <table:table-cell table:formula="of:=IF([.G291]&gt;0;1;0)" office:value-type="float" office:value="1">
            <text:p>1</text:p>
          </table:table-cell>
          <table:table-cell table:formula="of:=IF([.I290]&gt;=0;IF([.H291]=1;[.I290]+([.F291]*[.J291])-20;[.I290]);0)" office:value-type="float" office:value="1286771487.14464">
            <text:p>1286771487.14464</text:p>
          </table:table-cell>
          <table:table-cell table:formula="of:=IF([.I290]&gt;1000;[.I290]*0.5;1000)" office:value-type="float" office:value="597836319.691093">
            <text:p>597836319.691093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1902017291066">
            <text:p>0.2219020173</text:p>
          </table:table-cell>
          <table:table-cell office:value-type="string">
            <text:p>2013-02-11 00:00:00</text:p>
          </table:table-cell>
          <table:table-cell office:value-type="float" office:value="1.4575">
            <text:p>1.4575</text:p>
          </table:table-cell>
          <table:table-cell office:value-type="float" office:value="6.56821428571429">
            <text:p>6.5682142857</text:p>
          </table:table-cell>
          <table:table-cell office:value-type="float" office:value="-0.00669514625537548">
            <text:p>-0.0066951463</text:p>
          </table:table-cell>
          <table:table-cell office:value-type="float" office:value="0.0970613114850833">
            <text:p>0.0970613115</text:p>
          </table:table-cell>
          <table:table-cell table:formula="of:=IF([.G292]&gt;0;1;0)" office:value-type="float" office:value="1">
            <text:p>1</text:p>
          </table:table-cell>
          <table:table-cell table:formula="of:=IF([.I291]&gt;=0;IF([.H292]=1;[.I291]+([.F292]*[.J292])-20;[.I291]);0)" office:value-type="float" office:value="1282463905.4928">
            <text:p>1282463905.4928</text:p>
          </table:table-cell>
          <table:table-cell table:formula="of:=IF([.I291]&gt;1000;[.I291]*0.5;1000)" office:value-type="float" office:value="643385743.572319">
            <text:p>643385743.572319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3-02-12 00:00:00</text:p>
          </table:table-cell>
          <table:table-cell table:number-columns-repeated="2" office:value-type="float" office:value="0.2675">
            <text:p>0.2675</text:p>
          </table:table-cell>
          <table:table-cell office:value-type="float" office:value="0.149532710280374">
            <text:p>0.1495327103</text:p>
          </table:table-cell>
          <table:table-cell office:value-type="float" office:value="0.184515526417329">
            <text:p>0.1845155264</text:p>
          </table:table-cell>
          <table:table-cell table:formula="of:=IF([.G293]&gt;0;1;0)" office:value-type="float" office:value="1">
            <text:p>1</text:p>
          </table:table-cell>
          <table:table-cell table:formula="of:=IF([.I292]&gt;=0;IF([.H293]=1;[.I292]+([.F293]*[.J293])-20;[.I292]);0)" office:value-type="float" office:value="1378349037.30534">
            <text:p>1378349037.30534</text:p>
          </table:table-cell>
          <table:table-cell table:formula="of:=IF([.I292]&gt;1000;[.I292]*0.5;1000)" office:value-type="float" office:value="641231952.746399">
            <text:p>641231952.746399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">
            <text:p>1</text:p>
          </table:table-cell>
          <table:table-cell office:value-type="string">
            <text:p>2013-02-13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0909090909090908">
            <text:p>0.0909090909</text:p>
          </table:table-cell>
          <table:table-cell office:value-type="float" office:value="0.0805032669207207">
            <text:p>0.0805032669</text:p>
          </table:table-cell>
          <table:table-cell table:formula="of:=IF([.G294]&gt;0;1;0)" office:value-type="float" office:value="1">
            <text:p>1</text:p>
          </table:table-cell>
          <table:table-cell table:formula="of:=IF([.I293]&gt;=0;IF([.H294]=1;[.I293]+([.F294]*[.J294])-20;[.I293]);0)" office:value-type="float" office:value="1441001246.27377">
            <text:p>1441001246.27377</text:p>
          </table:table-cell>
          <table:table-cell table:formula="of:=IF([.I293]&gt;1000;[.I293]*0.5;1000)" office:value-type="float" office:value="689174518.652672">
            <text:p>689174518.652672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">
            <text:p>0.008</text:p>
          </table:table-cell>
          <table:table-cell office:value-type="string">
            <text:p>2013-02-14 00:00:00</text:p>
          </table:table-cell>
          <table:table-cell office:value-type="float" office:value="0.085">
            <text:p>0.085</text:p>
          </table:table-cell>
          <table:table-cell office:value-type="float" office:value="10.625">
            <text:p>10.625</text:p>
          </table:table-cell>
          <table:table-cell office:value-type="float" office:value="0.167914438502674">
            <text:p>0.1679144385</text:p>
          </table:table-cell>
          <table:table-cell office:value-type="float" office:value="0.0667325042016468">
            <text:p>0.0667325042</text:p>
          </table:table-cell>
          <table:table-cell table:formula="of:=IF([.G295]&gt;0;1;0)" office:value-type="float" office:value="1">
            <text:p>1</text:p>
          </table:table-cell>
          <table:table-cell table:formula="of:=IF([.I294]&gt;=0;IF([.H295]=1;[.I294]+([.F295]*[.J295])-20;[.I294]);0)" office:value-type="float" office:value="1561983683.84862">
            <text:p>1561983683.84862</text:p>
          </table:table-cell>
          <table:table-cell table:formula="of:=IF([.I294]&gt;1000;[.I294]*0.5;1000)" office:value-type="float" office:value="720500623.136884">
            <text:p>720500623.136884</text:p>
          </table:table-cell>
          <table:table-cell table:number-columns-repeated="2"/>
        </table:table-row>
        <table:table-row table:style-name="ro1">
          <table:table-cell office:value-type="string">
            <text:p>GLCH</text:p>
          </table:table-cell>
          <table:table-cell office:value-type="float" office:value="0.05">
            <text:p>0.05</text:p>
          </table:table-cell>
          <table:table-cell office:value-type="string">
            <text:p>2013-02-15 00:00:00</text:p>
          </table:table-cell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 office:value-type="float" office:value="-0.0266666666666666">
            <text:p>-0.0266666667</text:p>
          </table:table-cell>
          <table:table-cell office:value-type="float" office:value="0.0764209353864633">
            <text:p>0.0764209354</text:p>
          </table:table-cell>
          <table:table-cell table:formula="of:=IF([.G296]&gt;0;1;0)" office:value-type="float" office:value="1">
            <text:p>1</text:p>
          </table:table-cell>
          <table:table-cell table:formula="of:=IF([.I295]&gt;=0;IF([.H296]=1;[.I295]+([.F296]*[.J296])-20;[.I295]);0)" office:value-type="float" office:value="1541157214.73064">
            <text:p>1541157214.73064</text:p>
          </table:table-cell>
          <table:table-cell table:formula="of:=IF([.I295]&gt;1000;[.I295]*0.5;1000)" office:value-type="float" office:value="780991841.924312">
            <text:p>780991841.924312</text:p>
          </table:table-cell>
          <table:table-cell table:number-columns-repeated="2"/>
        </table:table-row>
        <table:table-row table:style-name="ro1">
          <table:table-cell office:value-type="string">
            <text:p>LWLG</text:p>
          </table:table-cell>
          <table:table-cell office:value-type="float" office:value="1">
            <text:p>1</text:p>
          </table:table-cell>
          <table:table-cell office:value-type="string">
            <text:p>2013-02-18 00:00:00</text:p>
          </table:table-cell>
          <table:table-cell table:number-columns-repeated="2" office:value-type="float" office:value="1.07">
            <text:p>1.07</text:p>
          </table:table-cell>
          <table:table-cell office:value-type="float" office:value="-0.0233644859813084">
            <text:p>-0.023364486</text:p>
          </table:table-cell>
          <table:table-cell office:value-type="float" office:value="0.00176799527363991">
            <text:p>0.0017679953</text:p>
          </table:table-cell>
          <table:table-cell table:formula="of:=IF([.G297]&gt;0;1;0)" office:value-type="float" office:value="1">
            <text:p>1</text:p>
          </table:table-cell>
          <table:table-cell table:formula="of:=IF([.I296]&gt;=0;IF([.H297]=1;[.I296]+([.F297]*[.J297])-20;[.I296]);0)" office:value-type="float" office:value="1523153021.66136">
            <text:p>1523153021.66136</text:p>
          </table:table-cell>
          <table:table-cell table:formula="of:=IF([.I296]&gt;1000;[.I296]*0.5;1000)" office:value-type="float" office:value="770578607.365321">
            <text:p>770578607.365321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2-19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75">
            <text:p>0.375</text:p>
          </table:table-cell>
          <table:table-cell office:value-type="float" office:value="0.275667216693606">
            <text:p>0.2756672167</text:p>
          </table:table-cell>
          <table:table-cell table:formula="of:=IF([.G298]&gt;0;1;0)" office:value-type="float" office:value="1">
            <text:p>1</text:p>
          </table:table-cell>
          <table:table-cell table:formula="of:=IF([.I297]&gt;=0;IF([.H298]=1;[.I297]+([.F298]*[.J298])-20;[.I297]);0)" office:value-type="float" office:value="1808744193.22286">
            <text:p>1808744193.22286</text:p>
          </table:table-cell>
          <table:table-cell table:formula="of:=IF([.I297]&gt;1000;[.I297]*0.5;1000)" office:value-type="float" office:value="761576510.83068">
            <text:p>761576510.83068</text:p>
          </table:table-cell>
          <table:table-cell table:number-columns-repeated="2"/>
        </table:table-row>
        <table:table-row table:style-name="ro1">
          <table:table-cell office:value-type="string">
            <text:p>NUIN</text:p>
          </table:table-cell>
          <table:table-cell office:value-type="float" office:value="1">
            <text:p>1</text:p>
          </table:table-cell>
          <table:table-cell office:value-type="string">
            <text:p>2013-02-20 00:00:00</text:p>
          </table:table-cell>
          <table:table-cell table:number-columns-repeated="2" office:value-type="float" office:value="0.815">
            <text:p>0.815</text:p>
          </table:table-cell>
          <table:table-cell office:value-type="float" office:value="-0.00613496932515334">
            <text:p>-0.0061349693</text:p>
          </table:table-cell>
          <table:table-cell office:value-type="float" office:value="0.0471491862580509">
            <text:p>0.0471491863</text:p>
          </table:table-cell>
          <table:table-cell table:formula="of:=IF([.G299]&gt;0;1;0)" office:value-type="float" office:value="1">
            <text:p>1</text:p>
          </table:table-cell>
          <table:table-cell table:formula="of:=IF([.I298]&gt;=0;IF([.H299]=1;[.I298]+([.F299]*[.J299])-20;[.I298]);0)" office:value-type="float" office:value="1803195878.15163">
            <text:p>1803195878.15163</text:p>
          </table:table-cell>
          <table:table-cell table:formula="of:=IF([.I298]&gt;1000;[.I298]*0.5;1000)" office:value-type="float" office:value="904372096.611432">
            <text:p>904372096.611432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2-21 00:00:00</text:p>
          </table:table-cell>
          <table:table-cell table:number-columns-repeated="2" office:value-type="float" office:value="0.1025">
            <text:p>0.1025</text:p>
          </table:table-cell>
          <table:table-cell office:value-type="float" office:value="-0.024390243902439">
            <text:p>-0.0243902439</text:p>
          </table:table-cell>
          <table:table-cell office:value-type="float" office:value="0.110335773087666">
            <text:p>0.1103357731</text:p>
          </table:table-cell>
          <table:table-cell table:formula="of:=IF([.G300]&gt;0;1;0)" office:value-type="float" office:value="1">
            <text:p>1</text:p>
          </table:table-cell>
          <table:table-cell table:formula="of:=IF([.I299]&gt;=0;IF([.H300]=1;[.I299]+([.F300]*[.J300])-20;[.I299]);0)" office:value-type="float" office:value="1781205664.51563">
            <text:p>1781205664.51563</text:p>
          </table:table-cell>
          <table:table-cell table:formula="of:=IF([.I299]&gt;1000;[.I299]*0.5;1000)" office:value-type="float" office:value="901597939.075814">
            <text:p>901597939.07581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2-22 00:00:00</text:p>
          </table:table-cell>
          <table:table-cell table:number-columns-repeated="2" office:value-type="float" office:value="0.0725">
            <text:p>0.0725</text:p>
          </table:table-cell>
          <table:table-cell office:value-type="float" office:value="-0.103448275862069">
            <text:p>-0.1034482759</text:p>
          </table:table-cell>
          <table:table-cell office:value-type="float" office:value="0.124005004908778">
            <text:p>0.1240050049</text:p>
          </table:table-cell>
          <table:table-cell table:formula="of:=IF([.G301]&gt;0;1;0)" office:value-type="float" office:value="1">
            <text:p>1</text:p>
          </table:table-cell>
          <table:table-cell table:formula="of:=IF([.I300]&gt;=0;IF([.H301]=1;[.I300]+([.F301]*[.J301])-20;[.I300]);0)" office:value-type="float" office:value="1689074317.04069">
            <text:p>1689074317.04069</text:p>
          </table:table-cell>
          <table:table-cell table:formula="of:=IF([.I300]&gt;1000;[.I300]*0.5;1000)" office:value-type="float" office:value="890602832.257816">
            <text:p>890602832.25781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2-25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-0.076923076923077">
            <text:p>-0.0769230769</text:p>
          </table:table-cell>
          <table:table-cell office:value-type="float" office:value="0.0667469120322965">
            <text:p>0.066746912</text:p>
          </table:table-cell>
          <table:table-cell table:formula="of:=IF([.G302]&gt;0;1;0)" office:value-type="float" office:value="1">
            <text:p>1</text:p>
          </table:table-cell>
          <table:table-cell table:formula="of:=IF([.I301]&gt;=0;IF([.H302]=1;[.I301]+([.F302]*[.J302])-20;[.I301]);0)" office:value-type="float" office:value="1624109900.23143">
            <text:p>1624109900.23143</text:p>
          </table:table-cell>
          <table:table-cell table:formula="of:=IF([.I301]&gt;1000;[.I301]*0.5;1000)" office:value-type="float" office:value="844537158.520343">
            <text:p>844537158.520343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03797468354">
            <text:p>1.0680379747</text:p>
          </table:table-cell>
          <table:table-cell office:value-type="string">
            <text:p>2013-02-26 00:00:00</text:p>
          </table:table-cell>
          <table:table-cell office:value-type="float" office:value="6.75">
            <text:p>6.75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0.160385023788519">
            <text:p>0.1603850238</text:p>
          </table:table-cell>
          <table:table-cell table:formula="of:=IF([.G303]&gt;0;1;0)" office:value-type="float" office:value="1">
            <text:p>1</text:p>
          </table:table-cell>
          <table:table-cell table:formula="of:=IF([.I302]&gt;=0;IF([.H303]=1;[.I302]+([.F303]*[.J303])-20;[.I302]);0)" office:value-type="float" office:value="1624109880.23143">
            <text:p>1624109880.23143</text:p>
          </table:table-cell>
          <table:table-cell table:formula="of:=IF([.I302]&gt;1000;[.I302]*0.5;1000)" office:value-type="float" office:value="812054950.115715">
            <text:p>812054950.115715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02-27 00:00:00</text:p>
          </table:table-cell>
          <table:table-cell office:value-type="float" office:value="1.0275">
            <text:p>1.0275</text:p>
          </table:table-cell>
          <table:table-cell office:value-type="float" office:value="5.1375">
            <text:p>5.1375</text:p>
          </table:table-cell>
          <table:table-cell office:value-type="float" office:value="0.0218978102189784">
            <text:p>0.0218978102</text:p>
          </table:table-cell>
          <table:table-cell office:value-type="float" office:value="0.167899431365672">
            <text:p>0.1678994314</text:p>
          </table:table-cell>
          <table:table-cell table:formula="of:=IF([.G304]&gt;0;1;0)" office:value-type="float" office:value="1">
            <text:p>1</text:p>
          </table:table-cell>
          <table:table-cell table:formula="of:=IF([.I303]&gt;=0;IF([.H304]=1;[.I303]+([.F304]*[.J304])-20;[.I303]);0)" office:value-type="float" office:value="1641892085.19747">
            <text:p>1641892085.19747</text:p>
          </table:table-cell>
          <table:table-cell table:formula="of:=IF([.I303]&gt;1000;[.I303]*0.5;1000)" office:value-type="float" office:value="812054940.115714">
            <text:p>812054940.115714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3-02-28 00:00:00</text:p>
          </table:table-cell>
          <table:table-cell table:number-columns-repeated="2" office:value-type="float" office:value="0.31">
            <text:p>0.31</text:p>
          </table:table-cell>
          <table:table-cell office:value-type="float" office:value="0.032258064516129">
            <text:p>0.0322580645</text:p>
          </table:table-cell>
          <table:table-cell office:value-type="float" office:value="0.0521175838004308">
            <text:p>0.0521175838</text:p>
          </table:table-cell>
          <table:table-cell table:formula="of:=IF([.G305]&gt;0;1;0)" office:value-type="float" office:value="1">
            <text:p>1</text:p>
          </table:table-cell>
          <table:table-cell table:formula="of:=IF([.I304]&gt;=0;IF([.H305]=1;[.I304]+([.F305]*[.J305])-20;[.I304]);0)" office:value-type="float" office:value="1668374195.60388">
            <text:p>1668374195.60388</text:p>
          </table:table-cell>
          <table:table-cell table:formula="of:=IF([.I304]&gt;1000;[.I304]*0.5;1000)" office:value-type="float" office:value="820946042.598733">
            <text:p>820946042.59873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3-01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120258221995614">
            <text:p>0.120258222</text:p>
          </table:table-cell>
          <table:table-cell table:formula="of:=IF([.G306]&gt;0;1;0)" office:value-type="float" office:value="1">
            <text:p>1</text:p>
          </table:table-cell>
          <table:table-cell table:formula="of:=IF([.I305]&gt;=0;IF([.H306]=1;[.I305]+([.F306]*[.J306])-20;[.I305]);0)" office:value-type="float" office:value="1668374175.60388">
            <text:p>1668374175.60388</text:p>
          </table:table-cell>
          <table:table-cell table:formula="of:=IF([.I305]&gt;1000;[.I305]*0.5;1000)" office:value-type="float" office:value="834187097.801939">
            <text:p>834187097.801939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03-04 00:00:00</text:p>
          </table:table-cell>
          <table:table-cell office:value-type="float" office:value="0.9875">
            <text:p>0.9875</text:p>
          </table:table-cell>
          <table:table-cell office:value-type="float" office:value="4.9375">
            <text:p>4.9375</text:p>
          </table:table-cell>
          <table:table-cell office:value-type="float" office:value="-0.010126582278481">
            <text:p>-0.0101265823</text:p>
          </table:table-cell>
          <table:table-cell office:value-type="float" office:value="0.0721922969075583">
            <text:p>0.0721922969</text:p>
          </table:table-cell>
          <table:table-cell table:formula="of:=IF([.G307]&gt;0;1;0)" office:value-type="float" office:value="1">
            <text:p>1</text:p>
          </table:table-cell>
          <table:table-cell table:formula="of:=IF([.I306]&gt;=0;IF([.H307]=1;[.I306]+([.F307]*[.J307])-20;[.I306]);0)" office:value-type="float" office:value="1659926691.4236">
            <text:p>1659926691.4236</text:p>
          </table:table-cell>
          <table:table-cell table:formula="of:=IF([.I306]&gt;1000;[.I306]*0.5;1000)" office:value-type="float" office:value="834187087.801939">
            <text:p>834187087.80193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3-05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0.0769230769230771">
            <text:p>0.0769230769</text:p>
          </table:table-cell>
          <table:table-cell office:value-type="float" office:value="0.0881380473480758">
            <text:p>0.0881380473</text:p>
          </table:table-cell>
          <table:table-cell table:formula="of:=IF([.G308]&gt;0;1;0)" office:value-type="float" office:value="1">
            <text:p>1</text:p>
          </table:table-cell>
          <table:table-cell table:formula="of:=IF([.I307]&gt;=0;IF([.H308]=1;[.I307]+([.F308]*[.J308])-20;[.I307]);0)" office:value-type="float" office:value="1723770005.70913">
            <text:p>1723770005.70913</text:p>
          </table:table-cell>
          <table:table-cell table:formula="of:=IF([.I307]&gt;1000;[.I307]*0.5;1000)" office:value-type="float" office:value="829963345.711802">
            <text:p>829963345.711802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03-06 00:00:00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24">
            <text:p>0.24</text:p>
          </table:table-cell>
          <table:table-cell office:value-type="float" office:value="0.072572377103619">
            <text:p>0.0725723771</text:p>
          </table:table-cell>
          <table:table-cell table:formula="of:=IF([.G309]&gt;0;1;0)" office:value-type="float" office:value="1">
            <text:p>1</text:p>
          </table:table-cell>
          <table:table-cell table:formula="of:=IF([.I308]&gt;=0;IF([.H309]=1;[.I308]+([.F309]*[.J309])-20;[.I308]);0)" office:value-type="float" office:value="1930622386.39422">
            <text:p>1930622386.39422</text:p>
          </table:table-cell>
          <table:table-cell table:formula="of:=IF([.I308]&gt;1000;[.I308]*0.5;1000)" office:value-type="float" office:value="861885002.854564">
            <text:p>861885002.85456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3-07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-0.142857142857143">
            <text:p>-0.1428571429</text:p>
          </table:table-cell>
          <table:table-cell office:value-type="float" office:value="0.0879554330855643">
            <text:p>0.0879554331</text:p>
          </table:table-cell>
          <table:table-cell table:formula="of:=IF([.G310]&gt;0;1;0)" office:value-type="float" office:value="1">
            <text:p>1</text:p>
          </table:table-cell>
          <table:table-cell table:formula="of:=IF([.I309]&gt;=0;IF([.H310]=1;[.I309]+([.F310]*[.J310])-20;[.I309]);0)" office:value-type="float" office:value="1792720767.36606">
            <text:p>1792720767.36606</text:p>
          </table:table-cell>
          <table:table-cell table:formula="of:=IF([.I309]&gt;1000;[.I309]*0.5;1000)" office:value-type="float" office:value="965311193.197112">
            <text:p>965311193.197112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03-08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1">
            <text:p>0.1</text:p>
          </table:table-cell>
          <table:table-cell office:value-type="float" office:value="0.0824884948194472">
            <text:p>0.0824884948</text:p>
          </table:table-cell>
          <table:table-cell table:formula="of:=IF([.G311]&gt;0;1;0)" office:value-type="float" office:value="1">
            <text:p>1</text:p>
          </table:table-cell>
          <table:table-cell table:formula="of:=IF([.I310]&gt;=0;IF([.H311]=1;[.I310]+([.F311]*[.J311])-20;[.I310]);0)" office:value-type="float" office:value="1882356785.73437">
            <text:p>1882356785.73437</text:p>
          </table:table-cell>
          <table:table-cell table:formula="of:=IF([.I310]&gt;1000;[.I310]*0.5;1000)" office:value-type="float" office:value="896360383.683032">
            <text:p>896360383.683032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3-03-11 00:00:00</text:p>
          </table:table-cell>
          <table:table-cell table:number-columns-repeated="2" office:value-type="float" office:value="0.265">
            <text:p>0.265</text:p>
          </table:table-cell>
          <table:table-cell office:value-type="float" office:value="0.0377358490566038">
            <text:p>0.0377358491</text:p>
          </table:table-cell>
          <table:table-cell office:value-type="float" office:value="0.0680777752814773">
            <text:p>0.0680777753</text:p>
          </table:table-cell>
          <table:table-cell table:formula="of:=IF([.G312]&gt;0;1;0)" office:value-type="float" office:value="1">
            <text:p>1</text:p>
          </table:table-cell>
          <table:table-cell table:formula="of:=IF([.I311]&gt;=0;IF([.H312]=1;[.I311]+([.F312]*[.J312])-20;[.I311]);0)" office:value-type="float" office:value="1917872931.50294">
            <text:p>1917872931.50294</text:p>
          </table:table-cell>
          <table:table-cell table:formula="of:=IF([.I311]&gt;1000;[.I311]*0.5;1000)" office:value-type="float" office:value="941178392.867184">
            <text:p>941178392.867184</text:p>
          </table:table-cell>
          <table:table-cell table:number-columns-repeated="2"/>
        </table:table-row>
        <table:table-row table:style-name="ro1">
          <table:table-cell office:value-type="string">
            <text:p>IDN</text:p>
          </table:table-cell>
          <table:table-cell office:value-type="float" office:value="1">
            <text:p>1</text:p>
          </table:table-cell>
          <table:table-cell office:value-type="string">
            <text:p>2013-03-12 00:00:00</text:p>
          </table:table-cell>
          <table:table-cell table:number-columns-repeated="2" office:value-type="float" office:value="0.7625">
            <text:p>0.7625</text:p>
          </table:table-cell>
          <table:table-cell office:value-type="float" office:value="0.00327868852459034">
            <text:p>0.0032786885</text:p>
          </table:table-cell>
          <table:table-cell office:value-type="float" office:value="0.219825021952729">
            <text:p>0.219825022</text:p>
          </table:table-cell>
          <table:table-cell table:formula="of:=IF([.G313]&gt;0;1;0)" office:value-type="float" office:value="1">
            <text:p>1</text:p>
          </table:table-cell>
          <table:table-cell table:formula="of:=IF([.I312]&gt;=0;IF([.H313]=1;[.I312]+([.F313]*[.J313])-20;[.I312]);0)" office:value-type="float" office:value="1921016965.48901">
            <text:p>1921016965.48901</text:p>
          </table:table-cell>
          <table:table-cell table:formula="of:=IF([.I312]&gt;1000;[.I312]*0.5;1000)" office:value-type="float" office:value="958936465.75147">
            <text:p>958936465.75147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3-03-13 00:00:00</text:p>
          </table:table-cell>
          <table:table-cell table:number-columns-repeated="2" office:value-type="float" office:value="1.1925">
            <text:p>1.1925</text:p>
          </table:table-cell>
          <table:table-cell office:value-type="float" office:value="0.125786163522013">
            <text:p>0.1257861635</text:p>
          </table:table-cell>
          <table:table-cell office:value-type="float" office:value="0.0470998500971038">
            <text:p>0.0470998501</text:p>
          </table:table-cell>
          <table:table-cell table:formula="of:=IF([.G314]&gt;0;1;0)" office:value-type="float" office:value="1">
            <text:p>1</text:p>
          </table:table-cell>
          <table:table-cell table:formula="of:=IF([.I313]&gt;=0;IF([.H314]=1;[.I313]+([.F314]*[.J314])-20;[.I313]);0)" office:value-type="float" office:value="2041835622.56379">
            <text:p>2041835622.56379</text:p>
          </table:table-cell>
          <table:table-cell table:formula="of:=IF([.I313]&gt;1000;[.I313]*0.5;1000)" office:value-type="float" office:value="960508482.744506">
            <text:p>960508482.744506</text:p>
          </table:table-cell>
          <table:table-cell table:number-columns-repeated="2"/>
        </table:table-row>
        <table:table-row table:style-name="ro1">
          <table:table-cell office:value-type="string">
            <text:p>SGMA</text:p>
          </table:table-cell>
          <table:table-cell office:value-type="float" office:value="1">
            <text:p>1</text:p>
          </table:table-cell>
          <table:table-cell office:value-type="string">
            <text:p>2013-03-14 00:00:00</text:p>
          </table:table-cell>
          <table:table-cell table:number-columns-repeated="2" office:value-type="float" office:value="4.6725">
            <text:p>4.6725</text:p>
          </table:table-cell>
          <table:table-cell office:value-type="float" office:value="-0.035848047084002">
            <text:p>-0.0358480471</text:p>
          </table:table-cell>
          <table:table-cell office:value-type="float" office:value="0.0558937651951397">
            <text:p>0.0558937652</text:p>
          </table:table-cell>
          <table:table-cell table:formula="of:=IF([.G315]&gt;0;1;0)" office:value-type="float" office:value="1">
            <text:p>1</text:p>
          </table:table-cell>
          <table:table-cell table:formula="of:=IF([.I314]&gt;=0;IF([.H315]=1;[.I314]+([.F315]*[.J315])-20;[.I314]);0)" office:value-type="float" office:value="2005237692.79606">
            <text:p>2005237692.79606</text:p>
          </table:table-cell>
          <table:table-cell table:formula="of:=IF([.I314]&gt;1000;[.I314]*0.5;1000)" office:value-type="float" office:value="1020917811.2819">
            <text:p>1020917811.2819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15 00:00:00</text:p>
          </table:table-cell>
          <table:table-cell table:number-columns-repeated="2" office:value-type="float" office:value="0.665">
            <text:p>0.665</text:p>
          </table:table-cell>
          <table:table-cell office:value-type="float" office:value="0.0300751879699248">
            <text:p>0.030075188</text:p>
          </table:table-cell>
          <table:table-cell office:value-type="float" office:value="0.0915395708188558">
            <text:p>0.0915395708</text:p>
          </table:table-cell>
          <table:table-cell table:formula="of:=IF([.G316]&gt;0;1;0)" office:value-type="float" office:value="1">
            <text:p>1</text:p>
          </table:table-cell>
          <table:table-cell table:formula="of:=IF([.I315]&gt;=0;IF([.H316]=1;[.I315]+([.F316]*[.J316])-20;[.I315]);0)" office:value-type="float" office:value="2035391623.06367">
            <text:p>2035391623.06367</text:p>
          </table:table-cell>
          <table:table-cell table:formula="of:=IF([.I315]&gt;1000;[.I315]*0.5;1000)" office:value-type="float" office:value="1002618846.39803">
            <text:p>1002618846.3980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3-18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142857142857143">
            <text:p>0.1428571429</text:p>
          </table:table-cell>
          <table:table-cell office:value-type="float" office:value="0.0729724112085341">
            <text:p>0.0729724112</text:p>
          </table:table-cell>
          <table:table-cell table:formula="of:=IF([.G317]&gt;0;1;0)" office:value-type="float" office:value="1">
            <text:p>1</text:p>
          </table:table-cell>
          <table:table-cell table:formula="of:=IF([.I316]&gt;=0;IF([.H317]=1;[.I316]+([.F317]*[.J317])-20;[.I316]);0)" office:value-type="float" office:value="2180776718.99679">
            <text:p>2180776718.99679</text:p>
          </table:table-cell>
          <table:table-cell table:formula="of:=IF([.I316]&gt;1000;[.I316]*0.5;1000)" office:value-type="float" office:value="1017695811.53184">
            <text:p>1017695811.53184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19 00:00:00</text:p>
          </table:table-cell>
          <table:table-cell table:number-columns-repeated="2" office:value-type="float" office:value="0.575">
            <text:p>0.575</text:p>
          </table:table-cell>
          <table:table-cell office:value-type="float" office:value="0.026086956521739">
            <text:p>0.0260869565</text:p>
          </table:table-cell>
          <table:table-cell office:value-type="float" office:value="0.0862619104400936">
            <text:p>0.0862619104</text:p>
          </table:table-cell>
          <table:table-cell table:formula="of:=IF([.G318]&gt;0;1;0)" office:value-type="float" office:value="1">
            <text:p>1</text:p>
          </table:table-cell>
          <table:table-cell table:formula="of:=IF([.I317]&gt;=0;IF([.H318]=1;[.I317]+([.F318]*[.J318])-20;[.I317]);0)" office:value-type="float" office:value="2209221612.72284">
            <text:p>2209221612.72284</text:p>
          </table:table-cell>
          <table:table-cell table:formula="of:=IF([.I317]&gt;1000;[.I317]*0.5;1000)" office:value-type="float" office:value="1090388359.4984">
            <text:p>1090388359.4984</text:p>
          </table:table-cell>
          <table:table-cell table:number-columns-repeated="2"/>
        </table:table-row>
        <table:table-row table:style-name="ro1">
          <table:table-cell office:value-type="string">
            <text:p>DLIA</text:p>
          </table:table-cell>
          <table:table-cell office:value-type="float" office:value="1">
            <text:p>1</text:p>
          </table:table-cell>
          <table:table-cell office:value-type="string">
            <text:p>2013-03-20 00:00:00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0.0778301886792454">
            <text:p>0.0778301887</text:p>
          </table:table-cell>
          <table:table-cell office:value-type="float" office:value="0.101295763331403">
            <text:p>0.1012957633</text:p>
          </table:table-cell>
          <table:table-cell table:formula="of:=IF([.G319]&gt;0;1;0)" office:value-type="float" office:value="1">
            <text:p>1</text:p>
          </table:table-cell>
          <table:table-cell table:formula="of:=IF([.I318]&gt;=0;IF([.H319]=1;[.I318]+([.F319]*[.J319])-20;[.I318]);0)" office:value-type="float" office:value="2295193660.19908">
            <text:p>2295193660.19908</text:p>
          </table:table-cell>
          <table:table-cell table:formula="of:=IF([.I318]&gt;1000;[.I318]*0.5;1000)" office:value-type="float" office:value="1104610806.36142">
            <text:p>1104610806.36142</text:p>
          </table:table-cell>
          <table:table-cell table:number-columns-repeated="2"/>
        </table:table-row>
        <table:table-row table:style-name="ro1">
          <table:table-cell office:value-type="string">
            <text:p>FFCO</text:p>
          </table:table-cell>
          <table:table-cell office:value-type="float" office:value="1.02512849800114">
            <text:p>1.025128498</text:p>
          </table:table-cell>
          <table:table-cell office:value-type="string">
            <text:p>2013-03-21 00:00:00</text:p>
          </table:table-cell>
          <table:table-cell office:value-type="float" office:value="18.0225">
            <text:p>18.0225</text:p>
          </table:table-cell>
          <table:table-cell office:value-type="float" office:value="17.5807228412256">
            <text:p>17.5807228412</text:p>
          </table:table-cell>
          <table:table-cell office:value-type="float" office:value="-0.000569313865222409">
            <text:p>-0.0005693139</text:p>
          </table:table-cell>
          <table:table-cell office:value-type="float" office:value="0.146352721336962">
            <text:p>0.1463527213</text:p>
          </table:table-cell>
          <table:table-cell table:formula="of:=IF([.G320]&gt;0;1;0)" office:value-type="float" office:value="1">
            <text:p>1</text:p>
          </table:table-cell>
          <table:table-cell table:formula="of:=IF([.I319]&gt;=0;IF([.H320]=1;[.I319]+([.F320]*[.J320])-20;[.I319]);0)" office:value-type="float" office:value="2294540297.41202">
            <text:p>2294540297.41202</text:p>
          </table:table-cell>
          <table:table-cell table:formula="of:=IF([.I319]&gt;1000;[.I319]*0.5;1000)" office:value-type="float" office:value="1147596830.09954">
            <text:p>1147596830.09954</text:p>
          </table:table-cell>
          <table:table-cell table:number-columns-repeated="2"/>
        </table:table-row>
        <table:table-row table:style-name="ro1">
          <table:table-cell office:value-type="string">
            <text:p>ENRJ</text:p>
          </table:table-cell>
          <table:table-cell office:value-type="float" office:value="1">
            <text:p>1</text:p>
          </table:table-cell>
          <table:table-cell office:value-type="string">
            <text:p>2013-03-22 00:00:00</text:p>
          </table:table-cell>
          <table:table-cell table:number-columns-repeated="2" office:value-type="float" office:value="0.52">
            <text:p>0.52</text:p>
          </table:table-cell>
          <table:table-cell office:value-type="float" office:value="-0.0480769230769231">
            <text:p>-0.0480769231</text:p>
          </table:table-cell>
          <table:table-cell office:value-type="float" office:value="0.336621166794473">
            <text:p>0.3366211668</text:p>
          </table:table-cell>
          <table:table-cell table:formula="of:=IF([.G321]&gt;0;1;0)" office:value-type="float" office:value="1">
            <text:p>1</text:p>
          </table:table-cell>
          <table:table-cell table:formula="of:=IF([.I320]&gt;=0;IF([.H321]=1;[.I320]+([.F321]*[.J321])-20;[.I320]);0)" office:value-type="float" office:value="2239383058.72423">
            <text:p>2239383058.72423</text:p>
          </table:table-cell>
          <table:table-cell table:formula="of:=IF([.I320]&gt;1000;[.I320]*0.5;1000)" office:value-type="float" office:value="1147270148.70601">
            <text:p>1147270148.70601</text:p>
          </table:table-cell>
          <table:table-cell table:number-columns-repeated="2"/>
        </table:table-row>
        <table:table-row table:style-name="ro1">
          <table:table-cell office:value-type="string">
            <text:p>CVM</text:p>
          </table:table-cell>
          <table:table-cell office:value-type="float" office:value="0.1">
            <text:p>0.1</text:p>
          </table:table-cell>
          <table:table-cell office:value-type="string">
            <text:p>2013-03-25 00:00:00</text:p>
          </table:table-cell>
          <table:table-cell office:value-type="float" office:value="0.255">
            <text:p>0.255</text:p>
          </table:table-cell>
          <table:table-cell office:value-type="float" office:value="2.55">
            <text:p>2.55</text:p>
          </table:table-cell>
          <table:table-cell office:value-type="float" office:value="-0.088235294117647">
            <text:p>-0.0882352941</text:p>
          </table:table-cell>
          <table:table-cell office:value-type="float" office:value="0.0954802003973302">
            <text:p>0.0954802004</text:p>
          </table:table-cell>
          <table:table-cell table:formula="of:=IF([.G322]&gt;0;1;0)" office:value-type="float" office:value="1">
            <text:p>1</text:p>
          </table:table-cell>
          <table:table-cell table:formula="of:=IF([.I321]&gt;=0;IF([.H322]=1;[.I321]+([.F322]*[.J322])-20;[.I321]);0)" office:value-type="float" office:value="2140586727.30993">
            <text:p>2140586727.30993</text:p>
          </table:table-cell>
          <table:table-cell table:formula="of:=IF([.I321]&gt;1000;[.I321]*0.5;1000)" office:value-type="float" office:value="1119691529.36212">
            <text:p>1119691529.36212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26 00:00:00</text:p>
          </table:table-cell>
          <table:table-cell table:number-columns-repeated="2" office:value-type="float" office:value="0.4475">
            <text:p>0.4475</text:p>
          </table:table-cell>
          <table:table-cell office:value-type="float" office:value="-0.0502793296089384">
            <text:p>-0.0502793296</text:p>
          </table:table-cell>
          <table:table-cell office:value-type="float" office:value="0.093482845199954">
            <text:p>0.0934828452</text:p>
          </table:table-cell>
          <table:table-cell table:formula="of:=IF([.G323]&gt;0;1;0)" office:value-type="float" office:value="1">
            <text:p>1</text:p>
          </table:table-cell>
          <table:table-cell table:formula="of:=IF([.I322]&gt;=0;IF([.H323]=1;[.I322]+([.F323]*[.J323])-20;[.I322]);0)" office:value-type="float" office:value="2086773074.50046">
            <text:p>2086773074.50046</text:p>
          </table:table-cell>
          <table:table-cell table:formula="of:=IF([.I322]&gt;1000;[.I322]*0.5;1000)" office:value-type="float" office:value="1070293363.65496">
            <text:p>1070293363.65496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27 00:00:00</text:p>
          </table:table-cell>
          <table:table-cell table:number-columns-repeated="2" office:value-type="float" office:value="0.425">
            <text:p>0.425</text:p>
          </table:table-cell>
          <table:table-cell office:value-type="float" office:value="-0.0588235294117646">
            <text:p>-0.0588235294</text:p>
          </table:table-cell>
          <table:table-cell office:value-type="float" office:value="0.0756386780902842">
            <text:p>0.0756386781</text:p>
          </table:table-cell>
          <table:table-cell table:formula="of:=IF([.G324]&gt;0;1;0)" office:value-type="float" office:value="1">
            <text:p>1</text:p>
          </table:table-cell>
          <table:table-cell table:formula="of:=IF([.I323]&gt;=0;IF([.H324]=1;[.I323]+([.F324]*[.J324])-20;[.I323]);0)" office:value-type="float" office:value="2025397375.83868">
            <text:p>2025397375.83868</text:p>
          </table:table-cell>
          <table:table-cell table:formula="of:=IF([.I323]&gt;1000;[.I323]*0.5;1000)" office:value-type="float" office:value="1043386537.25023">
            <text:p>1043386537.25023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28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0.10625">
            <text:p>-0.10625</text:p>
          </table:table-cell>
          <table:table-cell office:value-type="float" office:value="0.0746743227299141">
            <text:p>0.0746743227</text:p>
          </table:table-cell>
          <table:table-cell table:formula="of:=IF([.G325]&gt;0;1;0)" office:value-type="float" office:value="1">
            <text:p>1</text:p>
          </table:table-cell>
          <table:table-cell table:formula="of:=IF([.I324]&gt;=0;IF([.H325]=1;[.I324]+([.F325]*[.J325])-20;[.I324]);0)" office:value-type="float" office:value="1917798120.24725">
            <text:p>1917798120.24725</text:p>
          </table:table-cell>
          <table:table-cell table:formula="of:=IF([.I324]&gt;1000;[.I324]*0.5;1000)" office:value-type="float" office:value="1012698687.91934">
            <text:p>1012698687.91934</text:p>
          </table:table-cell>
          <table:table-cell table:number-columns-repeated="2"/>
        </table:table-row>
        <table:table-row table:style-name="ro1">
          <table:table-cell office:value-type="string">
            <text:p>LWLG</text:p>
          </table:table-cell>
          <table:table-cell office:value-type="float" office:value="1">
            <text:p>1</text:p>
          </table:table-cell>
          <table:table-cell office:value-type="string">
            <text:p>2013-03-29 00:00:00</text:p>
          </table:table-cell>
          <table:table-cell table:number-columns-repeated="2" office:value-type="float" office:value="1.45">
            <text:p>1.45</text:p>
          </table:table-cell>
          <table:table-cell office:value-type="float" office:value="0.0603448275862071">
            <text:p>0.0603448276</text:p>
          </table:table-cell>
          <table:table-cell office:value-type="float" office:value="0.0272578993906181">
            <text:p>0.0272578994</text:p>
          </table:table-cell>
          <table:table-cell table:formula="of:=IF([.G326]&gt;0;1;0)" office:value-type="float" office:value="1">
            <text:p>1</text:p>
          </table:table-cell>
          <table:table-cell table:formula="of:=IF([.I325]&gt;=0;IF([.H326]=1;[.I325]+([.F326]*[.J326])-20;[.I325]);0)" office:value-type="float" office:value="1975662698.70299">
            <text:p>1975662698.70299</text:p>
          </table:table-cell>
          <table:table-cell table:formula="of:=IF([.I325]&gt;1000;[.I325]*0.5;1000)" office:value-type="float" office:value="958899060.123625">
            <text:p>958899060.123625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3-04-01 00:00:00</text:p>
          </table:table-cell>
          <table:table-cell table:number-columns-repeated="2" office:value-type="float" office:value="0.235">
            <text:p>0.235</text:p>
          </table:table-cell>
          <table:table-cell office:value-type="float" office:value="0.0638297872340425">
            <text:p>0.0638297872</text:p>
          </table:table-cell>
          <table:table-cell office:value-type="float" office:value="0.0660213494613655">
            <text:p>0.0660213495</text:p>
          </table:table-cell>
          <table:table-cell table:formula="of:=IF([.G327]&gt;0;1;0)" office:value-type="float" office:value="1">
            <text:p>1</text:p>
          </table:table-cell>
          <table:table-cell table:formula="of:=IF([.I326]&gt;=0;IF([.H327]=1;[.I326]+([.F327]*[.J327])-20;[.I326]);0)" office:value-type="float" office:value="2038715743.55521">
            <text:p>2038715743.55521</text:p>
          </table:table-cell>
          <table:table-cell table:formula="of:=IF([.I326]&gt;1000;[.I326]*0.5;1000)" office:value-type="float" office:value="987831349.351493">
            <text:p>987831349.351493</text:p>
          </table:table-cell>
          <table:table-cell table:number-columns-repeated="2"/>
        </table:table-row>
        <table:table-row table:style-name="ro1">
          <table:table-cell office:value-type="string">
            <text:p>ILIU</text:p>
          </table:table-cell>
          <table:table-cell office:value-type="float" office:value="1">
            <text:p>1</text:p>
          </table:table-cell>
          <table:table-cell office:value-type="string">
            <text:p>2013-04-02 00:00:00</text:p>
          </table:table-cell>
          <table:table-cell table:number-columns-repeated="2" office:value-type="float" office:value="0.435">
            <text:p>0.435</text:p>
          </table:table-cell>
          <table:table-cell office:value-type="float" office:value="0.114942528735632">
            <text:p>0.1149425287</text:p>
          </table:table-cell>
          <table:table-cell office:value-type="float" office:value="0.060072985664599">
            <text:p>0.0600729857</text:p>
          </table:table-cell>
          <table:table-cell table:formula="of:=IF([.G328]&gt;0;1;0)" office:value-type="float" office:value="1">
            <text:p>1</text:p>
          </table:table-cell>
          <table:table-cell table:formula="of:=IF([.I327]&gt;=0;IF([.H328]=1;[.I327]+([.F328]*[.J328])-20;[.I327]);0)" office:value-type="float" office:value="2155883295.0239">
            <text:p>2155883295.0239</text:p>
          </table:table-cell>
          <table:table-cell table:formula="of:=IF([.I327]&gt;1000;[.I327]*0.5;1000)" office:value-type="float" office:value="1019357871.7776">
            <text:p>1019357871.7776</text:p>
          </table:table-cell>
          <table:table-cell table:number-columns-repeated="2"/>
        </table:table-row>
        <table:table-row table:style-name="ro1">
          <table:table-cell office:value-type="string">
            <text:p>MBLX</text:p>
          </table:table-cell>
          <table:table-cell office:value-type="float" office:value="1">
            <text:p>1</text:p>
          </table:table-cell>
          <table:table-cell office:value-type="string">
            <text:p>2013-04-03 00:00:00</text:p>
          </table:table-cell>
          <table:table-cell table:number-columns-repeated="2" office:value-type="float" office:value="1.5675">
            <text:p>1.5675</text:p>
          </table:table-cell>
          <table:table-cell office:value-type="float" office:value="0.00797448165869219">
            <text:p>0.0079744817</text:p>
          </table:table-cell>
          <table:table-cell office:value-type="float" office:value="0.0328111940502965">
            <text:p>0.0328111941</text:p>
          </table:table-cell>
          <table:table-cell table:formula="of:=IF([.G329]&gt;0;1;0)" office:value-type="float" office:value="1">
            <text:p>1</text:p>
          </table:table-cell>
          <table:table-cell table:formula="of:=IF([.I328]&gt;=0;IF([.H329]=1;[.I328]+([.F329]*[.J329])-20;[.I328]);0)" office:value-type="float" office:value="2164479300.92112">
            <text:p>2164479300.92112</text:p>
          </table:table-cell>
          <table:table-cell table:formula="of:=IF([.I328]&gt;1000;[.I328]*0.5;1000)" office:value-type="float" office:value="1077941647.51195">
            <text:p>1077941647.51195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4-04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-0.00595238095238093">
            <text:p>-0.005952381</text:p>
          </table:table-cell>
          <table:table-cell office:value-type="float" office:value="0.051826092337087">
            <text:p>0.0518260923</text:p>
          </table:table-cell>
          <table:table-cell table:formula="of:=IF([.G330]&gt;0;1;0)" office:value-type="float" office:value="1">
            <text:p>1</text:p>
          </table:table-cell>
          <table:table-cell table:formula="of:=IF([.I329]&gt;=0;IF([.H330]=1;[.I329]+([.F330]*[.J330])-20;[.I329]);0)" office:value-type="float" office:value="2158037378.23981">
            <text:p>2158037378.23981</text:p>
          </table:table-cell>
          <table:table-cell table:formula="of:=IF([.I329]&gt;1000;[.I329]*0.5;1000)" office:value-type="float" office:value="1082239650.46056">
            <text:p>1082239650.4605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05 00:00:00</text:p>
          </table:table-cell>
          <table:table-cell table:number-columns-repeated="2"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108708947790824">
            <text:p>0.1087089478</text:p>
          </table:table-cell>
          <table:table-cell table:formula="of:=IF([.G331]&gt;0;1;0)" office:value-type="float" office:value="1">
            <text:p>1</text:p>
          </table:table-cell>
          <table:table-cell table:formula="of:=IF([.I330]&gt;=0;IF([.H331]=1;[.I330]+([.F331]*[.J331])-20;[.I330]);0)" office:value-type="float" office:value="2158037358.23981">
            <text:p>2158037358.23981</text:p>
          </table:table-cell>
          <table:table-cell table:formula="of:=IF([.I330]&gt;1000;[.I330]*0.5;1000)" office:value-type="float" office:value="1079018689.11991">
            <text:p>1079018689.11991</text:p>
          </table:table-cell>
          <table:table-cell table:number-columns-repeated="2"/>
        </table:table-row>
        <table:table-row table:style-name="ro1">
          <table:table-cell office:value-type="string">
            <text:p>GLOW</text:p>
          </table:table-cell>
          <table:table-cell office:value-type="float" office:value="1">
            <text:p>1</text:p>
          </table:table-cell>
          <table:table-cell office:value-type="string">
            <text:p>2013-04-08 00:00:00</text:p>
          </table:table-cell>
          <table:table-cell table:number-columns-repeated="2" office:value-type="float" office:value="1.16">
            <text:p>1.16</text:p>
          </table:table-cell>
          <table:table-cell office:value-type="float" office:value="-0.0495689655172413">
            <text:p>-0.0495689655</text:p>
          </table:table-cell>
          <table:table-cell office:value-type="float" office:value="0.030771888560687">
            <text:p>0.0307718886</text:p>
          </table:table-cell>
          <table:table-cell table:formula="of:=IF([.G332]&gt;0;1;0)" office:value-type="float" office:value="1">
            <text:p>1</text:p>
          </table:table-cell>
          <table:table-cell table:formula="of:=IF([.I331]&gt;=0;IF([.H332]=1;[.I331]+([.F332]*[.J332])-20;[.I331]);0)" office:value-type="float" office:value="2104551498.54206">
            <text:p>2104551498.54206</text:p>
          </table:table-cell>
          <table:table-cell table:formula="of:=IF([.I331]&gt;1000;[.I331]*0.5;1000)" office:value-type="float" office:value="1079018679.11991">
            <text:p>1079018679.1199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09 00:00:00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-0.04">
            <text:p>-0.04</text:p>
          </table:table-cell>
          <table:table-cell office:value-type="float" office:value="0.15109803246945">
            <text:p>0.1510980325</text:p>
          </table:table-cell>
          <table:table-cell table:formula="of:=IF([.G333]&gt;0;1;0)" office:value-type="float" office:value="1">
            <text:p>1</text:p>
          </table:table-cell>
          <table:table-cell table:formula="of:=IF([.I332]&gt;=0;IF([.H333]=1;[.I332]+([.F333]*[.J333])-20;[.I332]);0)" office:value-type="float" office:value="2062460448.57122">
            <text:p>2062460448.57122</text:p>
          </table:table-cell>
          <table:table-cell table:formula="of:=IF([.I332]&gt;1000;[.I332]*0.5;1000)" office:value-type="float" office:value="1052275749.27103">
            <text:p>1052275749.2710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10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-0.166666666666667">
            <text:p>-0.1666666667</text:p>
          </table:table-cell>
          <table:table-cell office:value-type="float" office:value="0.0957152688683949">
            <text:p>0.0957152689</text:p>
          </table:table-cell>
          <table:table-cell table:formula="of:=IF([.G334]&gt;0;1;0)" office:value-type="float" office:value="1">
            <text:p>1</text:p>
          </table:table-cell>
          <table:table-cell table:formula="of:=IF([.I333]&gt;=0;IF([.H334]=1;[.I333]+([.F334]*[.J334])-20;[.I333]);0)" office:value-type="float" office:value="1890588724.52361">
            <text:p>1890588724.52361</text:p>
          </table:table-cell>
          <table:table-cell table:formula="of:=IF([.I333]&gt;1000;[.I333]*0.5;1000)" office:value-type="float" office:value="1031230224.28561">
            <text:p>1031230224.28561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3-04-11 00:00:00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0.181818181818182">
            <text:p>0.1818181818</text:p>
          </table:table-cell>
          <table:table-cell office:value-type="float" office:value="0.0911248493339635">
            <text:p>0.0911248493</text:p>
          </table:table-cell>
          <table:table-cell table:formula="of:=IF([.G335]&gt;0;1;0)" office:value-type="float" office:value="1">
            <text:p>1</text:p>
          </table:table-cell>
          <table:table-cell table:formula="of:=IF([.I334]&gt;=0;IF([.H335]=1;[.I334]+([.F335]*[.J335])-20;[.I334]);0)" office:value-type="float" office:value="2062460406.75303">
            <text:p>2062460406.75303</text:p>
          </table:table-cell>
          <table:table-cell table:formula="of:=IF([.I334]&gt;1000;[.I334]*0.5;1000)" office:value-type="float" office:value="945294362.261807">
            <text:p>945294362.261807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4-12 00:00:00</text:p>
          </table:table-cell>
          <table:table-cell table:number-columns-repeated="2" office:value-type="float" office:value="0.315">
            <text:p>0.315</text:p>
          </table:table-cell>
          <table:table-cell office:value-type="float" office:value="0.0555555555555556">
            <text:p>0.0555555556</text:p>
          </table:table-cell>
          <table:table-cell office:value-type="float" office:value="0.0586692325674158">
            <text:p>0.0586692326</text:p>
          </table:table-cell>
          <table:table-cell table:formula="of:=IF([.G336]&gt;0;1;0)" office:value-type="float" office:value="1">
            <text:p>1</text:p>
          </table:table-cell>
          <table:table-cell table:formula="of:=IF([.I335]&gt;=0;IF([.H336]=1;[.I335]+([.F336]*[.J336])-20;[.I335]);0)" office:value-type="float" office:value="2119750953.60729">
            <text:p>2119750953.60729</text:p>
          </table:table-cell>
          <table:table-cell table:formula="of:=IF([.I335]&gt;1000;[.I335]*0.5;1000)" office:value-type="float" office:value="1031230203.37652">
            <text:p>1031230203.37652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15 00:00:00</text:p>
          </table:table-cell>
          <table:table-cell table:number-columns-repeated="2" office:value-type="float" office:value="1.395">
            <text:p>1.395</text:p>
          </table:table-cell>
          <table:table-cell office:value-type="float" office:value="0.150537634408602">
            <text:p>0.1505376344</text:p>
          </table:table-cell>
          <table:table-cell office:value-type="float" office:value="0.386235893879656">
            <text:p>0.3862358939</text:p>
          </table:table-cell>
          <table:table-cell table:formula="of:=IF([.G337]&gt;0;1;0)" office:value-type="float" office:value="1">
            <text:p>1</text:p>
          </table:table-cell>
          <table:table-cell table:formula="of:=IF([.I336]&gt;=0;IF([.H337]=1;[.I336]+([.F337]*[.J337])-20;[.I336]);0)" office:value-type="float" office:value="2279302080.65299">
            <text:p>2279302080.65299</text:p>
          </table:table-cell>
          <table:table-cell table:formula="of:=IF([.I336]&gt;1000;[.I336]*0.5;1000)" office:value-type="float" office:value="1059875476.80364">
            <text:p>1059875476.80364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04-16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0703624018136096">
            <text:p>0.0703624018</text:p>
          </table:table-cell>
          <table:table-cell table:formula="of:=IF([.G338]&gt;0;1;0)" office:value-type="float" office:value="1">
            <text:p>1</text:p>
          </table:table-cell>
          <table:table-cell table:formula="of:=IF([.I337]&gt;=0;IF([.H338]=1;[.I337]+([.F338]*[.J338])-20;[.I337]);0)" office:value-type="float" office:value="2279302060.65299">
            <text:p>2279302060.65299</text:p>
          </table:table-cell>
          <table:table-cell table:formula="of:=IF([.I337]&gt;1000;[.I337]*0.5;1000)" office:value-type="float" office:value="1139651040.3265">
            <text:p>1139651040.326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17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151531188725996">
            <text:p>0.1515311887</text:p>
          </table:table-cell>
          <table:table-cell table:formula="of:=IF([.G339]&gt;0;1;0)" office:value-type="float" office:value="1">
            <text:p>1</text:p>
          </table:table-cell>
          <table:table-cell table:formula="of:=IF([.I338]&gt;=0;IF([.H339]=1;[.I338]+([.F339]*[.J339])-20;[.I338]);0)" office:value-type="float" office:value="2279302040.65299">
            <text:p>2279302040.65299</text:p>
          </table:table-cell>
          <table:table-cell table:formula="of:=IF([.I338]&gt;1000;[.I338]*0.5;1000)" office:value-type="float" office:value="1139651030.3265">
            <text:p>1139651030.3265</text:p>
          </table:table-cell>
          <table:table-cell table:number-columns-repeated="2"/>
        </table:table-row>
        <table:table-row table:style-name="ro1">
          <table:table-cell office:value-type="string">
            <text:p>DLIA</text:p>
          </table:table-cell>
          <table:table-cell office:value-type="float" office:value="1">
            <text:p>1</text:p>
          </table:table-cell>
          <table:table-cell office:value-type="string">
            <text:p>2013-04-18 00:00:00</text:p>
          </table:table-cell>
          <table:table-cell table:number-columns-repeated="2" office:value-type="float" office:value="0.775">
            <text:p>0.775</text:p>
          </table:table-cell>
          <table:table-cell office:value-type="float" office:value="0.0161290322580645">
            <text:p>0.0161290323</text:p>
          </table:table-cell>
          <table:table-cell office:value-type="float" office:value="0.0685496889584881">
            <text:p>0.068549689</text:p>
          </table:table-cell>
          <table:table-cell table:formula="of:=IF([.G340]&gt;0;1;0)" office:value-type="float" office:value="1">
            <text:p>1</text:p>
          </table:table-cell>
          <table:table-cell table:formula="of:=IF([.I339]&gt;=0;IF([.H340]=1;[.I339]+([.F340]*[.J340])-20;[.I339]);0)" office:value-type="float" office:value="2297683488.72278">
            <text:p>2297683488.72278</text:p>
          </table:table-cell>
          <table:table-cell table:formula="of:=IF([.I339]&gt;1000;[.I339]*0.5;1000)" office:value-type="float" office:value="1139651020.3265">
            <text:p>1139651020.3265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738916256157635">
            <text:p>0.0073891626</text:p>
          </table:table-cell>
          <table:table-cell office:value-type="string">
            <text:p>2013-04-19 00:00:00</text:p>
          </table:table-cell>
          <table:table-cell office:value-type="float" office:value="0.06">
            <text:p>0.06</text:p>
          </table:table-cell>
          <table:table-cell office:value-type="float" office:value="8.12">
            <text:p>8.12</text:p>
          </table:table-cell>
          <table:table-cell office:value-type="float" office:value="0.039100985221675">
            <text:p>0.0391009852</text:p>
          </table:table-cell>
          <table:table-cell office:value-type="float" office:value="0.0682194925748378">
            <text:p>0.0682194926</text:p>
          </table:table-cell>
          <table:table-cell table:formula="of:=IF([.G341]&gt;0;1;0)" office:value-type="float" office:value="1">
            <text:p>1</text:p>
          </table:table-cell>
          <table:table-cell table:formula="of:=IF([.I340]&gt;=0;IF([.H341]=1;[.I340]+([.F341]*[.J341])-20;[.I340]);0)" office:value-type="float" office:value="2342604312.79109">
            <text:p>2342604312.79109</text:p>
          </table:table-cell>
          <table:table-cell table:formula="of:=IF([.I340]&gt;1000;[.I340]*0.5;1000)" office:value-type="float" office:value="1148841744.36139">
            <text:p>1148841744.36139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04-22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66666666666667">
            <text:p>0.2666666667</text:p>
          </table:table-cell>
          <table:table-cell office:value-type="float" office:value="0.0686959338817375">
            <text:p>0.0686959339</text:p>
          </table:table-cell>
          <table:table-cell table:formula="of:=IF([.G342]&gt;0;1;0)" office:value-type="float" office:value="1">
            <text:p>1</text:p>
          </table:table-cell>
          <table:table-cell table:formula="of:=IF([.I341]&gt;=0;IF([.H342]=1;[.I341]+([.F342]*[.J342])-20;[.I341]);0)" office:value-type="float" office:value="2654951534.49657">
            <text:p>2654951534.49657</text:p>
          </table:table-cell>
          <table:table-cell table:formula="of:=IF([.I341]&gt;1000;[.I341]*0.5;1000)" office:value-type="float" office:value="1171302156.39555">
            <text:p>1171302156.39555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23 00:00:00</text:p>
          </table:table-cell>
          <table:table-cell table:number-columns-repeated="2" office:value-type="float" office:value="1.1475">
            <text:p>1.1475</text:p>
          </table:table-cell>
          <table:table-cell office:value-type="float" office:value="0.0392156862745099">
            <text:p>0.0392156863</text:p>
          </table:table-cell>
          <table:table-cell office:value-type="float" office:value="0.114837373456731">
            <text:p>0.1148373735</text:p>
          </table:table-cell>
          <table:table-cell table:formula="of:=IF([.G343]&gt;0;1;0)" office:value-type="float" office:value="1">
            <text:p>1</text:p>
          </table:table-cell>
          <table:table-cell table:formula="of:=IF([.I342]&gt;=0;IF([.H343]=1;[.I342]+([.F343]*[.J343])-20;[.I342]);0)" office:value-type="float" office:value="2707009387.722">
            <text:p>2707009387.722</text:p>
          </table:table-cell>
          <table:table-cell table:formula="of:=IF([.I342]&gt;1000;[.I342]*0.5;1000)" office:value-type="float" office:value="1327475767.24829">
            <text:p>1327475767.24829</text:p>
          </table:table-cell>
          <table:table-cell table:number-columns-repeated="2"/>
        </table:table-row>
        <table:table-row table:style-name="ro1">
          <table:table-cell office:value-type="string">
            <text:p>TIGR</text:p>
          </table:table-cell>
          <table:table-cell office:value-type="float" office:value="1">
            <text:p>1</text:p>
          </table:table-cell>
          <table:table-cell office:value-type="string">
            <text:p>2013-04-24 00:00:00</text:p>
          </table:table-cell>
          <table:table-cell table:number-columns-repeated="2" office:value-type="float" office:value="1.4975">
            <text:p>1.4975</text:p>
          </table:table-cell>
          <table:table-cell office:value-type="float" office:value="0.0918196994991654">
            <text:p>0.0918196995</text:p>
          </table:table-cell>
          <table:table-cell office:value-type="float" office:value="0.0866547244317367">
            <text:p>0.0866547244</text:p>
          </table:table-cell>
          <table:table-cell table:formula="of:=IF([.G344]&gt;0;1;0)" office:value-type="float" office:value="1">
            <text:p>1</text:p>
          </table:table-cell>
          <table:table-cell table:formula="of:=IF([.I343]&gt;=0;IF([.H344]=1;[.I343]+([.F344]*[.J344])-20;[.I343]);0)" office:value-type="float" office:value="2831287761.98302">
            <text:p>2831287761.98302</text:p>
          </table:table-cell>
          <table:table-cell table:formula="of:=IF([.I343]&gt;1000;[.I343]*0.5;1000)" office:value-type="float" office:value="1353504693.861">
            <text:p>1353504693.86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25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718138509621125">
            <text:p>0.071813851</text:p>
          </table:table-cell>
          <table:table-cell table:formula="of:=IF([.G345]&gt;0;1;0)" office:value-type="float" office:value="1">
            <text:p>1</text:p>
          </table:table-cell>
          <table:table-cell table:formula="of:=IF([.I344]&gt;=0;IF([.H345]=1;[.I344]+([.F345]*[.J345])-20;[.I344]);0)" office:value-type="float" office:value="2831287741.98302">
            <text:p>2831287741.98302</text:p>
          </table:table-cell>
          <table:table-cell table:formula="of:=IF([.I344]&gt;1000;[.I344]*0.5;1000)" office:value-type="float" office:value="1415643880.99151">
            <text:p>1415643880.99151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26 00:00:00</text:p>
          </table:table-cell>
          <table:table-cell table:number-columns-repeated="2" office:value-type="float" office:value="1.2175">
            <text:p>1.2175</text:p>
          </table:table-cell>
          <table:table-cell office:value-type="float" office:value="-0.0143737166324436">
            <text:p>-0.0143737166</text:p>
          </table:table-cell>
          <table:table-cell office:value-type="float" office:value="0.0915490891365124">
            <text:p>0.0915490891</text:p>
          </table:table-cell>
          <table:table-cell table:formula="of:=IF([.G346]&gt;0;1;0)" office:value-type="float" office:value="1">
            <text:p>1</text:p>
          </table:table-cell>
          <table:table-cell table:formula="of:=IF([.I345]&gt;=0;IF([.H346]=1;[.I345]+([.F346]*[.J346])-20;[.I345]);0)" office:value-type="float" office:value="2810939658.12894">
            <text:p>2810939658.12894</text:p>
          </table:table-cell>
          <table:table-cell table:formula="of:=IF([.I345]&gt;1000;[.I345]*0.5;1000)" office:value-type="float" office:value="1415643870.99151">
            <text:p>1415643870.9915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29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-0.0416666666666667">
            <text:p>-0.0416666667</text:p>
          </table:table-cell>
          <table:table-cell office:value-type="float" office:value="0.0769845546757116">
            <text:p>0.0769845547</text:p>
          </table:table-cell>
          <table:table-cell table:formula="of:=IF([.G347]&gt;0;1;0)" office:value-type="float" office:value="1">
            <text:p>1</text:p>
          </table:table-cell>
          <table:table-cell table:formula="of:=IF([.I346]&gt;=0;IF([.H347]=1;[.I346]+([.F347]*[.J347])-20;[.I346]);0)" office:value-type="float" office:value="2752378395.25125">
            <text:p>2752378395.25125</text:p>
          </table:table-cell>
          <table:table-cell table:formula="of:=IF([.I346]&gt;1000;[.I346]*0.5;1000)" office:value-type="float" office:value="1405469829.06447">
            <text:p>1405469829.0644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30 00:00:00</text:p>
          </table:table-cell>
          <table:table-cell table:number-columns-repeated="2" office:value-type="float" office:value="0.0575">
            <text:p>0.0575</text:p>
          </table:table-cell>
          <table:table-cell office:value-type="float" office:value="0.130434782608696">
            <text:p>0.1304347826</text:p>
          </table:table-cell>
          <table:table-cell office:value-type="float" office:value="0.0764084102742061">
            <text:p>0.0764084103</text:p>
          </table:table-cell>
          <table:table-cell table:formula="of:=IF([.G348]&gt;0;1;0)" office:value-type="float" office:value="1">
            <text:p>1</text:p>
          </table:table-cell>
          <table:table-cell table:formula="of:=IF([.I347]&gt;=0;IF([.H348]=1;[.I347]+([.F348]*[.J348])-20;[.I347]);0)" office:value-type="float" office:value="2931881314.07198">
            <text:p>2931881314.07198</text:p>
          </table:table-cell>
          <table:table-cell table:formula="of:=IF([.I347]&gt;1000;[.I347]*0.5;1000)" office:value-type="float" office:value="1376189197.62563">
            <text:p>1376189197.62563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5-01 00:00:00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0548780487804879">
            <text:p>0.0548780488</text:p>
          </table:table-cell>
          <table:table-cell office:value-type="float" office:value="0.560163171287657">
            <text:p>0.5601631713</text:p>
          </table:table-cell>
          <table:table-cell table:formula="of:=IF([.G349]&gt;0;1;0)" office:value-type="float" office:value="1">
            <text:p>1</text:p>
          </table:table-cell>
          <table:table-cell table:formula="of:=IF([.I348]&gt;=0;IF([.H349]=1;[.I348]+([.F349]*[.J349])-20;[.I348]);0)" office:value-type="float" office:value="3012329256.95811">
            <text:p>3012329256.95811</text:p>
          </table:table-cell>
          <table:table-cell table:formula="of:=IF([.I348]&gt;1000;[.I348]*0.5;1000)" office:value-type="float" office:value="1465940657.03599">
            <text:p>1465940657.03599</text:p>
          </table:table-cell>
          <table:table-cell table:number-columns-repeated="2"/>
        </table:table-row>
        <table:table-row table:style-name="ro1">
          <table:table-cell office:value-type="string">
            <text:p>AVEO</text:p>
          </table:table-cell>
          <table:table-cell office:value-type="float" office:value="1">
            <text:p>1</text:p>
          </table:table-cell>
          <table:table-cell office:value-type="string">
            <text:p>2013-05-02 00:00:00</text:p>
          </table:table-cell>
          <table:table-cell table:number-columns-repeated="2" office:value-type="float" office:value="2.54">
            <text:p>2.54</text:p>
          </table:table-cell>
          <table:table-cell office:value-type="float" office:value="0.0236220472440944">
            <text:p>0.0236220472</text:p>
          </table:table-cell>
          <table:table-cell office:value-type="float" office:value="0.236868387501758">
            <text:p>0.2368683875</text:p>
          </table:table-cell>
          <table:table-cell table:formula="of:=IF([.G350]&gt;0;1;0)" office:value-type="float" office:value="1">
            <text:p>1</text:p>
          </table:table-cell>
          <table:table-cell table:formula="of:=IF([.I349]&gt;=0;IF([.H350]=1;[.I349]+([.F350]*[.J350])-20;[.I349]);0)" office:value-type="float" office:value="3047907928.96942">
            <text:p>3047907928.96942</text:p>
          </table:table-cell>
          <table:table-cell table:formula="of:=IF([.I349]&gt;1000;[.I349]*0.5;1000)" office:value-type="float" office:value="1506164628.47905">
            <text:p>1506164628.47905</text:p>
          </table:table-cell>
          <table:table-cell table:number-columns-repeated="2"/>
        </table:table-row>
        <table:table-row table:style-name="ro1">
          <table:table-cell office:value-type="string">
            <text:p>DARA</text:p>
          </table:table-cell>
          <table:table-cell office:value-type="float" office:value="0.2">
            <text:p>0.2</text:p>
          </table:table-cell>
          <table:table-cell office:value-type="string">
            <text:p>2013-05-03 00:00:00</text:p>
          </table:table-cell>
          <table:table-cell office:value-type="float" office:value="0.77">
            <text:p>0.77</text:p>
          </table:table-cell>
          <table:table-cell office:value-type="float" office:value="3.85">
            <text:p>3.85</text:p>
          </table:table-cell>
          <table:table-cell office:value-type="float" office:value="-0.00649350649350666">
            <text:p>-0.0064935065</text:p>
          </table:table-cell>
          <table:table-cell office:value-type="float" office:value="0.283128740508849">
            <text:p>0.2831287405</text:p>
          </table:table-cell>
          <table:table-cell table:formula="of:=IF([.G351]&gt;0;1;0)" office:value-type="float" office:value="1">
            <text:p>1</text:p>
          </table:table-cell>
          <table:table-cell table:formula="of:=IF([.I350]&gt;=0;IF([.H351]=1;[.I350]+([.F351]*[.J351])-20;[.I350]);0)" office:value-type="float" office:value="3038012104.00524">
            <text:p>3038012104.00524</text:p>
          </table:table-cell>
          <table:table-cell table:formula="of:=IF([.I350]&gt;1000;[.I350]*0.5;1000)" office:value-type="float" office:value="1523953964.48471">
            <text:p>1523953964.48471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5-06 00:00:00</text:p>
          </table:table-cell>
          <table:table-cell table:number-columns-repeated="2" office:value-type="float" office:value="0.5075">
            <text:p>0.5075</text:p>
          </table:table-cell>
          <table:table-cell office:value-type="float" office:value="0.192118226600985">
            <text:p>0.1921182266</text:p>
          </table:table-cell>
          <table:table-cell office:value-type="float" office:value="0.255116762887864">
            <text:p>0.2551167629</text:p>
          </table:table-cell>
          <table:table-cell table:formula="of:=IF([.G352]&gt;0;1;0)" office:value-type="float" office:value="1">
            <text:p>1</text:p>
          </table:table-cell>
          <table:table-cell table:formula="of:=IF([.I351]&gt;=0;IF([.H352]=1;[.I351]+([.F352]*[.J352])-20;[.I351]);0)" office:value-type="float" office:value="3329840832.91214">
            <text:p>3329840832.91214</text:p>
          </table:table-cell>
          <table:table-cell table:formula="of:=IF([.I351]&gt;1000;[.I351]*0.5;1000)" office:value-type="float" office:value="1519006052.00262">
            <text:p>1519006052.00262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1">
            <text:p>1</text:p>
          </table:table-cell>
          <table:table-cell office:value-type="string">
            <text:p>2013-05-07 00:00:00</text:p>
          </table:table-cell>
          <table:table-cell table:number-columns-repeated="2" office:value-type="float" office:value="1.5075">
            <text:p>1.5075</text:p>
          </table:table-cell>
          <table:table-cell office:value-type="float" office:value="-0.0762852404643448">
            <text:p>-0.0762852405</text:p>
          </table:table-cell>
          <table:table-cell office:value-type="float" office:value="0.103961032019554">
            <text:p>0.103961032</text:p>
          </table:table-cell>
          <table:table-cell table:formula="of:=IF([.G353]&gt;0;1;0)" office:value-type="float" office:value="1">
            <text:p>1</text:p>
          </table:table-cell>
          <table:table-cell table:formula="of:=IF([.I352]&gt;=0;IF([.H353]=1;[.I352]+([.F353]*[.J353])-20;[.I352]);0)" office:value-type="float" office:value="3202831958.58879">
            <text:p>3202831958.58879</text:p>
          </table:table-cell>
          <table:table-cell table:formula="of:=IF([.I352]&gt;1000;[.I352]*0.5;1000)" office:value-type="float" office:value="1664920416.45607">
            <text:p>1664920416.45607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5-08 00:00:00</text:p>
          </table:table-cell>
          <table:table-cell table:number-columns-repeated="2" office:value-type="float" office:value="0.6075">
            <text:p>0.6075</text:p>
          </table:table-cell>
          <table:table-cell office:value-type="float" office:value="-0.0617283950617283">
            <text:p>-0.0617283951</text:p>
          </table:table-cell>
          <table:table-cell office:value-type="float" office:value="0.235887241335145">
            <text:p>0.2358872413</text:p>
          </table:table-cell>
          <table:table-cell table:formula="of:=IF([.G354]&gt;0;1;0)" office:value-type="float" office:value="1">
            <text:p>1</text:p>
          </table:table-cell>
          <table:table-cell table:formula="of:=IF([.I353]&gt;=0;IF([.H354]=1;[.I353]+([.F354]*[.J354])-20;[.I353]);0)" office:value-type="float" office:value="3103979100.36074">
            <text:p>3103979100.36074</text:p>
          </table:table-cell>
          <table:table-cell table:formula="of:=IF([.I353]&gt;1000;[.I353]*0.5;1000)" office:value-type="float" office:value="1601415979.2944">
            <text:p>1601415979.2944</text:p>
          </table:table-cell>
          <table:table-cell table:number-columns-repeated="2"/>
        </table:table-row>
        <table:table-row table:style-name="ro1">
          <table:table-cell office:value-type="string">
            <text:p>SSN</text:p>
          </table:table-cell>
          <table:table-cell office:value-type="float" office:value="1">
            <text:p>1</text:p>
          </table:table-cell>
          <table:table-cell office:value-type="string">
            <text:p>2013-05-09 00:00:00</text:p>
          </table:table-cell>
          <table:table-cell table:number-columns-repeated="2" office:value-type="float" office:value="0.5225">
            <text:p>0.5225</text:p>
          </table:table-cell>
          <table:table-cell office:value-type="float" office:value="-0.0287081339712917">
            <text:p>-0.028708134</text:p>
          </table:table-cell>
          <table:table-cell office:value-type="float" office:value="0.157610617801919">
            <text:p>0.1576106178</text:p>
          </table:table-cell>
          <table:table-cell table:formula="of:=IF([.G355]&gt;0;1;0)" office:value-type="float" office:value="1">
            <text:p>1</text:p>
          </table:table-cell>
          <table:table-cell table:formula="of:=IF([.I354]&gt;=0;IF([.H355]=1;[.I354]+([.F355]*[.J355])-20;[.I354]);0)" office:value-type="float" office:value="3059424356.43212">
            <text:p>3059424356.43212</text:p>
          </table:table-cell>
          <table:table-cell table:formula="of:=IF([.I354]&gt;1000;[.I354]*0.5;1000)" office:value-type="float" office:value="1551989550.18037">
            <text:p>1551989550.18037</text:p>
          </table:table-cell>
          <table:table-cell table:number-columns-repeated="2"/>
        </table:table-row>
        <table:table-row table:style-name="ro1">
          <table:table-cell office:value-type="string">
            <text:p>PZZI</text:p>
          </table:table-cell>
          <table:table-cell office:value-type="float" office:value="1">
            <text:p>1</text:p>
          </table:table-cell>
          <table:table-cell office:value-type="string">
            <text:p>2013-05-10 00:00:00</text:p>
          </table:table-cell>
          <table:table-cell table:number-columns-repeated="2" office:value-type="float" office:value="6.3675">
            <text:p>6.3675</text:p>
          </table:table-cell>
          <table:table-cell office:value-type="float" office:value="0.00431880643894766">
            <text:p>0.0043188064</text:p>
          </table:table-cell>
          <table:table-cell office:value-type="float" office:value="0.127535124460559">
            <text:p>0.1275351245</text:p>
          </table:table-cell>
          <table:table-cell table:formula="of:=IF([.G356]&gt;0;1;0)" office:value-type="float" office:value="1">
            <text:p>1</text:p>
          </table:table-cell>
          <table:table-cell table:formula="of:=IF([.I355]&gt;=0;IF([.H356]=1;[.I355]+([.F356]*[.J356])-20;[.I355]);0)" office:value-type="float" office:value="3066030867.23714">
            <text:p>3066030867.23714</text:p>
          </table:table-cell>
          <table:table-cell table:formula="of:=IF([.I355]&gt;1000;[.I355]*0.5;1000)" office:value-type="float" office:value="1529712178.21606">
            <text:p>1529712178.21606</text:p>
          </table:table-cell>
          <table:table-cell table:number-columns-repeated="2"/>
        </table:table-row>
        <table:table-row table:style-name="ro1">
          <table:table-cell office:value-type="string">
            <text:p>TGC</text:p>
          </table:table-cell>
          <table:table-cell office:value-type="float" office:value="1">
            <text:p>1</text:p>
          </table:table-cell>
          <table:table-cell office:value-type="string">
            <text:p>2013-05-13 00:00:00</text:p>
          </table:table-cell>
          <table:table-cell table:number-columns-repeated="2" office:value-type="float" office:value="0.5375">
            <text:p>0.5375</text:p>
          </table:table-cell>
          <table:table-cell office:value-type="float" office:value="0.0930232558139536">
            <text:p>0.0930232558</text:p>
          </table:table-cell>
          <table:table-cell office:value-type="float" office:value="0.0609653688708818">
            <text:p>0.0609653689</text:p>
          </table:table-cell>
          <table:table-cell table:formula="of:=IF([.G357]&gt;0;1;0)" office:value-type="float" office:value="1">
            <text:p>1</text:p>
          </table:table-cell>
          <table:table-cell table:formula="of:=IF([.I356]&gt;=0;IF([.H357]=1;[.I356]+([.F357]*[.J357])-20;[.I356]);0)" office:value-type="float" office:value="3208636934.08538">
            <text:p>3208636934.08538</text:p>
          </table:table-cell>
          <table:table-cell table:formula="of:=IF([.I356]&gt;1000;[.I356]*0.5;1000)" office:value-type="float" office:value="1533015433.61857">
            <text:p>1533015433.61857</text:p>
          </table:table-cell>
          <table:table-cell table:number-columns-repeated="2"/>
        </table:table-row>
        <table:table-row table:style-name="ro1">
          <table:table-cell office:value-type="string">
            <text:p>GNVC</text:p>
          </table:table-cell>
          <table:table-cell office:value-type="float" office:value="1">
            <text:p>1</text:p>
          </table:table-cell>
          <table:table-cell office:value-type="string">
            <text:p>2013-05-14 00:00:00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-0.0986842105263159">
            <text:p>-0.0986842105</text:p>
          </table:table-cell>
          <table:table-cell office:value-type="float" office:value="0.0736264906683721">
            <text:p>0.0736264907</text:p>
          </table:table-cell>
          <table:table-cell table:formula="of:=IF([.G358]&gt;0;1;0)" office:value-type="float" office:value="1">
            <text:p>1</text:p>
          </table:table-cell>
          <table:table-cell table:formula="of:=IF([.I357]&gt;=0;IF([.H358]=1;[.I357]+([.F358]*[.J358])-20;[.I357]);0)" office:value-type="float" office:value="3050316012.73248">
            <text:p>3050316012.73248</text:p>
          </table:table-cell>
          <table:table-cell table:formula="of:=IF([.I357]&gt;1000;[.I357]*0.5;1000)" office:value-type="float" office:value="1604318467.04269">
            <text:p>1604318467.0426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5-15 00:00:00</text:p>
          </table:table-cell>
          <table:table-cell table:number-columns-repeated="2" office:value-type="float" office:value="3.65">
            <text:p>3.65</text:p>
          </table:table-cell>
          <table:table-cell office:value-type="float" office:value="-0.424657534246575">
            <text:p>-0.4246575342</text:p>
          </table:table-cell>
          <table:table-cell office:value-type="float" office:value="0.200266616554849">
            <text:p>0.2002666166</text:p>
          </table:table-cell>
          <table:table-cell table:formula="of:=IF([.G359]&gt;0;1;0)" office:value-type="float" office:value="1">
            <text:p>1</text:p>
          </table:table-cell>
          <table:table-cell table:formula="of:=IF([.I358]&gt;=0;IF([.H359]=1;[.I358]+([.F359]*[.J359])-20;[.I358]);0)" office:value-type="float" office:value="2402646154.41257">
            <text:p>2402646154.41257</text:p>
          </table:table-cell>
          <table:table-cell table:formula="of:=IF([.I358]&gt;1000;[.I358]*0.5;1000)" office:value-type="float" office:value="1525158006.36624">
            <text:p>1525158006.36624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5-16 00:00:00</text:p>
          </table:table-cell>
          <table:table-cell table:number-columns-repeated="2" office:value-type="float" office:value="2.1">
            <text:p>2.1</text:p>
          </table:table-cell>
          <table:table-cell office:value-type="float" office:value="0.761904761904762">
            <text:p>0.7619047619</text:p>
          </table:table-cell>
          <table:table-cell office:value-type="float" office:value="0.229392541973984">
            <text:p>0.229392542</text:p>
          </table:table-cell>
          <table:table-cell table:formula="of:=IF([.G360]&gt;0;1;0)" office:value-type="float" office:value="1">
            <text:p>1</text:p>
          </table:table-cell>
          <table:table-cell table:formula="of:=IF([.I359]&gt;=0;IF([.H360]=1;[.I359]+([.F360]*[.J360])-20;[.I359]);0)" office:value-type="float" office:value="3317939907.52212">
            <text:p>3317939907.52212</text:p>
          </table:table-cell>
          <table:table-cell table:formula="of:=IF([.I359]&gt;1000;[.I359]*0.5;1000)" office:value-type="float" office:value="1201323077.20629">
            <text:p>1201323077.20629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1">
            <text:p>1</text:p>
          </table:table-cell>
          <table:table-cell office:value-type="string">
            <text:p>2013-05-17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8">
            <text:p>0.28</text:p>
          </table:table-cell>
          <table:table-cell office:value-type="float" office:value="0.0675408168628655">
            <text:p>0.0675408169</text:p>
          </table:table-cell>
          <table:table-cell table:formula="of:=IF([.G361]&gt;0;1;0)" office:value-type="float" office:value="1">
            <text:p>1</text:p>
          </table:table-cell>
          <table:table-cell table:formula="of:=IF([.I360]&gt;=0;IF([.H361]=1;[.I360]+([.F361]*[.J361])-20;[.I360]);0)" office:value-type="float" office:value="3782451474.57522">
            <text:p>3782451474.57522</text:p>
          </table:table-cell>
          <table:table-cell table:formula="of:=IF([.I360]&gt;1000;[.I360]*0.5;1000)" office:value-type="float" office:value="1658969953.76106">
            <text:p>1658969953.76106</text:p>
          </table:table-cell>
          <table:table-cell table:number-columns-repeated="2"/>
        </table:table-row>
        <table:table-row table:style-name="ro1">
          <table:table-cell office:value-type="string">
            <text:p>PURE</text:p>
          </table:table-cell>
          <table:table-cell office:value-type="float" office:value="1">
            <text:p>1</text:p>
          </table:table-cell>
          <table:table-cell office:value-type="string">
            <text:p>2013-05-20 00:00:00</text:p>
          </table:table-cell>
          <table:table-cell table:number-columns-repeated="2" office:value-type="float" office:value="0.275">
            <text:p>0.275</text:p>
          </table:table-cell>
          <table:table-cell office:value-type="float" office:value="0.5">
            <text:p>0.5</text:p>
          </table:table-cell>
          <table:table-cell office:value-type="float" office:value="0.120698051919543">
            <text:p>0.1206980519</text:p>
          </table:table-cell>
          <table:table-cell table:formula="of:=IF([.G362]&gt;0;1;0)" office:value-type="float" office:value="1">
            <text:p>1</text:p>
          </table:table-cell>
          <table:table-cell table:formula="of:=IF([.I361]&gt;=0;IF([.H362]=1;[.I361]+([.F362]*[.J362])-20;[.I361]);0)" office:value-type="float" office:value="4728064323.21902">
            <text:p>4728064323.21902</text:p>
          </table:table-cell>
          <table:table-cell table:formula="of:=IF([.I361]&gt;1000;[.I361]*0.5;1000)" office:value-type="float" office:value="1891225737.28761">
            <text:p>1891225737.28761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5-21 00:00:00</text:p>
          </table:table-cell>
          <table:table-cell table:number-columns-repeated="2" office:value-type="float" office:value="0.49">
            <text:p>0.49</text:p>
          </table:table-cell>
          <table:table-cell office:value-type="float" office:value="-0.0561224489795918">
            <text:p>-0.056122449</text:p>
          </table:table-cell>
          <table:table-cell office:value-type="float" office:value="0.0901934798500218">
            <text:p>0.0901934799</text:p>
          </table:table-cell>
          <table:table-cell table:formula="of:=IF([.G363]&gt;0;1;0)" office:value-type="float" office:value="1">
            <text:p>1</text:p>
          </table:table-cell>
          <table:table-cell table:formula="of:=IF([.I362]&gt;=0;IF([.H363]=1;[.I362]+([.F363]*[.J363])-20;[.I362]);0)" office:value-type="float" office:value="4595389028.84298">
            <text:p>4595389028.84298</text:p>
          </table:table-cell>
          <table:table-cell table:formula="of:=IF([.I362]&gt;1000;[.I362]*0.5;1000)" office:value-type="float" office:value="2364032161.60951">
            <text:p>2364032161.60951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5-22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0.113513513513514">
            <text:p>0.1135135135</text:p>
          </table:table-cell>
          <table:table-cell office:value-type="float" office:value="0.183434263439517">
            <text:p>0.1834342634</text:p>
          </table:table-cell>
          <table:table-cell table:formula="of:=IF([.G364]&gt;0;1;0)" office:value-type="float" office:value="1">
            <text:p>1</text:p>
          </table:table-cell>
          <table:table-cell table:formula="of:=IF([.I363]&gt;=0;IF([.H364]=1;[.I363]+([.F364]*[.J364])-20;[.I363]);0)" office:value-type="float" office:value="4856208386.15569">
            <text:p>4856208386.15569</text:p>
          </table:table-cell>
          <table:table-cell table:formula="of:=IF([.I363]&gt;1000;[.I363]*0.5;1000)" office:value-type="float" office:value="2297694514.42149">
            <text:p>2297694514.42149</text:p>
          </table:table-cell>
          <table:table-cell table:number-columns-repeated="2"/>
        </table:table-row>
        <table:table-row table:style-name="ro1">
          <table:table-cell office:value-type="string">
            <text:p>YOD</text:p>
          </table:table-cell>
          <table:table-cell office:value-type="float" office:value="1">
            <text:p>1</text:p>
          </table:table-cell>
          <table:table-cell office:value-type="string">
            <text:p>2013-05-23 00:00:00</text:p>
          </table:table-cell>
          <table:table-cell table:number-columns-repeated="2" office:value-type="float" office:value="1.635">
            <text:p>1.635</text:p>
          </table:table-cell>
          <table:table-cell office:value-type="float" office:value="0.0382262996941896">
            <text:p>0.0382262997</text:p>
          </table:table-cell>
          <table:table-cell office:value-type="float" office:value="0.0725018343164664">
            <text:p>0.0725018343</text:p>
          </table:table-cell>
          <table:table-cell table:formula="of:=IF([.G365]&gt;0;1;0)" office:value-type="float" office:value="1">
            <text:p>1</text:p>
          </table:table-cell>
          <table:table-cell table:formula="of:=IF([.I364]&gt;=0;IF([.H365]=1;[.I364]+([.F365]*[.J365])-20;[.I364]);0)" office:value-type="float" office:value="4949025804.729">
            <text:p>4949025804.729</text:p>
          </table:table-cell>
          <table:table-cell table:formula="of:=IF([.I364]&gt;1000;[.I364]*0.5;1000)" office:value-type="float" office:value="2428104193.07784">
            <text:p>2428104193.07784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779727095516569">
            <text:p>0.007797271</text:p>
          </table:table-cell>
          <table:table-cell office:value-type="string">
            <text:p>2013-05-24 00:00:00</text:p>
          </table:table-cell>
          <table:table-cell office:value-type="float" office:value="0.0425">
            <text:p>0.0425</text:p>
          </table:table-cell>
          <table:table-cell office:value-type="float" office:value="5.450625">
            <text:p>5.450625</text:p>
          </table:table-cell>
          <table:table-cell office:value-type="float" office:value="-0.0588235294117648">
            <text:p>-0.0588235294</text:p>
          </table:table-cell>
          <table:table-cell office:value-type="float" office:value="0.05853644609879">
            <text:p>0.0585364461</text:p>
          </table:table-cell>
          <table:table-cell table:formula="of:=IF([.G366]&gt;0;1;0)" office:value-type="float" office:value="1">
            <text:p>1</text:p>
          </table:table-cell>
          <table:table-cell table:formula="of:=IF([.I365]&gt;=0;IF([.H366]=1;[.I365]+([.F366]*[.J366])-20;[.I365]);0)" office:value-type="float" office:value="4803466202.23697">
            <text:p>4803466202.23697</text:p>
          </table:table-cell>
          <table:table-cell table:formula="of:=IF([.I365]&gt;1000;[.I365]*0.5;1000)" office:value-type="float" office:value="2474512902.3645">
            <text:p>2474512902.3645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3-05-27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49999999999999">
            <text:p>0.025</text:p>
          </table:table-cell>
          <table:table-cell office:value-type="float" office:value="0.0784002237756536">
            <text:p>0.0784002238</text:p>
          </table:table-cell>
          <table:table-cell table:formula="of:=IF([.G367]&gt;0;1;0)" office:value-type="float" office:value="1">
            <text:p>1</text:p>
          </table:table-cell>
          <table:table-cell table:formula="of:=IF([.I366]&gt;=0;IF([.H367]=1;[.I366]+([.F367]*[.J367])-20;[.I366]);0)" office:value-type="float" office:value="4863509509.76493">
            <text:p>4863509509.76493</text:p>
          </table:table-cell>
          <table:table-cell table:formula="of:=IF([.I366]&gt;1000;[.I366]*0.5;1000)" office:value-type="float" office:value="2401733101.11848">
            <text:p>2401733101.1184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5-28 00:00:00</text:p>
          </table:table-cell>
          <table:table-cell table:number-columns-repeated="2" office:value-type="float" office:value="0.66">
            <text:p>0.66</text:p>
          </table:table-cell>
          <table:table-cell office:value-type="float" office:value="0.0643939393939395">
            <text:p>0.0643939394</text:p>
          </table:table-cell>
          <table:table-cell office:value-type="float" office:value="0.179462392191416">
            <text:p>0.1794623922</text:p>
          </table:table-cell>
          <table:table-cell table:formula="of:=IF([.G368]&gt;0;1;0)" office:value-type="float" office:value="1">
            <text:p>1</text:p>
          </table:table-cell>
          <table:table-cell table:formula="of:=IF([.I367]&gt;=0;IF([.H368]=1;[.I367]+([.F368]*[.J368])-20;[.I367]);0)" office:value-type="float" office:value="5020099758.07176">
            <text:p>5020099758.07176</text:p>
          </table:table-cell>
          <table:table-cell table:formula="of:=IF([.I367]&gt;1000;[.I367]*0.5;1000)" office:value-type="float" office:value="2431754754.88247">
            <text:p>2431754754.88247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5-29 00:00:00</text:p>
          </table:table-cell>
          <table:table-cell table:number-columns-repeated="2" office:value-type="float" office:value="0.7025">
            <text:p>0.7025</text:p>
          </table:table-cell>
          <table:table-cell office:value-type="float" office:value="0.00355871886120984">
            <text:p>0.0035587189</text:p>
          </table:table-cell>
          <table:table-cell office:value-type="float" office:value="0.178145719322323">
            <text:p>0.1781457193</text:p>
          </table:table-cell>
          <table:table-cell table:formula="of:=IF([.G369]&gt;0;1;0)" office:value-type="float" office:value="1">
            <text:p>1</text:p>
          </table:table-cell>
          <table:table-cell table:formula="of:=IF([.I368]&gt;=0;IF([.H369]=1;[.I368]+([.F369]*[.J369])-20;[.I368]);0)" office:value-type="float" office:value="5029032299.91886">
            <text:p>5029032299.91886</text:p>
          </table:table-cell>
          <table:table-cell table:formula="of:=IF([.I368]&gt;1000;[.I368]*0.5;1000)" office:value-type="float" office:value="2510049879.03588">
            <text:p>2510049879.03588</text:p>
          </table:table-cell>
          <table:table-cell table:number-columns-repeated="2"/>
        </table:table-row>
        <table:table-row table:style-name="ro1">
          <table:table-cell office:value-type="string">
            <text:p>ABIO</text:p>
          </table:table-cell>
          <table:table-cell office:value-type="float" office:value="1">
            <text:p>1</text:p>
          </table:table-cell>
          <table:table-cell office:value-type="string">
            <text:p>2013-05-30 00:00:00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0109375">
            <text:p>0.0109375</text:p>
          </table:table-cell>
          <table:table-cell office:value-type="float" office:value="0.0829972709174671">
            <text:p>0.0829972709</text:p>
          </table:table-cell>
          <table:table-cell table:formula="of:=IF([.G370]&gt;0;1;0)" office:value-type="float" office:value="1">
            <text:p>1</text:p>
          </table:table-cell>
          <table:table-cell table:formula="of:=IF([.I369]&gt;=0;IF([.H370]=1;[.I369]+([.F370]*[.J370])-20;[.I369]);0)" office:value-type="float" office:value="5056534800.30904">
            <text:p>5056534800.30904</text:p>
          </table:table-cell>
          <table:table-cell table:formula="of:=IF([.I369]&gt;1000;[.I369]*0.5;1000)" office:value-type="float" office:value="2514516149.95943">
            <text:p>2514516149.95943</text:p>
          </table:table-cell>
          <table:table-cell table:number-columns-repeated="2"/>
        </table:table-row>
        <table:table-row table:style-name="ro1">
          <table:table-cell office:value-type="string">
            <text:p>ABIO</text:p>
          </table:table-cell>
          <table:table-cell office:value-type="float" office:value="1">
            <text:p>1</text:p>
          </table:table-cell>
          <table:table-cell office:value-type="string">
            <text:p>2013-05-31 00:00:00</text:p>
          </table:table-cell>
          <table:table-cell table:number-columns-repeated="2" office:value-type="float" office:value="1.6175">
            <text:p>1.6175</text:p>
          </table:table-cell>
          <table:table-cell office:value-type="float" office:value="0.0061823802163834">
            <text:p>0.0061823802</text:p>
          </table:table-cell>
          <table:table-cell office:value-type="float" office:value="0.103978297231515">
            <text:p>0.1039782972</text:p>
          </table:table-cell>
          <table:table-cell table:formula="of:=IF([.G371]&gt;0;1;0)" office:value-type="float" office:value="1">
            <text:p>1</text:p>
          </table:table-cell>
          <table:table-cell table:formula="of:=IF([.I370]&gt;=0;IF([.H371]=1;[.I370]+([.F371]*[.J371])-20;[.I370]);0)" office:value-type="float" office:value="5072165490.66548">
            <text:p>5072165490.66548</text:p>
          </table:table-cell>
          <table:table-cell table:formula="of:=IF([.I370]&gt;1000;[.I370]*0.5;1000)" office:value-type="float" office:value="2528267400.15452">
            <text:p>2528267400.1545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6-03 00:00:00</text:p>
          </table:table-cell>
          <table:table-cell table:number-columns-repeated="2"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0.856258954422504">
            <text:p>0.8562589544</text:p>
          </table:table-cell>
          <table:table-cell table:formula="of:=IF([.G372]&gt;0;1;0)" office:value-type="float" office:value="1">
            <text:p>1</text:p>
          </table:table-cell>
          <table:table-cell table:formula="of:=IF([.I371]&gt;=0;IF([.H372]=1;[.I371]+([.F372]*[.J372])-20;[.I371]);0)" office:value-type="float" office:value="6340206843.33185">
            <text:p>6340206843.33185</text:p>
          </table:table-cell>
          <table:table-cell table:formula="of:=IF([.I371]&gt;1000;[.I371]*0.5;1000)" office:value-type="float" office:value="2536082745.33274">
            <text:p>2536082745.33274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6-04 00:00:00</text:p>
          </table:table-cell>
          <table:table-cell table:number-columns-repeated="2" office:value-type="float" office:value="0.555">
            <text:p>0.555</text:p>
          </table:table-cell>
          <table:table-cell office:value-type="float" office:value="-0.166666666666667">
            <text:p>-0.1666666667</text:p>
          </table:table-cell>
          <table:table-cell office:value-type="float" office:value="0.0691833396776939">
            <text:p>0.0691833397</text:p>
          </table:table-cell>
          <table:table-cell table:formula="of:=IF([.G373]&gt;0;1;0)" office:value-type="float" office:value="1">
            <text:p>1</text:p>
          </table:table-cell>
          <table:table-cell table:formula="of:=IF([.I372]&gt;=0;IF([.H373]=1;[.I372]+([.F373]*[.J373])-20;[.I372]);0)" office:value-type="float" office:value="5811856253.0542">
            <text:p>5811856253.0542</text:p>
          </table:table-cell>
          <table:table-cell table:formula="of:=IF([.I372]&gt;1000;[.I372]*0.5;1000)" office:value-type="float" office:value="3170103421.66593">
            <text:p>3170103421.66593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6-05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0.0864864864864863">
            <text:p>0.0864864865</text:p>
          </table:table-cell>
          <table:table-cell office:value-type="float" office:value="0.0800879040797168">
            <text:p>0.0800879041</text:p>
          </table:table-cell>
          <table:table-cell table:formula="of:=IF([.G374]&gt;0;1;0)" office:value-type="float" office:value="1">
            <text:p>1</text:p>
          </table:table-cell>
          <table:table-cell table:formula="of:=IF([.I373]&gt;=0;IF([.H374]=1;[.I373]+([.F374]*[.J374])-20;[.I373]);0)" office:value-type="float" office:value="6063179746.69979">
            <text:p>6063179746.69979</text:p>
          </table:table-cell>
          <table:table-cell table:formula="of:=IF([.I373]&gt;1000;[.I373]*0.5;1000)" office:value-type="float" office:value="2905928126.5271">
            <text:p>2905928126.5271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06-06 00:00:0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0868018819728377">
            <text:p>0.086801882</text:p>
          </table:table-cell>
          <table:table-cell table:formula="of:=IF([.G375]&gt;0;1;0)" office:value-type="float" office:value="1">
            <text:p>1</text:p>
          </table:table-cell>
          <table:table-cell table:formula="of:=IF([.I374]&gt;=0;IF([.H375]=1;[.I374]+([.F375]*[.J375])-20;[.I374]);0)" office:value-type="float" office:value="6063179726.69979">
            <text:p>6063179726.69979</text:p>
          </table:table-cell>
          <table:table-cell table:formula="of:=IF([.I374]&gt;1000;[.I374]*0.5;1000)" office:value-type="float" office:value="3031589873.34989">
            <text:p>3031589873.34989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">
            <text:p>0.008</text:p>
          </table:table-cell>
          <table:table-cell office:value-type="string">
            <text:p>2013-06-07 00:00:00</text:p>
          </table:table-cell>
          <table:table-cell office:value-type="float" office:value="0.045">
            <text:p>0.045</text:p>
          </table:table-cell>
          <table:table-cell office:value-type="float" office:value="5.625">
            <text:p>5.625</text:p>
          </table:table-cell>
          <table:table-cell office:value-type="float" office:value="0.0133333333333334">
            <text:p>0.0133333333</text:p>
          </table:table-cell>
          <table:table-cell office:value-type="float" office:value="0.0633443233431033">
            <text:p>0.0633443233</text:p>
          </table:table-cell>
          <table:table-cell table:formula="of:=IF([.G376]&gt;0;1;0)" office:value-type="float" office:value="1">
            <text:p>1</text:p>
          </table:table-cell>
          <table:table-cell table:formula="of:=IF([.I375]&gt;=0;IF([.H376]=1;[.I375]+([.F376]*[.J376])-20;[.I375]);0)" office:value-type="float" office:value="6103600904.87778">
            <text:p>6103600904.87778</text:p>
          </table:table-cell>
          <table:table-cell table:formula="of:=IF([.I375]&gt;1000;[.I375]*0.5;1000)" office:value-type="float" office:value="3031589863.34989">
            <text:p>3031589863.34989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6-10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0.0810810810810809">
            <text:p>0.0810810811</text:p>
          </table:table-cell>
          <table:table-cell office:value-type="float" office:value="0.0926189039712476">
            <text:p>0.092618904</text:p>
          </table:table-cell>
          <table:table-cell table:formula="of:=IF([.G377]&gt;0;1;0)" office:value-type="float" office:value="1">
            <text:p>1</text:p>
          </table:table-cell>
          <table:table-cell table:formula="of:=IF([.I376]&gt;=0;IF([.H377]=1;[.I376]+([.F377]*[.J377])-20;[.I376]);0)" office:value-type="float" office:value="6351044164.80526">
            <text:p>6351044164.80526</text:p>
          </table:table-cell>
          <table:table-cell table:formula="of:=IF([.I376]&gt;1000;[.I376]*0.5;1000)" office:value-type="float" office:value="3051800452.43889">
            <text:p>3051800452.43889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1">
            <text:p>1</text:p>
          </table:table-cell>
          <table:table-cell office:value-type="string">
            <text:p>2013-06-11 00:00:00</text:p>
          </table:table-cell>
          <table:table-cell table:number-columns-repeated="2" office:value-type="float" office:value="3.8975">
            <text:p>3.8975</text:p>
          </table:table-cell>
          <table:table-cell office:value-type="float" office:value="-0.0955740859525338">
            <text:p>-0.095574086</text:p>
          </table:table-cell>
          <table:table-cell office:value-type="float" office:value="0.0608069810986223">
            <text:p>0.0608069811</text:p>
          </table:table-cell>
          <table:table-cell table:formula="of:=IF([.G378]&gt;0;1;0)" office:value-type="float" office:value="1">
            <text:p>1</text:p>
          </table:table-cell>
          <table:table-cell table:formula="of:=IF([.I377]&gt;=0;IF([.H378]=1;[.I377]+([.F378]*[.J378])-20;[.I377]);0)" office:value-type="float" office:value="6047546524.35754">
            <text:p>6047546524.35754</text:p>
          </table:table-cell>
          <table:table-cell table:formula="of:=IF([.I377]&gt;1000;[.I377]*0.5;1000)" office:value-type="float" office:value="3175522082.40263">
            <text:p>3175522082.40263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2047244094488">
            <text:p>0.2220472441</text:p>
          </table:table-cell>
          <table:table-cell office:value-type="string">
            <text:p>2013-06-12 00:00:00</text:p>
          </table:table-cell>
          <table:table-cell office:value-type="float" office:value="1.3475">
            <text:p>1.3475</text:p>
          </table:table-cell>
          <table:table-cell office:value-type="float" office:value="6.06852836879433">
            <text:p>6.0685283688</text:p>
          </table:table-cell>
          <table:table-cell office:value-type="float" office:value="0.121370166391539">
            <text:p>0.1213701664</text:p>
          </table:table-cell>
          <table:table-cell office:value-type="float" office:value="0.0846552869090294">
            <text:p>0.0846552869</text:p>
          </table:table-cell>
          <table:table-cell table:formula="of:=IF([.G379]&gt;0;1;0)" office:value-type="float" office:value="1">
            <text:p>1</text:p>
          </table:table-cell>
          <table:table-cell table:formula="of:=IF([.I378]&gt;=0;IF([.H379]=1;[.I378]+([.F379]*[.J379])-20;[.I378]);0)" office:value-type="float" office:value="6414542368.31847">
            <text:p>6414542368.31847</text:p>
          </table:table-cell>
          <table:table-cell table:formula="of:=IF([.I378]&gt;1000;[.I378]*0.5;1000)" office:value-type="float" office:value="3023773262.17877">
            <text:p>3023773262.17877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1">
            <text:p>1</text:p>
          </table:table-cell>
          <table:table-cell office:value-type="string">
            <text:p>2013-06-13 00:00:00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0430078579699139">
            <text:p>0.043007858</text:p>
          </table:table-cell>
          <table:table-cell table:formula="of:=IF([.G380]&gt;0;1;0)" office:value-type="float" office:value="1">
            <text:p>1</text:p>
          </table:table-cell>
          <table:table-cell table:formula="of:=IF([.I379]&gt;=0;IF([.H380]=1;[.I379]+([.F380]*[.J380])-20;[.I379]);0)" office:value-type="float" office:value="6414542348.31847">
            <text:p>6414542348.31847</text:p>
          </table:table-cell>
          <table:table-cell table:formula="of:=IF([.I379]&gt;1000;[.I379]*0.5;1000)" office:value-type="float" office:value="3207271184.15923">
            <text:p>3207271184.15923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6-14 00:00:00</text:p>
          </table:table-cell>
          <table:table-cell table:number-columns-repeated="2" office:value-type="float" office:value="2.72">
            <text:p>2.72</text:p>
          </table:table-cell>
          <table:table-cell office:value-type="float" office:value="0.540441176470588">
            <text:p>0.5404411765</text:p>
          </table:table-cell>
          <table:table-cell office:value-type="float" office:value="0.526243590730589">
            <text:p>0.5262435907</text:p>
          </table:table-cell>
          <table:table-cell table:formula="of:=IF([.G381]&gt;0;1;0)" office:value-type="float" office:value="1">
            <text:p>1</text:p>
          </table:table-cell>
          <table:table-cell table:formula="of:=IF([.I380]&gt;=0;IF([.H381]=1;[.I380]+([.F381]*[.J381])-20;[.I380]);0)" office:value-type="float" office:value="8147883734.94129">
            <text:p>8147883734.94129</text:p>
          </table:table-cell>
          <table:table-cell table:formula="of:=IF([.I380]&gt;1000;[.I380]*0.5;1000)" office:value-type="float" office:value="3207271174.15923">
            <text:p>3207271174.15923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6-17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3125">
            <text:p>0.13125</text:p>
          </table:table-cell>
          <table:table-cell office:value-type="float" office:value="0.273800062215498">
            <text:p>0.2738000622</text:p>
          </table:table-cell>
          <table:table-cell table:formula="of:=IF([.G382]&gt;0;1;0)" office:value-type="float" office:value="1">
            <text:p>1</text:p>
          </table:table-cell>
          <table:table-cell table:formula="of:=IF([.I381]&gt;=0;IF([.H382]=1;[.I381]+([.F382]*[.J382])-20;[.I381]);0)" office:value-type="float" office:value="8682588585.04681">
            <text:p>8682588585.04681</text:p>
          </table:table-cell>
          <table:table-cell table:formula="of:=IF([.I381]&gt;1000;[.I381]*0.5;1000)" office:value-type="float" office:value="4073941867.47064">
            <text:p>4073941867.47064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06-18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0391288751410323">
            <text:p>0.0391288751</text:p>
          </table:table-cell>
          <table:table-cell table:formula="of:=IF([.G383]&gt;0;1;0)" office:value-type="float" office:value="1">
            <text:p>1</text:p>
          </table:table-cell>
          <table:table-cell table:formula="of:=IF([.I382]&gt;=0;IF([.H383]=1;[.I382]+([.F383]*[.J383])-20;[.I382]);0)" office:value-type="float" office:value="8682588565.04681">
            <text:p>8682588565.04681</text:p>
          </table:table-cell>
          <table:table-cell table:formula="of:=IF([.I382]&gt;1000;[.I382]*0.5;1000)" office:value-type="float" office:value="4341294292.5234">
            <text:p>4341294292.5234</text:p>
          </table:table-cell>
          <table:table-cell table:number-columns-repeated="2"/>
        </table:table-row>
        <table:table-row table:style-name="ro1">
          <table:table-cell office:value-type="string">
            <text:p>BSPM</text:p>
          </table:table-cell>
          <table:table-cell office:value-type="float" office:value="1">
            <text:p>1</text:p>
          </table:table-cell>
          <table:table-cell office:value-type="string">
            <text:p>2013-06-19 00:00:00</text:p>
          </table:table-cell>
          <table:table-cell table:number-columns-repeated="2" office:value-type="float" office:value="0.785">
            <text:p>0.785</text:p>
          </table:table-cell>
          <table:table-cell office:value-type="float" office:value="-0.070063694267516">
            <text:p>-0.0700636943</text:p>
          </table:table-cell>
          <table:table-cell office:value-type="float" office:value="0.043197547502107">
            <text:p>0.0431975475</text:p>
          </table:table-cell>
          <table:table-cell table:formula="of:=IF([.G384]&gt;0;1;0)" office:value-type="float" office:value="1">
            <text:p>1</text:p>
          </table:table-cell>
          <table:table-cell table:formula="of:=IF([.I383]&gt;=0;IF([.H384]=1;[.I383]+([.F384]*[.J384])-20;[.I383]);0)" office:value-type="float" office:value="8378421429.71077">
            <text:p>8378421429.71077</text:p>
          </table:table-cell>
          <table:table-cell table:formula="of:=IF([.I383]&gt;1000;[.I383]*0.5;1000)" office:value-type="float" office:value="4341294282.5234">
            <text:p>4341294282.5234</text:p>
          </table:table-cell>
          <table:table-cell table:number-columns-repeated="2"/>
        </table:table-row>
        <table:table-row table:style-name="ro1">
          <table:table-cell office:value-type="string">
            <text:p>NBY</text:p>
          </table:table-cell>
          <table:table-cell office:value-type="float" office:value="1">
            <text:p>1</text:p>
          </table:table-cell>
          <table:table-cell office:value-type="string">
            <text:p>2013-06-20 00:00:00</text:p>
          </table:table-cell>
          <table:table-cell table:number-columns-repeated="2" office:value-type="float" office:value="1.3375">
            <text:p>1.3375</text:p>
          </table:table-cell>
          <table:table-cell office:value-type="float" office:value="-0.044859813084112">
            <text:p>-0.0448598131</text:p>
          </table:table-cell>
          <table:table-cell office:value-type="float" office:value="0.10368655713152">
            <text:p>0.1036865571</text:p>
          </table:table-cell>
          <table:table-cell table:formula="of:=IF([.G385]&gt;0;1;0)" office:value-type="float" office:value="1">
            <text:p>1</text:p>
          </table:table-cell>
          <table:table-cell table:formula="of:=IF([.I384]&gt;=0;IF([.H385]=1;[.I384]+([.F385]*[.J385])-20;[.I384]);0)" office:value-type="float" office:value="8190494200.0724">
            <text:p>8190494200.0724</text:p>
          </table:table-cell>
          <table:table-cell table:formula="of:=IF([.I384]&gt;1000;[.I384]*0.5;1000)" office:value-type="float" office:value="4189210714.85539">
            <text:p>4189210714.85539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3-06-21 00:00:00</text:p>
          </table:table-cell>
          <table:table-cell table:number-columns-repeated="2" office:value-type="float" office:value="0.2825">
            <text:p>0.2825</text:p>
          </table:table-cell>
          <table:table-cell office:value-type="float" office:value="-0.00884955752212368">
            <text:p>-0.0088495575</text:p>
          </table:table-cell>
          <table:table-cell office:value-type="float" office:value="0.0457734129865227">
            <text:p>0.045773413</text:p>
          </table:table-cell>
          <table:table-cell table:formula="of:=IF([.G386]&gt;0;1;0)" office:value-type="float" office:value="1">
            <text:p>1</text:p>
          </table:table-cell>
          <table:table-cell table:formula="of:=IF([.I385]&gt;=0;IF([.H386]=1;[.I385]+([.F386]*[.J386])-20;[.I385]);0)" office:value-type="float" office:value="8154253055.29332">
            <text:p>8154253055.29332</text:p>
          </table:table-cell>
          <table:table-cell table:formula="of:=IF([.I385]&gt;1000;[.I385]*0.5;1000)" office:value-type="float" office:value="4095247100.0362">
            <text:p>4095247100.0362</text:p>
          </table:table-cell>
          <table:table-cell table:number-columns-repeated="2"/>
        </table:table-row>
        <table:table-row table:style-name="ro1">
          <table:table-cell office:value-type="string">
            <text:p>AUMN</text:p>
          </table:table-cell>
          <table:table-cell office:value-type="float" office:value="1">
            <text:p>1</text:p>
          </table:table-cell>
          <table:table-cell office:value-type="string">
            <text:p>2013-06-24 00:00:00</text:p>
          </table:table-cell>
          <table:table-cell table:number-columns-repeated="2" office:value-type="float" office:value="1.3875">
            <text:p>1.3875</text:p>
          </table:table-cell>
          <table:table-cell office:value-type="float" office:value="-0.0252252252252253">
            <text:p>-0.0252252252</text:p>
          </table:table-cell>
          <table:table-cell office:value-type="float" office:value="0.0672229750981213">
            <text:p>0.0672229751</text:p>
          </table:table-cell>
          <table:table-cell table:formula="of:=IF([.G387]&gt;0;1;0)" office:value-type="float" office:value="1">
            <text:p>1</text:p>
          </table:table-cell>
          <table:table-cell table:formula="of:=IF([.I386]&gt;=0;IF([.H387]=1;[.I386]+([.F387]*[.J387])-20;[.I386]);0)" office:value-type="float" office:value="8051406600.36169">
            <text:p>8051406600.36169</text:p>
          </table:table-cell>
          <table:table-cell table:formula="of:=IF([.I386]&gt;1000;[.I386]*0.5;1000)" office:value-type="float" office:value="4077126527.64666">
            <text:p>4077126527.6466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6-25 00:00:00</text:p>
          </table:table-cell>
          <table:table-cell table:number-columns-repeated="2" office:value-type="float" office:value="2.375">
            <text:p>2.375</text:p>
          </table:table-cell>
          <table:table-cell office:value-type="float" office:value="0.684210526315789">
            <text:p>0.6842105263</text:p>
          </table:table-cell>
          <table:table-cell office:value-type="float" office:value="0.35599838016421">
            <text:p>0.3559983802</text:p>
          </table:table-cell>
          <table:table-cell table:formula="of:=IF([.G388]&gt;0;1;0)" office:value-type="float" office:value="1">
            <text:p>1</text:p>
          </table:table-cell>
          <table:table-cell table:formula="of:=IF([.I387]&gt;=0;IF([.H388]=1;[.I387]+([.F388]*[.J388])-20;[.I387]);0)" office:value-type="float" office:value="10805835154.1696">
            <text:p>10805835154.1696</text:p>
          </table:table-cell>
          <table:table-cell table:formula="of:=IF([.I387]&gt;1000;[.I387]*0.5;1000)" office:value-type="float" office:value="4025703300.18085">
            <text:p>4025703300.18085</text:p>
          </table:table-cell>
          <table:table-cell table:number-columns-repeated="2"/>
        </table:table-row>
        <table:table-row table:style-name="ro1">
          <table:table-cell office:value-type="string">
            <text:p>NTN</text:p>
          </table:table-cell>
          <table:table-cell office:value-type="float" office:value="1">
            <text:p>1</text:p>
          </table:table-cell>
          <table:table-cell office:value-type="string">
            <text:p>2013-06-26 00:00:00</text:p>
          </table:table-cell>
          <table:table-cell table:number-columns-repeated="2" office:value-type="float" office:value="0.405">
            <text:p>0.405</text:p>
          </table:table-cell>
          <table:table-cell office:value-type="float" office:value="0.0246913580246915">
            <text:p>0.024691358</text:p>
          </table:table-cell>
          <table:table-cell office:value-type="float" office:value="0.106945184590058">
            <text:p>0.1069451846</text:p>
          </table:table-cell>
          <table:table-cell table:formula="of:=IF([.G389]&gt;0;1;0)" office:value-type="float" office:value="1">
            <text:p>1</text:p>
          </table:table-cell>
          <table:table-cell table:formula="of:=IF([.I388]&gt;=0;IF([.H389]=1;[.I388]+([.F389]*[.J389])-20;[.I388]);0)" office:value-type="float" office:value="10939240506.4433">
            <text:p>10939240506.4433</text:p>
          </table:table-cell>
          <table:table-cell table:formula="of:=IF([.I388]&gt;1000;[.I388]*0.5;1000)" office:value-type="float" office:value="5402917577.08482">
            <text:p>5402917577.08482</text:p>
          </table:table-cell>
          <table:table-cell table:number-columns-repeated="2"/>
        </table:table-row>
        <table:table-row table:style-name="ro1">
          <table:table-cell office:value-type="string">
            <text:p>ILIU</text:p>
          </table:table-cell>
          <table:table-cell office:value-type="float" office:value="1">
            <text:p>1</text:p>
          </table:table-cell>
          <table:table-cell office:value-type="string">
            <text:p>2013-06-27 00:00:00</text:p>
          </table:table-cell>
          <table:table-cell table:number-columns-repeated="2" office:value-type="float" office:value="0.425">
            <text:p>0.425</text:p>
          </table:table-cell>
          <table:table-cell office:value-type="float" office:value="0.0235294117647058">
            <text:p>0.0235294118</text:p>
          </table:table-cell>
          <table:table-cell office:value-type="float" office:value="0.0464372895949931">
            <text:p>0.0464372896</text:p>
          </table:table-cell>
          <table:table-cell table:formula="of:=IF([.G390]&gt;0;1;0)" office:value-type="float" office:value="1">
            <text:p>1</text:p>
          </table:table-cell>
          <table:table-cell table:formula="of:=IF([.I389]&gt;=0;IF([.H390]=1;[.I389]+([.F390]*[.J390])-20;[.I389]);0)" office:value-type="float" office:value="11067937433.578">
            <text:p>11067937433.578</text:p>
          </table:table-cell>
          <table:table-cell table:formula="of:=IF([.I389]&gt;1000;[.I389]*0.5;1000)" office:value-type="float" office:value="5469620253.22167">
            <text:p>5469620253.22167</text:p>
          </table:table-cell>
          <table:table-cell table:number-columns-repeated="2"/>
        </table:table-row>
        <table:table-row table:style-name="ro1">
          <table:table-cell office:value-type="string">
            <text:p>NVTL</text:p>
          </table:table-cell>
          <table:table-cell office:value-type="float" office:value="1">
            <text:p>1</text:p>
          </table:table-cell>
          <table:table-cell office:value-type="string">
            <text:p>2013-06-28 00:00:00</text:p>
          </table:table-cell>
          <table:table-cell table:number-columns-repeated="2" office:value-type="float" office:value="3.9075">
            <text:p>3.9075</text:p>
          </table:table-cell>
          <table:table-cell office:value-type="float" office:value="0.0332693538067819">
            <text:p>0.0332693538</text:p>
          </table:table-cell>
          <table:table-cell office:value-type="float" office:value="0.0311636185290452">
            <text:p>0.0311636185</text:p>
          </table:table-cell>
          <table:table-cell table:formula="of:=IF([.G391]&gt;0;1;0)" office:value-type="float" office:value="1">
            <text:p>1</text:p>
          </table:table-cell>
          <table:table-cell table:formula="of:=IF([.I390]&gt;=0;IF([.H391]=1;[.I390]+([.F391]*[.J391])-20;[.I390]);0)" office:value-type="float" office:value="11252048976.7725">
            <text:p>11252048976.7725</text:p>
          </table:table-cell>
          <table:table-cell table:formula="of:=IF([.I390]&gt;1000;[.I390]*0.5;1000)" office:value-type="float" office:value="5533968716.78898">
            <text:p>5533968716.78898</text:p>
          </table:table-cell>
          <table:table-cell table:number-columns-repeated="2"/>
        </table:table-row>
        <table:table-row table:style-name="ro1">
          <table:table-cell office:value-type="string">
            <text:p>WAVX</text:p>
          </table:table-cell>
          <table:table-cell office:value-type="float" office:value="1">
            <text:p>1</text:p>
          </table:table-cell>
          <table:table-cell office:value-type="string">
            <text:p>2013-07-01 00:00:00</text:p>
          </table:table-cell>
          <table:table-cell table:number-columns-repeated="2" office:value-type="float" office:value="1.045">
            <text:p>1.045</text:p>
          </table:table-cell>
          <table:table-cell office:value-type="float" office:value="0.0382775119617225">
            <text:p>0.038277512</text:p>
          </table:table-cell>
          <table:table-cell office:value-type="float" office:value="0.0709661850501124">
            <text:p>0.0709661851</text:p>
          </table:table-cell>
          <table:table-cell table:formula="of:=IF([.G392]&gt;0;1;0)" office:value-type="float" office:value="1">
            <text:p>1</text:p>
          </table:table-cell>
          <table:table-cell table:formula="of:=IF([.I391]&gt;=0;IF([.H392]=1;[.I391]+([.F392]*[.J392])-20;[.I391]);0)" office:value-type="float" office:value="11467399176.4236">
            <text:p>11467399176.4236</text:p>
          </table:table-cell>
          <table:table-cell table:formula="of:=IF([.I391]&gt;1000;[.I391]*0.5;1000)" office:value-type="float" office:value="5626024488.38624">
            <text:p>5626024488.3862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7-02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190476190476191">
            <text:p>0.1904761905</text:p>
          </table:table-cell>
          <table:table-cell office:value-type="float" office:value="0.119191738772712">
            <text:p>0.1191917388</text:p>
          </table:table-cell>
          <table:table-cell table:formula="of:=IF([.G393]&gt;0;1;0)" office:value-type="float" office:value="1">
            <text:p>1</text:p>
          </table:table-cell>
          <table:table-cell table:formula="of:=IF([.I392]&gt;=0;IF([.H393]=1;[.I392]+([.F393]*[.J393])-20;[.I392]);0)" office:value-type="float" office:value="12559532411.3211">
            <text:p>12559532411.3211</text:p>
          </table:table-cell>
          <table:table-cell table:formula="of:=IF([.I392]&gt;1000;[.I392]*0.5;1000)" office:value-type="float" office:value="5733699588.21182">
            <text:p>5733699588.2118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7-03 00:00:00</text:p>
          </table:table-cell>
          <table:table-cell table:number-columns-repeated="2" office:value-type="float" office:value="4">
            <text:p>4</text:p>
          </table:table-cell>
          <table:table-cell office:value-type="float" office:value="-0.228125">
            <text:p>-0.228125</text:p>
          </table:table-cell>
          <table:table-cell office:value-type="float" office:value="0.184331219097854">
            <text:p>0.1843312191</text:p>
          </table:table-cell>
          <table:table-cell table:formula="of:=IF([.G394]&gt;0;1;0)" office:value-type="float" office:value="1">
            <text:p>1</text:p>
          </table:table-cell>
          <table:table-cell table:formula="of:=IF([.I393]&gt;=0;IF([.H394]=1;[.I393]+([.F394]*[.J394])-20;[.I393]);0)" office:value-type="float" office:value="11126960725.6548">
            <text:p>11126960725.6548</text:p>
          </table:table-cell>
          <table:table-cell table:formula="of:=IF([.I393]&gt;1000;[.I393]*0.5;1000)" office:value-type="float" office:value="6279766205.66056">
            <text:p>6279766205.66056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3-07-04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0168828221804241">
            <text:p>0.0168828222</text:p>
          </table:table-cell>
          <table:table-cell table:formula="of:=IF([.G395]&gt;0;1;0)" office:value-type="float" office:value="1">
            <text:p>1</text:p>
          </table:table-cell>
          <table:table-cell table:formula="of:=IF([.I394]&gt;=0;IF([.H395]=1;[.I394]+([.F395]*[.J395])-20;[.I394]);0)" office:value-type="float" office:value="11126960705.6548">
            <text:p>11126960705.6548</text:p>
          </table:table-cell>
          <table:table-cell table:formula="of:=IF([.I394]&gt;1000;[.I394]*0.5;1000)" office:value-type="float" office:value="5563480362.8274">
            <text:p>5563480362.8274</text:p>
          </table:table-cell>
          <table:table-cell table:number-columns-repeated="2"/>
        </table:table-row>
        <table:table-row table:style-name="ro1">
          <table:table-cell office:value-type="string">
            <text:p>WAVX</text:p>
          </table:table-cell>
          <table:table-cell office:value-type="float" office:value="1">
            <text:p>1</text:p>
          </table:table-cell>
          <table:table-cell office:value-type="string">
            <text:p>2013-07-05 00:00:00</text:p>
          </table:table-cell>
          <table:table-cell table:number-columns-repeated="2" office:value-type="float" office:value="0.9325">
            <text:p>0.9325</text:p>
          </table:table-cell>
          <table:table-cell office:value-type="float" office:value="-0.00268096514745297">
            <text:p>-0.0026809651</text:p>
          </table:table-cell>
          <table:table-cell office:value-type="float" office:value="0.050739378056545">
            <text:p>0.0507393781</text:p>
          </table:table-cell>
          <table:table-cell table:formula="of:=IF([.G396]&gt;0;1;0)" office:value-type="float" office:value="1">
            <text:p>1</text:p>
          </table:table-cell>
          <table:table-cell table:formula="of:=IF([.I395]&gt;=0;IF([.H396]=1;[.I395]+([.F396]*[.J396])-20;[.I395]);0)" office:value-type="float" office:value="11112045188.7303">
            <text:p>11112045188.7303</text:p>
          </table:table-cell>
          <table:table-cell table:formula="of:=IF([.I395]&gt;1000;[.I395]*0.5;1000)" office:value-type="float" office:value="5563480352.8274">
            <text:p>5563480352.8274</text:p>
          </table:table-cell>
          <table:table-cell table:number-columns-repeated="2"/>
        </table:table-row>
        <table:table-row table:style-name="ro1">
          <table:table-cell office:value-type="string">
            <text:p>ILIU</text:p>
          </table:table-cell>
          <table:table-cell office:value-type="float" office:value="1">
            <text:p>1</text:p>
          </table:table-cell>
          <table:table-cell office:value-type="string">
            <text:p>2013-07-08 00:00:00</text:p>
          </table:table-cell>
          <table:table-cell table:number-columns-repeated="2" office:value-type="float" office:value="0.395">
            <text:p>0.395</text:p>
          </table:table-cell>
          <table:table-cell office:value-type="float" office:value="0.0759493670886076">
            <text:p>0.0759493671</text:p>
          </table:table-cell>
          <table:table-cell office:value-type="float" office:value="0.103616020521168">
            <text:p>0.1036160205</text:p>
          </table:table-cell>
          <table:table-cell table:formula="of:=IF([.G397]&gt;0;1;0)" office:value-type="float" office:value="1">
            <text:p>1</text:p>
          </table:table-cell>
          <table:table-cell table:formula="of:=IF([.I396]&gt;=0;IF([.H397]=1;[.I396]+([.F397]*[.J397])-20;[.I396]);0)" office:value-type="float" office:value="11534021568.3024">
            <text:p>11534021568.3024</text:p>
          </table:table-cell>
          <table:table-cell table:formula="of:=IF([.I396]&gt;1000;[.I396]*0.5;1000)" office:value-type="float" office:value="5556022594.36517">
            <text:p>5556022594.36517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7-09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0762033521725744">
            <text:p>0.0762033522</text:p>
          </table:table-cell>
          <table:table-cell table:formula="of:=IF([.G398]&gt;0;1;0)" office:value-type="float" office:value="1">
            <text:p>1</text:p>
          </table:table-cell>
          <table:table-cell table:formula="of:=IF([.I397]&gt;=0;IF([.H398]=1;[.I397]+([.F398]*[.J398])-20;[.I397]);0)" office:value-type="float" office:value="11534021548.3024">
            <text:p>11534021548.3024</text:p>
          </table:table-cell>
          <table:table-cell table:formula="of:=IF([.I397]&gt;1000;[.I397]*0.5;1000)" office:value-type="float" office:value="5767010784.15119">
            <text:p>5767010784.1511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7-10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824692067093857">
            <text:p>0.0824692067</text:p>
          </table:table-cell>
          <table:table-cell table:formula="of:=IF([.G399]&gt;0;1;0)" office:value-type="float" office:value="1">
            <text:p>1</text:p>
          </table:table-cell>
          <table:table-cell table:formula="of:=IF([.I398]&gt;=0;IF([.H399]=1;[.I398]+([.F399]*[.J399])-20;[.I398]);0)" office:value-type="float" office:value="11534021528.3024">
            <text:p>11534021528.3024</text:p>
          </table:table-cell>
          <table:table-cell table:formula="of:=IF([.I398]&gt;1000;[.I398]*0.5;1000)" office:value-type="float" office:value="5767010774.15119">
            <text:p>5767010774.15119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07-11 00:00:00</text:p>
          </table:table-cell>
          <table:table-cell office:value-type="float" office:value="0.41">
            <text:p>0.41</text:p>
          </table:table-cell>
          <table:table-cell office:value-type="float" office:value="2.05">
            <text:p>2.05</text:p>
          </table:table-cell>
          <table:table-cell office:value-type="float" office:value="-0.0182926829268293">
            <text:p>-0.0182926829</text:p>
          </table:table-cell>
          <table:table-cell office:value-type="float" office:value="0.0705343219585345">
            <text:p>0.070534322</text:p>
          </table:table-cell>
          <table:table-cell table:formula="of:=IF([.G400]&gt;0;1;0)" office:value-type="float" office:value="1">
            <text:p>1</text:p>
          </table:table-cell>
          <table:table-cell table:formula="of:=IF([.I399]&gt;=0;IF([.H400]=1;[.I399]+([.F400]*[.J400])-20;[.I399]);0)" office:value-type="float" office:value="11428527408.9581">
            <text:p>11428527408.9581</text:p>
          </table:table-cell>
          <table:table-cell table:formula="of:=IF([.I399]&gt;1000;[.I399]*0.5;1000)" office:value-type="float" office:value="5767010764.15119">
            <text:p>5767010764.1511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7-12 00:00:00</text:p>
          </table:table-cell>
          <table:table-cell table:number-columns-repeated="2" office:value-type="float" office:value="2.8">
            <text:p>2.8</text:p>
          </table:table-cell>
          <table:table-cell office:value-type="float" office:value="0.107142857142857">
            <text:p>0.1071428571</text:p>
          </table:table-cell>
          <table:table-cell office:value-type="float" office:value="0.14455818123063">
            <text:p>0.1445581812</text:p>
          </table:table-cell>
          <table:table-cell table:formula="of:=IF([.G401]&gt;0;1;0)" office:value-type="float" office:value="1">
            <text:p>1</text:p>
          </table:table-cell>
          <table:table-cell table:formula="of:=IF([.I400]&gt;=0;IF([.H401]=1;[.I400]+([.F401]*[.J401])-20;[.I400]);0)" office:value-type="float" office:value="12040769928.7238">
            <text:p>12040769928.7238</text:p>
          </table:table-cell>
          <table:table-cell table:formula="of:=IF([.I400]&gt;1000;[.I400]*0.5;1000)" office:value-type="float" office:value="5714263704.47907">
            <text:p>5714263704.47907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07-15 00:00:00</text:p>
          </table:table-cell>
          <table:table-cell office:value-type="float" office:value="0.3925">
            <text:p>0.3925</text:p>
          </table:table-cell>
          <table:table-cell office:value-type="float" office:value="1.9625">
            <text:p>1.9625</text:p>
          </table:table-cell>
          <table:table-cell office:value-type="float" office:value="-0.0764331210191079">
            <text:p>-0.076433121</text:p>
          </table:table-cell>
          <table:table-cell office:value-type="float" office:value="0.0541999287383354">
            <text:p>0.0541999287</text:p>
          </table:table-cell>
          <table:table-cell table:formula="of:=IF([.G402]&gt;0;1;0)" office:value-type="float" office:value="1">
            <text:p>1</text:p>
          </table:table-cell>
          <table:table-cell table:formula="of:=IF([.I401]&gt;=0;IF([.H402]=1;[.I401]+([.F402]*[.J402])-20;[.I401]);0)" office:value-type="float" office:value="11580613096.1611">
            <text:p>11580613096.1611</text:p>
          </table:table-cell>
          <table:table-cell table:formula="of:=IF([.I401]&gt;1000;[.I401]*0.5;1000)" office:value-type="float" office:value="6020384964.36188">
            <text:p>6020384964.3618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7-16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71674829709026">
            <text:p>0.087167483</text:p>
          </table:table-cell>
          <table:table-cell table:formula="of:=IF([.G403]&gt;0;1;0)" office:value-type="float" office:value="1">
            <text:p>1</text:p>
          </table:table-cell>
          <table:table-cell table:formula="of:=IF([.I402]&gt;=0;IF([.H403]=1;[.I402]+([.F403]*[.J403])-20;[.I402]);0)" office:value-type="float" office:value="11580613076.1611">
            <text:p>11580613076.1611</text:p>
          </table:table-cell>
          <table:table-cell table:formula="of:=IF([.I402]&gt;1000;[.I402]*0.5;1000)" office:value-type="float" office:value="5790306548.08054">
            <text:p>5790306548.08054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7-17 00:00:00</text:p>
          </table:table-cell>
          <table:table-cell table:number-columns-repeated="2" office:value-type="float" office:value="0.3825">
            <text:p>0.3825</text:p>
          </table:table-cell>
          <table:table-cell office:value-type="float" office:value="0.065359477124183">
            <text:p>0.0653594771</text:p>
          </table:table-cell>
          <table:table-cell office:value-type="float" office:value="0.080784274420256">
            <text:p>0.0807842744</text:p>
          </table:table-cell>
          <table:table-cell table:formula="of:=IF([.G404]&gt;0;1;0)" office:value-type="float" office:value="1">
            <text:p>1</text:p>
          </table:table-cell>
          <table:table-cell table:formula="of:=IF([.I403]&gt;=0;IF([.H404]=1;[.I403]+([.F404]*[.J404])-20;[.I403]);0)" office:value-type="float" office:value="11959064463.8788">
            <text:p>11959064463.8788</text:p>
          </table:table-cell>
          <table:table-cell table:formula="of:=IF([.I403]&gt;1000;[.I403]*0.5;1000)" office:value-type="float" office:value="5790306538.08054">
            <text:p>5790306538.08054</text:p>
          </table:table-cell>
          <table:table-cell table:number-columns-repeated="2"/>
        </table:table-row>
        <table:table-row table:style-name="ro1">
          <table:table-cell office:value-type="string">
            <text:p>ITI</text:p>
          </table:table-cell>
          <table:table-cell office:value-type="float" office:value="1">
            <text:p>1</text:p>
          </table:table-cell>
          <table:table-cell office:value-type="string">
            <text:p>2013-07-18 00:00:00</text:p>
          </table:table-cell>
          <table:table-cell table:number-columns-repeated="2" office:value-type="float" office:value="1.8">
            <text:p>1.8</text:p>
          </table:table-cell>
          <table:table-cell office:value-type="float" office:value="-0.0097222222222223">
            <text:p>-0.0097222222</text:p>
          </table:table-cell>
          <table:table-cell office:value-type="float" office:value="0.0761533072896694">
            <text:p>0.0761533073</text:p>
          </table:table-cell>
          <table:table-cell table:formula="of:=IF([.G405]&gt;0;1;0)" office:value-type="float" office:value="1">
            <text:p>1</text:p>
          </table:table-cell>
          <table:table-cell table:formula="of:=IF([.I404]&gt;=0;IF([.H405]=1;[.I404]+([.F405]*[.J405])-20;[.I404]);0)" office:value-type="float" office:value="11900930102.7349">
            <text:p>11900930102.7349</text:p>
          </table:table-cell>
          <table:table-cell table:formula="of:=IF([.I404]&gt;1000;[.I404]*0.5;1000)" office:value-type="float" office:value="5979532231.93938">
            <text:p>5979532231.93938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7-19 00:00:00</text:p>
          </table:table-cell>
          <table:table-cell table:number-columns-repeated="2" office:value-type="float" office:value="0.2575">
            <text:p>0.2575</text:p>
          </table:table-cell>
          <table:table-cell office:value-type="float" office:value="0.155339805825243">
            <text:p>0.1553398058</text:p>
          </table:table-cell>
          <table:table-cell office:value-type="float" office:value="0.0988226640539521">
            <text:p>0.0988226641</text:p>
          </table:table-cell>
          <table:table-cell table:formula="of:=IF([.G406]&gt;0;1;0)" office:value-type="float" office:value="1">
            <text:p>1</text:p>
          </table:table-cell>
          <table:table-cell table:formula="of:=IF([.I405]&gt;=0;IF([.H406]=1;[.I405]+([.F406]*[.J406])-20;[.I405]);0)" office:value-type="float" office:value="12825274168.3842">
            <text:p>12825274168.3842</text:p>
          </table:table-cell>
          <table:table-cell table:formula="of:=IF([.I405]&gt;1000;[.I405]*0.5;1000)" office:value-type="float" office:value="5950465051.36745">
            <text:p>5950465051.36745</text:p>
          </table:table-cell>
          <table:table-cell table:number-columns-repeated="2"/>
        </table:table-row>
        <table:table-row table:style-name="ro1">
          <table:table-cell office:value-type="string">
            <text:p>HRZL</text:p>
          </table:table-cell>
          <table:table-cell office:value-type="float" office:value="1">
            <text:p>1</text:p>
          </table:table-cell>
          <table:table-cell office:value-type="string">
            <text:p>2013-07-22 00:00:00</text:p>
          </table:table-cell>
          <table:table-cell table:number-columns-repeated="2" office:value-type="float" office:value="1.35">
            <text:p>1.35</text:p>
          </table:table-cell>
          <table:table-cell office:value-type="float" office:value="0.0240740740740741">
            <text:p>0.0240740741</text:p>
          </table:table-cell>
          <table:table-cell office:value-type="float" office:value="0.0680431735044999">
            <text:p>0.0680431735</text:p>
          </table:table-cell>
          <table:table-cell table:formula="of:=IF([.G407]&gt;0;1;0)" office:value-type="float" office:value="1">
            <text:p>1</text:p>
          </table:table-cell>
          <table:table-cell table:formula="of:=IF([.I406]&gt;=0;IF([.H407]=1;[.I406]+([.F407]*[.J407])-20;[.I406]);0)" office:value-type="float" office:value="12979652448.5592">
            <text:p>12979652448.5592</text:p>
          </table:table-cell>
          <table:table-cell table:formula="of:=IF([.I406]&gt;1000;[.I406]*0.5;1000)" office:value-type="float" office:value="6412637084.1921">
            <text:p>6412637084.1921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07-23 00:00:00</text:p>
          </table:table-cell>
          <table:table-cell office:value-type="float" office:value="0.295">
            <text:p>0.295</text:p>
          </table:table-cell>
          <table:table-cell office:value-type="float" office:value="1.475">
            <text:p>1.475</text:p>
          </table:table-cell>
          <table:table-cell office:value-type="float" office:value="-0.0254237288135595">
            <text:p>-0.0254237288</text:p>
          </table:table-cell>
          <table:table-cell office:value-type="float" office:value="0.065039673577057">
            <text:p>0.0650396736</text:p>
          </table:table-cell>
          <table:table-cell table:formula="of:=IF([.G408]&gt;0;1;0)" office:value-type="float" office:value="1">
            <text:p>1</text:p>
          </table:table-cell>
          <table:table-cell table:formula="of:=IF([.I407]&gt;=0;IF([.H408]=1;[.I407]+([.F408]*[.J408])-20;[.I407]);0)" office:value-type="float" office:value="12814656846.586">
            <text:p>12814656846.586</text:p>
          </table:table-cell>
          <table:table-cell table:formula="of:=IF([.I407]&gt;1000;[.I407]*0.5;1000)" office:value-type="float" office:value="6489826224.2796">
            <text:p>6489826224.2796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07-24 00:00:00</text:p>
          </table:table-cell>
          <table:table-cell office:value-type="float" office:value="0.2875">
            <text:p>0.2875</text:p>
          </table:table-cell>
          <table:table-cell office:value-type="float" office:value="1.4375">
            <text:p>1.4375</text:p>
          </table:table-cell>
          <table:table-cell office:value-type="float" office:value="-0.0521739130434781">
            <text:p>-0.052173913</text:p>
          </table:table-cell>
          <table:table-cell office:value-type="float" office:value="0.0536130836821794">
            <text:p>0.0536130837</text:p>
          </table:table-cell>
          <table:table-cell table:formula="of:=IF([.G409]&gt;0;1;0)" office:value-type="float" office:value="1">
            <text:p>1</text:p>
          </table:table-cell>
          <table:table-cell table:formula="of:=IF([.I408]&gt;=0;IF([.H409]=1;[.I408]+([.F409]*[.J409])-20;[.I408]);0)" office:value-type="float" office:value="12480361430.5881">
            <text:p>12480361430.5881</text:p>
          </table:table-cell>
          <table:table-cell table:formula="of:=IF([.I408]&gt;1000;[.I408]*0.5;1000)" office:value-type="float" office:value="6407328423.293">
            <text:p>6407328423.293</text:p>
          </table:table-cell>
          <table:table-cell table:number-columns-repeated="2"/>
        </table:table-row>
        <table:table-row table:style-name="ro1">
          <table:table-cell office:value-type="string">
            <text:p>THM</text:p>
          </table:table-cell>
          <table:table-cell office:value-type="float" office:value="1">
            <text:p>1</text:p>
          </table:table-cell>
          <table:table-cell office:value-type="string">
            <text:p>2013-07-25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0595238095238093">
            <text:p>0.0595238095</text:p>
          </table:table-cell>
          <table:table-cell office:value-type="float" office:value="0.132908741877875">
            <text:p>0.1329087419</text:p>
          </table:table-cell>
          <table:table-cell table:formula="of:=IF([.G410]&gt;0;1;0)" office:value-type="float" office:value="1">
            <text:p>1</text:p>
          </table:table-cell>
          <table:table-cell table:formula="of:=IF([.I409]&gt;=0;IF([.H410]=1;[.I409]+([.F410]*[.J410])-20;[.I409]);0)" office:value-type="float" office:value="12851800738.8794">
            <text:p>12851800738.8794</text:p>
          </table:table-cell>
          <table:table-cell table:formula="of:=IF([.I409]&gt;1000;[.I409]*0.5;1000)" office:value-type="float" office:value="6240180715.29405">
            <text:p>6240180715.29405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3-07-26 00:00:00</text:p>
          </table:table-cell>
          <table:table-cell table:number-columns-repeated="2" office:value-type="float" office:value="0.245">
            <text:p>0.245</text:p>
          </table:table-cell>
          <table:table-cell office:value-type="float" office:value="-0.102040816326531">
            <text:p>-0.1020408163</text:p>
          </table:table-cell>
          <table:table-cell office:value-type="float" office:value="0.0373503747932671">
            <text:p>0.0373503748</text:p>
          </table:table-cell>
          <table:table-cell table:formula="of:=IF([.G411]&gt;0;1;0)" office:value-type="float" office:value="1">
            <text:p>1</text:p>
          </table:table-cell>
          <table:table-cell table:formula="of:=IF([.I410]&gt;=0;IF([.H411]=1;[.I410]+([.F411]*[.J411])-20;[.I410]);0)" office:value-type="float" office:value="12196096599.5488">
            <text:p>12196096599.5488</text:p>
          </table:table-cell>
          <table:table-cell table:formula="of:=IF([.I410]&gt;1000;[.I410]*0.5;1000)" office:value-type="float" office:value="6425900369.4397">
            <text:p>6425900369.4397</text:p>
          </table:table-cell>
          <table:table-cell table:number-columns-repeated="2"/>
        </table:table-row>
        <table:table-row table:style-name="ro1">
          <table:table-cell office:value-type="string">
            <text:p>NUIN</text:p>
          </table:table-cell>
          <table:table-cell office:value-type="float" office:value="1">
            <text:p>1</text:p>
          </table:table-cell>
          <table:table-cell office:value-type="string">
            <text:p>2013-07-29 00:00:00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11373921736165">
            <text:p>0.1113739217</text:p>
          </table:table-cell>
          <table:table-cell table:formula="of:=IF([.G412]&gt;0;1;0)" office:value-type="float" office:value="1">
            <text:p>1</text:p>
          </table:table-cell>
          <table:table-cell table:formula="of:=IF([.I411]&gt;=0;IF([.H412]=1;[.I411]+([.F412]*[.J412])-20;[.I411]);0)" office:value-type="float" office:value="12196096579.5488">
            <text:p>12196096579.5488</text:p>
          </table:table-cell>
          <table:table-cell table:formula="of:=IF([.I411]&gt;1000;[.I411]*0.5;1000)" office:value-type="float" office:value="6098048299.77441">
            <text:p>6098048299.77441</text:p>
          </table:table-cell>
          <table:table-cell table:number-columns-repeated="2"/>
        </table:table-row>
        <table:table-row table:style-name="ro1">
          <table:table-cell office:value-type="string">
            <text:p>BLRX</text:p>
          </table:table-cell>
          <table:table-cell office:value-type="float" office:value="1">
            <text:p>1</text:p>
          </table:table-cell>
          <table:table-cell office:value-type="string">
            <text:p>2013-07-30 00:00:00</text:p>
          </table:table-cell>
          <table:table-cell table:number-columns-repeated="2" office:value-type="float" office:value="1.8125">
            <text:p>1.8125</text:p>
          </table:table-cell>
          <table:table-cell office:value-type="float" office:value="-0.00137931034482752">
            <text:p>-0.0013793103</text:p>
          </table:table-cell>
          <table:table-cell office:value-type="float" office:value="0.082693326965824">
            <text:p>0.082693327</text:p>
          </table:table-cell>
          <table:table-cell table:formula="of:=IF([.G413]&gt;0;1;0)" office:value-type="float" office:value="1">
            <text:p>1</text:p>
          </table:table-cell>
          <table:table-cell table:formula="of:=IF([.I412]&gt;=0;IF([.H413]=1;[.I412]+([.F413]*[.J413])-20;[.I412]);0)" office:value-type="float" office:value="12187685458.4595">
            <text:p>12187685458.4595</text:p>
          </table:table-cell>
          <table:table-cell table:formula="of:=IF([.I412]&gt;1000;[.I412]*0.5;1000)" office:value-type="float" office:value="6098048289.77441">
            <text:p>6098048289.77441</text:p>
          </table:table-cell>
          <table:table-cell table:number-columns-repeated="2"/>
        </table:table-row>
        <table:table-row table:style-name="ro1">
          <table:table-cell office:value-type="string">
            <text:p>NUIN</text:p>
          </table:table-cell>
          <table:table-cell office:value-type="float" office:value="1">
            <text:p>1</text:p>
          </table:table-cell>
          <table:table-cell office:value-type="string">
            <text:p>2013-07-31 00:00:00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839136561328925">
            <text:p>0.0839136561</text:p>
          </table:table-cell>
          <table:table-cell table:formula="of:=IF([.G414]&gt;0;1;0)" office:value-type="float" office:value="1">
            <text:p>1</text:p>
          </table:table-cell>
          <table:table-cell table:formula="of:=IF([.I413]&gt;=0;IF([.H414]=1;[.I413]+([.F414]*[.J414])-20;[.I413]);0)" office:value-type="float" office:value="12187685438.4595">
            <text:p>12187685438.4595</text:p>
          </table:table-cell>
          <table:table-cell table:formula="of:=IF([.I413]&gt;1000;[.I413]*0.5;1000)" office:value-type="float" office:value="6093842729.22974">
            <text:p>6093842729.22974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08-01 00:00:00</text:p>
          </table:table-cell>
          <table:table-cell office:value-type="float" office:value="0.1925">
            <text:p>0.1925</text:p>
          </table:table-cell>
          <table:table-cell office:value-type="float" office:value="0.9625">
            <text:p>0.9625</text:p>
          </table:table-cell>
          <table:table-cell office:value-type="float" office:value="0.0909090909090908">
            <text:p>0.0909090909</text:p>
          </table:table-cell>
          <table:table-cell office:value-type="float" office:value="0.0663064109375352">
            <text:p>0.0663064109</text:p>
          </table:table-cell>
          <table:table-cell table:formula="of:=IF([.G415]&gt;0;1;0)" office:value-type="float" office:value="1">
            <text:p>1</text:p>
          </table:table-cell>
          <table:table-cell table:formula="of:=IF([.I414]&gt;=0;IF([.H415]=1;[.I414]+([.F415]*[.J415])-20;[.I414]);0)" office:value-type="float" office:value="12741671120.2076">
            <text:p>12741671120.2076</text:p>
          </table:table-cell>
          <table:table-cell table:formula="of:=IF([.I414]&gt;1000;[.I414]*0.5;1000)" office:value-type="float" office:value="6093842719.22974">
            <text:p>6093842719.22974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8-02 00:00:00</text:p>
          </table:table-cell>
          <table:table-cell table:number-columns-repeated="2" office:value-type="float" office:value="0.415">
            <text:p>0.415</text:p>
          </table:table-cell>
          <table:table-cell office:value-type="float" office:value="0.0722891566265058">
            <text:p>0.0722891566</text:p>
          </table:table-cell>
          <table:table-cell office:value-type="float" office:value="0.0713637602575453">
            <text:p>0.0713637603</text:p>
          </table:table-cell>
          <table:table-cell table:formula="of:=IF([.G416]&gt;0;1;0)" office:value-type="float" office:value="1">
            <text:p>1</text:p>
          </table:table-cell>
          <table:table-cell table:formula="of:=IF([.I415]&gt;=0;IF([.H416]=1;[.I415]+([.F416]*[.J416])-20;[.I415]);0)" office:value-type="float" office:value="13202213429.8537">
            <text:p>13202213429.8537</text:p>
          </table:table-cell>
          <table:table-cell table:formula="of:=IF([.I415]&gt;1000;[.I415]*0.5;1000)" office:value-type="float" office:value="6370835560.10382">
            <text:p>6370835560.1038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8-05 00:00:00</text:p>
          </table:table-cell>
          <table:table-cell table:number-columns-repeated="2" office:value-type="float" office:value="2.8125">
            <text:p>2.8125</text:p>
          </table:table-cell>
          <table:table-cell office:value-type="float" office:value="0.0666666666666667">
            <text:p>0.0666666667</text:p>
          </table:table-cell>
          <table:table-cell office:value-type="float" office:value="0.0408919501791373">
            <text:p>0.0408919502</text:p>
          </table:table-cell>
          <table:table-cell table:formula="of:=IF([.G417]&gt;0;1;0)" office:value-type="float" office:value="1">
            <text:p>1</text:p>
          </table:table-cell>
          <table:table-cell table:formula="of:=IF([.I416]&gt;=0;IF([.H417]=1;[.I416]+([.F417]*[.J417])-20;[.I416]);0)" office:value-type="float" office:value="13642287190.8488">
            <text:p>13642287190.8488</text:p>
          </table:table-cell>
          <table:table-cell table:formula="of:=IF([.I416]&gt;1000;[.I416]*0.5;1000)" office:value-type="float" office:value="6601106714.92685">
            <text:p>6601106714.92685</text:p>
          </table:table-cell>
          <table:table-cell table:number-columns-repeated="2"/>
        </table:table-row>
        <table:table-row table:style-name="ro1">
          <table:table-cell office:value-type="string">
            <text:p>SCON</text:p>
          </table:table-cell>
          <table:table-cell office:value-type="float" office:value="1">
            <text:p>1</text:p>
          </table:table-cell>
          <table:table-cell office:value-type="string">
            <text:p>2013-08-06 00:00:00</text:p>
          </table:table-cell>
          <table:table-cell table:number-columns-repeated="2" office:value-type="float" office:value="1.8575">
            <text:p>1.8575</text:p>
          </table:table-cell>
          <table:table-cell office:value-type="float" office:value="-0.117092866756393">
            <text:p>-0.1170928668</text:p>
          </table:table-cell>
          <table:table-cell office:value-type="float" office:value="0.0666509162299546">
            <text:p>0.0666509162</text:p>
          </table:table-cell>
          <table:table-cell table:formula="of:=IF([.G418]&gt;0;1;0)" office:value-type="float" office:value="1">
            <text:p>1</text:p>
          </table:table-cell>
          <table:table-cell table:formula="of:=IF([.I417]&gt;=0;IF([.H418]=1;[.I417]+([.F418]*[.J418])-20;[.I417]);0)" office:value-type="float" office:value="12843579912.7036">
            <text:p>12843579912.7036</text:p>
          </table:table-cell>
          <table:table-cell table:formula="of:=IF([.I417]&gt;1000;[.I417]*0.5;1000)" office:value-type="float" office:value="6821143595.42441">
            <text:p>6821143595.42441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8-07 00:00:00</text:p>
          </table:table-cell>
          <table:table-cell table:number-columns-repeated="2" office:value-type="float" office:value="2.685">
            <text:p>2.685</text:p>
          </table:table-cell>
          <table:table-cell office:value-type="float" office:value="0.134078212290503">
            <text:p>0.1340782123</text:p>
          </table:table-cell>
          <table:table-cell office:value-type="float" office:value="0.108162082936135">
            <text:p>0.1081620829</text:p>
          </table:table-cell>
          <table:table-cell table:formula="of:=IF([.G419]&gt;0;1;0)" office:value-type="float" office:value="1">
            <text:p>1</text:p>
          </table:table-cell>
          <table:table-cell table:formula="of:=IF([.I418]&gt;=0;IF([.H419]=1;[.I418]+([.F419]*[.J419])-20;[.I418]);0)" office:value-type="float" office:value="13704602009.7563">
            <text:p>13704602009.7563</text:p>
          </table:table-cell>
          <table:table-cell table:formula="of:=IF([.I418]&gt;1000;[.I418]*0.5;1000)" office:value-type="float" office:value="6421789956.35178">
            <text:p>6421789956.35178</text:p>
          </table:table-cell>
          <table:table-cell table:number-columns-repeated="2"/>
        </table:table-row>
        <table:table-row table:style-name="ro1">
          <table:table-cell office:value-type="string">
            <text:p>ADMP</text:p>
          </table:table-cell>
          <table:table-cell office:value-type="float" office:value="0.0588235294117647">
            <text:p>0.0588235294</text:p>
          </table:table-cell>
          <table:table-cell office:value-type="string">
            <text:p>2013-08-08 00:00:00</text:p>
          </table:table-cell>
          <table:table-cell office:value-type="float" office:value="0.5175">
            <text:p>0.5175</text:p>
          </table:table-cell>
          <table:table-cell office:value-type="float" office:value="8.7975">
            <text:p>8.7975</text:p>
          </table:table-cell>
          <table:table-cell office:value-type="float" office:value="-0.0289855072463769">
            <text:p>-0.0289855072</text:p>
          </table:table-cell>
          <table:table-cell office:value-type="float" office:value="0.0412807818269876">
            <text:p>0.0412807818</text:p>
          </table:table-cell>
          <table:table-cell table:formula="of:=IF([.G420]&gt;0;1;0)" office:value-type="float" office:value="1">
            <text:p>1</text:p>
          </table:table-cell>
          <table:table-cell table:formula="of:=IF([.I419]&gt;=0;IF([.H420]=1;[.I419]+([.F420]*[.J420])-20;[.I419]);0)" office:value-type="float" office:value="13505984569.3251">
            <text:p>13505984569.3251</text:p>
          </table:table-cell>
          <table:table-cell table:formula="of:=IF([.I419]&gt;1000;[.I419]*0.5;1000)" office:value-type="float" office:value="6852301004.87816">
            <text:p>6852301004.8781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8-09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-0.1875">
            <text:p>-0.1875</text:p>
          </table:table-cell>
          <table:table-cell office:value-type="float" office:value="0.0702388700277417">
            <text:p>0.07023887</text:p>
          </table:table-cell>
          <table:table-cell table:formula="of:=IF([.G421]&gt;0;1;0)" office:value-type="float" office:value="1">
            <text:p>1</text:p>
          </table:table-cell>
          <table:table-cell table:formula="of:=IF([.I420]&gt;=0;IF([.H421]=1;[.I420]+([.F421]*[.J421])-20;[.I420]);0)" office:value-type="float" office:value="12239798495.9508">
            <text:p>12239798495.9508</text:p>
          </table:table-cell>
          <table:table-cell table:formula="of:=IF([.I420]&gt;1000;[.I420]*0.5;1000)" office:value-type="float" office:value="6752992284.66253">
            <text:p>6752992284.66253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3-08-12 00:00:00</text:p>
          </table:table-cell>
          <table:table-cell table:number-columns-repeated="2" office:value-type="float" office:value="0.4725">
            <text:p>0.4725</text:p>
          </table:table-cell>
          <table:table-cell office:value-type="float" office:value="0.148148148148148">
            <text:p>0.1481481481</text:p>
          </table:table-cell>
          <table:table-cell office:value-type="float" office:value="0.161243436841876">
            <text:p>0.1612434368</text:p>
          </table:table-cell>
          <table:table-cell table:formula="of:=IF([.G422]&gt;0;1;0)" office:value-type="float" office:value="1">
            <text:p>1</text:p>
          </table:table-cell>
          <table:table-cell table:formula="of:=IF([.I421]&gt;=0;IF([.H422]=1;[.I421]+([.F422]*[.J422])-20;[.I421]);0)" office:value-type="float" office:value="13146450216.3916">
            <text:p>13146450216.3916</text:p>
          </table:table-cell>
          <table:table-cell table:formula="of:=IF([.I421]&gt;1000;[.I421]*0.5;1000)" office:value-type="float" office:value="6119899247.97542">
            <text:p>6119899247.97542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13 00:00:00</text:p>
          </table:table-cell>
          <table:table-cell office:value-type="float" office:value="0.2925">
            <text:p>0.2925</text:p>
          </table:table-cell>
          <table:table-cell office:value-type="float" office:value="5.85">
            <text:p>5.85</text:p>
          </table:table-cell>
          <table:table-cell office:value-type="float" office:value="0.017094017094017">
            <text:p>0.0170940171</text:p>
          </table:table-cell>
          <table:table-cell office:value-type="float" office:value="0.258372459041806">
            <text:p>0.258372459</text:p>
          </table:table-cell>
          <table:table-cell table:formula="of:=IF([.G423]&gt;0;1;0)" office:value-type="float" office:value="1">
            <text:p>1</text:p>
          </table:table-cell>
          <table:table-cell table:formula="of:=IF([.I422]&gt;=0;IF([.H423]=1;[.I422]+([.F423]*[.J423])-20;[.I422]);0)" office:value-type="float" office:value="13258813018.754">
            <text:p>13258813018.754</text:p>
          </table:table-cell>
          <table:table-cell table:formula="of:=IF([.I422]&gt;1000;[.I422]*0.5;1000)" office:value-type="float" office:value="6573225108.19582">
            <text:p>6573225108.19582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14 00:00:00</text:p>
          </table:table-cell>
          <table:table-cell office:value-type="float" office:value="0.2975">
            <text:p>0.2975</text:p>
          </table:table-cell>
          <table:table-cell office:value-type="float" office:value="5.95">
            <text:p>5.95</text:p>
          </table:table-cell>
          <table:table-cell office:value-type="float" office:value="0.00840336134453778">
            <text:p>0.0084033613</text:p>
          </table:table-cell>
          <table:table-cell office:value-type="float" office:value="0.423182453797755">
            <text:p>0.4231824538</text:p>
          </table:table-cell>
          <table:table-cell table:formula="of:=IF([.G424]&gt;0;1;0)" office:value-type="float" office:value="1">
            <text:p>1</text:p>
          </table:table-cell>
          <table:table-cell table:formula="of:=IF([.I423]&gt;=0;IF([.H424]=1;[.I423]+([.F424]*[.J424])-20;[.I423]);0)" office:value-type="float" office:value="13314522297.1521">
            <text:p>13314522297.1521</text:p>
          </table:table-cell>
          <table:table-cell table:formula="of:=IF([.I423]&gt;1000;[.I423]*0.5;1000)" office:value-type="float" office:value="6629406509.37698">
            <text:p>6629406509.37698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15 00:00:00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0.0166666666666668">
            <text:p>0.0166666667</text:p>
          </table:table-cell>
          <table:table-cell office:value-type="float" office:value="0.238992396879949">
            <text:p>0.2389923969</text:p>
          </table:table-cell>
          <table:table-cell table:formula="of:=IF([.G425]&gt;0;1;0)" office:value-type="float" office:value="1">
            <text:p>1</text:p>
          </table:table-cell>
          <table:table-cell table:formula="of:=IF([.I424]&gt;=0;IF([.H425]=1;[.I424]+([.F425]*[.J425])-20;[.I424]);0)" office:value-type="float" office:value="13425476629.6284">
            <text:p>13425476629.6284</text:p>
          </table:table-cell>
          <table:table-cell table:formula="of:=IF([.I424]&gt;1000;[.I424]*0.5;1000)" office:value-type="float" office:value="6657261148.57605">
            <text:p>6657261148.57605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16 00:00:00</text:p>
          </table:table-cell>
          <table:table-cell table:number-columns-repeated="2" office:value-type="float" office:value="4.535">
            <text:p>4.535</text:p>
          </table:table-cell>
          <table:table-cell office:value-type="float" office:value="-0.0600882028665931">
            <text:p>-0.0600882029</text:p>
          </table:table-cell>
          <table:table-cell office:value-type="float" office:value="0.126340577777179">
            <text:p>0.1263405778</text:p>
          </table:table-cell>
          <table:table-cell table:formula="of:=IF([.G426]&gt;0;1;0)" office:value-type="float" office:value="1">
            <text:p>1</text:p>
          </table:table-cell>
          <table:table-cell table:formula="of:=IF([.I425]&gt;=0;IF([.H426]=1;[.I425]+([.F426]*[.J426])-20;[.I425]);0)" office:value-type="float" office:value="13022120227.9775">
            <text:p>13022120227.9775</text:p>
          </table:table-cell>
          <table:table-cell table:formula="of:=IF([.I425]&gt;1000;[.I425]*0.5;1000)" office:value-type="float" office:value="6712738314.81418">
            <text:p>6712738314.81418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19 00:00:00</text:p>
          </table:table-cell>
          <table:table-cell table:number-columns-repeated="2" office:value-type="float" office:value="4.2625">
            <text:p>4.2625</text:p>
          </table:table-cell>
          <table:table-cell office:value-type="float" office:value="-0.0105571847507333">
            <text:p>-0.0105571848</text:p>
          </table:table-cell>
          <table:table-cell office:value-type="float" office:value="0.229918953118376">
            <text:p>0.2299189531</text:p>
          </table:table-cell>
          <table:table-cell table:formula="of:=IF([.G427]&gt;0;1;0)" office:value-type="float" office:value="1">
            <text:p>1</text:p>
          </table:table-cell>
          <table:table-cell table:formula="of:=IF([.I426]&gt;=0;IF([.H427]=1;[.I426]+([.F427]*[.J427])-20;[.I426]);0)" office:value-type="float" office:value="12953381743.4309">
            <text:p>12953381743.4309</text:p>
          </table:table-cell>
          <table:table-cell table:formula="of:=IF([.I426]&gt;1000;[.I426]*0.5;1000)" office:value-type="float" office:value="6511060113.98873">
            <text:p>6511060113.98873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0 00:00:00</text:p>
          </table:table-cell>
          <table:table-cell table:number-columns-repeated="2" office:value-type="float" office:value="4.2175">
            <text:p>4.2175</text:p>
          </table:table-cell>
          <table:table-cell office:value-type="float" office:value="0.0314167160640191">
            <text:p>0.0314167161</text:p>
          </table:table-cell>
          <table:table-cell office:value-type="float" office:value="0.150807510193424">
            <text:p>0.1508075102</text:p>
          </table:table-cell>
          <table:table-cell table:formula="of:=IF([.G428]&gt;0;1;0)" office:value-type="float" office:value="1">
            <text:p>1</text:p>
          </table:table-cell>
          <table:table-cell table:formula="of:=IF([.I427]&gt;=0;IF([.H428]=1;[.I427]+([.F428]*[.J428])-20;[.I427]);0)" office:value-type="float" office:value="13156858081.5821">
            <text:p>13156858081.5821</text:p>
          </table:table-cell>
          <table:table-cell table:formula="of:=IF([.I427]&gt;1000;[.I427]*0.5;1000)" office:value-type="float" office:value="6476690871.71547">
            <text:p>6476690871.71547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1 00:00:00</text:p>
          </table:table-cell>
          <table:table-cell table:number-columns-repeated="2" office:value-type="float" office:value="4.35">
            <text:p>4.35</text:p>
          </table:table-cell>
          <table:table-cell office:value-type="float" office:value="0.0586206896551726">
            <text:p>0.0586206897</text:p>
          </table:table-cell>
          <table:table-cell office:value-type="float" office:value="0.185802149774665">
            <text:p>0.1858021498</text:p>
          </table:table-cell>
          <table:table-cell table:formula="of:=IF([.G429]&gt;0;1;0)" office:value-type="float" office:value="1">
            <text:p>1</text:p>
          </table:table-cell>
          <table:table-cell table:formula="of:=IF([.I428]&gt;=0;IF([.H429]=1;[.I428]+([.F429]*[.J429])-20;[.I428]);0)" office:value-type="float" office:value="13542490108.8008">
            <text:p>13542490108.8008</text:p>
          </table:table-cell>
          <table:table-cell table:formula="of:=IF([.I428]&gt;1000;[.I428]*0.5;1000)" office:value-type="float" office:value="6578429040.79103">
            <text:p>6578429040.79103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2 00:00:00</text:p>
          </table:table-cell>
          <table:table-cell table:number-columns-repeated="2" office:value-type="float" office:value="4.605">
            <text:p>4.605</text:p>
          </table:table-cell>
          <table:table-cell office:value-type="float" office:value="0.0228013029315959">
            <text:p>0.0228013029</text:p>
          </table:table-cell>
          <table:table-cell office:value-type="float" office:value="0.0886808623096378">
            <text:p>0.0886808623</text:p>
          </table:table-cell>
          <table:table-cell table:formula="of:=IF([.G430]&gt;0;1;0)" office:value-type="float" office:value="1">
            <text:p>1</text:p>
          </table:table-cell>
          <table:table-cell table:formula="of:=IF([.I429]&gt;=0;IF([.H430]=1;[.I429]+([.F430]*[.J430])-20;[.I429]);0)" office:value-type="float" office:value="13696883298.5103">
            <text:p>13696883298.5103</text:p>
          </table:table-cell>
          <table:table-cell table:formula="of:=IF([.I429]&gt;1000;[.I429]*0.5;1000)" office:value-type="float" office:value="6771245054.40042">
            <text:p>6771245054.40042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3 00:00:00</text:p>
          </table:table-cell>
          <table:table-cell table:number-columns-repeated="2" office:value-type="float" office:value="4.71">
            <text:p>4.71</text:p>
          </table:table-cell>
          <table:table-cell office:value-type="float" office:value="-0.0467091295116773">
            <text:p>-0.0467091295</text:p>
          </table:table-cell>
          <table:table-cell office:value-type="float" office:value="0.223147680382284">
            <text:p>0.2231476804</text:p>
          </table:table-cell>
          <table:table-cell table:formula="of:=IF([.G431]&gt;0;1;0)" office:value-type="float" office:value="1">
            <text:p>1</text:p>
          </table:table-cell>
          <table:table-cell table:formula="of:=IF([.I430]&gt;=0;IF([.H431]=1;[.I430]+([.F431]*[.J431])-20;[.I430]);0)" office:value-type="float" office:value="13376998530.5621">
            <text:p>13376998530.5621</text:p>
          </table:table-cell>
          <table:table-cell table:formula="of:=IF([.I430]&gt;1000;[.I430]*0.5;1000)" office:value-type="float" office:value="6848441649.25515">
            <text:p>6848441649.2551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8-26 00:00:00</text:p>
          </table:table-cell>
          <table:table-cell table:number-columns-repeated="2" office:value-type="float" office:value="0.405">
            <text:p>0.405</text:p>
          </table:table-cell>
          <table:table-cell office:value-type="float" office:value="0.0679012345679013">
            <text:p>0.0679012346</text:p>
          </table:table-cell>
          <table:table-cell office:value-type="float" office:value="0.0661452169178233">
            <text:p>0.0661452169</text:p>
          </table:table-cell>
          <table:table-cell table:formula="of:=IF([.G432]&gt;0;1;0)" office:value-type="float" office:value="1">
            <text:p>1</text:p>
          </table:table-cell>
          <table:table-cell table:formula="of:=IF([.I431]&gt;=0;IF([.H432]=1;[.I431]+([.F432]*[.J432])-20;[.I431]);0)" office:value-type="float" office:value="13831155868.0812">
            <text:p>13831155868.0812</text:p>
          </table:table-cell>
          <table:table-cell table:formula="of:=IF([.I431]&gt;1000;[.I431]*0.5;1000)" office:value-type="float" office:value="6688499265.28104">
            <text:p>6688499265.28104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8-27 00:00:00</text:p>
          </table:table-cell>
          <table:table-cell table:number-columns-repeated="2" office:value-type="float" office:value="3.75">
            <text:p>3.75</text:p>
          </table:table-cell>
          <table:table-cell office:value-type="float" office:value="0.034">
            <text:p>0.034</text:p>
          </table:table-cell>
          <table:table-cell office:value-type="float" office:value="0.108110438340852">
            <text:p>0.1081104383</text:p>
          </table:table-cell>
          <table:table-cell table:formula="of:=IF([.G433]&gt;0;1;0)" office:value-type="float" office:value="1">
            <text:p>1</text:p>
          </table:table-cell>
          <table:table-cell table:formula="of:=IF([.I432]&gt;=0;IF([.H433]=1;[.I432]+([.F433]*[.J433])-20;[.I432]);0)" office:value-type="float" office:value="14066285497.8385">
            <text:p>14066285497.8385</text:p>
          </table:table-cell>
          <table:table-cell table:formula="of:=IF([.I432]&gt;1000;[.I432]*0.5;1000)" office:value-type="float" office:value="6915577934.04058">
            <text:p>6915577934.0405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8-28 00:00:00</text:p>
          </table:table-cell>
          <table:table-cell table:number-columns-repeated="2" office:value-type="float" office:value="0.2375">
            <text:p>0.2375</text:p>
          </table:table-cell>
          <table:table-cell office:value-type="float" office:value="0.315789473684211">
            <text:p>0.3157894737</text:p>
          </table:table-cell>
          <table:table-cell office:value-type="float" office:value="0.138675529602655">
            <text:p>0.1386755296</text:p>
          </table:table-cell>
          <table:table-cell table:formula="of:=IF([.G434]&gt;0;1;0)" office:value-type="float" office:value="1">
            <text:p>1</text:p>
          </table:table-cell>
          <table:table-cell table:formula="of:=IF([.I433]&gt;=0;IF([.H434]=1;[.I433]+([.F434]*[.J434])-20;[.I433]);0)" office:value-type="float" office:value="16287277924.8657">
            <text:p>16287277924.8657</text:p>
          </table:table-cell>
          <table:table-cell table:formula="of:=IF([.I433]&gt;1000;[.I433]*0.5;1000)" office:value-type="float" office:value="7033142748.91927">
            <text:p>7033142748.91927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8-29 00:00:00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0.0606060606060608">
            <text:p>0.0606060606</text:p>
          </table:table-cell>
          <table:table-cell office:value-type="float" office:value="0.0816239421720738">
            <text:p>0.0816239422</text:p>
          </table:table-cell>
          <table:table-cell table:formula="of:=IF([.G435]&gt;0;1;0)" office:value-type="float" office:value="1">
            <text:p>1</text:p>
          </table:table-cell>
          <table:table-cell table:formula="of:=IF([.I434]&gt;=0;IF([.H435]=1;[.I434]+([.F435]*[.J435])-20;[.I434]);0)" office:value-type="float" office:value="16780831781.3768">
            <text:p>16780831781.3768</text:p>
          </table:table-cell>
          <table:table-cell table:formula="of:=IF([.I434]&gt;1000;[.I434]*0.5;1000)" office:value-type="float" office:value="8143638962.43284">
            <text:p>8143638962.4328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8-30 00:00:00</text:p>
          </table:table-cell>
          <table:table-cell table:number-columns-repeated="2" office:value-type="float" office:value="0.3325">
            <text:p>0.3325</text:p>
          </table:table-cell>
          <table:table-cell office:value-type="float" office:value="-0.0150375939849624">
            <text:p>-0.015037594</text:p>
          </table:table-cell>
          <table:table-cell office:value-type="float" office:value="0.390639136717476">
            <text:p>0.3906391367</text:p>
          </table:table-cell>
          <table:table-cell table:formula="of:=IF([.G436]&gt;0;1;0)" office:value-type="float" office:value="1">
            <text:p>1</text:p>
          </table:table-cell>
          <table:table-cell table:formula="of:=IF([.I435]&gt;=0;IF([.H436]=1;[.I435]+([.F436]*[.J436])-20;[.I435]);0)" office:value-type="float" office:value="16654660093.8476">
            <text:p>16654660093.8476</text:p>
          </table:table-cell>
          <table:table-cell table:formula="of:=IF([.I435]&gt;1000;[.I435]*0.5;1000)" office:value-type="float" office:value="8390415890.68838">
            <text:p>8390415890.6883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02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239560034487417">
            <text:p>0.0239560034</text:p>
          </table:table-cell>
          <table:table-cell table:formula="of:=IF([.G437]&gt;0;1;0)" office:value-type="float" office:value="1">
            <text:p>1</text:p>
          </table:table-cell>
          <table:table-cell table:formula="of:=IF([.I436]&gt;=0;IF([.H437]=1;[.I436]+([.F437]*[.J437])-20;[.I436]);0)" office:value-type="float" office:value="16654660073.8476">
            <text:p>16654660073.8476</text:p>
          </table:table-cell>
          <table:table-cell table:formula="of:=IF([.I436]&gt;1000;[.I436]*0.5;1000)" office:value-type="float" office:value="8327330046.9238">
            <text:p>8327330046.923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3 00:00:00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0.0769230769230769">
            <text:p>0.0769230769</text:p>
          </table:table-cell>
          <table:table-cell office:value-type="float" office:value="1.34644311154186">
            <text:p>1.3464431115</text:p>
          </table:table-cell>
          <table:table-cell table:formula="of:=IF([.G438]&gt;0;1;0)" office:value-type="float" office:value="1">
            <text:p>1</text:p>
          </table:table-cell>
          <table:table-cell table:formula="of:=IF([.I437]&gt;=0;IF([.H438]=1;[.I437]+([.F438]*[.J438])-20;[.I437]);0)" office:value-type="float" office:value="17295223902.8417">
            <text:p>17295223902.8417</text:p>
          </table:table-cell>
          <table:table-cell table:formula="of:=IF([.I437]&gt;1000;[.I437]*0.5;1000)" office:value-type="float" office:value="8327330036.9238">
            <text:p>8327330036.923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4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0297619047619049">
            <text:p>0.0297619048</text:p>
          </table:table-cell>
          <table:table-cell office:value-type="float" office:value="1.19704700745507">
            <text:p>1.1970470075</text:p>
          </table:table-cell>
          <table:table-cell table:formula="of:=IF([.G439]&gt;0;1;0)" office:value-type="float" office:value="1">
            <text:p>1</text:p>
          </table:table-cell>
          <table:table-cell table:formula="of:=IF([.I438]&gt;=0;IF([.H439]=1;[.I438]+([.F439]*[.J439])-20;[.I438]);0)" office:value-type="float" office:value="17552593286.1578">
            <text:p>17552593286.1578</text:p>
          </table:table-cell>
          <table:table-cell table:formula="of:=IF([.I438]&gt;1000;[.I438]*0.5;1000)" office:value-type="float" office:value="8647611951.42087">
            <text:p>8647611951.4208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5 00:00:00</text:p>
          </table:table-cell>
          <table:table-cell table:number-columns-repeated="2" office:value-type="float" office:value="0.4325">
            <text:p>0.4325</text:p>
          </table:table-cell>
          <table:table-cell office:value-type="float" office:value="0.0289017341040463">
            <text:p>0.0289017341</text:p>
          </table:table-cell>
          <table:table-cell office:value-type="float" office:value="0.145578871748335">
            <text:p>0.1455788717</text:p>
          </table:table-cell>
          <table:table-cell table:formula="of:=IF([.G440]&gt;0;1;0)" office:value-type="float" office:value="1">
            <text:p>1</text:p>
          </table:table-cell>
          <table:table-cell table:formula="of:=IF([.I439]&gt;=0;IF([.H440]=1;[.I439]+([.F440]*[.J440])-20;[.I439]);0)" office:value-type="float" office:value="17806243458.1543">
            <text:p>17806243458.1543</text:p>
          </table:table-cell>
          <table:table-cell table:formula="of:=IF([.I439]&gt;1000;[.I439]*0.5;1000)" office:value-type="float" office:value="8776296643.07892">
            <text:p>8776296643.0789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6 00:00:00</text:p>
          </table:table-cell>
          <table:table-cell table:number-columns-repeated="2" office:value-type="float" office:value="0.445">
            <text:p>0.445</text:p>
          </table:table-cell>
          <table:table-cell office:value-type="float" office:value="-0.0056179775280899">
            <text:p>-0.0056179775</text:p>
          </table:table-cell>
          <table:table-cell office:value-type="float" office:value="0.988499414798924">
            <text:p>0.9884994148</text:p>
          </table:table-cell>
          <table:table-cell table:formula="of:=IF([.G441]&gt;0;1;0)" office:value-type="float" office:value="1">
            <text:p>1</text:p>
          </table:table-cell>
          <table:table-cell table:formula="of:=IF([.I440]&gt;=0;IF([.H441]=1;[.I440]+([.F441]*[.J441])-20;[.I440]);0)" office:value-type="float" office:value="17756225900.3505">
            <text:p>17756225900.3505</text:p>
          </table:table-cell>
          <table:table-cell table:formula="of:=IF([.I440]&gt;1000;[.I440]*0.5;1000)" office:value-type="float" office:value="8903121729.07717">
            <text:p>8903121729.0771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9 00:00:00</text:p>
          </table:table-cell>
          <table:table-cell table:number-columns-repeated="2" office:value-type="float" office:value="0.4425">
            <text:p>0.4425</text:p>
          </table:table-cell>
          <table:table-cell office:value-type="float" office:value="0.0169491525423728">
            <text:p>0.0169491525</text:p>
          </table:table-cell>
          <table:table-cell office:value-type="float" office:value="0.414554130049434">
            <text:p>0.41455413</text:p>
          </table:table-cell>
          <table:table-cell table:formula="of:=IF([.G442]&gt;0;1;0)" office:value-type="float" office:value="1">
            <text:p>1</text:p>
          </table:table-cell>
          <table:table-cell table:formula="of:=IF([.I441]&gt;=0;IF([.H442]=1;[.I441]+([.F442]*[.J442])-20;[.I441]);0)" office:value-type="float" office:value="17906702371.0315">
            <text:p>17906702371.0315</text:p>
          </table:table-cell>
          <table:table-cell table:formula="of:=IF([.I441]&gt;1000;[.I441]*0.5;1000)" office:value-type="float" office:value="8878112950.17527">
            <text:p>8878112950.1752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10 00:00:00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-0.00555555555555565">
            <text:p>-0.0055555556</text:p>
          </table:table-cell>
          <table:table-cell office:value-type="float" office:value="0.384881567315062">
            <text:p>0.3848815673</text:p>
          </table:table-cell>
          <table:table-cell table:formula="of:=IF([.G443]&gt;0;1;0)" office:value-type="float" office:value="1">
            <text:p>1</text:p>
          </table:table-cell>
          <table:table-cell table:formula="of:=IF([.I442]&gt;=0;IF([.H443]=1;[.I442]+([.F443]*[.J443])-20;[.I442]);0)" office:value-type="float" office:value="17856961511.1119">
            <text:p>17856961511.1119</text:p>
          </table:table-cell>
          <table:table-cell table:formula="of:=IF([.I442]&gt;1000;[.I442]*0.5;1000)" office:value-type="float" office:value="8953351185.51574">
            <text:p>8953351185.51574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11 00:00:00</text:p>
          </table:table-cell>
          <table:table-cell table:number-columns-repeated="2" office:value-type="float" office:value="0.4475">
            <text:p>0.4475</text:p>
          </table:table-cell>
          <table:table-cell office:value-type="float" office:value="0.0335195530726258">
            <text:p>0.0335195531</text:p>
          </table:table-cell>
          <table:table-cell office:value-type="float" office:value="0.232907873567153">
            <text:p>0.2329078736</text:p>
          </table:table-cell>
          <table:table-cell table:formula="of:=IF([.G444]&gt;0;1;0)" office:value-type="float" office:value="1">
            <text:p>1</text:p>
          </table:table-cell>
          <table:table-cell table:formula="of:=IF([.I443]&gt;=0;IF([.H444]=1;[.I443]+([.F444]*[.J444])-20;[.I443]);0)" office:value-type="float" office:value="18156240175.6557">
            <text:p>18156240175.6557</text:p>
          </table:table-cell>
          <table:table-cell table:formula="of:=IF([.I443]&gt;1000;[.I443]*0.5;1000)" office:value-type="float" office:value="8928480755.55597">
            <text:p>8928480755.5559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12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-0.0162162162162162">
            <text:p>-0.0162162162</text:p>
          </table:table-cell>
          <table:table-cell office:value-type="float" office:value="0.0389704143021178">
            <text:p>0.0389704143</text:p>
          </table:table-cell>
          <table:table-cell table:formula="of:=IF([.G445]&gt;0;1;0)" office:value-type="float" office:value="1">
            <text:p>1</text:p>
          </table:table-cell>
          <table:table-cell table:formula="of:=IF([.I444]&gt;=0;IF([.H445]=1;[.I444]+([.F445]*[.J445])-20;[.I444]);0)" office:value-type="float" office:value="18009027397.4747">
            <text:p>18009027397.4747</text:p>
          </table:table-cell>
          <table:table-cell table:formula="of:=IF([.I444]&gt;1000;[.I444]*0.5;1000)" office:value-type="float" office:value="9078120087.82786">
            <text:p>9078120087.8278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13 00:00:00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638169626772458">
            <text:p>0.0638169627</text:p>
          </table:table-cell>
          <table:table-cell table:formula="of:=IF([.G446]&gt;0;1;0)" office:value-type="float" office:value="1">
            <text:p>1</text:p>
          </table:table-cell>
          <table:table-cell table:formula="of:=IF([.I445]&gt;=0;IF([.H446]=1;[.I445]+([.F446]*[.J446])-20;[.I445]);0)" office:value-type="float" office:value="18009027377.4747">
            <text:p>18009027377.4747</text:p>
          </table:table-cell>
          <table:table-cell table:formula="of:=IF([.I445]&gt;1000;[.I445]*0.5;1000)" office:value-type="float" office:value="9004513698.73736">
            <text:p>9004513698.73736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3-09-16 00:00:00</text:p>
          </table:table-cell>
          <table:table-cell table:number-columns-repeated="2" office:value-type="float" office:value="0.6475">
            <text:p>0.6475</text:p>
          </table:table-cell>
          <table:table-cell office:value-type="float" office:value="0.0540540540540542">
            <text:p>0.0540540541</text:p>
          </table:table-cell>
          <table:table-cell office:value-type="float" office:value="0.0592309689260814">
            <text:p>0.0592309689</text:p>
          </table:table-cell>
          <table:table-cell table:formula="of:=IF([.G447]&gt;0;1;0)" office:value-type="float" office:value="1">
            <text:p>1</text:p>
          </table:table-cell>
          <table:table-cell table:formula="of:=IF([.I446]&gt;=0;IF([.H447]=1;[.I446]+([.F447]*[.J447])-20;[.I446]);0)" office:value-type="float" office:value="18495757827.1362">
            <text:p>18495757827.1362</text:p>
          </table:table-cell>
          <table:table-cell table:formula="of:=IF([.I446]&gt;1000;[.I446]*0.5;1000)" office:value-type="float" office:value="9004513688.73736">
            <text:p>9004513688.73736</text:p>
          </table:table-cell>
          <table:table-cell table:number-columns-repeated="2"/>
        </table:table-row>
        <table:table-row table:style-name="ro1">
          <table:table-cell office:value-type="string">
            <text:p>GNVC</text:p>
          </table:table-cell>
          <table:table-cell office:value-type="float" office:value="1">
            <text:p>1</text:p>
          </table:table-cell>
          <table:table-cell office:value-type="string">
            <text:p>2013-09-17 00:00:00</text:p>
          </table:table-cell>
          <table:table-cell table:number-columns-repeated="2" office:value-type="float" office:value="0.9825">
            <text:p>0.9825</text:p>
          </table:table-cell>
          <table:table-cell office:value-type="float" office:value="-0.0254452926208651">
            <text:p>-0.0254452926</text:p>
          </table:table-cell>
          <table:table-cell office:value-type="float" office:value="0.0518329892267881">
            <text:p>0.0518329892</text:p>
          </table:table-cell>
          <table:table-cell table:formula="of:=IF([.G448]&gt;0;1;0)" office:value-type="float" office:value="1">
            <text:p>1</text:p>
          </table:table-cell>
          <table:table-cell table:formula="of:=IF([.I447]&gt;=0;IF([.H448]=1;[.I447]+([.F448]*[.J448])-20;[.I447]);0)" office:value-type="float" office:value="18260442822.0581">
            <text:p>18260442822.0581</text:p>
          </table:table-cell>
          <table:table-cell table:formula="of:=IF([.I447]&gt;1000;[.I447]*0.5;1000)" office:value-type="float" office:value="9247878913.5681">
            <text:p>9247878913.5681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18 00:00:00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0.0576923076923077">
            <text:p>0.0576923077</text:p>
          </table:table-cell>
          <table:table-cell office:value-type="float" office:value="0.0985831062027134">
            <text:p>0.0985831062</text:p>
          </table:table-cell>
          <table:table-cell table:formula="of:=IF([.G449]&gt;0;1;0)" office:value-type="float" office:value="1">
            <text:p>1</text:p>
          </table:table-cell>
          <table:table-cell table:formula="of:=IF([.I448]&gt;=0;IF([.H449]=1;[.I448]+([.F449]*[.J449])-20;[.I448]);0)" office:value-type="float" office:value="18787186345.0021">
            <text:p>18787186345.0021</text:p>
          </table:table-cell>
          <table:table-cell table:formula="of:=IF([.I448]&gt;1000;[.I448]*0.5;1000)" office:value-type="float" office:value="9130221411.02907">
            <text:p>9130221411.02907</text:p>
          </table:table-cell>
          <table:table-cell table:number-columns-repeated="2"/>
        </table:table-row>
        <table:table-row table:style-name="ro1">
          <table:table-cell office:value-type="string">
            <text:p>CRDS</text:p>
          </table:table-cell>
          <table:table-cell office:value-type="float" office:value="1">
            <text:p>1</text:p>
          </table:table-cell>
          <table:table-cell office:value-type="string">
            <text:p>2013-09-19 00:00:00</text:p>
          </table:table-cell>
          <table:table-cell table:number-columns-repeated="2" office:value-type="float" office:value="1.0725">
            <text:p>1.0725</text:p>
          </table:table-cell>
          <table:table-cell office:value-type="float" office:value="0.00699300699300709">
            <text:p>0.006993007</text:p>
          </table:table-cell>
          <table:table-cell office:value-type="float" office:value="0.0337845693859761">
            <text:p>0.0337845694</text:p>
          </table:table-cell>
          <table:table-cell table:formula="of:=IF([.G450]&gt;0;1;0)" office:value-type="float" office:value="1">
            <text:p>1</text:p>
          </table:table-cell>
          <table:table-cell table:formula="of:=IF([.I449]&gt;=0;IF([.H450]=1;[.I449]+([.F450]*[.J450])-20;[.I449]);0)" office:value-type="float" office:value="18852875787.7469">
            <text:p>18852875787.7469</text:p>
          </table:table-cell>
          <table:table-cell table:formula="of:=IF([.I449]&gt;1000;[.I449]*0.5;1000)" office:value-type="float" office:value="9393593172.50106">
            <text:p>9393593172.50106</text:p>
          </table:table-cell>
          <table:table-cell table:number-columns-repeated="2"/>
        </table:table-row>
        <table:table-row table:style-name="ro1">
          <table:table-cell office:value-type="string">
            <text:p>OPRX</text:p>
          </table:table-cell>
          <table:table-cell office:value-type="float" office:value="1">
            <text:p>1</text:p>
          </table:table-cell>
          <table:table-cell office:value-type="string">
            <text:p>2013-09-20 00:00:00</text:p>
          </table:table-cell>
          <table:table-cell table:number-columns-repeated="2" office:value-type="float" office:value="1.0525">
            <text:p>1.0525</text:p>
          </table:table-cell>
          <table:table-cell office:value-type="float" office:value="-0.0546318289786222">
            <text:p>-0.054631829</text:p>
          </table:table-cell>
          <table:table-cell office:value-type="float" office:value="0.0678781631335481">
            <text:p>0.0678781631</text:p>
          </table:table-cell>
          <table:table-cell table:formula="of:=IF([.G451]&gt;0;1;0)" office:value-type="float" office:value="1">
            <text:p>1</text:p>
          </table:table-cell>
          <table:table-cell table:formula="of:=IF([.I450]&gt;=0;IF([.H451]=1;[.I450]+([.F451]*[.J451])-20;[.I450]);0)" office:value-type="float" office:value="18337892224.8512">
            <text:p>18337892224.8512</text:p>
          </table:table-cell>
          <table:table-cell table:formula="of:=IF([.I450]&gt;1000;[.I450]*0.5;1000)" office:value-type="float" office:value="9426437893.87344">
            <text:p>9426437893.87344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3-09-23 00:00:00</text:p>
          </table:table-cell>
          <table:table-cell table:number-columns-repeated="2" office:value-type="float" office:value="0.2575">
            <text:p>0.2575</text:p>
          </table:table-cell>
          <table:table-cell office:value-type="float" office:value="0.00970873786407766">
            <text:p>0.0097087379</text:p>
          </table:table-cell>
          <table:table-cell office:value-type="float" office:value="0.0709234985932356">
            <text:p>0.0709234986</text:p>
          </table:table-cell>
          <table:table-cell table:formula="of:=IF([.G452]&gt;0;1;0)" office:value-type="float" office:value="1">
            <text:p>1</text:p>
          </table:table-cell>
          <table:table-cell table:formula="of:=IF([.I451]&gt;=0;IF([.H452]=1;[.I451]+([.F452]*[.J452])-20;[.I451]);0)" office:value-type="float" office:value="18426911099.1466">
            <text:p>18426911099.1466</text:p>
          </table:table-cell>
          <table:table-cell table:formula="of:=IF([.I451]&gt;1000;[.I451]*0.5;1000)" office:value-type="float" office:value="9168946112.42559">
            <text:p>9168946112.42559</text:p>
          </table:table-cell>
          <table:table-cell table:number-columns-repeated="2"/>
        </table:table-row>
        <table:table-row table:style-name="ro1">
          <table:table-cell office:value-type="string">
            <text:p>NHTC</text:p>
          </table:table-cell>
          <table:table-cell office:value-type="float" office:value="1">
            <text:p>1</text:p>
          </table:table-cell>
          <table:table-cell office:value-type="string">
            <text:p>2013-09-24 00:00:00</text:p>
          </table:table-cell>
          <table:table-cell table:number-columns-repeated="2" office:value-type="float" office:value="1.615">
            <text:p>1.615</text:p>
          </table:table-cell>
          <table:table-cell office:value-type="float" office:value="0.0835913312693497">
            <text:p>0.0835913313</text:p>
          </table:table-cell>
          <table:table-cell office:value-type="float" office:value="0.271576477864024">
            <text:p>0.2715764779</text:p>
          </table:table-cell>
          <table:table-cell table:formula="of:=IF([.G453]&gt;0;1;0)" office:value-type="float" office:value="1">
            <text:p>1</text:p>
          </table:table-cell>
          <table:table-cell table:formula="of:=IF([.I452]&gt;=0;IF([.H453]=1;[.I452]+([.F453]*[.J453])-20;[.I452]);0)" office:value-type="float" office:value="19197076094.1264">
            <text:p>19197076094.1264</text:p>
          </table:table-cell>
          <table:table-cell table:formula="of:=IF([.I452]&gt;1000;[.I452]*0.5;1000)" office:value-type="float" office:value="9213455549.57329">
            <text:p>9213455549.57329</text:p>
          </table:table-cell>
          <table:table-cell table:number-columns-repeated="2"/>
        </table:table-row>
        <table:table-row table:style-name="ro1">
          <table:table-cell office:value-type="string">
            <text:p>THM</text:p>
          </table:table-cell>
          <table:table-cell office:value-type="float" office:value="1">
            <text:p>1</text:p>
          </table:table-cell>
          <table:table-cell office:value-type="string">
            <text:p>2013-09-25 00:00:00</text:p>
          </table:table-cell>
          <table:table-cell table:number-columns-repeated="2" office:value-type="float" office:value="0.3575">
            <text:p>0.3575</text:p>
          </table:table-cell>
          <table:table-cell office:value-type="float" office:value="-0.00699300699300698">
            <text:p>-0.006993007</text:p>
          </table:table-cell>
          <table:table-cell office:value-type="float" office:value="0.0449377604997744">
            <text:p>0.0449377605</text:p>
          </table:table-cell>
          <table:table-cell table:formula="of:=IF([.G454]&gt;0;1;0)" office:value-type="float" office:value="1">
            <text:p>1</text:p>
          </table:table-cell>
          <table:table-cell table:formula="of:=IF([.I453]&gt;=0;IF([.H454]=1;[.I453]+([.F454]*[.J454])-20;[.I453]);0)" office:value-type="float" office:value="19129953430.4406">
            <text:p>19129953430.4406</text:p>
          </table:table-cell>
          <table:table-cell table:formula="of:=IF([.I453]&gt;1000;[.I453]*0.5;1000)" office:value-type="float" office:value="9598538047.06319">
            <text:p>9598538047.06319</text:p>
          </table:table-cell>
          <table:table-cell table:number-columns-repeated="2"/>
        </table:table-row>
        <table:table-row table:style-name="ro1">
          <table:table-cell office:value-type="string">
            <text:p>CRDS</text:p>
          </table:table-cell>
          <table:table-cell office:value-type="float" office:value="1">
            <text:p>1</text:p>
          </table:table-cell>
          <table:table-cell office:value-type="string">
            <text:p>2013-09-26 00:00:00</text:p>
          </table:table-cell>
          <table:table-cell table:number-columns-repeated="2" office:value-type="float" office:value="0.8275">
            <text:p>0.8275</text:p>
          </table:table-cell>
          <table:table-cell office:value-type="float" office:value="0.0151057401812689">
            <text:p>0.0151057402</text:p>
          </table:table-cell>
          <table:table-cell office:value-type="float" office:value="0.0864435752292452">
            <text:p>0.0864435752</text:p>
          </table:table-cell>
          <table:table-cell table:formula="of:=IF([.G455]&gt;0;1;0)" office:value-type="float" office:value="1">
            <text:p>1</text:p>
          </table:table-cell>
          <table:table-cell table:formula="of:=IF([.I454]&gt;=0;IF([.H455]=1;[.I454]+([.F455]*[.J455])-20;[.I454]);0)" office:value-type="float" office:value="19274439463.5406">
            <text:p>19274439463.5406</text:p>
          </table:table-cell>
          <table:table-cell table:formula="of:=IF([.I454]&gt;1000;[.I454]*0.5;1000)" office:value-type="float" office:value="9564976715.22032">
            <text:p>9564976715.2203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27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4499856693158">
            <text:p>0.1544998567</text:p>
          </table:table-cell>
          <table:table-cell table:formula="of:=IF([.G456]&gt;0;1;0)" office:value-type="float" office:value="1">
            <text:p>1</text:p>
          </table:table-cell>
          <table:table-cell table:formula="of:=IF([.I455]&gt;=0;IF([.H456]=1;[.I455]+([.F456]*[.J456])-20;[.I455]);0)" office:value-type="float" office:value="19274439443.5406">
            <text:p>19274439443.5406</text:p>
          </table:table-cell>
          <table:table-cell table:formula="of:=IF([.I455]&gt;1000;[.I455]*0.5;1000)" office:value-type="float" office:value="9637219731.77032">
            <text:p>9637219731.77032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3-09-30 00:00:00</text:p>
          </table:table-cell>
          <table:table-cell table:number-columns-repeated="2" office:value-type="float" office:value="0.2375">
            <text:p>0.2375</text:p>
          </table:table-cell>
          <table:table-cell office:value-type="float" office:value="0.168421052631579">
            <text:p>0.1684210526</text:p>
          </table:table-cell>
          <table:table-cell office:value-type="float" office:value="0.102228019299399">
            <text:p>0.1022280193</text:p>
          </table:table-cell>
          <table:table-cell table:formula="of:=IF([.G457]&gt;0;1;0)" office:value-type="float" office:value="1">
            <text:p>1</text:p>
          </table:table-cell>
          <table:table-cell table:formula="of:=IF([.I456]&gt;=0;IF([.H457]=1;[.I456]+([.F457]*[.J457])-20;[.I456]);0)" office:value-type="float" office:value="20897550113.523">
            <text:p>20897550113.523</text:p>
          </table:table-cell>
          <table:table-cell table:formula="of:=IF([.I456]&gt;1000;[.I456]*0.5;1000)" office:value-type="float" office:value="9637219721.77032">
            <text:p>9637219721.7703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01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21408788928075">
            <text:p>0.0621408789</text:p>
          </table:table-cell>
          <table:table-cell table:formula="of:=IF([.G458]&gt;0;1;0)" office:value-type="float" office:value="1">
            <text:p>1</text:p>
          </table:table-cell>
          <table:table-cell table:formula="of:=IF([.I457]&gt;=0;IF([.H458]=1;[.I457]+([.F458]*[.J458])-20;[.I457]);0)" office:value-type="float" office:value="20897550093.523">
            <text:p>20897550093.523</text:p>
          </table:table-cell>
          <table:table-cell table:formula="of:=IF([.I457]&gt;1000;[.I457]*0.5;1000)" office:value-type="float" office:value="10448775056.7615">
            <text:p>10448775056.7615</text:p>
          </table:table-cell>
          <table:table-cell table:number-columns-repeated="2"/>
        </table:table-row>
        <table:table-row table:style-name="ro1">
          <table:table-cell office:value-type="string">
            <text:p>NHTC</text:p>
          </table:table-cell>
          <table:table-cell office:value-type="float" office:value="1">
            <text:p>1</text:p>
          </table:table-cell>
          <table:table-cell office:value-type="string">
            <text:p>2013-10-02 00:00:00</text:p>
          </table:table-cell>
          <table:table-cell table:number-columns-repeated="2"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0.0642671482207527">
            <text:p>0.0642671482</text:p>
          </table:table-cell>
          <table:table-cell table:formula="of:=IF([.G459]&gt;0;1;0)" office:value-type="float" office:value="1">
            <text:p>1</text:p>
          </table:table-cell>
          <table:table-cell table:formula="of:=IF([.I458]&gt;=0;IF([.H459]=1;[.I458]+([.F459]*[.J459])-20;[.I458]);0)" office:value-type="float" office:value="20897550073.523">
            <text:p>20897550073.523</text:p>
          </table:table-cell>
          <table:table-cell table:formula="of:=IF([.I458]&gt;1000;[.I458]*0.5;1000)" office:value-type="float" office:value="10448775046.7615">
            <text:p>10448775046.761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10-03 00:00:00</text:p>
          </table:table-cell>
          <table:table-cell table:number-columns-repeated="2" office:value-type="float" office:value="3.94">
            <text:p>3.94</text:p>
          </table:table-cell>
          <table:table-cell office:value-type="float" office:value="-0.0164974619289341">
            <text:p>-0.0164974619</text:p>
          </table:table-cell>
          <table:table-cell office:value-type="float" office:value="0.103476121364552">
            <text:p>0.1034761214</text:p>
          </table:table-cell>
          <table:table-cell table:formula="of:=IF([.G460]&gt;0;1;0)" office:value-type="float" office:value="1">
            <text:p>1</text:p>
          </table:table-cell>
          <table:table-cell table:formula="of:=IF([.I459]&gt;=0;IF([.H460]=1;[.I459]+([.F460]*[.J460])-20;[.I459]);0)" office:value-type="float" office:value="20725171785.15">
            <text:p>20725171785.15</text:p>
          </table:table-cell>
          <table:table-cell table:formula="of:=IF([.I459]&gt;1000;[.I459]*0.5;1000)" office:value-type="float" office:value="10448775036.7615">
            <text:p>10448775036.761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10-04 00:00:00</text:p>
          </table:table-cell>
          <table:table-cell table:number-columns-repeated="2" office:value-type="float" office:value="3.875">
            <text:p>3.875</text:p>
          </table:table-cell>
          <table:table-cell office:value-type="float" office:value="0.0141935483870967">
            <text:p>0.0141935484</text:p>
          </table:table-cell>
          <table:table-cell office:value-type="float" office:value="0.0972557845570481">
            <text:p>0.0972557846</text:p>
          </table:table-cell>
          <table:table-cell table:formula="of:=IF([.G461]&gt;0;1;0)" office:value-type="float" office:value="1">
            <text:p>1</text:p>
          </table:table-cell>
          <table:table-cell table:formula="of:=IF([.I460]&gt;=0;IF([.H461]=1;[.I460]+([.F461]*[.J461])-20;[.I460]);0)" office:value-type="float" office:value="20872253629.4317">
            <text:p>20872253629.4317</text:p>
          </table:table-cell>
          <table:table-cell table:formula="of:=IF([.I460]&gt;1000;[.I460]*0.5;1000)" office:value-type="float" office:value="10362585892.575">
            <text:p>10362585892.57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10-07 00:00:00</text:p>
          </table:table-cell>
          <table:table-cell table:number-columns-repeated="2" office:value-type="float" office:value="3.93">
            <text:p>3.93</text:p>
          </table:table-cell>
          <table:table-cell office:value-type="float" office:value="-0.0330788804071248">
            <text:p>-0.0330788804</text:p>
          </table:table-cell>
          <table:table-cell office:value-type="float" office:value="0.0982099736235749">
            <text:p>0.0982099736</text:p>
          </table:table-cell>
          <table:table-cell table:formula="of:=IF([.G462]&gt;0;1;0)" office:value-type="float" office:value="1">
            <text:p>1</text:p>
          </table:table-cell>
          <table:table-cell table:formula="of:=IF([.I461]&gt;=0;IF([.H462]=1;[.I461]+([.F462]*[.J462])-20;[.I461]);0)" office:value-type="float" office:value="20527038218.6142">
            <text:p>20527038218.6142</text:p>
          </table:table-cell>
          <table:table-cell table:formula="of:=IF([.I461]&gt;1000;[.I461]*0.5;1000)" office:value-type="float" office:value="10436126814.7159">
            <text:p>10436126814.7159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10-08 00:00:00</text:p>
          </table:table-cell>
          <table:table-cell office:value-type="float" office:value="0.58">
            <text:p>0.58</text:p>
          </table:table-cell>
          <table:table-cell office:value-type="float" office:value="2.9">
            <text:p>2.9</text:p>
          </table:table-cell>
          <table:table-cell office:value-type="float" office:value="-0.129310344827586">
            <text:p>-0.1293103448</text:p>
          </table:table-cell>
          <table:table-cell office:value-type="float" office:value="0.0471393188946499">
            <text:p>0.0471393189</text:p>
          </table:table-cell>
          <table:table-cell table:formula="of:=IF([.G463]&gt;0;1;0)" office:value-type="float" office:value="1">
            <text:p>1</text:p>
          </table:table-cell>
          <table:table-cell table:formula="of:=IF([.I462]&gt;=0;IF([.H463]=1;[.I462]+([.F463]*[.J463])-20;[.I462]);0)" office:value-type="float" office:value="19199859003.4452">
            <text:p>19199859003.4452</text:p>
          </table:table-cell>
          <table:table-cell table:formula="of:=IF([.I462]&gt;1000;[.I462]*0.5;1000)" office:value-type="float" office:value="10263519109.3071">
            <text:p>10263519109.3071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09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68024326329878">
            <text:p>0.0468024326</text:p>
          </table:table-cell>
          <table:table-cell table:formula="of:=IF([.G464]&gt;0;1;0)" office:value-type="float" office:value="1">
            <text:p>1</text:p>
          </table:table-cell>
          <table:table-cell table:formula="of:=IF([.I463]&gt;=0;IF([.H464]=1;[.I463]+([.F464]*[.J464])-20;[.I463]);0)" office:value-type="float" office:value="19199858983.4452">
            <text:p>19199858983.4452</text:p>
          </table:table-cell>
          <table:table-cell table:formula="of:=IF([.I463]&gt;1000;[.I463]*0.5;1000)" office:value-type="float" office:value="9599929501.72258">
            <text:p>9599929501.72258</text:p>
          </table:table-cell>
          <table:table-cell table:number-columns-repeated="2"/>
        </table:table-row>
        <table:table-row table:style-name="ro1">
          <table:table-cell office:value-type="string">
            <text:p>BGMD</text:p>
          </table:table-cell>
          <table:table-cell office:value-type="float" office:value="1">
            <text:p>1</text:p>
          </table:table-cell>
          <table:table-cell office:value-type="string">
            <text:p>2013-10-10 00:00:00</text:p>
          </table:table-cell>
          <table:table-cell table:number-columns-repeated="2" office:value-type="float" office:value="0.6525">
            <text:p>0.6525</text:p>
          </table:table-cell>
          <table:table-cell office:value-type="float" office:value="0.00766283524904243">
            <text:p>0.0076628352</text:p>
          </table:table-cell>
          <table:table-cell office:value-type="float" office:value="0.0766401477427716">
            <text:p>0.0766401477</text:p>
          </table:table-cell>
          <table:table-cell table:formula="of:=IF([.G465]&gt;0;1;0)" office:value-type="float" office:value="1">
            <text:p>1</text:p>
          </table:table-cell>
          <table:table-cell table:formula="of:=IF([.I464]&gt;=0;IF([.H465]=1;[.I464]+([.F465]*[.J465])-20;[.I464]);0)" office:value-type="float" office:value="19273421641.5426">
            <text:p>19273421641.5426</text:p>
          </table:table-cell>
          <table:table-cell table:formula="of:=IF([.I464]&gt;1000;[.I464]*0.5;1000)" office:value-type="float" office:value="9599929491.72258">
            <text:p>9599929491.72258</text:p>
          </table:table-cell>
          <table:table-cell table:number-columns-repeated="2"/>
        </table:table-row>
        <table:table-row table:style-name="ro1">
          <table:table-cell office:value-type="string">
            <text:p>XTLB</text:p>
          </table:table-cell>
          <table:table-cell office:value-type="float" office:value="1">
            <text:p>1</text:p>
          </table:table-cell>
          <table:table-cell office:value-type="string">
            <text:p>2013-10-11 00:00:00</text:p>
          </table:table-cell>
          <table:table-cell table:number-columns-repeated="2" office:value-type="float" office:value="4.4975">
            <text:p>4.4975</text:p>
          </table:table-cell>
          <table:table-cell office:value-type="float" office:value="0.191217342968316">
            <text:p>0.191217343</text:p>
          </table:table-cell>
          <table:table-cell office:value-type="float" office:value="0.134483324489995">
            <text:p>0.1344833245</text:p>
          </table:table-cell>
          <table:table-cell table:formula="of:=IF([.G466]&gt;0;1;0)" office:value-type="float" office:value="1">
            <text:p>1</text:p>
          </table:table-cell>
          <table:table-cell table:formula="of:=IF([.I465]&gt;=0;IF([.H466]=1;[.I465]+([.F466]*[.J466])-20;[.I465]);0)" office:value-type="float" office:value="21116127859.6446">
            <text:p>21116127859.6446</text:p>
          </table:table-cell>
          <table:table-cell table:formula="of:=IF([.I465]&gt;1000;[.I465]*0.5;1000)" office:value-type="float" office:value="9636710820.77132">
            <text:p>9636710820.77132</text:p>
          </table:table-cell>
          <table:table-cell table:number-columns-repeated="2"/>
        </table:table-row>
        <table:table-row table:style-name="ro1">
          <table:table-cell office:value-type="string">
            <text:p>LPTN</text:p>
          </table:table-cell>
          <table:table-cell office:value-type="float" office:value="1">
            <text:p>1</text:p>
          </table:table-cell>
          <table:table-cell office:value-type="string">
            <text:p>2013-10-14 00:00:00</text:p>
          </table:table-cell>
          <table:table-cell table:number-columns-repeated="2" office:value-type="float" office:value="4.685">
            <text:p>4.685</text:p>
          </table:table-cell>
          <table:table-cell office:value-type="float" office:value="0.0586979722518675">
            <text:p>0.0586979723</text:p>
          </table:table-cell>
          <table:table-cell office:value-type="float" office:value="0.066472078221122">
            <text:p>0.0664720782</text:p>
          </table:table-cell>
          <table:table-cell table:formula="of:=IF([.G467]&gt;0;1;0)" office:value-type="float" office:value="1">
            <text:p>1</text:p>
          </table:table-cell>
          <table:table-cell table:formula="of:=IF([.I466]&gt;=0;IF([.H467]=1;[.I466]+([.F467]*[.J467])-20;[.I466]);0)" office:value-type="float" office:value="21735864783.2307">
            <text:p>21735864783.2307</text:p>
          </table:table-cell>
          <table:table-cell table:formula="of:=IF([.I466]&gt;1000;[.I466]*0.5;1000)" office:value-type="float" office:value="10558063929.8223">
            <text:p>10558063929.8223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10-15 00:00:00</text:p>
          </table:table-cell>
          <table:table-cell office:value-type="float" office:value="0.1925">
            <text:p>0.1925</text:p>
          </table:table-cell>
          <table:table-cell office:value-type="float" office:value="3.85">
            <text:p>3.85</text:p>
          </table:table-cell>
          <table:table-cell office:value-type="float" office:value="-0.0142857142857143">
            <text:p>-0.0142857143</text:p>
          </table:table-cell>
          <table:table-cell office:value-type="float" office:value="0.165165270148168">
            <text:p>0.1651652701</text:p>
          </table:table-cell>
          <table:table-cell table:formula="of:=IF([.G468]&gt;0;1;0)" office:value-type="float" office:value="1">
            <text:p>1</text:p>
          </table:table-cell>
          <table:table-cell table:formula="of:=IF([.I467]&gt;=0;IF([.H468]=1;[.I467]+([.F468]*[.J468])-20;[.I467]);0)" office:value-type="float" office:value="21580608586.2076">
            <text:p>21580608586.2076</text:p>
          </table:table-cell>
          <table:table-cell table:formula="of:=IF([.I467]&gt;1000;[.I467]*0.5;1000)" office:value-type="float" office:value="10867932391.6154">
            <text:p>10867932391.6154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16 00:00:00</text:p>
          </table:table-cell>
          <table:table-cell table:number-columns-repeated="2" office:value-type="float" office:value="3.795">
            <text:p>3.795</text:p>
          </table:table-cell>
          <table:table-cell office:value-type="float" office:value="0.0882740447957839">
            <text:p>0.0882740448</text:p>
          </table:table-cell>
          <table:table-cell office:value-type="float" office:value="0.083126157006246">
            <text:p>0.083126157</text:p>
          </table:table-cell>
          <table:table-cell table:formula="of:=IF([.G469]&gt;0;1;0)" office:value-type="float" office:value="1">
            <text:p>1</text:p>
          </table:table-cell>
          <table:table-cell table:formula="of:=IF([.I468]&gt;=0;IF([.H469]=1;[.I468]+([.F469]*[.J469])-20;[.I468]);0)" office:value-type="float" office:value="22533112370.7372">
            <text:p>22533112370.7372</text:p>
          </table:table-cell>
          <table:table-cell table:formula="of:=IF([.I468]&gt;1000;[.I468]*0.5;1000)" office:value-type="float" office:value="10790304293.1038">
            <text:p>10790304293.1038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17 00:00:00</text:p>
          </table:table-cell>
          <table:table-cell table:number-columns-repeated="2" office:value-type="float" office:value="4.13">
            <text:p>4.13</text:p>
          </table:table-cell>
          <table:table-cell office:value-type="float" office:value="0.171307506053269">
            <text:p>0.1713075061</text:p>
          </table:table-cell>
          <table:table-cell office:value-type="float" office:value="0.0927419331052363">
            <text:p>0.0927419331</text:p>
          </table:table-cell>
          <table:table-cell table:formula="of:=IF([.G470]&gt;0;1;0)" office:value-type="float" office:value="1">
            <text:p>1</text:p>
          </table:table-cell>
          <table:table-cell table:formula="of:=IF([.I469]&gt;=0;IF([.H470]=1;[.I469]+([.F470]*[.J470])-20;[.I469]);0)" office:value-type="float" office:value="24463157992.6617">
            <text:p>24463157992.6617</text:p>
          </table:table-cell>
          <table:table-cell table:formula="of:=IF([.I469]&gt;1000;[.I469]*0.5;1000)" office:value-type="float" office:value="11266556185.3686">
            <text:p>11266556185.3686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18 00:00:00</text:p>
          </table:table-cell>
          <table:table-cell table:number-columns-repeated="2" office:value-type="float" office:value="4.8375">
            <text:p>4.8375</text:p>
          </table:table-cell>
          <table:table-cell office:value-type="float" office:value="0.128165374677003">
            <text:p>0.1281653747</text:p>
          </table:table-cell>
          <table:table-cell office:value-type="float" office:value="1.57063012926623">
            <text:p>1.5706301293</text:p>
          </table:table-cell>
          <table:table-cell table:formula="of:=IF([.G471]&gt;0;1;0)" office:value-type="float" office:value="1">
            <text:p>1</text:p>
          </table:table-cell>
          <table:table-cell table:formula="of:=IF([.I470]&gt;=0;IF([.H471]=1;[.I470]+([.F471]*[.J471])-20;[.I470]);0)" office:value-type="float" office:value="26030822877.6178">
            <text:p>26030822877.6178</text:p>
          </table:table-cell>
          <table:table-cell table:formula="of:=IF([.I470]&gt;1000;[.I470]*0.5;1000)" office:value-type="float" office:value="12231578996.3309">
            <text:p>12231578996.3309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1 00:00:00</text:p>
          </table:table-cell>
          <table:table-cell table:number-columns-repeated="2" office:value-type="float" office:value="5.4575">
            <text:p>5.4575</text:p>
          </table:table-cell>
          <table:table-cell office:value-type="float" office:value="-0.0929912963811269">
            <text:p>-0.0929912964</text:p>
          </table:table-cell>
          <table:table-cell office:value-type="float" office:value="0.0886864045687075">
            <text:p>0.0886864046</text:p>
          </table:table-cell>
          <table:table-cell table:formula="of:=IF([.G472]&gt;0;1;0)" office:value-type="float" office:value="1">
            <text:p>1</text:p>
          </table:table-cell>
          <table:table-cell table:formula="of:=IF([.I471]&gt;=0;IF([.H472]=1;[.I471]+([.F472]*[.J472])-20;[.I471]);0)" office:value-type="float" office:value="24820502874.9893">
            <text:p>24820502874.9893</text:p>
          </table:table-cell>
          <table:table-cell table:formula="of:=IF([.I471]&gt;1000;[.I471]*0.5;1000)" office:value-type="float" office:value="13015411438.8089">
            <text:p>13015411438.8089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2 00:00:00</text:p>
          </table:table-cell>
          <table:table-cell table:number-columns-repeated="2" office:value-type="float" office:value="4.95">
            <text:p>4.95</text:p>
          </table:table-cell>
          <table:table-cell office:value-type="float" office:value="-0.0803030303030303">
            <text:p>-0.0803030303</text:p>
          </table:table-cell>
          <table:table-cell office:value-type="float" office:value="0.847182195027134">
            <text:p>0.847182195</text:p>
          </table:table-cell>
          <table:table-cell table:formula="of:=IF([.G473]&gt;0;1;0)" office:value-type="float" office:value="1">
            <text:p>1</text:p>
          </table:table-cell>
          <table:table-cell table:formula="of:=IF([.I472]&gt;=0;IF([.H473]=1;[.I472]+([.F473]*[.J473])-20;[.I472]);0)" office:value-type="float" office:value="23823922057.7359">
            <text:p>23823922057.7359</text:p>
          </table:table-cell>
          <table:table-cell table:formula="of:=IF([.I472]&gt;1000;[.I472]*0.5;1000)" office:value-type="float" office:value="12410251437.4946">
            <text:p>12410251437.4946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3 00:00:00</text:p>
          </table:table-cell>
          <table:table-cell table:number-columns-repeated="2" office:value-type="float" office:value="4.5525">
            <text:p>4.5525</text:p>
          </table:table-cell>
          <table:table-cell office:value-type="float" office:value="-0.0345963756177926">
            <text:p>-0.0345963756</text:p>
          </table:table-cell>
          <table:table-cell office:value-type="float" office:value="2.80839426901366">
            <text:p>2.808394269</text:p>
          </table:table-cell>
          <table:table-cell table:formula="of:=IF([.G474]&gt;0;1;0)" office:value-type="float" office:value="1">
            <text:p>1</text:p>
          </table:table-cell>
          <table:table-cell table:formula="of:=IF([.I473]&gt;=0;IF([.H474]=1;[.I473]+([.F474]*[.J474])-20;[.I473]);0)" office:value-type="float" office:value="23411811359.6367">
            <text:p>23411811359.6367</text:p>
          </table:table-cell>
          <table:table-cell table:formula="of:=IF([.I473]&gt;1000;[.I473]*0.5;1000)" office:value-type="float" office:value="11911961028.8679">
            <text:p>11911961028.8679</text:p>
          </table:table-cell>
          <table:table-cell table:number-columns-repeated="2"/>
        </table:table-row>
        <table:table-row table:style-name="ro1">
          <table:table-cell office:value-type="string">
            <text:p>IFMI</text:p>
          </table:table-cell>
          <table:table-cell office:value-type="float" office:value="1.01762114537445">
            <text:p>1.0176211454</text:p>
          </table:table-cell>
          <table:table-cell office:value-type="string">
            <text:p>2013-10-24 00:00:00</text:p>
          </table:table-cell>
          <table:table-cell office:value-type="float" office:value="2.3075">
            <text:p>2.3075</text:p>
          </table:table-cell>
          <table:table-cell office:value-type="float" office:value="2.26754329004329">
            <text:p>2.26754329</text:p>
          </table:table-cell>
          <table:table-cell office:value-type="float" office:value="-0.00642508223601668">
            <text:p>-0.0064250822</text:p>
          </table:table-cell>
          <table:table-cell office:value-type="float" office:value="0.20806123338985">
            <text:p>0.2080612334</text:p>
          </table:table-cell>
          <table:table-cell table:formula="of:=IF([.G475]&gt;0;1;0)" office:value-type="float" office:value="1">
            <text:p>1</text:p>
          </table:table-cell>
          <table:table-cell table:formula="of:=IF([.I474]&gt;=0;IF([.H475]=1;[.I474]+([.F475]*[.J475])-20;[.I474]);0)" office:value-type="float" office:value="23336599932.9968">
            <text:p>23336599932.9968</text:p>
          </table:table-cell>
          <table:table-cell table:formula="of:=IF([.I474]&gt;1000;[.I474]*0.5;1000)" office:value-type="float" office:value="11705905679.8183">
            <text:p>11705905679.818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25 00:00:00</text:p>
          </table:table-cell>
          <table:table-cell table:number-columns-repeated="2" office:value-type="float" office:value="0.345">
            <text:p>0.345</text:p>
          </table:table-cell>
          <table:table-cell office:value-type="float" office:value="0.391304347826087">
            <text:p>0.3913043478</text:p>
          </table:table-cell>
          <table:table-cell office:value-type="float" office:value="0.636425973622464">
            <text:p>0.6364259736</text:p>
          </table:table-cell>
          <table:table-cell table:formula="of:=IF([.G476]&gt;0;1;0)" office:value-type="float" office:value="1">
            <text:p>1</text:p>
          </table:table-cell>
          <table:table-cell table:formula="of:=IF([.I475]&gt;=0;IF([.H476]=1;[.I475]+([.F476]*[.J476])-20;[.I475]);0)" office:value-type="float" office:value="27902456421.6266">
            <text:p>27902456421.6266</text:p>
          </table:table-cell>
          <table:table-cell table:formula="of:=IF([.I475]&gt;1000;[.I475]*0.5;1000)" office:value-type="float" office:value="11668299966.4984">
            <text:p>11668299966.4984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8 00:00:00</text:p>
          </table:table-cell>
          <table:table-cell table:number-columns-repeated="2" office:value-type="float" office:value="4.0925">
            <text:p>4.0925</text:p>
          </table:table-cell>
          <table:table-cell office:value-type="float" office:value="-0.0507025045815517">
            <text:p>-0.0507025046</text:p>
          </table:table-cell>
          <table:table-cell office:value-type="float" office:value="0.102679376834978">
            <text:p>0.1026793768</text:p>
          </table:table-cell>
          <table:table-cell table:formula="of:=IF([.G477]&gt;0;1;0)" office:value-type="float" office:value="1">
            <text:p>1</text:p>
          </table:table-cell>
          <table:table-cell table:formula="of:=IF([.I476]&gt;=0;IF([.H477]=1;[.I476]+([.F477]*[.J477])-20;[.I476]);0)" office:value-type="float" office:value="27195094189.3496">
            <text:p>27195094189.3496</text:p>
          </table:table-cell>
          <table:table-cell table:formula="of:=IF([.I476]&gt;1000;[.I476]*0.5;1000)" office:value-type="float" office:value="13951228210.8133">
            <text:p>13951228210.8133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3-10-29 00:00:00</text:p>
          </table:table-cell>
          <table:table-cell table:number-columns-repeated="2" office:value-type="float" office:value="0.405">
            <text:p>0.405</text:p>
          </table:table-cell>
          <table:table-cell office:value-type="float" office:value="0.111111111111111">
            <text:p>0.1111111111</text:p>
          </table:table-cell>
          <table:table-cell office:value-type="float" office:value="0.114051653851003">
            <text:p>0.1140516539</text:p>
          </table:table-cell>
          <table:table-cell table:formula="of:=IF([.G478]&gt;0;1;0)" office:value-type="float" office:value="1">
            <text:p>1</text:p>
          </table:table-cell>
          <table:table-cell table:formula="of:=IF([.I477]&gt;=0;IF([.H478]=1;[.I477]+([.F478]*[.J478])-20;[.I477]);0)" office:value-type="float" office:value="28705932735.4245">
            <text:p>28705932735.4245</text:p>
          </table:table-cell>
          <table:table-cell table:formula="of:=IF([.I477]&gt;1000;[.I477]*0.5;1000)" office:value-type="float" office:value="13597547094.6748">
            <text:p>13597547094.6748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30 00:00:00</text:p>
          </table:table-cell>
          <table:table-cell table:number-columns-repeated="2" office:value-type="float" office:value="3.6825">
            <text:p>3.6825</text:p>
          </table:table-cell>
          <table:table-cell office:value-type="float" office:value="0.0359809911744737">
            <text:p>0.0359809912</text:p>
          </table:table-cell>
          <table:table-cell office:value-type="float" office:value="0.0807681264789012">
            <text:p>0.0807681265</text:p>
          </table:table-cell>
          <table:table-cell table:formula="of:=IF([.G479]&gt;0;1;0)" office:value-type="float" office:value="1">
            <text:p>1</text:p>
          </table:table-cell>
          <table:table-cell table:formula="of:=IF([.I478]&gt;=0;IF([.H479]=1;[.I478]+([.F479]*[.J479])-20;[.I478]);0)" office:value-type="float" office:value="29222366671.6287">
            <text:p>29222366671.6287</text:p>
          </table:table-cell>
          <table:table-cell table:formula="of:=IF([.I478]&gt;1000;[.I478]*0.5;1000)" office:value-type="float" office:value="14352966367.7123">
            <text:p>14352966367.7123</text:p>
          </table:table-cell>
          <table:table-cell table:number-columns-repeated="2"/>
        </table:table-row>
        <table:table-row table:style-name="ro1">
          <table:table-cell office:value-type="string">
            <text:p>LWLG</text:p>
          </table:table-cell>
          <table:table-cell office:value-type="float" office:value="1">
            <text:p>1</text:p>
          </table:table-cell>
          <table:table-cell office:value-type="string">
            <text:p>2013-10-31 00:00:00</text:p>
          </table:table-cell>
          <table:table-cell table:number-columns-repeated="2" office:value-type="float" office:value="1.0425">
            <text:p>1.0425</text:p>
          </table:table-cell>
          <table:table-cell office:value-type="float" office:value="0.00239808153477239">
            <text:p>0.0023980815</text:p>
          </table:table-cell>
          <table:table-cell office:value-type="float" office:value="0.0600970424750854">
            <text:p>0.0600970425</text:p>
          </table:table-cell>
          <table:table-cell table:formula="of:=IF([.G480]&gt;0;1;0)" office:value-type="float" office:value="1">
            <text:p>1</text:p>
          </table:table-cell>
          <table:table-cell table:formula="of:=IF([.I479]&gt;=0;IF([.H480]=1;[.I479]+([.F480]*[.J480])-20;[.I479]);0)" office:value-type="float" office:value="29257405460.5875">
            <text:p>29257405460.5875</text:p>
          </table:table-cell>
          <table:table-cell table:formula="of:=IF([.I479]&gt;1000;[.I479]*0.5;1000)" office:value-type="float" office:value="14611183335.8144">
            <text:p>14611183335.8144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3-11-01 00:00:00</text:p>
          </table:table-cell>
          <table:table-cell table:number-columns-repeated="2" office:value-type="float" office:value="0.235">
            <text:p>0.235</text:p>
          </table:table-cell>
          <table:table-cell office:value-type="float" office:value="0.0851063829787235">
            <text:p>0.085106383</text:p>
          </table:table-cell>
          <table:table-cell office:value-type="float" office:value="0.0878180154216059">
            <text:p>0.0878180154</text:p>
          </table:table-cell>
          <table:table-cell table:formula="of:=IF([.G481]&gt;0;1;0)" office:value-type="float" office:value="1">
            <text:p>1</text:p>
          </table:table-cell>
          <table:table-cell table:formula="of:=IF([.I480]&gt;=0;IF([.H481]=1;[.I480]+([.F481]*[.J481])-20;[.I480]);0)" office:value-type="float" office:value="30502401417.6338">
            <text:p>30502401417.6338</text:p>
          </table:table-cell>
          <table:table-cell table:formula="of:=IF([.I480]&gt;1000;[.I480]*0.5;1000)" office:value-type="float" office:value="14628702730.2937">
            <text:p>14628702730.2937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1-04 00:00:00</text:p>
          </table:table-cell>
          <table:table-cell table:number-columns-repeated="2" office:value-type="float" office:value="0.175">
            <text:p>0.175</text:p>
          </table:table-cell>
          <table:table-cell office:value-type="float" office:value="0.0285714285714287">
            <text:p>0.0285714286</text:p>
          </table:table-cell>
          <table:table-cell office:value-type="float" office:value="0.0402034902348141">
            <text:p>0.0402034902</text:p>
          </table:table-cell>
          <table:table-cell table:formula="of:=IF([.G482]&gt;0;1;0)" office:value-type="float" office:value="1">
            <text:p>1</text:p>
          </table:table-cell>
          <table:table-cell table:formula="of:=IF([.I481]&gt;=0;IF([.H482]=1;[.I481]+([.F482]*[.J482])-20;[.I481]);0)" office:value-type="float" office:value="30938149989.3143">
            <text:p>30938149989.3143</text:p>
          </table:table-cell>
          <table:table-cell table:formula="of:=IF([.I481]&gt;1000;[.I481]*0.5;1000)" office:value-type="float" office:value="15251200708.8169">
            <text:p>15251200708.8169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11-05 00:00:00</text:p>
          </table:table-cell>
          <table:table-cell table:number-columns-repeated="2" office:value-type="float" office:value="0.155">
            <text:p>0.155</text:p>
          </table:table-cell>
          <table:table-cell office:value-type="float" office:value="0.129032258064516">
            <text:p>0.1290322581</text:p>
          </table:table-cell>
          <table:table-cell office:value-type="float" office:value="0.0631097546329185">
            <text:p>0.0631097546</text:p>
          </table:table-cell>
          <table:table-cell table:formula="of:=IF([.G483]&gt;0;1;0)" office:value-type="float" office:value="1">
            <text:p>1</text:p>
          </table:table-cell>
          <table:table-cell table:formula="of:=IF([.I482]&gt;=0;IF([.H483]=1;[.I482]+([.F483]*[.J483])-20;[.I482]);0)" office:value-type="float" office:value="32934159646.0442">
            <text:p>32934159646.0442</text:p>
          </table:table-cell>
          <table:table-cell table:formula="of:=IF([.I482]&gt;1000;[.I482]*0.5;1000)" office:value-type="float" office:value="15469074994.6571">
            <text:p>15469074994.6571</text:p>
          </table:table-cell>
          <table:table-cell table:number-columns-repeated="2"/>
        </table:table-row>
        <table:table-row table:style-name="ro1">
          <table:table-cell office:value-type="string">
            <text:p>BIOF</text:p>
          </table:table-cell>
          <table:table-cell office:value-type="float" office:value="1">
            <text:p>1</text:p>
          </table:table-cell>
          <table:table-cell office:value-type="string">
            <text:p>2013-11-06 00:00:00</text:p>
          </table:table-cell>
          <table:table-cell table:number-columns-repeated="2" office:value-type="float" office:value="1.9525">
            <text:p>1.9525</text:p>
          </table:table-cell>
          <table:table-cell office:value-type="float" office:value="-0.218950064020487">
            <text:p>-0.218950064</text:p>
          </table:table-cell>
          <table:table-cell office:value-type="float" office:value="0.102664833427546">
            <text:p>0.1026648334</text:p>
          </table:table-cell>
          <table:table-cell table:formula="of:=IF([.G484]&gt;0;1;0)" office:value-type="float" office:value="1">
            <text:p>1</text:p>
          </table:table-cell>
          <table:table-cell table:formula="of:=IF([.I483]&gt;=0;IF([.H484]=1;[.I483]+([.F484]*[.J484])-20;[.I483]);0)" office:value-type="float" office:value="29328691444.563">
            <text:p>29328691444.563</text:p>
          </table:table-cell>
          <table:table-cell table:formula="of:=IF([.I483]&gt;1000;[.I483]*0.5;1000)" office:value-type="float" office:value="16467079823.0221">
            <text:p>16467079823.0221</text:p>
          </table:table-cell>
          <table:table-cell table:number-columns-repeated="2"/>
        </table:table-row>
        <table:table-row table:style-name="ro1">
          <table:table-cell office:value-type="string">
            <text:p>NBY</text:p>
          </table:table-cell>
          <table:table-cell office:value-type="float" office:value="1">
            <text:p>1</text:p>
          </table:table-cell>
          <table:table-cell office:value-type="string">
            <text:p>2013-11-07 00:00:00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0561797752808988">
            <text:p>0.0561797753</text:p>
          </table:table-cell>
          <table:table-cell office:value-type="float" office:value="0.280231345476453">
            <text:p>0.2802313455</text:p>
          </table:table-cell>
          <table:table-cell table:formula="of:=IF([.G485]&gt;0;1;0)" office:value-type="float" office:value="1">
            <text:p>1</text:p>
          </table:table-cell>
          <table:table-cell table:formula="of:=IF([.I484]&gt;=0;IF([.H485]=1;[.I484]+([.F485]*[.J485])-20;[.I484]);0)" office:value-type="float" office:value="30152531071.8822">
            <text:p>30152531071.8822</text:p>
          </table:table-cell>
          <table:table-cell table:formula="of:=IF([.I484]&gt;1000;[.I484]*0.5;1000)" office:value-type="float" office:value="14664345722.2815">
            <text:p>14664345722.2815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3-11-08 00:00:00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-0.0555555555555556">
            <text:p>-0.0555555556</text:p>
          </table:table-cell>
          <table:table-cell office:value-type="float" office:value="0.343210421672165">
            <text:p>0.3432104217</text:p>
          </table:table-cell>
          <table:table-cell table:formula="of:=IF([.G486]&gt;0;1;0)" office:value-type="float" office:value="1">
            <text:p>1</text:p>
          </table:table-cell>
          <table:table-cell table:formula="of:=IF([.I485]&gt;=0;IF([.H486]=1;[.I485]+([.F486]*[.J486])-20;[.I485]);0)" office:value-type="float" office:value="29314960744.33">
            <text:p>29314960744.33</text:p>
          </table:table-cell>
          <table:table-cell table:formula="of:=IF([.I485]&gt;1000;[.I485]*0.5;1000)" office:value-type="float" office:value="15076265535.9411">
            <text:p>15076265535.9411</text:p>
          </table:table-cell>
          <table:table-cell table:number-columns-repeated="2"/>
        </table:table-row>
        <table:table-row table:style-name="ro1">
          <table:table-cell office:value-type="string">
            <text:p>ZLCS</text:p>
          </table:table-cell>
          <table:table-cell office:value-type="float" office:value="1">
            <text:p>1</text:p>
          </table:table-cell>
          <table:table-cell office:value-type="string">
            <text:p>2013-11-11 00:00:00</text:p>
          </table:table-cell>
          <table:table-cell table:number-columns-repeated="2" office:value-type="float" office:value="1.3125">
            <text:p>1.3125</text:p>
          </table:table-cell>
          <table:table-cell office:value-type="float" office:value="-0.0933333333333334">
            <text:p>-0.0933333333</text:p>
          </table:table-cell>
          <table:table-cell office:value-type="float" office:value="0.493494554206435">
            <text:p>0.4934945542</text:p>
          </table:table-cell>
          <table:table-cell table:formula="of:=IF([.G487]&gt;0;1;0)" office:value-type="float" office:value="1">
            <text:p>1</text:p>
          </table:table-cell>
          <table:table-cell table:formula="of:=IF([.I486]&gt;=0;IF([.H487]=1;[.I486]+([.F487]*[.J487])-20;[.I486]);0)" office:value-type="float" office:value="27946929222.9279">
            <text:p>27946929222.9279</text:p>
          </table:table-cell>
          <table:table-cell table:formula="of:=IF([.I486]&gt;1000;[.I486]*0.5;1000)" office:value-type="float" office:value="14657480372.165">
            <text:p>14657480372.165</text:p>
          </table:table-cell>
          <table:table-cell table:number-columns-repeated="2"/>
        </table:table-row>
        <table:table-row table:style-name="ro1">
          <table:table-cell office:value-type="string">
            <text:p>DDXS</text:p>
          </table:table-cell>
          <table:table-cell office:value-type="float" office:value="1">
            <text:p>1</text:p>
          </table:table-cell>
          <table:table-cell office:value-type="string">
            <text:p>2013-11-12 00:00:00</text:p>
          </table:table-cell>
          <table:table-cell table:number-columns-repeated="2" office:value-type="float" office:value="0.8725">
            <text:p>0.8725</text:p>
          </table:table-cell>
          <table:table-cell office:value-type="float" office:value="0.00859598853868193">
            <text:p>0.0085959885</text:p>
          </table:table-cell>
          <table:table-cell office:value-type="float" office:value="0.198632568529828">
            <text:p>0.1986325685</text:p>
          </table:table-cell>
          <table:table-cell table:formula="of:=IF([.G488]&gt;0;1;0)" office:value-type="float" office:value="1">
            <text:p>1</text:p>
          </table:table-cell>
          <table:table-cell table:formula="of:=IF([.I487]&gt;=0;IF([.H488]=1;[.I487]+([.F488]*[.J488])-20;[.I487]);0)" office:value-type="float" office:value="28067044944.5737">
            <text:p>28067044944.5737</text:p>
          </table:table-cell>
          <table:table-cell table:formula="of:=IF([.I487]&gt;1000;[.I487]*0.5;1000)" office:value-type="float" office:value="13973464611.4639">
            <text:p>13973464611.4639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11-13 00:00:00</text:p>
          </table:table-cell>
          <table:table-cell table:number-columns-repeated="2" office:value-type="float" office:value="0.5225">
            <text:p>0.5225</text:p>
          </table:table-cell>
          <table:table-cell office:value-type="float" office:value="0.167464114832536">
            <text:p>0.1674641148</text:p>
          </table:table-cell>
          <table:table-cell office:value-type="float" office:value="0.272146500842441">
            <text:p>0.2721465008</text:p>
          </table:table-cell>
          <table:table-cell table:formula="of:=IF([.G489]&gt;0;1;0)" office:value-type="float" office:value="1">
            <text:p>1</text:p>
          </table:table-cell>
          <table:table-cell table:formula="of:=IF([.I488]&gt;=0;IF([.H489]=1;[.I488]+([.F489]*[.J489])-20;[.I488]);0)" office:value-type="float" office:value="30417156343.3777">
            <text:p>30417156343.3777</text:p>
          </table:table-cell>
          <table:table-cell table:formula="of:=IF([.I488]&gt;1000;[.I488]*0.5;1000)" office:value-type="float" office:value="14033522472.2869">
            <text:p>14033522472.2869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11-14 00:00:00</text:p>
          </table:table-cell>
          <table:table-cell table:number-columns-repeated="2" office:value-type="float" office:value="0.61">
            <text:p>0.61</text:p>
          </table:table-cell>
          <table:table-cell office:value-type="float" office:value="0.135245901639344">
            <text:p>0.1352459016</text:p>
          </table:table-cell>
          <table:table-cell office:value-type="float" office:value="0.210268068668176">
            <text:p>0.2102680687</text:p>
          </table:table-cell>
          <table:table-cell table:formula="of:=IF([.G490]&gt;0;1;0)" office:value-type="float" office:value="1">
            <text:p>1</text:p>
          </table:table-cell>
          <table:table-cell table:formula="of:=IF([.I489]&gt;=0;IF([.H490]=1;[.I489]+([.F490]*[.J490])-20;[.I489]);0)" office:value-type="float" office:value="32474054190.8602">
            <text:p>32474054190.8602</text:p>
          </table:table-cell>
          <table:table-cell table:formula="of:=IF([.I489]&gt;1000;[.I489]*0.5;1000)" office:value-type="float" office:value="15208578171.6889">
            <text:p>15208578171.6889</text:p>
          </table:table-cell>
          <table:table-cell table:number-columns-repeated="2"/>
        </table:table-row>
        <table:table-row table:style-name="ro1">
          <table:table-cell office:value-type="string">
            <text:p>IFNY</text:p>
          </table:table-cell>
          <table:table-cell office:value-type="float" office:value="1">
            <text:p>1</text:p>
          </table:table-cell>
          <table:table-cell office:value-type="string">
            <text:p>2013-11-15 00:00:00</text:p>
          </table:table-cell>
          <table:table-cell table:number-columns-repeated="2" office:value-type="float" office:value="1.3025">
            <text:p>1.3025</text:p>
          </table:table-cell>
          <table:table-cell office:value-type="float" office:value="0.111324376199616">
            <text:p>0.1113243762</text:p>
          </table:table-cell>
          <table:table-cell office:value-type="float" office:value="0.109104876321019">
            <text:p>0.1091048763</text:p>
          </table:table-cell>
          <table:table-cell table:formula="of:=IF([.G491]&gt;0;1;0)" office:value-type="float" office:value="1">
            <text:p>1</text:p>
          </table:table-cell>
          <table:table-cell table:formula="of:=IF([.I490]&gt;=0;IF([.H491]=1;[.I490]+([.F491]*[.J491])-20;[.I490]);0)" office:value-type="float" office:value="34281631083.5953">
            <text:p>34281631083.5953</text:p>
          </table:table-cell>
          <table:table-cell table:formula="of:=IF([.I490]&gt;1000;[.I490]*0.5;1000)" office:value-type="float" office:value="16237027095.4301">
            <text:p>16237027095.4301</text:p>
          </table:table-cell>
          <table:table-cell table:number-columns-repeated="2"/>
        </table:table-row>
        <table:table-row table:style-name="ro1">
          <table:table-cell office:value-type="string">
            <text:p>HH</text:p>
          </table:table-cell>
          <table:table-cell office:value-type="float" office:value="1">
            <text:p>1</text:p>
          </table:table-cell>
          <table:table-cell office:value-type="string">
            <text:p>2013-11-18 00:00:00</text:p>
          </table:table-cell>
          <table:table-cell table:number-columns-repeated="2" office:value-type="float" office:value="0.4575">
            <text:p>0.4575</text:p>
          </table:table-cell>
          <table:table-cell office:value-type="float" office:value="0.0218579234972678">
            <text:p>0.0218579235</text:p>
          </table:table-cell>
          <table:table-cell office:value-type="float" office:value="0.0872532431553344">
            <text:p>0.0872532432</text:p>
          </table:table-cell>
          <table:table-cell table:formula="of:=IF([.G492]&gt;0;1;0)" office:value-type="float" office:value="1">
            <text:p>1</text:p>
          </table:table-cell>
          <table:table-cell table:formula="of:=IF([.I491]&gt;=0;IF([.H492]=1;[.I491]+([.F492]*[.J492])-20;[.I491]);0)" office:value-type="float" office:value="34656293698.3887">
            <text:p>34656293698.3887</text:p>
          </table:table-cell>
          <table:table-cell table:formula="of:=IF([.I491]&gt;1000;[.I491]*0.5;1000)" office:value-type="float" office:value="17140815541.7976">
            <text:p>17140815541.7976</text:p>
          </table:table-cell>
          <table:table-cell table:number-columns-repeated="2"/>
        </table:table-row>
        <table:table-row table:style-name="ro1">
          <table:table-cell office:value-type="string">
            <text:p>SKBI</text:p>
          </table:table-cell>
          <table:table-cell office:value-type="float" office:value="1">
            <text:p>1</text:p>
          </table:table-cell>
          <table:table-cell office:value-type="string">
            <text:p>2013-11-19 00:00:00</text:p>
          </table:table-cell>
          <table:table-cell table:number-columns-repeated="2" office:value-type="float" office:value="3.8625">
            <text:p>3.8625</text:p>
          </table:table-cell>
          <table:table-cell office:value-type="float" office:value="-0.025242718446602">
            <text:p>-0.0252427184</text:p>
          </table:table-cell>
          <table:table-cell office:value-type="float" office:value="0.0896634438687127">
            <text:p>0.0896634439</text:p>
          </table:table-cell>
          <table:table-cell table:formula="of:=IF([.G493]&gt;0;1;0)" office:value-type="float" office:value="1">
            <text:p>1</text:p>
          </table:table-cell>
          <table:table-cell table:formula="of:=IF([.I492]&gt;=0;IF([.H493]=1;[.I492]+([.F493]*[.J493])-20;[.I492]);0)" office:value-type="float" office:value="34218884146.2731">
            <text:p>34218884146.2731</text:p>
          </table:table-cell>
          <table:table-cell table:formula="of:=IF([.I492]&gt;1000;[.I492]*0.5;1000)" office:value-type="float" office:value="17328146849.1943">
            <text:p>17328146849.1943</text:p>
          </table:table-cell>
          <table:table-cell table:number-columns-repeated="2"/>
        </table:table-row>
        <table:table-row table:style-name="ro1">
          <table:table-cell office:value-type="string">
            <text:p>ADMP</text:p>
          </table:table-cell>
          <table:table-cell office:value-type="float" office:value="0.0588235294117647">
            <text:p>0.0588235294</text:p>
          </table:table-cell>
          <table:table-cell office:value-type="string">
            <text:p>2013-11-20 00:00:00</text:p>
          </table:table-cell>
          <table:table-cell office:value-type="float" office:value="0.2175">
            <text:p>0.2175</text:p>
          </table:table-cell>
          <table:table-cell office:value-type="float" office:value="3.6975">
            <text:p>3.6975</text:p>
          </table:table-cell>
          <table:table-cell office:value-type="float" office:value="-0.0344827586206894">
            <text:p>-0.0344827586</text:p>
          </table:table-cell>
          <table:table-cell office:value-type="float" office:value="0.0657371900869205">
            <text:p>0.0657371901</text:p>
          </table:table-cell>
          <table:table-cell table:formula="of:=IF([.G494]&gt;0;1;0)" office:value-type="float" office:value="1">
            <text:p>1</text:p>
          </table:table-cell>
          <table:table-cell table:formula="of:=IF([.I493]&gt;=0;IF([.H494]=1;[.I493]+([.F494]*[.J494])-20;[.I493]);0)" office:value-type="float" office:value="33628903365.1304">
            <text:p>33628903365.1304</text:p>
          </table:table-cell>
          <table:table-cell table:formula="of:=IF([.I493]&gt;1000;[.I493]*0.5;1000)" office:value-type="float" office:value="17109442073.1365">
            <text:p>17109442073.1365</text:p>
          </table:table-cell>
          <table:table-cell table:number-columns-repeated="2"/>
        </table:table-row>
        <table:table-row table:style-name="ro1">
          <table:table-cell office:value-type="string">
            <text:p>SGOC</text:p>
          </table:table-cell>
          <table:table-cell office:value-type="float" office:value="1">
            <text:p>1</text:p>
          </table:table-cell>
          <table:table-cell office:value-type="string">
            <text:p>2013-11-21 00:00:00</text:p>
          </table:table-cell>
          <table:table-cell table:number-columns-repeated="2" office:value-type="float" office:value="4.945">
            <text:p>4.945</text:p>
          </table:table-cell>
          <table:table-cell office:value-type="float" office:value="-0.123862487360971">
            <text:p>-0.1238624874</text:p>
          </table:table-cell>
          <table:table-cell office:value-type="float" office:value="0.275754370230178">
            <text:p>0.2757543702</text:p>
          </table:table-cell>
          <table:table-cell table:formula="of:=IF([.G495]&gt;0;1;0)" office:value-type="float" office:value="1">
            <text:p>1</text:p>
          </table:table-cell>
          <table:table-cell table:formula="of:=IF([.I494]&gt;=0;IF([.H495]=1;[.I494]+([.F495]*[.J495])-20;[.I494]);0)" office:value-type="float" office:value="31546223536.117">
            <text:p>31546223536.117</text:p>
          </table:table-cell>
          <table:table-cell table:formula="of:=IF([.I494]&gt;1000;[.I494]*0.5;1000)" office:value-type="float" office:value="16814451682.5652">
            <text:p>16814451682.5652</text:p>
          </table:table-cell>
          <table:table-cell table:number-columns-repeated="2"/>
        </table:table-row>
        <table:table-row table:style-name="ro1">
          <table:table-cell office:value-type="string">
            <text:p>SGOC</text:p>
          </table:table-cell>
          <table:table-cell office:value-type="float" office:value="1">
            <text:p>1</text:p>
          </table:table-cell>
          <table:table-cell office:value-type="string">
            <text:p>2013-11-22 00:00:00</text:p>
          </table:table-cell>
          <table:table-cell table:number-columns-repeated="2" office:value-type="float" office:value="4.3325">
            <text:p>4.3325</text:p>
          </table:table-cell>
          <table:table-cell office:value-type="float" office:value="-0.0732833237160992">
            <text:p>-0.0732833237</text:p>
          </table:table-cell>
          <table:table-cell office:value-type="float" office:value="0.128147954484788">
            <text:p>0.1281479545</text:p>
          </table:table-cell>
          <table:table-cell table:formula="of:=IF([.G496]&gt;0;1;0)" office:value-type="float" office:value="1">
            <text:p>1</text:p>
          </table:table-cell>
          <table:table-cell table:formula="of:=IF([.I495]&gt;=0;IF([.H496]=1;[.I495]+([.F496]*[.J496])-20;[.I495]);0)" office:value-type="float" office:value="30390317460.4082">
            <text:p>30390317460.4082</text:p>
          </table:table-cell>
          <table:table-cell table:formula="of:=IF([.I495]&gt;1000;[.I495]*0.5;1000)" office:value-type="float" office:value="15773111768.0585">
            <text:p>15773111768.0585</text:p>
          </table:table-cell>
          <table:table-cell table:number-columns-repeated="2"/>
        </table:table-row>
        <table:table-row table:style-name="ro1">
          <table:table-cell office:value-type="string">
            <text:p>XTLB</text:p>
          </table:table-cell>
          <table:table-cell office:value-type="float" office:value="1">
            <text:p>1</text:p>
          </table:table-cell>
          <table:table-cell office:value-type="string">
            <text:p>2013-11-25 00:00:00</text:p>
          </table:table-cell>
          <table:table-cell table:number-columns-repeated="2" office:value-type="float" office:value="3.5325">
            <text:p>3.5325</text:p>
          </table:table-cell>
          <table:table-cell office:value-type="float" office:value="0.118188251946214">
            <text:p>0.1181882519</text:p>
          </table:table-cell>
          <table:table-cell office:value-type="float" office:value="0.0756019578874186">
            <text:p>0.0756019579</text:p>
          </table:table-cell>
          <table:table-cell table:formula="of:=IF([.G497]&gt;0;1;0)" office:value-type="float" office:value="1">
            <text:p>1</text:p>
          </table:table-cell>
          <table:table-cell table:formula="of:=IF([.I496]&gt;=0;IF([.H497]=1;[.I496]+([.F497]*[.J497])-20;[.I496]);0)" office:value-type="float" office:value="32186206688.7763">
            <text:p>32186206688.7763</text:p>
          </table:table-cell>
          <table:table-cell table:formula="of:=IF([.I496]&gt;1000;[.I496]*0.5;1000)" office:value-type="float" office:value="15195158730.2041">
            <text:p>15195158730.2041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1-26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133333333333333">
            <text:p>0.1333333333</text:p>
          </table:table-cell>
          <table:table-cell office:value-type="float" office:value="0.0674599954690443">
            <text:p>0.0674599955</text:p>
          </table:table-cell>
          <table:table-cell table:formula="of:=IF([.G498]&gt;0;1;0)" office:value-type="float" office:value="1">
            <text:p>1</text:p>
          </table:table-cell>
          <table:table-cell table:formula="of:=IF([.I497]&gt;=0;IF([.H498]=1;[.I497]+([.F498]*[.J498])-20;[.I497]);0)" office:value-type="float" office:value="34331953781.3614">
            <text:p>34331953781.3614</text:p>
          </table:table-cell>
          <table:table-cell table:formula="of:=IF([.I497]&gt;1000;[.I497]*0.5;1000)" office:value-type="float" office:value="16093103344.3881">
            <text:p>16093103344.3881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1-27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0294117647058825">
            <text:p>0.0294117647</text:p>
          </table:table-cell>
          <table:table-cell office:value-type="float" office:value="0.0652964288408294">
            <text:p>0.0652964288</text:p>
          </table:table-cell>
          <table:table-cell table:formula="of:=IF([.G499]&gt;0;1;0)" office:value-type="float" office:value="1">
            <text:p>1</text:p>
          </table:table-cell>
          <table:table-cell table:formula="of:=IF([.I498]&gt;=0;IF([.H499]=1;[.I498]+([.F499]*[.J499])-20;[.I498]);0)" office:value-type="float" office:value="34836835434.6167">
            <text:p>34836835434.6167</text:p>
          </table:table-cell>
          <table:table-cell table:formula="of:=IF([.I498]&gt;1000;[.I498]*0.5;1000)" office:value-type="float" office:value="17165976890.6807">
            <text:p>17165976890.6807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3-11-28 00:00:00</text:p>
          </table:table-cell>
          <table:table-cell table:number-columns-repeated="2" office:value-type="float" office:value="2.15">
            <text:p>2.15</text:p>
          </table:table-cell>
          <table:table-cell office:value-type="float" office:value="0">
            <text:p>0</text:p>
          </table:table-cell>
          <table:table-cell office:value-type="float" office:value="0.0011758843317007">
            <text:p>0.0011758843</text:p>
          </table:table-cell>
          <table:table-cell table:formula="of:=IF([.G500]&gt;0;1;0)" office:value-type="float" office:value="1">
            <text:p>1</text:p>
          </table:table-cell>
          <table:table-cell table:formula="of:=IF([.I499]&gt;=0;IF([.H500]=1;[.I499]+([.F500]*[.J500])-20;[.I499]);0)" office:value-type="float" office:value="34836835414.6167">
            <text:p>34836835414.6167</text:p>
          </table:table-cell>
          <table:table-cell table:formula="of:=IF([.I499]&gt;1000;[.I499]*0.5;1000)" office:value-type="float" office:value="17418417717.3083">
            <text:p>17418417717.3083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1">
            <text:p>1</text:p>
          </table:table-cell>
          <table:table-cell office:value-type="string">
            <text:p>2013-11-29 00:00:00</text:p>
          </table:table-cell>
          <table:table-cell table:number-columns-repeated="2" office:value-type="float" office:value="1.1475">
            <text:p>1.1475</text:p>
          </table:table-cell>
          <table:table-cell office:value-type="float" office:value="-0.0196078431372548">
            <text:p>-0.0196078431</text:p>
          </table:table-cell>
          <table:table-cell office:value-type="float" office:value="0.0435463239771779">
            <text:p>0.043546324</text:p>
          </table:table-cell>
          <table:table-cell table:formula="of:=IF([.G501]&gt;0;1;0)" office:value-type="float" office:value="1">
            <text:p>1</text:p>
          </table:table-cell>
          <table:table-cell table:formula="of:=IF([.I500]&gt;=0;IF([.H501]=1;[.I500]+([.F501]*[.J501])-20;[.I500]);0)" office:value-type="float" office:value="34495297792.5126">
            <text:p>34495297792.5126</text:p>
          </table:table-cell>
          <table:table-cell table:formula="of:=IF([.I500]&gt;1000;[.I500]*0.5;1000)" office:value-type="float" office:value="17418417707.3083">
            <text:p>17418417707.3083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1">
            <text:p>1</text:p>
          </table:table-cell>
          <table:table-cell office:value-type="string">
            <text:p>2013-12-02 00:00:00</text:p>
          </table:table-cell>
          <table:table-cell table:number-columns-repeated="2" office:value-type="float" office:value="1.125">
            <text:p>1.125</text:p>
          </table:table-cell>
          <table:table-cell office:value-type="float" office:value="0.00222222222222212">
            <text:p>0.0022222222</text:p>
          </table:table-cell>
          <table:table-cell office:value-type="float" office:value="0.0956659587874407">
            <text:p>0.0956659588</text:p>
          </table:table-cell>
          <table:table-cell table:formula="of:=IF([.G502]&gt;0;1;0)" office:value-type="float" office:value="1">
            <text:p>1</text:p>
          </table:table-cell>
          <table:table-cell table:formula="of:=IF([.I501]&gt;=0;IF([.H502]=1;[.I501]+([.F502]*[.J502])-20;[.I501]);0)" office:value-type="float" office:value="34533625881.1709">
            <text:p>34533625881.1709</text:p>
          </table:table-cell>
          <table:table-cell table:formula="of:=IF([.I501]&gt;1000;[.I501]*0.5;1000)" office:value-type="float" office:value="17247648896.2563">
            <text:p>17247648896.2563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2-03 00:00:00</text:p>
          </table:table-cell>
          <table:table-cell table:number-columns-repeated="2" office:value-type="float" office:value="0.135">
            <text:p>0.135</text:p>
          </table:table-cell>
          <table:table-cell office:value-type="float" office:value="0.407407407407407">
            <text:p>0.4074074074</text:p>
          </table:table-cell>
          <table:table-cell office:value-type="float" office:value="0.53337588534421">
            <text:p>0.5333758853</text:p>
          </table:table-cell>
          <table:table-cell table:formula="of:=IF([.G503]&gt;0;1;0)" office:value-type="float" office:value="1">
            <text:p>1</text:p>
          </table:table-cell>
          <table:table-cell table:formula="of:=IF([.I502]&gt;=0;IF([.H503]=1;[.I502]+([.F503]*[.J503])-20;[.I502]);0)" office:value-type="float" office:value="41568253355.4835">
            <text:p>41568253355.4835</text:p>
          </table:table-cell>
          <table:table-cell table:formula="of:=IF([.I502]&gt;1000;[.I502]*0.5;1000)" office:value-type="float" office:value="17266812940.5855">
            <text:p>17266812940.585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2-04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291230295038922">
            <text:p>0.291230295</text:p>
          </table:table-cell>
          <table:table-cell table:formula="of:=IF([.G504]&gt;0;1;0)" office:value-type="float" office:value="1">
            <text:p>1</text:p>
          </table:table-cell>
          <table:table-cell table:formula="of:=IF([.I503]&gt;=0;IF([.H504]=1;[.I503]+([.F504]*[.J504])-20;[.I503]);0)" office:value-type="float" office:value="54038729342.1286">
            <text:p>54038729342.1286</text:p>
          </table:table-cell>
          <table:table-cell table:formula="of:=IF([.I503]&gt;1000;[.I503]*0.5;1000)" office:value-type="float" office:value="20784126677.7418">
            <text:p>20784126677.7418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12-05 00:00:00</text:p>
          </table:table-cell>
          <table:table-cell table:number-columns-repeated="2" office:value-type="float" office:value="0.2575">
            <text:p>0.2575</text:p>
          </table:table-cell>
          <table:table-cell office:value-type="float" office:value="-0.029126213592233">
            <text:p>-0.0291262136</text:p>
          </table:table-cell>
          <table:table-cell office:value-type="float" office:value="0.294067302135268">
            <text:p>0.2940673021</text:p>
          </table:table-cell>
          <table:table-cell table:formula="of:=IF([.G505]&gt;0;1;0)" office:value-type="float" office:value="1">
            <text:p>1</text:p>
          </table:table-cell>
          <table:table-cell table:formula="of:=IF([.I504]&gt;=0;IF([.H505]=1;[.I504]+([.F505]*[.J505])-20;[.I504]);0)" office:value-type="float" office:value="53251757535.5928">
            <text:p>53251757535.5928</text:p>
          </table:table-cell>
          <table:table-cell table:formula="of:=IF([.I504]&gt;1000;[.I504]*0.5;1000)" office:value-type="float" office:value="27019364671.0643">
            <text:p>27019364671.0643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12-06 00:00:0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0800000000000001">
            <text:p>0.08</text:p>
          </table:table-cell>
          <table:table-cell office:value-type="float" office:value="0.13908257046082">
            <text:p>0.1390825705</text:p>
          </table:table-cell>
          <table:table-cell table:formula="of:=IF([.G506]&gt;0;1;0)" office:value-type="float" office:value="1">
            <text:p>1</text:p>
          </table:table-cell>
          <table:table-cell table:formula="of:=IF([.I505]&gt;=0;IF([.H506]=1;[.I505]+([.F506]*[.J506])-20;[.I505]);0)" office:value-type="float" office:value="55381827817.0165">
            <text:p>55381827817.0165</text:p>
          </table:table-cell>
          <table:table-cell table:formula="of:=IF([.I505]&gt;1000;[.I505]*0.5;1000)" office:value-type="float" office:value="26625878767.7964">
            <text:p>26625878767.7964</text:p>
          </table:table-cell>
          <table:table-cell table:number-columns-repeated="2"/>
        </table:table-row>
        <table:table-row table:style-name="ro1">
          <table:table-cell office:value-type="string">
            <text:p>RFIL</text:p>
          </table:table-cell>
          <table:table-cell office:value-type="float" office:value="1.01916572717024">
            <text:p>1.0191657272</text:p>
          </table:table-cell>
          <table:table-cell office:value-type="string">
            <text:p>2013-12-09 00:00:00</text:p>
          </table:table-cell>
          <table:table-cell office:value-type="float" office:value="8.9775">
            <text:p>8.9775</text:p>
          </table:table-cell>
          <table:table-cell office:value-type="float" office:value="8.80867533185841">
            <text:p>8.8086753319</text:p>
          </table:table-cell>
          <table:table-cell office:value-type="float" office:value="0.0115874723873091">
            <text:p>0.0115874724</text:p>
          </table:table-cell>
          <table:table-cell office:value-type="float" office:value="0.0335783460183235">
            <text:p>0.033578346</text:p>
          </table:table-cell>
          <table:table-cell table:formula="of:=IF([.G507]&gt;0;1;0)" office:value-type="float" office:value="1">
            <text:p>1</text:p>
          </table:table-cell>
          <table:table-cell table:formula="of:=IF([.I506]&gt;=0;IF([.H507]=1;[.I506]+([.F507]*[.J507])-20;[.I506]);0)" office:value-type="float" office:value="55702695497.3107">
            <text:p>55702695497.3107</text:p>
          </table:table-cell>
          <table:table-cell table:formula="of:=IF([.I506]&gt;1000;[.I506]*0.5;1000)" office:value-type="float" office:value="27690913908.5082">
            <text:p>27690913908.508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2-10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0714285714285714">
            <text:p>0.0714285714</text:p>
          </table:table-cell>
          <table:table-cell office:value-type="float" office:value="0.196077213862035">
            <text:p>0.1960772139</text:p>
          </table:table-cell>
          <table:table-cell table:formula="of:=IF([.G508]&gt;0;1;0)" office:value-type="float" office:value="1">
            <text:p>1</text:p>
          </table:table-cell>
          <table:table-cell table:formula="of:=IF([.I507]&gt;=0;IF([.H508]=1;[.I507]+([.F508]*[.J508])-20;[.I507]);0)" office:value-type="float" office:value="57692077459.3575">
            <text:p>57692077459.3575</text:p>
          </table:table-cell>
          <table:table-cell table:formula="of:=IF([.I507]&gt;1000;[.I507]*0.5;1000)" office:value-type="float" office:value="27851347748.6553">
            <text:p>27851347748.6553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2-11 00:00:00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-0.157894736842105">
            <text:p>-0.1578947368</text:p>
          </table:table-cell>
          <table:table-cell office:value-type="float" office:value="0.192795701565165">
            <text:p>0.1927957016</text:p>
          </table:table-cell>
          <table:table-cell table:formula="of:=IF([.G509]&gt;0;1;0)" office:value-type="float" office:value="1">
            <text:p>1</text:p>
          </table:table-cell>
          <table:table-cell table:formula="of:=IF([.I508]&gt;=0;IF([.H509]=1;[.I508]+([.F509]*[.J509])-20;[.I508]);0)" office:value-type="float" office:value="53137439745.1977">
            <text:p>53137439745.1977</text:p>
          </table:table-cell>
          <table:table-cell table:formula="of:=IF([.I508]&gt;1000;[.I508]*0.5;1000)" office:value-type="float" office:value="28846038729.6787">
            <text:p>28846038729.6787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2 00:00:00</text:p>
          </table:table-cell>
          <table:table-cell table:number-columns-repeated="2" office:value-type="float" office:value="1.0675">
            <text:p>1.0675</text:p>
          </table:table-cell>
          <table:table-cell office:value-type="float" office:value="-0.0281030444964869">
            <text:p>-0.0281030445</text:p>
          </table:table-cell>
          <table:table-cell office:value-type="float" office:value="0.421468379400146">
            <text:p>0.4214683794</text:p>
          </table:table-cell>
          <table:table-cell table:formula="of:=IF([.G510]&gt;0;1;0)" office:value-type="float" office:value="1">
            <text:p>1</text:p>
          </table:table-cell>
          <table:table-cell table:formula="of:=IF([.I509]&gt;=0;IF([.H510]=1;[.I509]+([.F510]*[.J510])-20;[.I509]);0)" office:value-type="float" office:value="52390777808.4033">
            <text:p>52390777808.4033</text:p>
          </table:table-cell>
          <table:table-cell table:formula="of:=IF([.I509]&gt;1000;[.I509]*0.5;1000)" office:value-type="float" office:value="26568719872.5988">
            <text:p>26568719872.5988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3 00:00:00</text:p>
          </table:table-cell>
          <table:table-cell table:number-columns-repeated="2" office:value-type="float" office:value="1.0375">
            <text:p>1.0375</text:p>
          </table:table-cell>
          <table:table-cell office:value-type="float" office:value="-0.0795180722891568">
            <text:p>-0.0795180723</text:p>
          </table:table-cell>
          <table:table-cell office:value-type="float" office:value="0.170764172294047">
            <text:p>0.1707641723</text:p>
          </table:table-cell>
          <table:table-cell table:formula="of:=IF([.G511]&gt;0;1;0)" office:value-type="float" office:value="1">
            <text:p>1</text:p>
          </table:table-cell>
          <table:table-cell table:formula="of:=IF([.I510]&gt;=0;IF([.H511]=1;[.I510]+([.F511]*[.J511])-20;[.I510]);0)" office:value-type="float" office:value="50307770959.8764">
            <text:p>50307770959.8764</text:p>
          </table:table-cell>
          <table:table-cell table:formula="of:=IF([.I510]&gt;1000;[.I510]*0.5;1000)" office:value-type="float" office:value="26195388904.2017">
            <text:p>26195388904.2017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12-16 00:00:00</text:p>
          </table:table-cell>
          <table:table-cell table:number-columns-repeated="2" office:value-type="float" office:value="0.255">
            <text:p>0.255</text:p>
          </table:table-cell>
          <table:table-cell office:value-type="float" office:value="0.0196078431372548">
            <text:p>0.0196078431</text:p>
          </table:table-cell>
          <table:table-cell office:value-type="float" office:value="0.10797794745264">
            <text:p>0.1079779475</text:p>
          </table:table-cell>
          <table:table-cell table:formula="of:=IF([.G512]&gt;0;1;0)" office:value-type="float" office:value="1">
            <text:p>1</text:p>
          </table:table-cell>
          <table:table-cell table:formula="of:=IF([.I511]&gt;=0;IF([.H512]=1;[.I511]+([.F512]*[.J512])-20;[.I511]);0)" office:value-type="float" office:value="50800984380.6595">
            <text:p>50800984380.6595</text:p>
          </table:table-cell>
          <table:table-cell table:formula="of:=IF([.I511]&gt;1000;[.I511]*0.5;1000)" office:value-type="float" office:value="25153885479.9382">
            <text:p>25153885479.9382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7 00:00:00</text:p>
          </table:table-cell>
          <table:table-cell table:number-columns-repeated="2" office:value-type="float" office:value="0.8625">
            <text:p>0.8625</text:p>
          </table:table-cell>
          <table:table-cell office:value-type="float" office:value="-0.144927536231884">
            <text:p>-0.1449275362</text:p>
          </table:table-cell>
          <table:table-cell office:value-type="float" office:value="0.144561985363567">
            <text:p>0.1445619854</text:p>
          </table:table-cell>
          <table:table-cell table:formula="of:=IF([.G513]&gt;0;1;0)" office:value-type="float" office:value="1">
            <text:p>1</text:p>
          </table:table-cell>
          <table:table-cell table:formula="of:=IF([.I512]&gt;=0;IF([.H513]=1;[.I512]+([.F513]*[.J513])-20;[.I512]);0)" office:value-type="float" office:value="47119753608.4378">
            <text:p>47119753608.4378</text:p>
          </table:table-cell>
          <table:table-cell table:formula="of:=IF([.I512]&gt;1000;[.I512]*0.5;1000)" office:value-type="float" office:value="25400492190.3298">
            <text:p>25400492190.3298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8 00:00:00</text:p>
          </table:table-cell>
          <table:table-cell table:number-columns-repeated="2" office:value-type="float" office:value="0.7375">
            <text:p>0.7375</text:p>
          </table:table-cell>
          <table:table-cell office:value-type="float" office:value="-0.0101694915254238">
            <text:p>-0.0101694915</text:p>
          </table:table-cell>
          <table:table-cell office:value-type="float" office:value="0.114387929658874">
            <text:p>0.1143879297</text:p>
          </table:table-cell>
          <table:table-cell table:formula="of:=IF([.G514]&gt;0;1;0)" office:value-type="float" office:value="1">
            <text:p>1</text:p>
          </table:table-cell>
          <table:table-cell table:formula="of:=IF([.I513]&gt;=0;IF([.H514]=1;[.I513]+([.F514]*[.J514])-20;[.I513]);0)" office:value-type="float" office:value="46880161620.9373">
            <text:p>46880161620.9373</text:p>
          </table:table-cell>
          <table:table-cell table:formula="of:=IF([.I513]&gt;1000;[.I513]*0.5;1000)" office:value-type="float" office:value="23559876804.2189">
            <text:p>23559876804.2189</text:p>
          </table:table-cell>
          <table:table-cell table:number-columns-repeated="2"/>
        </table:table-row>
        <table:table-row table:style-name="ro1">
          <table:table-cell office:value-type="string">
            <text:p>CVM</text:p>
          </table:table-cell>
          <table:table-cell office:value-type="float" office:value="1">
            <text:p>1</text:p>
          </table:table-cell>
          <table:table-cell office:value-type="string">
            <text:p>2013-12-19 00:00:00</text:p>
          </table:table-cell>
          <table:table-cell table:number-columns-repeated="2" office:value-type="float" office:value="0.57">
            <text:p>0.57</text:p>
          </table:table-cell>
          <table:table-cell office:value-type="float" office:value="0.0350877192982457">
            <text:p>0.0350877193</text:p>
          </table:table-cell>
          <table:table-cell office:value-type="float" office:value="0.100029723561626">
            <text:p>0.1000297236</text:p>
          </table:table-cell>
          <table:table-cell table:formula="of:=IF([.G515]&gt;0;1;0)" office:value-type="float" office:value="1">
            <text:p>1</text:p>
          </table:table-cell>
          <table:table-cell table:formula="of:=IF([.I514]&gt;=0;IF([.H515]=1;[.I514]+([.F515]*[.J515])-20;[.I514]);0)" office:value-type="float" office:value="47702620576.7432">
            <text:p>47702620576.7432</text:p>
          </table:table-cell>
          <table:table-cell table:formula="of:=IF([.I514]&gt;1000;[.I514]*0.5;1000)" office:value-type="float" office:value="23440080810.4686">
            <text:p>23440080810.4686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20 00:00:00</text:p>
          </table:table-cell>
          <table:table-cell table:number-columns-repeated="2" office:value-type="float" office:value="0.805">
            <text:p>0.805</text:p>
          </table:table-cell>
          <table:table-cell office:value-type="float" office:value="0.0745341614906831">
            <text:p>0.0745341615</text:p>
          </table:table-cell>
          <table:table-cell office:value-type="float" office:value="0.0810336741781061">
            <text:p>0.0810336742</text:p>
          </table:table-cell>
          <table:table-cell table:formula="of:=IF([.G516]&gt;0;1;0)" office:value-type="float" office:value="1">
            <text:p>1</text:p>
          </table:table-cell>
          <table:table-cell table:formula="of:=IF([.I515]&gt;=0;IF([.H516]=1;[.I515]+([.F516]*[.J516])-20;[.I515]);0)" office:value-type="float" office:value="49480357969.5411">
            <text:p>49480357969.5411</text:p>
          </table:table-cell>
          <table:table-cell table:formula="of:=IF([.I515]&gt;1000;[.I515]*0.5;1000)" office:value-type="float" office:value="23851310288.3716">
            <text:p>23851310288.371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2-23 00:00:00</text:p>
          </table:table-cell>
          <table:table-cell table:number-columns-repeated="2" office:value-type="float" office:value="0.195">
            <text:p>0.195</text:p>
          </table:table-cell>
          <table:table-cell office:value-type="float" office:value="0.0256410256410258">
            <text:p>0.0256410256</text:p>
          </table:table-cell>
          <table:table-cell office:value-type="float" office:value="0.0959911963764331">
            <text:p>0.0959911964</text:p>
          </table:table-cell>
          <table:table-cell table:formula="of:=IF([.G517]&gt;0;1;0)" office:value-type="float" office:value="1">
            <text:p>1</text:p>
          </table:table-cell>
          <table:table-cell table:formula="of:=IF([.I516]&gt;=0;IF([.H517]=1;[.I516]+([.F517]*[.J517])-20;[.I516]);0)" office:value-type="float" office:value="50114721513.2532">
            <text:p>50114721513.2532</text:p>
          </table:table-cell>
          <table:table-cell table:formula="of:=IF([.I516]&gt;1000;[.I516]*0.5;1000)" office:value-type="float" office:value="24740178984.7706">
            <text:p>24740178984.7706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12-24 00:00:00</text:p>
          </table:table-cell>
          <table:table-cell table:number-columns-repeated="2" office:value-type="float" office:value="0.585">
            <text:p>0.585</text:p>
          </table:table-cell>
          <table:table-cell office:value-type="float" office:value="0.115384615384615">
            <text:p>0.1153846154</text:p>
          </table:table-cell>
          <table:table-cell office:value-type="float" office:value="0.107275190345041">
            <text:p>0.1072751903</text:p>
          </table:table-cell>
          <table:table-cell table:formula="of:=IF([.G518]&gt;0;1;0)" office:value-type="float" office:value="1">
            <text:p>1</text:p>
          </table:table-cell>
          <table:table-cell table:formula="of:=IF([.I517]&gt;=0;IF([.H518]=1;[.I517]+([.F518]*[.J518])-20;[.I517]);0)" office:value-type="float" office:value="53005955426.7101">
            <text:p>53005955426.7101</text:p>
          </table:table-cell>
          <table:table-cell table:formula="of:=IF([.I517]&gt;1000;[.I517]*0.5;1000)" office:value-type="float" office:value="25057360756.6266">
            <text:p>25057360756.626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2-25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15755732806002">
            <text:p>0.0315755733</text:p>
          </table:table-cell>
          <table:table-cell table:formula="of:=IF([.G519]&gt;0;1;0)" office:value-type="float" office:value="1">
            <text:p>1</text:p>
          </table:table-cell>
          <table:table-cell table:formula="of:=IF([.I518]&gt;=0;IF([.H519]=1;[.I518]+([.F519]*[.J519])-20;[.I518]);0)" office:value-type="float" office:value="53005955406.7101">
            <text:p>53005955406.7101</text:p>
          </table:table-cell>
          <table:table-cell table:formula="of:=IF([.I518]&gt;1000;[.I518]*0.5;1000)" office:value-type="float" office:value="26502977713.355">
            <text:p>26502977713.355</text:p>
          </table:table-cell>
          <table:table-cell table:number-columns-repeated="2"/>
        </table:table-row>
        <table:table-row table:style-name="ro1">
          <table:table-cell office:value-type="string">
            <text:p>SWKH</text:p>
          </table:table-cell>
          <table:table-cell office:value-type="float" office:value="1">
            <text:p>1</text:p>
          </table:table-cell>
          <table:table-cell office:value-type="string">
            <text:p>2013-12-26 00:00:00</text:p>
          </table:table-cell>
          <table:table-cell table:number-columns-repeated="2" office:value-type="float" office:value="0.9525">
            <text:p>0.9525</text:p>
          </table:table-cell>
          <table:table-cell office:value-type="float" office:value="0.131233595800525">
            <text:p>0.1312335958</text:p>
          </table:table-cell>
          <table:table-cell office:value-type="float" office:value="0.0621218882165166">
            <text:p>0.0621218882</text:p>
          </table:table-cell>
          <table:table-cell table:formula="of:=IF([.G520]&gt;0;1;0)" office:value-type="float" office:value="1">
            <text:p>1</text:p>
          </table:table-cell>
          <table:table-cell table:formula="of:=IF([.I519]&gt;=0;IF([.H520]=1;[.I519]+([.F520]*[.J520])-20;[.I519]);0)" office:value-type="float" office:value="56484036450.1425">
            <text:p>56484036450.1425</text:p>
          </table:table-cell>
          <table:table-cell table:formula="of:=IF([.I519]&gt;1000;[.I519]*0.5;1000)" office:value-type="float" office:value="26502977703.355">
            <text:p>26502977703.355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3-12-27 00:00:00</text:p>
          </table:table-cell>
          <table:table-cell table:number-columns-repeated="2" office:value-type="float" office:value="1.1575">
            <text:p>1.1575</text:p>
          </table:table-cell>
          <table:table-cell office:value-type="float" office:value="0.0410367170626349">
            <text:p>0.0410367171</text:p>
          </table:table-cell>
          <table:table-cell office:value-type="float" office:value="0.0417844378097761">
            <text:p>0.0417844378</text:p>
          </table:table-cell>
          <table:table-cell table:formula="of:=IF([.G521]&gt;0;1;0)" office:value-type="float" office:value="1">
            <text:p>1</text:p>
          </table:table-cell>
          <table:table-cell table:formula="of:=IF([.I520]&gt;=0;IF([.H521]=1;[.I520]+([.F521]*[.J521])-20;[.I520]);0)" office:value-type="float" office:value="57642996141.3225">
            <text:p>57642996141.3225</text:p>
          </table:table-cell>
          <table:table-cell table:formula="of:=IF([.I520]&gt;1000;[.I520]*0.5;1000)" office:value-type="float" office:value="28242018225.0713">
            <text:p>28242018225.0713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2142857142857">
            <text:p>1.0214285714</text:p>
          </table:table-cell>
          <table:table-cell office:value-type="string">
            <text:p>2013-12-30 00:00:00</text:p>
          </table:table-cell>
          <table:table-cell office:value-type="float" office:value="1.43">
            <text:p>1.43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513273369208454">
            <text:p>0.5132733692</text:p>
          </table:table-cell>
          <table:table-cell table:formula="of:=IF([.G522]&gt;0;1;0)" office:value-type="float" office:value="1">
            <text:p>1</text:p>
          </table:table-cell>
          <table:table-cell table:formula="of:=IF([.I521]&gt;=0;IF([.H522]=1;[.I521]+([.F522]*[.J522])-20;[.I521]);0)" office:value-type="float" office:value="57642996121.3225">
            <text:p>57642996121.3225</text:p>
          </table:table-cell>
          <table:table-cell table:formula="of:=IF([.I521]&gt;1000;[.I521]*0.5;1000)" office:value-type="float" office:value="28821498070.6613">
            <text:p>28821498070.6613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2142857142857">
            <text:p>1.0214285714</text:p>
          </table:table-cell>
          <table:table-cell office:value-type="string">
            <text:p>2013-12-31 00:00:00</text:p>
          </table:table-cell>
          <table:table-cell office:value-type="float" office:value="1.43">
            <text:p>1.43</text:p>
          </table:table-cell>
          <table:table-cell office:value-type="float" office:value="1.4">
            <text:p>1.4</text:p>
          </table:table-cell>
          <table:table-cell office:value-type="float" office:value="4.08428775219075">
            <text:p>4.0842877522</text:p>
          </table:table-cell>
          <table:table-cell office:value-type="float" office:value="0.232344480748466">
            <text:p>0.2323444807</text:p>
          </table:table-cell>
          <table:table-cell table:formula="of:=IF([.G523]&gt;0;1;0)" office:value-type="float" office:value="1">
            <text:p>1</text:p>
          </table:table-cell>
          <table:table-cell table:formula="of:=IF([.I522]&gt;=0;IF([.H523]=1;[.I522]+([.F523]*[.J523])-20;[.I522]);0)" office:value-type="float" office:value="175358287630.271">
            <text:p>175358287630.271</text:p>
          </table:table-cell>
          <table:table-cell table:formula="of:=IF([.I522]&gt;1000;[.I522]*0.5;1000)" office:value-type="float" office:value="28821498060.6613">
            <text:p>28821498060.6613</text:p>
          </table:table-cell>
          <table:table-cell table:number-columns-repeated="2"/>
        </table:table-row>
        <table:table-row table:style-name="ro1">
          <table:table-cell office:value-type="string">
            <text:p>CPAH</text:p>
          </table:table-cell>
          <table:table-cell office:value-type="float" office:value="1">
            <text:p>1</text:p>
          </table:table-cell>
          <table:table-cell office:value-type="string">
            <text:p>2014-01-01 00:00:00</text:p>
          </table:table-cell>
          <table:table-cell table:number-columns-repeated="2" office:value-type="float" office:value="1.07">
            <text:p>1.07</text:p>
          </table:table-cell>
          <table:table-cell office:value-type="float" office:value="0.044392523364486">
            <text:p>0.0443925234</text:p>
          </table:table-cell>
          <table:table-cell office:value-type="float" office:value="0.0110688840281064">
            <text:p>0.011068884</text:p>
          </table:table-cell>
          <table:table-cell table:formula="of:=IF([.G524]&gt;0;1;0)" office:value-type="float" office:value="1">
            <text:p>1</text:p>
          </table:table-cell>
          <table:table-cell table:formula="of:=IF([.I523]&gt;=0;IF([.H524]=1;[.I523]+([.F524]*[.J524])-20;[.I523]);0)" office:value-type="float" office:value="179250586050.662">
            <text:p>179250586050.662</text:p>
          </table:table-cell>
          <table:table-cell table:formula="of:=IF([.I523]&gt;1000;[.I523]*0.5;1000)" office:value-type="float" office:value="87679143815.1354">
            <text:p>87679143815.1354</text:p>
          </table:table-cell>
          <table:table-cell table:number-columns-repeated="2"/>
        </table:table-row>
        <table:table-row table:style-name="ro1">
          <table:table-cell office:value-type="string">
            <text:p>VIEW</text:p>
          </table:table-cell>
          <table:table-cell office:value-type="float" office:value="1">
            <text:p>1</text:p>
          </table:table-cell>
          <table:table-cell office:value-type="string">
            <text:p>2014-01-02 00:00:00</text:p>
          </table:table-cell>
          <table:table-cell table:number-columns-repeated="2" office:value-type="float" office:value="2.3875">
            <text:p>2.3875</text:p>
          </table:table-cell>
          <table:table-cell office:value-type="float" office:value="0.0115183246073298">
            <text:p>0.0115183246</text:p>
          </table:table-cell>
          <table:table-cell office:value-type="float" office:value="0.168770491223821">
            <text:p>0.1687704912</text:p>
          </table:table-cell>
          <table:table-cell table:formula="of:=IF([.G525]&gt;0;1;0)" office:value-type="float" office:value="1">
            <text:p>1</text:p>
          </table:table-cell>
          <table:table-cell table:formula="of:=IF([.I524]&gt;=0;IF([.H525]=1;[.I524]+([.F525]*[.J525])-20;[.I524]);0)" office:value-type="float" office:value="180282919248.755">
            <text:p>180282919248.755</text:p>
          </table:table-cell>
          <table:table-cell table:formula="of:=IF([.I524]&gt;1000;[.I524]*0.5;1000)" office:value-type="float" office:value="89625293025.3312">
            <text:p>89625293025.3312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1920768307323">
            <text:p>1.0192076831</text:p>
          </table:table-cell>
          <table:table-cell office:value-type="string">
            <text:p>2014-01-03 00:00:00</text:p>
          </table:table-cell>
          <table:table-cell office:value-type="float" office:value="7.8825">
            <text:p>7.8825</text:p>
          </table:table-cell>
          <table:table-cell office:value-type="float" office:value="7.73394876325088">
            <text:p>7.7339487633</text:p>
          </table:table-cell>
          <table:table-cell office:value-type="float" office:value="0.0777281273510131">
            <text:p>0.0777281274</text:p>
          </table:table-cell>
          <table:table-cell office:value-type="float" office:value="0.126355557541675">
            <text:p>0.1263555575</text:p>
          </table:table-cell>
          <table:table-cell table:formula="of:=IF([.G526]&gt;0;1;0)" office:value-type="float" office:value="1">
            <text:p>1</text:p>
          </table:table-cell>
          <table:table-cell table:formula="of:=IF([.I525]&gt;=0;IF([.H526]=1;[.I525]+([.F526]*[.J526])-20;[.I525]);0)" office:value-type="float" office:value="187289446082.045">
            <text:p>187289446082.045</text:p>
          </table:table-cell>
          <table:table-cell table:formula="of:=IF([.I525]&gt;1000;[.I525]*0.5;1000)" office:value-type="float" office:value="90141459624.3776">
            <text:p>90141459624.3776</text:p>
          </table:table-cell>
          <table:table-cell table:number-columns-repeated="2"/>
        </table:table-row>
        <table:table-row table:style-name="ro1">
          <table:table-cell office:value-type="string">
            <text:p>EFOI</text:p>
          </table:table-cell>
          <table:table-cell office:value-type="float" office:value="1">
            <text:p>1</text:p>
          </table:table-cell>
          <table:table-cell office:value-type="string">
            <text:p>2014-01-06 00:00:00</text:p>
          </table:table-cell>
          <table:table-cell table:number-columns-repeated="2" office:value-type="float" office:value="0.435">
            <text:p>0.435</text:p>
          </table:table-cell>
          <table:table-cell office:value-type="float" office:value="0.103448275862069">
            <text:p>0.1034482759</text:p>
          </table:table-cell>
          <table:table-cell office:value-type="float" office:value="0.0390153984669866">
            <text:p>0.0390153985</text:p>
          </table:table-cell>
          <table:table-cell table:formula="of:=IF([.G527]&gt;0;1;0)" office:value-type="float" office:value="1">
            <text:p>1</text:p>
          </table:table-cell>
          <table:table-cell table:formula="of:=IF([.I526]&gt;=0;IF([.H527]=1;[.I526]+([.F527]*[.J527])-20;[.I526]);0)" office:value-type="float" office:value="196976831204.22">
            <text:p>196976831204.22</text:p>
          </table:table-cell>
          <table:table-cell table:formula="of:=IF([.I526]&gt;1000;[.I526]*0.5;1000)" office:value-type="float" office:value="93644723041.0225">
            <text:p>93644723041.0225</text:p>
          </table:table-cell>
          <table:table-cell table:number-columns-repeated="2"/>
        </table:table-row>
        <table:table-row table:style-name="ro1">
          <table:table-cell office:value-type="string">
            <text:p>GNI</text:p>
          </table:table-cell>
          <table:table-cell office:value-type="float" office:value="1.10279605263158">
            <text:p>1.1027960526</text:p>
          </table:table-cell>
          <table:table-cell office:value-type="string">
            <text:p>2014-01-07 00:00:00</text:p>
          </table:table-cell>
          <table:table-cell office:value-type="float" office:value="27.425">
            <text:p>27.425</text:p>
          </table:table-cell>
          <table:table-cell office:value-type="float" office:value="24.8686055182699">
            <text:p>24.8686055183</text:p>
          </table:table-cell>
          <table:table-cell office:value-type="float" office:value="-0.0462434329901666">
            <text:p>-0.046243433</text:p>
          </table:table-cell>
          <table:table-cell office:value-type="float" office:value="0.0974284652284673">
            <text:p>0.0974284652</text:p>
          </table:table-cell>
          <table:table-cell table:formula="of:=IF([.G528]&gt;0;1;0)" office:value-type="float" office:value="1">
            <text:p>1</text:p>
          </table:table-cell>
          <table:table-cell table:formula="of:=IF([.I527]&gt;=0;IF([.H528]=1;[.I527]+([.F528]*[.J528])-20;[.I527]);0)" office:value-type="float" office:value="192422388737.016">
            <text:p>192422388737.016</text:p>
          </table:table-cell>
          <table:table-cell table:formula="of:=IF([.I527]&gt;1000;[.I527]*0.5;1000)" office:value-type="float" office:value="98488415602.1098">
            <text:p>98488415602.1098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1825842696629">
            <text:p>1.018258427</text:p>
          </table:table-cell>
          <table:table-cell office:value-type="string">
            <text:p>2014-01-08 00:00:00</text:p>
          </table:table-cell>
          <table:table-cell office:value-type="float" office:value="7.25">
            <text:p>7.25</text:p>
          </table:table-cell>
          <table:table-cell office:value-type="float" office:value="7.12">
            <text:p>7.12</text:p>
          </table:table-cell>
          <table:table-cell office:value-type="float" office:value="0.137640449438202">
            <text:p>0.1376404494</text:p>
          </table:table-cell>
          <table:table-cell office:value-type="float" office:value="0.238754939194792">
            <text:p>0.2387549392</text:p>
          </table:table-cell>
          <table:table-cell table:formula="of:=IF([.G529]&gt;0;1;0)" office:value-type="float" office:value="1">
            <text:p>1</text:p>
          </table:table-cell>
          <table:table-cell table:formula="of:=IF([.I528]&gt;=0;IF([.H529]=1;[.I528]+([.F529]*[.J529])-20;[.I528]);0)" office:value-type="float" office:value="205664940750.883">
            <text:p>205664940750.883</text:p>
          </table:table-cell>
          <table:table-cell table:formula="of:=IF([.I528]&gt;1000;[.I528]*0.5;1000)" office:value-type="float" office:value="96211194368.5079">
            <text:p>96211194368.5079</text:p>
          </table:table-cell>
          <table:table-cell table:number-columns-repeated="2"/>
        </table:table-row>
        <table:table-row table:style-name="ro1">
          <table:table-cell office:value-type="string">
            <text:p>GNI</text:p>
          </table:table-cell>
          <table:table-cell office:value-type="float" office:value="1.10282436010591">
            <text:p>1.1028243601</text:p>
          </table:table-cell>
          <table:table-cell office:value-type="string">
            <text:p>2014-01-09 00:00:00</text:p>
          </table:table-cell>
          <table:table-cell office:value-type="float" office:value="25.475">
            <text:p>25.475</text:p>
          </table:table-cell>
          <table:table-cell office:value-type="float" office:value="23.0997799119648">
            <text:p>23.099779912</text:p>
          </table:table-cell>
          <table:table-cell office:value-type="float" office:value="-0.0572881386179244">
            <text:p>-0.0572881386</text:p>
          </table:table-cell>
          <table:table-cell office:value-type="float" office:value="0.378701304995839">
            <text:p>0.378701305</text:p>
          </table:table-cell>
          <table:table-cell table:formula="of:=IF([.G530]&gt;0;1;0)" office:value-type="float" office:value="1">
            <text:p>1</text:p>
          </table:table-cell>
          <table:table-cell table:formula="of:=IF([.I529]&gt;=0;IF([.H530]=1;[.I529]+([.F530]*[.J530])-20;[.I529]);0)" office:value-type="float" office:value="199773859913.592">
            <text:p>199773859913.592</text:p>
          </table:table-cell>
          <table:table-cell table:formula="of:=IF([.I529]&gt;1000;[.I529]*0.5;1000)" office:value-type="float" office:value="102832470375.442">
            <text:p>102832470375.442</text:p>
          </table:table-cell>
          <table:table-cell table:number-columns-repeated="2"/>
        </table:table-row>
        <table:table-row table:style-name="ro1">
          <table:table-cell office:value-type="string">
            <text:p>GNI</text:p>
          </table:table-cell>
          <table:table-cell office:value-type="float" office:value="1.1024531024531">
            <text:p>1.1024531025</text:p>
          </table:table-cell>
          <table:table-cell office:value-type="string">
            <text:p>2014-01-10 00:00:00</text:p>
          </table:table-cell>
          <table:table-cell office:value-type="float" office:value="24.0075">
            <text:p>24.0075</text:p>
          </table:table-cell>
          <table:table-cell office:value-type="float" office:value="21.7764365183246">
            <text:p>21.7764365183</text:p>
          </table:table-cell>
          <table:table-cell office:value-type="float" office:value="-0.0371626323652569">
            <text:p>-0.0371626324</text:p>
          </table:table-cell>
          <table:table-cell office:value-type="float" office:value="0.506407792120021">
            <text:p>0.5064077921</text:p>
          </table:table-cell>
          <table:table-cell table:formula="of:=IF([.G531]&gt;0;1;0)" office:value-type="float" office:value="1">
            <text:p>1</text:p>
          </table:table-cell>
          <table:table-cell table:formula="of:=IF([.I530]&gt;=0;IF([.H531]=1;[.I530]+([.F531]*[.J531])-20;[.I530]);0)" office:value-type="float" office:value="196061798637.513">
            <text:p>196061798637.513</text:p>
          </table:table-cell>
          <table:table-cell table:formula="of:=IF([.I530]&gt;1000;[.I530]*0.5;1000)" office:value-type="float" office:value="99886929956.7958">
            <text:p>99886929956.7958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4-01-13 00:00:00</text:p>
          </table:table-cell>
          <table:table-cell table:number-columns-repeated="2" office:value-type="float" office:value="0.245">
            <text:p>0.245</text:p>
          </table:table-cell>
          <table:table-cell office:value-type="float" office:value="0.0408163265306123">
            <text:p>0.0408163265</text:p>
          </table:table-cell>
          <table:table-cell office:value-type="float" office:value="0.0744753243995604">
            <text:p>0.0744753244</text:p>
          </table:table-cell>
          <table:table-cell table:formula="of:=IF([.G532]&gt;0;1;0)" office:value-type="float" office:value="1">
            <text:p>1</text:p>
          </table:table-cell>
          <table:table-cell table:formula="of:=IF([.I531]&gt;=0;IF([.H532]=1;[.I531]+([.F532]*[.J532])-20;[.I531]);0)" office:value-type="float" office:value="200063059814.197">
            <text:p>200063059814.197</text:p>
          </table:table-cell>
          <table:table-cell table:formula="of:=IF([.I531]&gt;1000;[.I531]*0.5;1000)" office:value-type="float" office:value="98030899318.7565">
            <text:p>98030899318.7565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1-14 00:00:0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0952380952380951">
            <text:p>0.0952380952</text:p>
          </table:table-cell>
          <table:table-cell office:value-type="float" office:value="0.0885058421317109">
            <text:p>0.0885058421</text:p>
          </table:table-cell>
          <table:table-cell table:formula="of:=IF([.G533]&gt;0;1;0)" office:value-type="float" office:value="1">
            <text:p>1</text:p>
          </table:table-cell>
          <table:table-cell table:formula="of:=IF([.I532]&gt;=0;IF([.H533]=1;[.I532]+([.F533]*[.J533])-20;[.I532]);0)" office:value-type="float" office:value="209589872166.302">
            <text:p>209589872166.302</text:p>
          </table:table-cell>
          <table:table-cell table:formula="of:=IF([.I532]&gt;1000;[.I532]*0.5;1000)" office:value-type="float" office:value="100031529907.098">
            <text:p>100031529907.098</text:p>
          </table:table-cell>
          <table:table-cell table:number-columns-repeated="2"/>
        </table:table-row>
        <table:table-row table:style-name="ro1">
          <table:table-cell office:value-type="string">
            <text:p>ACU</text:p>
          </table:table-cell>
          <table:table-cell office:value-type="float" office:value="1.004851004851">
            <text:p>1.0048510049</text:p>
          </table:table-cell>
          <table:table-cell office:value-type="string">
            <text:p>2014-01-15 00:00:00</text:p>
          </table:table-cell>
          <table:table-cell office:value-type="float" office:value="13.3375">
            <text:p>13.3375</text:p>
          </table:table-cell>
          <table:table-cell office:value-type="float" office:value="13.2731120689655">
            <text:p>13.273112069</text:p>
          </table:table-cell>
          <table:table-cell office:value-type="float" office:value="0.0800302517281499">
            <text:p>0.0800302517</text:p>
          </table:table-cell>
          <table:table-cell office:value-type="float" office:value="0.0599424445165644">
            <text:p>0.0599424445</text:p>
          </table:table-cell>
          <table:table-cell table:formula="of:=IF([.G534]&gt;0;1;0)" office:value-type="float" office:value="1">
            <text:p>1</text:p>
          </table:table-cell>
          <table:table-cell table:formula="of:=IF([.I533]&gt;=0;IF([.H534]=1;[.I533]+([.F534]*[.J534])-20;[.I533]);0)" office:value-type="float" office:value="217976637260.872">
            <text:p>217976637260.872</text:p>
          </table:table-cell>
          <table:table-cell table:formula="of:=IF([.I533]&gt;1000;[.I533]*0.5;1000)" office:value-type="float" office:value="104794936083.151">
            <text:p>104794936083.151</text:p>
          </table:table-cell>
          <table:table-cell table:number-columns-repeated="2"/>
        </table:table-row>
        <table:table-row table:style-name="ro1">
          <table:table-cell office:value-type="string">
            <text:p>MNOV</text:p>
          </table:table-cell>
          <table:table-cell office:value-type="float" office:value="1">
            <text:p>1</text:p>
          </table:table-cell>
          <table:table-cell office:value-type="string">
            <text:p>2014-01-16 00:00:00</text:p>
          </table:table-cell>
          <table:table-cell table:number-columns-repeated="2" office:value-type="float" office:value="2.5175">
            <text:p>2.5175</text:p>
          </table:table-cell>
          <table:table-cell office:value-type="float" office:value="-0.0248262164846077">
            <text:p>-0.0248262165</text:p>
          </table:table-cell>
          <table:table-cell office:value-type="float" office:value="0.0403070220305694">
            <text:p>0.040307022</text:p>
          </table:table-cell>
          <table:table-cell table:formula="of:=IF([.G535]&gt;0;1;0)" office:value-type="float" office:value="1">
            <text:p>1</text:p>
          </table:table-cell>
          <table:table-cell table:formula="of:=IF([.I534]&gt;=0;IF([.H535]=1;[.I534]+([.F535]*[.J535])-20;[.I534]);0)" office:value-type="float" office:value="215270869648.259">
            <text:p>215270869648.259</text:p>
          </table:table-cell>
          <table:table-cell table:formula="of:=IF([.I534]&gt;1000;[.I534]*0.5;1000)" office:value-type="float" office:value="108988318630.436">
            <text:p>108988318630.436</text:p>
          </table:table-cell>
          <table:table-cell table:number-columns-repeated="2"/>
        </table:table-row>
        <table:table-row table:style-name="ro1">
          <table:table-cell office:value-type="string">
            <text:p>MNOV</text:p>
          </table:table-cell>
          <table:table-cell office:value-type="float" office:value="1">
            <text:p>1</text:p>
          </table:table-cell>
          <table:table-cell office:value-type="string">
            <text:p>2014-01-17 00:00:00</text:p>
          </table:table-cell>
          <table:table-cell table:number-columns-repeated="2" office:value-type="float" office:value="2.455">
            <text:p>2.455</text:p>
          </table:table-cell>
          <table:table-cell office:value-type="float" office:value="-0.0162932790224033">
            <text:p>-0.016293279</text:p>
          </table:table-cell>
          <table:table-cell office:value-type="float" office:value="0.100193846892323">
            <text:p>0.1001938469</text:p>
          </table:table-cell>
          <table:table-cell table:formula="of:=IF([.G536]&gt;0;1;0)" office:value-type="float" office:value="1">
            <text:p>1</text:p>
          </table:table-cell>
          <table:table-cell table:formula="of:=IF([.I535]&gt;=0;IF([.H536]=1;[.I535]+([.F536]*[.J536])-20;[.I535]);0)" office:value-type="float" office:value="213517135455.972">
            <text:p>213517135455.972</text:p>
          </table:table-cell>
          <table:table-cell table:formula="of:=IF([.I535]&gt;1000;[.I535]*0.5;1000)" office:value-type="float" office:value="107635434824.129">
            <text:p>107635434824.129</text:p>
          </table:table-cell>
          <table:table-cell table:number-columns-repeated="2"/>
        </table:table-row>
        <table:table-row table:style-name="ro1">
          <table:table-cell office:value-type="string">
            <text:p>LTBR</text:p>
          </table:table-cell>
          <table:table-cell office:value-type="float" office:value="1">
            <text:p>1</text:p>
          </table:table-cell>
          <table:table-cell office:value-type="string">
            <text:p>2014-01-20 00:00:00</text:p>
          </table:table-cell>
          <table:table-cell table:number-columns-repeated="2" office:value-type="float" office:value="2.06">
            <text:p>2.06</text:p>
          </table:table-cell>
          <table:table-cell office:value-type="float" office:value="0.058252427184466">
            <text:p>0.0582524272</text:p>
          </table:table-cell>
          <table:table-cell office:value-type="float" office:value="0.012053126445072">
            <text:p>0.0120531264</text:p>
          </table:table-cell>
          <table:table-cell table:formula="of:=IF([.G537]&gt;0;1;0)" office:value-type="float" office:value="1">
            <text:p>1</text:p>
          </table:table-cell>
          <table:table-cell table:formula="of:=IF([.I536]&gt;=0;IF([.H537]=1;[.I536]+([.F537]*[.J537])-20;[.I536]);0)" office:value-type="float" office:value="219736081128.864">
            <text:p>219736081128.864</text:p>
          </table:table-cell>
          <table:table-cell table:formula="of:=IF([.I536]&gt;1000;[.I536]*0.5;1000)" office:value-type="float" office:value="106758567727.986">
            <text:p>106758567727.986</text:p>
          </table:table-cell>
          <table:table-cell table:number-columns-repeated="2"/>
        </table:table-row>
        <table:table-row table:style-name="ro1">
          <table:table-cell office:value-type="string">
            <text:p>AVTC</text:p>
          </table:table-cell>
          <table:table-cell office:value-type="float" office:value="1">
            <text:p>1</text:p>
          </table:table-cell>
          <table:table-cell office:value-type="string">
            <text:p>2014-01-21 00:00:00</text:p>
          </table:table-cell>
          <table:table-cell table:number-columns-repeated="2" office:value-type="float" office:value="3.7025">
            <text:p>3.7025</text:p>
          </table:table-cell>
          <table:table-cell office:value-type="float" office:value="0.074949358541526">
            <text:p>0.0749493585</text:p>
          </table:table-cell>
          <table:table-cell office:value-type="float" office:value="0.161990209801129">
            <text:p>0.1619902098</text:p>
          </table:table-cell>
          <table:table-cell table:formula="of:=IF([.G538]&gt;0;1;0)" office:value-type="float" office:value="1">
            <text:p>1</text:p>
          </table:table-cell>
          <table:table-cell table:formula="of:=IF([.I537]&gt;=0;IF([.H538]=1;[.I537]+([.F538]*[.J538])-20;[.I537]);0)" office:value-type="float" office:value="227970620273.383">
            <text:p>227970620273.383</text:p>
          </table:table-cell>
          <table:table-cell table:formula="of:=IF([.I537]&gt;1000;[.I537]*0.5;1000)" office:value-type="float" office:value="109868040564.432">
            <text:p>109868040564.432</text:p>
          </table:table-cell>
          <table:table-cell table:number-columns-repeated="2"/>
        </table:table-row>
        <table:table-row table:style-name="ro1">
          <table:table-cell office:value-type="string">
            <text:p>ZIPR</text:p>
          </table:table-cell>
          <table:table-cell office:value-type="float" office:value="1">
            <text:p>1</text:p>
          </table:table-cell>
          <table:table-cell office:value-type="string">
            <text:p>2014-01-22 00:00:00</text:p>
          </table:table-cell>
          <table:table-cell table:number-columns-repeated="2" office:value-type="float" office:value="4.7075">
            <text:p>4.7075</text:p>
          </table:table-cell>
          <table:table-cell office:value-type="float" office:value="-0.0520446096654274">
            <text:p>-0.0520446097</text:p>
          </table:table-cell>
          <table:table-cell office:value-type="float" office:value="0.0561124072107861">
            <text:p>0.0561124072</text:p>
          </table:table-cell>
          <table:table-cell table:formula="of:=IF([.G539]&gt;0;1;0)" office:value-type="float" office:value="1">
            <text:p>1</text:p>
          </table:table-cell>
          <table:table-cell table:formula="of:=IF([.I538]&gt;=0;IF([.H539]=1;[.I538]+([.F539]*[.J539])-20;[.I538]);0)" office:value-type="float" office:value="222038299279.726">
            <text:p>222038299279.726</text:p>
          </table:table-cell>
          <table:table-cell table:formula="of:=IF([.I538]&gt;1000;[.I538]*0.5;1000)" office:value-type="float" office:value="113985310136.691">
            <text:p>113985310136.691</text:p>
          </table:table-cell>
          <table:table-cell table:number-columns-repeated="2"/>
        </table:table-row>
        <table:table-row table:style-name="ro1">
          <table:table-cell office:value-type="string">
            <text:p>OPTT</text:p>
          </table:table-cell>
          <table:table-cell office:value-type="float" office:value="1">
            <text:p>1</text:p>
          </table:table-cell>
          <table:table-cell office:value-type="string">
            <text:p>2014-01-23 00:00:00</text:p>
          </table:table-cell>
          <table:table-cell table:number-columns-repeated="2" office:value-type="float" office:value="2.35">
            <text:p>2.35</text:p>
          </table:table-cell>
          <table:table-cell office:value-type="float" office:value="-0.0425531914893615">
            <text:p>-0.0425531915</text:p>
          </table:table-cell>
          <table:table-cell office:value-type="float" office:value="0.0358319047981942">
            <text:p>0.0358319048</text:p>
          </table:table-cell>
          <table:table-cell table:formula="of:=IF([.G540]&gt;0;1;0)" office:value-type="float" office:value="1">
            <text:p>1</text:p>
          </table:table-cell>
          <table:table-cell table:formula="of:=IF([.I539]&gt;=0;IF([.H540]=1;[.I539]+([.F540]*[.J540])-20;[.I539]);0)" office:value-type="float" office:value="217314080126.115">
            <text:p>217314080126.115</text:p>
          </table:table-cell>
          <table:table-cell table:formula="of:=IF([.I539]&gt;1000;[.I539]*0.5;1000)" office:value-type="float" office:value="111019149639.863">
            <text:p>111019149639.863</text:p>
          </table:table-cell>
          <table:table-cell table:number-columns-repeated="2"/>
        </table:table-row>
        <table:table-row table:style-name="ro1">
          <table:table-cell office:value-type="string">
            <text:p>HIPP</text:p>
          </table:table-cell>
          <table:table-cell office:value-type="float" office:value="1">
            <text:p>1</text:p>
          </table:table-cell>
          <table:table-cell office:value-type="string">
            <text:p>2014-01-24 00:00:00</text:p>
          </table:table-cell>
          <table:table-cell table:number-columns-repeated="2" office:value-type="float" office:value="0.2575">
            <text:p>0.2575</text:p>
          </table:table-cell>
          <table:table-cell office:value-type="float" office:value="0.106796116504855">
            <text:p>0.1067961165</text:p>
          </table:table-cell>
          <table:table-cell office:value-type="float" office:value="0.0534548394944823">
            <text:p>0.0534548395</text:p>
          </table:table-cell>
          <table:table-cell table:formula="of:=IF([.G541]&gt;0;1;0)" office:value-type="float" office:value="1">
            <text:p>1</text:p>
          </table:table-cell>
          <table:table-cell table:formula="of:=IF([.I540]&gt;=0;IF([.H541]=1;[.I540]+([.F541]*[.J541])-20;[.I540]);0)" office:value-type="float" office:value="228918230015.762">
            <text:p>228918230015.762</text:p>
          </table:table-cell>
          <table:table-cell table:formula="of:=IF([.I540]&gt;1000;[.I540]*0.5;1000)" office:value-type="float" office:value="108657040063.057">
            <text:p>108657040063.057</text:p>
          </table:table-cell>
          <table:table-cell table:number-columns-repeated="2"/>
        </table:table-row>
        <table:table-row table:style-name="ro1">
          <table:table-cell office:value-type="string">
            <text:p>ASTC</text:p>
          </table:table-cell>
          <table:table-cell office:value-type="float" office:value="1">
            <text:p>1</text:p>
          </table:table-cell>
          <table:table-cell office:value-type="string">
            <text:p>2014-01-27 00:00:00</text:p>
          </table:table-cell>
          <table:table-cell table:number-columns-repeated="2" office:value-type="float" office:value="3.02">
            <text:p>3.02</text:p>
          </table:table-cell>
          <table:table-cell office:value-type="float" office:value="-0.0240066225165564">
            <text:p>-0.0240066225</text:p>
          </table:table-cell>
          <table:table-cell office:value-type="float" office:value="0.0522801482979267">
            <text:p>0.0522801483</text:p>
          </table:table-cell>
          <table:table-cell table:formula="of:=IF([.G542]&gt;0;1;0)" office:value-type="float" office:value="1">
            <text:p>1</text:p>
          </table:table-cell>
          <table:table-cell table:formula="of:=IF([.I541]&gt;=0;IF([.H542]=1;[.I541]+([.F542]*[.J542])-20;[.I541]);0)" office:value-type="float" office:value="226170453228.188">
            <text:p>226170453228.188</text:p>
          </table:table-cell>
          <table:table-cell table:formula="of:=IF([.I541]&gt;1000;[.I541]*0.5;1000)" office:value-type="float" office:value="114459115007.881">
            <text:p>114459115007.881</text:p>
          </table:table-cell>
          <table:table-cell table:number-columns-repeated="2"/>
        </table:table-row>
        <table:table-row table:style-name="ro1">
          <table:table-cell office:value-type="string">
            <text:p>IFNY</text:p>
          </table:table-cell>
          <table:table-cell office:value-type="float" office:value="1">
            <text:p>1</text:p>
          </table:table-cell>
          <table:table-cell office:value-type="string">
            <text:p>2014-01-28 00:00:00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.0340909090909092">
            <text:p>0.0340909091</text:p>
          </table:table-cell>
          <table:table-cell office:value-type="float" office:value="0.0640170540291647">
            <text:p>0.064017054</text:p>
          </table:table-cell>
          <table:table-cell table:formula="of:=IF([.G543]&gt;0;1;0)" office:value-type="float" office:value="1">
            <text:p>1</text:p>
          </table:table-cell>
          <table:table-cell table:formula="of:=IF([.I542]&gt;=0;IF([.H543]=1;[.I542]+([.F543]*[.J543])-20;[.I542]);0)" office:value-type="float" office:value="230025631388.214">
            <text:p>230025631388.214</text:p>
          </table:table-cell>
          <table:table-cell table:formula="of:=IF([.I542]&gt;1000;[.I542]*0.5;1000)" office:value-type="float" office:value="113085226614.094">
            <text:p>113085226614.094</text:p>
          </table:table-cell>
          <table:table-cell table:number-columns-repeated="2"/>
        </table:table-row>
        <table:table-row table:style-name="ro1">
          <table:table-cell office:value-type="string">
            <text:p>HIPP</text:p>
          </table:table-cell>
          <table:table-cell office:value-type="float" office:value="1">
            <text:p>1</text:p>
          </table:table-cell>
          <table:table-cell office:value-type="string">
            <text:p>2014-01-29 00:00:00</text:p>
          </table:table-cell>
          <table:table-cell table:number-columns-repeated="2" office:value-type="float" office:value="0.2675">
            <text:p>0.2675</text:p>
          </table:table-cell>
          <table:table-cell office:value-type="float" office:value="0.0467289719626169">
            <text:p>0.046728972</text:p>
          </table:table-cell>
          <table:table-cell office:value-type="float" office:value="0.080065674996888">
            <text:p>0.080065675</text:p>
          </table:table-cell>
          <table:table-cell table:formula="of:=IF([.G544]&gt;0;1;0)" office:value-type="float" office:value="1">
            <text:p>1</text:p>
          </table:table-cell>
          <table:table-cell table:formula="of:=IF([.I543]&gt;=0;IF([.H544]=1;[.I543]+([.F544]*[.J544])-20;[.I543]);0)" office:value-type="float" office:value="235400062008.126">
            <text:p>235400062008.126</text:p>
          </table:table-cell>
          <table:table-cell table:formula="of:=IF([.I543]&gt;1000;[.I543]*0.5;1000)" office:value-type="float" office:value="115012815694.107">
            <text:p>115012815694.107</text:p>
          </table:table-cell>
          <table:table-cell table:number-columns-repeated="2"/>
        </table:table-row>
        <table:table-row table:style-name="ro1">
          <table:table-cell office:value-type="string">
            <text:p>DIAGF</text:p>
          </table:table-cell>
          <table:table-cell office:value-type="float" office:value="1">
            <text:p>1</text:p>
          </table:table-cell>
          <table:table-cell office:value-type="string">
            <text:p>2014-01-30 00:00:00</text:p>
          </table:table-cell>
          <table:table-cell table:number-columns-repeated="2" office:value-type="float" office:value="0.395">
            <text:p>0.395</text:p>
          </table:table-cell>
          <table:table-cell office:value-type="float" office:value="-0.0379746835443038">
            <text:p>-0.0379746835</text:p>
          </table:table-cell>
          <table:table-cell office:value-type="float" office:value="0.0585048596456776">
            <text:p>0.0585048596</text:p>
          </table:table-cell>
          <table:table-cell table:formula="of:=IF([.G545]&gt;0;1;0)" office:value-type="float" office:value="1">
            <text:p>1</text:p>
          </table:table-cell>
          <table:table-cell table:formula="of:=IF([.I544]&gt;=0;IF([.H545]=1;[.I544]+([.F545]*[.J545])-20;[.I544]);0)" office:value-type="float" office:value="230930440557.592">
            <text:p>230930440557.592</text:p>
          </table:table-cell>
          <table:table-cell table:formula="of:=IF([.I544]&gt;1000;[.I544]*0.5;1000)" office:value-type="float" office:value="117700031004.063">
            <text:p>117700031004.063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1791530944625">
            <text:p>1.0179153094</text:p>
          </table:table-cell>
          <table:table-cell office:value-type="string">
            <text:p>2014-01-31 00:00:00</text:p>
          </table:table-cell>
          <table:table-cell office:value-type="float" office:value="6.25">
            <text:p>6.25</text:p>
          </table:table-cell>
          <table:table-cell office:value-type="float" office:value="6.14">
            <text:p>6.14</text:p>
          </table:table-cell>
          <table:table-cell office:value-type="float" office:value="0.006">
            <text:p>0.006</text:p>
          </table:table-cell>
          <table:table-cell office:value-type="float" office:value="0.0897514253917422">
            <text:p>0.0897514254</text:p>
          </table:table-cell>
          <table:table-cell table:formula="of:=IF([.G546]&gt;0;1;0)" office:value-type="float" office:value="1">
            <text:p>1</text:p>
          </table:table-cell>
          <table:table-cell table:formula="of:=IF([.I545]&gt;=0;IF([.H546]=1;[.I545]+([.F546]*[.J546])-20;[.I545]);0)" office:value-type="float" office:value="231623231859.264">
            <text:p>231623231859.264</text:p>
          </table:table-cell>
          <table:table-cell table:formula="of:=IF([.I545]&gt;1000;[.I545]*0.5;1000)" office:value-type="float" office:value="115465220278.796">
            <text:p>115465220278.79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03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172909061709243">
            <text:p>0.1729090617</text:p>
          </table:table-cell>
          <table:table-cell table:formula="of:=IF([.G547]&gt;0;1;0)" office:value-type="float" office:value="1">
            <text:p>1</text:p>
          </table:table-cell>
          <table:table-cell table:formula="of:=IF([.I546]&gt;=0;IF([.H547]=1;[.I546]+([.F547]*[.J547])-20;[.I546]);0)" office:value-type="float" office:value="231623231839.264">
            <text:p>231623231839.264</text:p>
          </table:table-cell>
          <table:table-cell table:formula="of:=IF([.I546]&gt;1000;[.I546]*0.5;1000)" office:value-type="float" office:value="115811615929.632">
            <text:p>115811615929.63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04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465909090909091">
            <text:p>0.4659090909</text:p>
          </table:table-cell>
          <table:table-cell office:value-type="float" office:value="0.114338745393546">
            <text:p>0.1143387454</text:p>
          </table:table-cell>
          <table:table-cell table:formula="of:=IF([.G548]&gt;0;1;0)" office:value-type="float" office:value="1">
            <text:p>1</text:p>
          </table:table-cell>
          <table:table-cell table:formula="of:=IF([.I547]&gt;=0;IF([.H548]=1;[.I547]+([.F548]*[.J548])-20;[.I547]);0)" office:value-type="float" office:value="285580916509.093">
            <text:p>285580916509.093</text:p>
          </table:table-cell>
          <table:table-cell table:formula="of:=IF([.I547]&gt;1000;[.I547]*0.5;1000)" office:value-type="float" office:value="115811615919.632">
            <text:p>115811615919.632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">
            <text:p>1</text:p>
          </table:table-cell>
          <table:table-cell office:value-type="string">
            <text:p>2014-02-05 00:00:00</text:p>
          </table:table-cell>
          <table:table-cell table:number-columns-repeated="2" office:value-type="float" office:value="0.3075">
            <text:p>0.3075</text:p>
          </table:table-cell>
          <table:table-cell office:value-type="float" office:value="-0.024390243902439">
            <text:p>-0.0243902439</text:p>
          </table:table-cell>
          <table:table-cell office:value-type="float" office:value="0.0475887244185532">
            <text:p>0.0475887244</text:p>
          </table:table-cell>
          <table:table-cell table:formula="of:=IF([.G549]&gt;0;1;0)" office:value-type="float" office:value="1">
            <text:p>1</text:p>
          </table:table-cell>
          <table:table-cell table:formula="of:=IF([.I548]&gt;=0;IF([.H549]=1;[.I548]+([.F549]*[.J549])-20;[.I548]);0)" office:value-type="float" office:value="282098222385.324">
            <text:p>282098222385.324</text:p>
          </table:table-cell>
          <table:table-cell table:formula="of:=IF([.I548]&gt;1000;[.I548]*0.5;1000)" office:value-type="float" office:value="142790458254.547">
            <text:p>142790458254.547</text:p>
          </table:table-cell>
          <table:table-cell table:number-columns-repeated="2"/>
        </table:table-row>
        <table:table-row table:style-name="ro1">
          <table:table-cell office:value-type="string">
            <text:p>DIAGF</text:p>
          </table:table-cell>
          <table:table-cell office:value-type="float" office:value="1">
            <text:p>1</text:p>
          </table:table-cell>
          <table:table-cell office:value-type="string">
            <text:p>2014-02-06 00:00:00</text:p>
          </table:table-cell>
          <table:table-cell table:number-columns-repeated="2" office:value-type="float" office:value="0.365">
            <text:p>0.365</text:p>
          </table:table-cell>
          <table:table-cell office:value-type="float" office:value="-0.0136986301369864">
            <text:p>-0.0136986301</text:p>
          </table:table-cell>
          <table:table-cell office:value-type="float" office:value="0.0389501502357196">
            <text:p>0.0389501502</text:p>
          </table:table-cell>
          <table:table-cell table:formula="of:=IF([.G550]&gt;0;1;0)" office:value-type="float" office:value="1">
            <text:p>1</text:p>
          </table:table-cell>
          <table:table-cell table:formula="of:=IF([.I549]&gt;=0;IF([.H550]=1;[.I549]+([.F550]*[.J550])-20;[.I549]);0)" office:value-type="float" office:value="280166042759.945">
            <text:p>280166042759.945</text:p>
          </table:table-cell>
          <table:table-cell table:formula="of:=IF([.I549]&gt;1000;[.I549]*0.5;1000)" office:value-type="float" office:value="141049111192.662">
            <text:p>141049111192.662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2-07 00:00:00</text:p>
          </table:table-cell>
          <table:table-cell table:number-columns-repeated="2" office:value-type="float" office:value="0.265">
            <text:p>0.265</text:p>
          </table:table-cell>
          <table:table-cell office:value-type="float" office:value="-0.0566037735849058">
            <text:p>-0.0566037736</text:p>
          </table:table-cell>
          <table:table-cell office:value-type="float" office:value="0.0937501016836099">
            <text:p>0.0937501017</text:p>
          </table:table-cell>
          <table:table-cell table:formula="of:=IF([.G551]&gt;0;1;0)" office:value-type="float" office:value="1">
            <text:p>1</text:p>
          </table:table-cell>
          <table:table-cell table:formula="of:=IF([.I550]&gt;=0;IF([.H551]=1;[.I550]+([.F551]*[.J551])-20;[.I550]);0)" office:value-type="float" office:value="272236815114.663">
            <text:p>272236815114.663</text:p>
          </table:table-cell>
          <table:table-cell table:formula="of:=IF([.I550]&gt;1000;[.I550]*0.5;1000)" office:value-type="float" office:value="140083021379.972">
            <text:p>140083021379.972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2-10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122360712585945">
            <text:p>0.1223607126</text:p>
          </table:table-cell>
          <table:table-cell table:formula="of:=IF([.G552]&gt;0;1;0)" office:value-type="float" office:value="1">
            <text:p>1</text:p>
          </table:table-cell>
          <table:table-cell table:formula="of:=IF([.I551]&gt;=0;IF([.H552]=1;[.I551]+([.F552]*[.J552])-20;[.I551]);0)" office:value-type="float" office:value="272236815094.663">
            <text:p>272236815094.663</text:p>
          </table:table-cell>
          <table:table-cell table:formula="of:=IF([.I551]&gt;1000;[.I551]*0.5;1000)" office:value-type="float" office:value="136118407557.332">
            <text:p>136118407557.332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2-11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52">
            <text:p>0.52</text:p>
          </table:table-cell>
          <table:table-cell office:value-type="float" office:value="0.0533729520132282">
            <text:p>0.053372952</text:p>
          </table:table-cell>
          <table:table-cell table:formula="of:=IF([.G553]&gt;0;1;0)" office:value-type="float" office:value="1">
            <text:p>1</text:p>
          </table:table-cell>
          <table:table-cell table:formula="of:=IF([.I552]&gt;=0;IF([.H553]=1;[.I552]+([.F553]*[.J553])-20;[.I552]);0)" office:value-type="float" office:value="343018386999.276">
            <text:p>343018386999.276</text:p>
          </table:table-cell>
          <table:table-cell table:formula="of:=IF([.I552]&gt;1000;[.I552]*0.5;1000)" office:value-type="float" office:value="136118407547.332">
            <text:p>136118407547.33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2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254128462306015">
            <text:p>0.2541284623</text:p>
          </table:table-cell>
          <table:table-cell table:formula="of:=IF([.G554]&gt;0;1;0)" office:value-type="float" office:value="1">
            <text:p>1</text:p>
          </table:table-cell>
          <table:table-cell table:formula="of:=IF([.I553]&gt;=0;IF([.H554]=1;[.I553]+([.F554]*[.J554])-20;[.I553]);0)" office:value-type="float" office:value="343018386979.276">
            <text:p>343018386979.276</text:p>
          </table:table-cell>
          <table:table-cell table:formula="of:=IF([.I553]&gt;1000;[.I553]*0.5;1000)" office:value-type="float" office:value="171509193499.638">
            <text:p>171509193499.63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3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177900761299172">
            <text:p>0.1779007613</text:p>
          </table:table-cell>
          <table:table-cell table:formula="of:=IF([.G555]&gt;0;1;0)" office:value-type="float" office:value="1">
            <text:p>1</text:p>
          </table:table-cell>
          <table:table-cell table:formula="of:=IF([.I554]&gt;=0;IF([.H555]=1;[.I554]+([.F555]*[.J555])-20;[.I554]);0)" office:value-type="float" office:value="343018386959.276">
            <text:p>343018386959.276</text:p>
          </table:table-cell>
          <table:table-cell table:formula="of:=IF([.I554]&gt;1000;[.I554]*0.5;1000)" office:value-type="float" office:value="171509193489.638">
            <text:p>171509193489.63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4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223995132445834">
            <text:p>0.2239951324</text:p>
          </table:table-cell>
          <table:table-cell table:formula="of:=IF([.G556]&gt;0;1;0)" office:value-type="float" office:value="1">
            <text:p>1</text:p>
          </table:table-cell>
          <table:table-cell table:formula="of:=IF([.I555]&gt;=0;IF([.H556]=1;[.I555]+([.F556]*[.J556])-20;[.I555]);0)" office:value-type="float" office:value="343018386939.276">
            <text:p>343018386939.276</text:p>
          </table:table-cell>
          <table:table-cell table:formula="of:=IF([.I555]&gt;1000;[.I555]*0.5;1000)" office:value-type="float" office:value="171509193479.638">
            <text:p>171509193479.63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7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789161027277789">
            <text:p>0.0789161027</text:p>
          </table:table-cell>
          <table:table-cell table:formula="of:=IF([.G557]&gt;0;1;0)" office:value-type="float" office:value="1">
            <text:p>1</text:p>
          </table:table-cell>
          <table:table-cell table:formula="of:=IF([.I556]&gt;=0;IF([.H557]=1;[.I556]+([.F557]*[.J557])-20;[.I556]);0)" office:value-type="float" office:value="343018386919.276">
            <text:p>343018386919.276</text:p>
          </table:table-cell>
          <table:table-cell table:formula="of:=IF([.I556]&gt;1000;[.I556]*0.5;1000)" office:value-type="float" office:value="171509193469.638">
            <text:p>171509193469.638</text:p>
          </table:table-cell>
          <table:table-cell table:number-columns-repeated="2"/>
        </table:table-row>
        <table:table-row table:style-name="ro1">
          <table:table-cell office:value-type="string">
            <text:p>GSB</text:p>
          </table:table-cell>
          <table:table-cell office:value-type="float" office:value="1">
            <text:p>1</text:p>
          </table:table-cell>
          <table:table-cell office:value-type="string">
            <text:p>2014-02-18 00:00:00</text:p>
          </table:table-cell>
          <table:table-cell table:number-columns-repeated="2" office:value-type="float" office:value="2.4425">
            <text:p>2.4425</text:p>
          </table:table-cell>
          <table:table-cell office:value-type="float" office:value="0.0214943705220063">
            <text:p>0.0214943705</text:p>
          </table:table-cell>
          <table:table-cell office:value-type="float" office:value="0.0391997295705197">
            <text:p>0.0391997296</text:p>
          </table:table-cell>
          <table:table-cell table:formula="of:=IF([.G558]&gt;0;1;0)" office:value-type="float" office:value="1">
            <text:p>1</text:p>
          </table:table-cell>
          <table:table-cell table:formula="of:=IF([.I557]&gt;=0;IF([.H558]=1;[.I557]+([.F558]*[.J558])-20;[.I557]);0)" office:value-type="float" office:value="346704869051.428">
            <text:p>346704869051.428</text:p>
          </table:table-cell>
          <table:table-cell table:formula="of:=IF([.I557]&gt;1000;[.I557]*0.5;1000)" office:value-type="float" office:value="171509193459.638">
            <text:p>171509193459.638</text:p>
          </table:table-cell>
          <table:table-cell table:number-columns-repeated="2"/>
        </table:table-row>
        <table:table-row table:style-name="ro1">
          <table:table-cell office:value-type="string">
            <text:p>OXGN</text:p>
          </table:table-cell>
          <table:table-cell office:value-type="float" office:value="1">
            <text:p>1</text:p>
          </table:table-cell>
          <table:table-cell office:value-type="string">
            <text:p>2014-02-19 00:00:00</text:p>
          </table:table-cell>
          <table:table-cell table:number-columns-repeated="2" office:value-type="float" office:value="2.1025">
            <text:p>2.1025</text:p>
          </table:table-cell>
          <table:table-cell office:value-type="float" office:value="-0.0154577883472058">
            <text:p>-0.0154577883</text:p>
          </table:table-cell>
          <table:table-cell office:value-type="float" office:value="0.0450764118769099">
            <text:p>0.0450764119</text:p>
          </table:table-cell>
          <table:table-cell table:formula="of:=IF([.G559]&gt;0;1;0)" office:value-type="float" office:value="1">
            <text:p>1</text:p>
          </table:table-cell>
          <table:table-cell table:formula="of:=IF([.I558]&gt;=0;IF([.H559]=1;[.I558]+([.F559]*[.J559])-20;[.I558]);0)" office:value-type="float" office:value="344025223789.056">
            <text:p>344025223789.056</text:p>
          </table:table-cell>
          <table:table-cell table:formula="of:=IF([.I558]&gt;1000;[.I558]*0.5;1000)" office:value-type="float" office:value="173352434525.714">
            <text:p>173352434525.71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20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693181818181818">
            <text:p>0.6931818182</text:p>
          </table:table-cell>
          <table:table-cell office:value-type="float" office:value="0.0413486725222217">
            <text:p>0.0413486725</text:p>
          </table:table-cell>
          <table:table-cell table:formula="of:=IF([.G560]&gt;0;1;0)" office:value-type="float" office:value="1">
            <text:p>1</text:p>
          </table:table-cell>
          <table:table-cell table:formula="of:=IF([.I559]&gt;=0;IF([.H560]=1;[.I559]+([.F560]*[.J560])-20;[.I559]);0)" office:value-type="float" office:value="463261238832.309">
            <text:p>463261238832.309</text:p>
          </table:table-cell>
          <table:table-cell table:formula="of:=IF([.I559]&gt;1000;[.I559]*0.5;1000)" office:value-type="float" office:value="172012611894.528">
            <text:p>172012611894.528</text:p>
          </table:table-cell>
          <table:table-cell table:number-columns-repeated="2"/>
        </table:table-row>
        <table:table-row table:style-name="ro1">
          <table:table-cell office:value-type="string">
            <text:p>BAXS</text:p>
          </table:table-cell>
          <table:table-cell office:value-type="float" office:value="1">
            <text:p>1</text:p>
          </table:table-cell>
          <table:table-cell office:value-type="string">
            <text:p>2014-02-21 00:00:00</text:p>
          </table:table-cell>
          <table:table-cell table:number-columns-repeated="2" office:value-type="float" office:value="1.295">
            <text:p>1.295</text:p>
          </table:table-cell>
          <table:table-cell office:value-type="float" office:value="-0.0250965250965249">
            <text:p>-0.0250965251</text:p>
          </table:table-cell>
          <table:table-cell office:value-type="float" office:value="0.0758339189081025">
            <text:p>0.0758339189</text:p>
          </table:table-cell>
          <table:table-cell table:formula="of:=IF([.G561]&gt;0;1;0)" office:value-type="float" office:value="1">
            <text:p>1</text:p>
          </table:table-cell>
          <table:table-cell table:formula="of:=IF([.I560]&gt;=0;IF([.H561]=1;[.I560]+([.F561]*[.J561])-20;[.I560]);0)" office:value-type="float" office:value="457448115159.008">
            <text:p>457448115159.008</text:p>
          </table:table-cell>
          <table:table-cell table:formula="of:=IF([.I560]&gt;1000;[.I560]*0.5;1000)" office:value-type="float" office:value="231630619416.154">
            <text:p>231630619416.154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4-02-24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-0.0216216216216216">
            <text:p>-0.0216216216</text:p>
          </table:table-cell>
          <table:table-cell office:value-type="float" office:value="0.0411470875213235">
            <text:p>0.0411470875</text:p>
          </table:table-cell>
          <table:table-cell table:formula="of:=IF([.G562]&gt;0;1;0)" office:value-type="float" office:value="1">
            <text:p>1</text:p>
          </table:table-cell>
          <table:table-cell table:formula="of:=IF([.I561]&gt;=0;IF([.H562]=1;[.I561]+([.F562]*[.J562])-20;[.I561]);0)" office:value-type="float" office:value="452502730110.262">
            <text:p>452502730110.262</text:p>
          </table:table-cell>
          <table:table-cell table:formula="of:=IF([.I561]&gt;1000;[.I561]*0.5;1000)" office:value-type="float" office:value="228724057579.504">
            <text:p>228724057579.50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25 00:00:00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-0.153846153846154">
            <text:p>-0.1538461538</text:p>
          </table:table-cell>
          <table:table-cell office:value-type="float" office:value="0.0834255099936829">
            <text:p>0.08342551</text:p>
          </table:table-cell>
          <table:table-cell table:formula="of:=IF([.G563]&gt;0;1;0)" office:value-type="float" office:value="1">
            <text:p>1</text:p>
          </table:table-cell>
          <table:table-cell table:formula="of:=IF([.I562]&gt;=0;IF([.H563]=1;[.I562]+([.F563]*[.J563])-20;[.I562]);0)" office:value-type="float" office:value="417694827774.088">
            <text:p>417694827774.088</text:p>
          </table:table-cell>
          <table:table-cell table:formula="of:=IF([.I562]&gt;1000;[.I562]*0.5;1000)" office:value-type="float" office:value="226251365055.131">
            <text:p>226251365055.131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26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454545454545455">
            <text:p>0.4545454545</text:p>
          </table:table-cell>
          <table:table-cell office:value-type="float" office:value="0.111051313262032">
            <text:p>0.1110513133</text:p>
          </table:table-cell>
          <table:table-cell table:formula="of:=IF([.G564]&gt;0;1;0)" office:value-type="float" office:value="1">
            <text:p>1</text:p>
          </table:table-cell>
          <table:table-cell table:formula="of:=IF([.I563]&gt;=0;IF([.H564]=1;[.I563]+([.F564]*[.J564])-20;[.I563]);0)" office:value-type="float" office:value="512625470430.017">
            <text:p>512625470430.017</text:p>
          </table:table-cell>
          <table:table-cell table:formula="of:=IF([.I563]&gt;1000;[.I563]*0.5;1000)" office:value-type="float" office:value="208847413887.044">
            <text:p>208847413887.044</text:p>
          </table:table-cell>
          <table:table-cell table:number-columns-repeated="2"/>
        </table:table-row>
        <table:table-row table:style-name="ro1">
          <table:table-cell office:value-type="string">
            <text:p>CCCL</text:p>
          </table:table-cell>
          <table:table-cell office:value-type="float" office:value="1">
            <text:p>1</text:p>
          </table:table-cell>
          <table:table-cell office:value-type="string">
            <text:p>2014-02-27 00:00:00</text:p>
          </table:table-cell>
          <table:table-cell table:number-columns-repeated="2" office:value-type="float" office:value="1.7875">
            <text:p>1.7875</text:p>
          </table:table-cell>
          <table:table-cell office:value-type="float" office:value="0.00699300699300687">
            <text:p>0.006993007</text:p>
          </table:table-cell>
          <table:table-cell office:value-type="float" office:value="0.0469951474806819">
            <text:p>0.0469951475</text:p>
          </table:table-cell>
          <table:table-cell table:formula="of:=IF([.G565]&gt;0;1;0)" office:value-type="float" office:value="1">
            <text:p>1</text:p>
          </table:table-cell>
          <table:table-cell table:formula="of:=IF([.I564]&gt;=0;IF([.H565]=1;[.I564]+([.F565]*[.J565])-20;[.I564]);0)" office:value-type="float" office:value="514417867159.772">
            <text:p>514417867159.772</text:p>
          </table:table-cell>
          <table:table-cell table:formula="of:=IF([.I564]&gt;1000;[.I564]*0.5;1000)" office:value-type="float" office:value="256312735215.008">
            <text:p>256312735215.008</text:p>
          </table:table-cell>
          <table:table-cell table:number-columns-repeated="2"/>
        </table:table-row>
        <table:table-row table:style-name="ro1">
          <table:table-cell office:value-type="string">
            <text:p>DHRM</text:p>
          </table:table-cell>
          <table:table-cell office:value-type="float" office:value="1">
            <text:p>1</text:p>
          </table:table-cell>
          <table:table-cell office:value-type="string">
            <text:p>2014-02-28 00:00:00</text:p>
          </table:table-cell>
          <table:table-cell table:number-columns-repeated="2" office:value-type="float" office:value="9.405">
            <text:p>9.405</text:p>
          </table:table-cell>
          <table:table-cell office:value-type="float" office:value="-0.00478468899521545">
            <text:p>-0.004784689</text:p>
          </table:table-cell>
          <table:table-cell office:value-type="float" office:value="0.0449187652814377">
            <text:p>0.0449187653</text:p>
          </table:table-cell>
          <table:table-cell table:formula="of:=IF([.G566]&gt;0;1;0)" office:value-type="float" office:value="1">
            <text:p>1</text:p>
          </table:table-cell>
          <table:table-cell table:formula="of:=IF([.I565]&gt;=0;IF([.H566]=1;[.I565]+([.F566]*[.J566])-20;[.I565]);0)" office:value-type="float" office:value="513187202385.801">
            <text:p>513187202385.801</text:p>
          </table:table-cell>
          <table:table-cell table:formula="of:=IF([.I565]&gt;1000;[.I565]*0.5;1000)" office:value-type="float" office:value="257208933579.886">
            <text:p>257208933579.886</text:p>
          </table:table-cell>
          <table:table-cell table:number-columns-repeated="2"/>
        </table:table-row>
        <table:table-row table:style-name="ro1">
          <table:table-cell office:value-type="string">
            <text:p>ALTI</text:p>
          </table:table-cell>
          <table:table-cell office:value-type="float" office:value="1">
            <text:p>1</text:p>
          </table:table-cell>
          <table:table-cell office:value-type="string">
            <text:p>2014-03-03 00:00:00</text:p>
          </table:table-cell>
          <table:table-cell table:number-columns-repeated="2" office:value-type="float" office:value="5.82">
            <text:p>5.82</text:p>
          </table:table-cell>
          <table:table-cell office:value-type="float" office:value="0.0429553264604812">
            <text:p>0.0429553265</text:p>
          </table:table-cell>
          <table:table-cell office:value-type="float" office:value="0.0270799300392144">
            <text:p>0.02707993</text:p>
          </table:table-cell>
          <table:table-cell table:formula="of:=IF([.G567]&gt;0;1;0)" office:value-type="float" office:value="1">
            <text:p>1</text:p>
          </table:table-cell>
          <table:table-cell table:formula="of:=IF([.I566]&gt;=0;IF([.H567]=1;[.I566]+([.F567]*[.J567])-20;[.I566]);0)" office:value-type="float" office:value="524209264272.713">
            <text:p>524209264272.713</text:p>
          </table:table-cell>
          <table:table-cell table:formula="of:=IF([.I566]&gt;1000;[.I566]*0.5;1000)" office:value-type="float" office:value="256593601192.901">
            <text:p>256593601192.901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4-03-04 00:00:00</text:p>
          </table:table-cell>
          <table:table-cell table:number-columns-repeated="2" office:value-type="float" office:value="2.365">
            <text:p>2.365</text:p>
          </table:table-cell>
          <table:table-cell office:value-type="float" office:value="0.0465116279069768">
            <text:p>0.0465116279</text:p>
          </table:table-cell>
          <table:table-cell office:value-type="float" office:value="0.0234849416380481">
            <text:p>0.0234849416</text:p>
          </table:table-cell>
          <table:table-cell table:formula="of:=IF([.G568]&gt;0;1;0)" office:value-type="float" office:value="1">
            <text:p>1</text:p>
          </table:table-cell>
          <table:table-cell table:formula="of:=IF([.I567]&gt;=0;IF([.H568]=1;[.I567]+([.F568]*[.J568])-20;[.I567]);0)" office:value-type="float" office:value="536400177375.334">
            <text:p>536400177375.334</text:p>
          </table:table-cell>
          <table:table-cell table:formula="of:=IF([.I567]&gt;1000;[.I567]*0.5;1000)" office:value-type="float" office:value="262104632136.356">
            <text:p>262104632136.356</text:p>
          </table:table-cell>
          <table:table-cell table:number-columns-repeated="2"/>
        </table:table-row>
        <table:table-row table:style-name="ro1">
          <table:table-cell office:value-type="string">
            <text:p>IMRS</text:p>
          </table:table-cell>
          <table:table-cell office:value-type="float" office:value="1">
            <text:p>1</text:p>
          </table:table-cell>
          <table:table-cell office:value-type="string">
            <text:p>2014-03-05 00:00:00</text:p>
          </table:table-cell>
          <table:table-cell table:number-columns-repeated="2" office:value-type="float" office:value="2.0225">
            <text:p>2.0225</text:p>
          </table:table-cell>
          <table:table-cell office:value-type="float" office:value="-0.0321384425216317">
            <text:p>-0.0321384425</text:p>
          </table:table-cell>
          <table:table-cell office:value-type="float" office:value="0.0378849304329682">
            <text:p>0.0378849304</text:p>
          </table:table-cell>
          <table:table-cell table:formula="of:=IF([.G569]&gt;0;1;0)" office:value-type="float" office:value="1">
            <text:p>1</text:p>
          </table:table-cell>
          <table:table-cell table:formula="of:=IF([.I568]&gt;=0;IF([.H569]=1;[.I568]+([.F569]*[.J569])-20;[.I568]);0)" office:value-type="float" office:value="527780644220.749">
            <text:p>527780644220.749</text:p>
          </table:table-cell>
          <table:table-cell table:formula="of:=IF([.I568]&gt;1000;[.I568]*0.5;1000)" office:value-type="float" office:value="268200088687.667">
            <text:p>268200088687.667</text:p>
          </table:table-cell>
          <table:table-cell table:number-columns-repeated="2"/>
        </table:table-row>
        <table:table-row table:style-name="ro1">
          <table:table-cell office:value-type="string">
            <text:p>ZBB</text:p>
          </table:table-cell>
          <table:table-cell office:value-type="float" office:value="1">
            <text:p>1</text:p>
          </table:table-cell>
          <table:table-cell office:value-type="string">
            <text:p>2014-03-06 00:00:00</text:p>
          </table:table-cell>
          <table:table-cell table:number-columns-repeated="2" office:value-type="float" office:value="2.2625">
            <text:p>2.2625</text:p>
          </table:table-cell>
          <table:table-cell office:value-type="float" office:value="-0.0408839779005526">
            <text:p>-0.0408839779</text:p>
          </table:table-cell>
          <table:table-cell office:value-type="float" office:value="0.257837610311082">
            <text:p>0.2578376103</text:p>
          </table:table-cell>
          <table:table-cell table:formula="of:=IF([.G570]&gt;0;1;0)" office:value-type="float" office:value="1">
            <text:p>1</text:p>
          </table:table-cell>
          <table:table-cell table:formula="of:=IF([.I569]&gt;=0;IF([.H570]=1;[.I569]+([.F570]*[.J570])-20;[.I569]);0)" office:value-type="float" office:value="516991758103.419">
            <text:p>516991758103.419</text:p>
          </table:table-cell>
          <table:table-cell table:formula="of:=IF([.I569]&gt;1000;[.I569]*0.5;1000)" office:value-type="float" office:value="263890322110.375">
            <text:p>263890322110.375</text:p>
          </table:table-cell>
          <table:table-cell table:number-columns-repeated="2"/>
        </table:table-row>
        <table:table-row table:style-name="ro1">
          <table:table-cell office:value-type="string">
            <text:p>CMXI</text:p>
          </table:table-cell>
          <table:table-cell office:value-type="float" office:value="1">
            <text:p>1</text:p>
          </table:table-cell>
          <table:table-cell office:value-type="string">
            <text:p>2014-03-07 00:00:00</text:p>
          </table:table-cell>
          <table:table-cell table:number-columns-repeated="2" office:value-type="float" office:value="0.5325">
            <text:p>0.5325</text:p>
          </table:table-cell>
          <table:table-cell office:value-type="float" office:value="-0.00938967136150215">
            <text:p>-0.0093896714</text:p>
          </table:table-cell>
          <table:table-cell office:value-type="float" office:value="0.0395316314264406">
            <text:p>0.0395316314</text:p>
          </table:table-cell>
          <table:table-cell table:formula="of:=IF([.G571]&gt;0;1;0)" office:value-type="float" office:value="1">
            <text:p>1</text:p>
          </table:table-cell>
          <table:table-cell table:formula="of:=IF([.I570]&gt;=0;IF([.H571]=1;[.I570]+([.F571]*[.J571])-20;[.I570]);0)" office:value-type="float" office:value="514564566730.821">
            <text:p>514564566730.821</text:p>
          </table:table-cell>
          <table:table-cell table:formula="of:=IF([.I570]&gt;1000;[.I570]*0.5;1000)" office:value-type="float" office:value="258495879051.709">
            <text:p>258495879051.709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3-10 00:00:00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-0.0270270270270271">
            <text:p>-0.027027027</text:p>
          </table:table-cell>
          <table:table-cell office:value-type="float" office:value="0.0350462650370768">
            <text:p>0.035046265</text:p>
          </table:table-cell>
          <table:table-cell table:formula="of:=IF([.G572]&gt;0;1;0)" office:value-type="float" office:value="1">
            <text:p>1</text:p>
          </table:table-cell>
          <table:table-cell table:formula="of:=IF([.I571]&gt;=0;IF([.H572]=1;[.I571]+([.F572]*[.J572])-20;[.I571]);0)" office:value-type="float" office:value="507610991484.729">
            <text:p>507610991484.729</text:p>
          </table:table-cell>
          <table:table-cell table:formula="of:=IF([.I571]&gt;1000;[.I571]*0.5;1000)" office:value-type="float" office:value="257282283365.41">
            <text:p>257282283365.41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4-03-11 00:00:00</text:p>
          </table:table-cell>
          <table:table-cell table:number-columns-repeated="2" office:value-type="float" office:value="0.67">
            <text:p>0.67</text:p>
          </table:table-cell>
          <table:table-cell office:value-type="float" office:value="0.0708955223880596">
            <text:p>0.0708955224</text:p>
          </table:table-cell>
          <table:table-cell office:value-type="float" office:value="0.0592891140445601">
            <text:p>0.059289114</text:p>
          </table:table-cell>
          <table:table-cell table:formula="of:=IF([.G573]&gt;0;1;0)" office:value-type="float" office:value="1">
            <text:p>1</text:p>
          </table:table-cell>
          <table:table-cell table:formula="of:=IF([.I572]&gt;=0;IF([.H573]=1;[.I572]+([.F573]*[.J573])-20;[.I572]);0)" office:value-type="float" office:value="525604664670.344">
            <text:p>525604664670.344</text:p>
          </table:table-cell>
          <table:table-cell table:formula="of:=IF([.I572]&gt;1000;[.I572]*0.5;1000)" office:value-type="float" office:value="253805495742.364">
            <text:p>253805495742.364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12 00:00:00</text:p>
          </table:table-cell>
          <table:table-cell table:number-columns-repeated="2" office:value-type="float" office:value="1.8925">
            <text:p>1.8925</text:p>
          </table:table-cell>
          <table:table-cell office:value-type="float" office:value="0.0752972258916778">
            <text:p>0.0752972259</text:p>
          </table:table-cell>
          <table:table-cell office:value-type="float" office:value="0.471488188941822">
            <text:p>0.4714881889</text:p>
          </table:table-cell>
          <table:table-cell table:formula="of:=IF([.G574]&gt;0;1;0)" office:value-type="float" office:value="1">
            <text:p>1</text:p>
          </table:table-cell>
          <table:table-cell table:formula="of:=IF([.I573]&gt;=0;IF([.H574]=1;[.I573]+([.F574]*[.J574])-20;[.I573]);0)" office:value-type="float" office:value="545392951233.045">
            <text:p>545392951233.045</text:p>
          </table:table-cell>
          <table:table-cell table:formula="of:=IF([.I573]&gt;1000;[.I573]*0.5;1000)" office:value-type="float" office:value="262802332335.172">
            <text:p>262802332335.17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3-13 00:00:00</text:p>
          </table:table-cell>
          <table:table-cell table:number-columns-repeated="2" office:value-type="float" office:value="0.225">
            <text:p>0.225</text:p>
          </table:table-cell>
          <table:table-cell office:value-type="float" office:value="0.288888888888889">
            <text:p>0.2888888889</text:p>
          </table:table-cell>
          <table:table-cell office:value-type="float" office:value="0.493010408169219">
            <text:p>0.4930104082</text:p>
          </table:table-cell>
          <table:table-cell table:formula="of:=IF([.G575]&gt;0;1;0)" office:value-type="float" office:value="1">
            <text:p>1</text:p>
          </table:table-cell>
          <table:table-cell table:formula="of:=IF([.I574]&gt;=0;IF([.H575]=1;[.I574]+([.F575]*[.J575])-20;[.I574]);0)" office:value-type="float" office:value="624171933057.818">
            <text:p>624171933057.818</text:p>
          </table:table-cell>
          <table:table-cell table:formula="of:=IF([.I574]&gt;1000;[.I574]*0.5;1000)" office:value-type="float" office:value="272696475616.523">
            <text:p>272696475616.523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14 00:00:00</text:p>
          </table:table-cell>
          <table:table-cell table:number-columns-repeated="2" office:value-type="float" office:value="1.8875">
            <text:p>1.8875</text:p>
          </table:table-cell>
          <table:table-cell office:value-type="float" office:value="-0.0225165562913908">
            <text:p>-0.0225165563</text:p>
          </table:table-cell>
          <table:table-cell office:value-type="float" office:value="0.214891128431896">
            <text:p>0.2148911284</text:p>
          </table:table-cell>
          <table:table-cell table:formula="of:=IF([.G576]&gt;0;1;0)" office:value-type="float" office:value="1">
            <text:p>1</text:p>
          </table:table-cell>
          <table:table-cell table:formula="of:=IF([.I575]&gt;=0;IF([.H576]=1;[.I575]+([.F576]*[.J576])-20;[.I575]);0)" office:value-type="float" office:value="617144831804.717">
            <text:p>617144831804.717</text:p>
          </table:table-cell>
          <table:table-cell table:formula="of:=IF([.I575]&gt;1000;[.I575]*0.5;1000)" office:value-type="float" office:value="312085966528.909">
            <text:p>312085966528.909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17 00:00:00</text:p>
          </table:table-cell>
          <table:table-cell table:number-columns-repeated="2" office:value-type="float" office:value="1.845">
            <text:p>1.845</text:p>
          </table:table-cell>
          <table:table-cell office:value-type="float" office:value="0.0514905149051492">
            <text:p>0.0514905149</text:p>
          </table:table-cell>
          <table:table-cell office:value-type="float" office:value="0.772044614704767">
            <text:p>0.7720446147</text:p>
          </table:table-cell>
          <table:table-cell table:formula="of:=IF([.G577]&gt;0;1;0)" office:value-type="float" office:value="1">
            <text:p>1</text:p>
          </table:table-cell>
          <table:table-cell table:formula="of:=IF([.I576]&gt;=0;IF([.H577]=1;[.I576]+([.F577]*[.J577])-20;[.I576]);0)" office:value-type="float" office:value="633033384365.055">
            <text:p>633033384365.055</text:p>
          </table:table-cell>
          <table:table-cell table:formula="of:=IF([.I576]&gt;1000;[.I576]*0.5;1000)" office:value-type="float" office:value="308572415902.358">
            <text:p>308572415902.358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18 00:00:00</text:p>
          </table:table-cell>
          <table:table-cell table:number-columns-repeated="2" office:value-type="float" office:value="1.94">
            <text:p>1.94</text:p>
          </table:table-cell>
          <table:table-cell office:value-type="float" office:value="0.0438144329896908">
            <text:p>0.043814433</text:p>
          </table:table-cell>
          <table:table-cell office:value-type="float" office:value="0.165985084356301">
            <text:p>0.1659850844</text:p>
          </table:table-cell>
          <table:table-cell table:formula="of:=IF([.G578]&gt;0;1;0)" office:value-type="float" office:value="1">
            <text:p>1</text:p>
          </table:table-cell>
          <table:table-cell table:formula="of:=IF([.I577]&gt;=0;IF([.H578]=1;[.I577]+([.F578]*[.J578])-20;[.I577]);0)" office:value-type="float" office:value="646901383744.805">
            <text:p>646901383744.805</text:p>
          </table:table-cell>
          <table:table-cell table:formula="of:=IF([.I577]&gt;1000;[.I577]*0.5;1000)" office:value-type="float" office:value="316516692182.528">
            <text:p>316516692182.528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4-03-19 00:00:00</text:p>
          </table:table-cell>
          <table:table-cell table:number-columns-repeated="2" office:value-type="float" office:value="0.5425">
            <text:p>0.5425</text:p>
          </table:table-cell>
          <table:table-cell office:value-type="float" office:value="0.0552995391705069">
            <text:p>0.0552995392</text:p>
          </table:table-cell>
          <table:table-cell office:value-type="float" office:value="0.341352722773395">
            <text:p>0.3413527228</text:p>
          </table:table-cell>
          <table:table-cell table:formula="of:=IF([.G579]&gt;0;1;0)" office:value-type="float" office:value="1">
            <text:p>1</text:p>
          </table:table-cell>
          <table:table-cell table:formula="of:=IF([.I578]&gt;=0;IF([.H579]=1;[.I578]+([.F579]*[.J579])-20;[.I578]);0)" office:value-type="float" office:value="664788057929.731">
            <text:p>664788057929.731</text:p>
          </table:table-cell>
          <table:table-cell table:formula="of:=IF([.I578]&gt;1000;[.I578]*0.5;1000)" office:value-type="float" office:value="323450691872.403">
            <text:p>323450691872.403</text:p>
          </table:table-cell>
          <table:table-cell table:number-columns-repeated="2"/>
        </table:table-row>
        <table:table-row table:style-name="ro1">
          <table:table-cell office:value-type="string">
            <text:p>GIGM</text:p>
          </table:table-cell>
          <table:table-cell office:value-type="float" office:value="1">
            <text:p>1</text:p>
          </table:table-cell>
          <table:table-cell office:value-type="string">
            <text:p>2014-03-20 00:00:00</text:p>
          </table:table-cell>
          <table:table-cell table:number-columns-repeated="2" office:value-type="float" office:value="1.57">
            <text:p>1.57</text:p>
          </table:table-cell>
          <table:table-cell office:value-type="float" office:value="0.0668789808917198">
            <text:p>0.0668789809</text:p>
          </table:table-cell>
          <table:table-cell office:value-type="float" office:value="0.30514765685275">
            <text:p>0.3051476569</text:p>
          </table:table-cell>
          <table:table-cell table:formula="of:=IF([.G580]&gt;0;1;0)" office:value-type="float" office:value="1">
            <text:p>1</text:p>
          </table:table-cell>
          <table:table-cell table:formula="of:=IF([.I579]&gt;=0;IF([.H580]=1;[.I579]+([.F580]*[.J580])-20;[.I579]);0)" office:value-type="float" office:value="687018231821.394">
            <text:p>687018231821.394</text:p>
          </table:table-cell>
          <table:table-cell table:formula="of:=IF([.I579]&gt;1000;[.I579]*0.5;1000)" office:value-type="float" office:value="332394028964.865">
            <text:p>332394028964.865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4-03-21 00:00:00</text:p>
          </table:table-cell>
          <table:table-cell table:number-columns-repeated="2" office:value-type="float" office:value="0.755">
            <text:p>0.755</text:p>
          </table:table-cell>
          <table:table-cell office:value-type="float" office:value="0.0927152317880795">
            <text:p>0.0927152318</text:p>
          </table:table-cell>
          <table:table-cell office:value-type="float" office:value="0.0594399360190266">
            <text:p>0.059439936</text:p>
          </table:table-cell>
          <table:table-cell table:formula="of:=IF([.G581]&gt;0;1;0)" office:value-type="float" office:value="1">
            <text:p>1</text:p>
          </table:table-cell>
          <table:table-cell table:formula="of:=IF([.I580]&gt;=0;IF([.H581]=1;[.I580]+([.F581]*[.J581])-20;[.I580]);0)" office:value-type="float" office:value="718866759104.372">
            <text:p>718866759104.372</text:p>
          </table:table-cell>
          <table:table-cell table:formula="of:=IF([.I580]&gt;1000;[.I580]*0.5;1000)" office:value-type="float" office:value="343509115910.697">
            <text:p>343509115910.697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4-03-24 00:00:00</text:p>
          </table:table-cell>
          <table:table-cell table:number-columns-repeated="2" office:value-type="float" office:value="0.575">
            <text:p>0.575</text:p>
          </table:table-cell>
          <table:table-cell office:value-type="float" office:value="0.0521739130434784">
            <text:p>0.052173913</text:p>
          </table:table-cell>
          <table:table-cell office:value-type="float" office:value="0.0763067224935596">
            <text:p>0.0763067225</text:p>
          </table:table-cell>
          <table:table-cell table:formula="of:=IF([.G582]&gt;0;1;0)" office:value-type="float" office:value="1">
            <text:p>1</text:p>
          </table:table-cell>
          <table:table-cell table:formula="of:=IF([.I581]&gt;=0;IF([.H582]=1;[.I581]+([.F582]*[.J582])-20;[.I581]);0)" office:value-type="float" office:value="737619804974.052">
            <text:p>737619804974.052</text:p>
          </table:table-cell>
          <table:table-cell table:formula="of:=IF([.I581]&gt;1000;[.I581]*0.5;1000)" office:value-type="float" office:value="359433379552.186">
            <text:p>359433379552.186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4-03-25 00:00:00</text:p>
          </table:table-cell>
          <table:table-cell table:number-columns-repeated="2" office:value-type="float" office:value="0.5775">
            <text:p>0.5775</text:p>
          </table:table-cell>
          <table:table-cell office:value-type="float" office:value="0.0952380952380951">
            <text:p>0.0952380952</text:p>
          </table:table-cell>
          <table:table-cell office:value-type="float" office:value="0.0595250878703666">
            <text:p>0.0595250879</text:p>
          </table:table-cell>
          <table:table-cell table:formula="of:=IF([.G583]&gt;0;1;0)" office:value-type="float" office:value="1">
            <text:p>1</text:p>
          </table:table-cell>
          <table:table-cell table:formula="of:=IF([.I582]&gt;=0;IF([.H583]=1;[.I582]+([.F583]*[.J583])-20;[.I582]);0)" office:value-type="float" office:value="772744557571.863">
            <text:p>772744557571.863</text:p>
          </table:table-cell>
          <table:table-cell table:formula="of:=IF([.I582]&gt;1000;[.I582]*0.5;1000)" office:value-type="float" office:value="368809902487.026">
            <text:p>368809902487.026</text:p>
          </table:table-cell>
          <table:table-cell table:number-columns-repeated="2"/>
        </table:table-row>
        <table:table-row table:style-name="ro1">
          <table:table-cell office:value-type="string">
            <text:p>CACH</text:p>
          </table:table-cell>
          <table:table-cell office:value-type="float" office:value="1">
            <text:p>1</text:p>
          </table:table-cell>
          <table:table-cell office:value-type="string">
            <text:p>2014-03-26 00:00:00</text:p>
          </table:table-cell>
          <table:table-cell table:number-columns-repeated="2" office:value-type="float" office:value="3.2425">
            <text:p>3.2425</text:p>
          </table:table-cell>
          <table:table-cell office:value-type="float" office:value="-0.0223592906707788">
            <text:p>-0.0223592907</text:p>
          </table:table-cell>
          <table:table-cell office:value-type="float" office:value="0.0720947832467575">
            <text:p>0.0720947832</text:p>
          </table:table-cell>
          <table:table-cell table:formula="of:=IF([.G584]&gt;0;1;0)" office:value-type="float" office:value="1">
            <text:p>1</text:p>
          </table:table-cell>
          <table:table-cell table:formula="of:=IF([.I583]&gt;=0;IF([.H584]=1;[.I583]+([.F584]*[.J584])-20;[.I583]);0)" office:value-type="float" office:value="764105547463.358">
            <text:p>764105547463.358</text:p>
          </table:table-cell>
          <table:table-cell table:formula="of:=IF([.I583]&gt;1000;[.I583]*0.5;1000)" office:value-type="float" office:value="386372278785.932">
            <text:p>386372278785.932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3-27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0.0375">
            <text:p>-0.0375</text:p>
          </table:table-cell>
          <table:table-cell office:value-type="float" office:value="0.151343465976668">
            <text:p>0.151343466</text:p>
          </table:table-cell>
          <table:table-cell table:formula="of:=IF([.G585]&gt;0;1;0)" office:value-type="float" office:value="1">
            <text:p>1</text:p>
          </table:table-cell>
          <table:table-cell table:formula="of:=IF([.I584]&gt;=0;IF([.H585]=1;[.I584]+([.F585]*[.J585])-20;[.I584]);0)" office:value-type="float" office:value="749778568428.42">
            <text:p>749778568428.42</text:p>
          </table:table-cell>
          <table:table-cell table:formula="of:=IF([.I584]&gt;1000;[.I584]*0.5;1000)" office:value-type="float" office:value="382052773731.679">
            <text:p>382052773731.679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4-03-28 00:00:00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1015625">
            <text:p>0.1015625</text:p>
          </table:table-cell>
          <table:table-cell office:value-type="float" office:value="0.20799148356673">
            <text:p>0.2079914836</text:p>
          </table:table-cell>
          <table:table-cell table:formula="of:=IF([.G586]&gt;0;1;0)" office:value-type="float" office:value="1">
            <text:p>1</text:p>
          </table:table-cell>
          <table:table-cell table:formula="of:=IF([.I585]&gt;=0;IF([.H586]=1;[.I585]+([.F586]*[.J586])-20;[.I585]);0)" office:value-type="float" office:value="787853261336.425">
            <text:p>787853261336.425</text:p>
          </table:table-cell>
          <table:table-cell table:formula="of:=IF([.I585]&gt;1000;[.I585]*0.5;1000)" office:value-type="float" office:value="374889284214.21">
            <text:p>374889284214.21</text:p>
          </table:table-cell>
          <table:table-cell table:number-columns-repeated="2"/>
        </table:table-row>
        <table:table-row table:style-name="ro1">
          <table:table-cell office:value-type="string">
            <text:p>WHX</text:p>
          </table:table-cell>
          <table:table-cell office:value-type="float" office:value="1">
            <text:p>1</text:p>
          </table:table-cell>
          <table:table-cell office:value-type="string">
            <text:p>2014-03-31 00:00:00</text:p>
          </table:table-cell>
          <table:table-cell table:number-columns-repeated="2" office:value-type="float" office:value="2.7075">
            <text:p>2.7075</text:p>
          </table:table-cell>
          <table:table-cell office:value-type="float" office:value="-0.0600184672206833">
            <text:p>-0.0600184672</text:p>
          </table:table-cell>
          <table:table-cell office:value-type="float" office:value="0.21392518277732">
            <text:p>0.2139251828</text:p>
          </table:table-cell>
          <table:table-cell table:formula="of:=IF([.G587]&gt;0;1;0)" office:value-type="float" office:value="1">
            <text:p>1</text:p>
          </table:table-cell>
          <table:table-cell table:formula="of:=IF([.I586]&gt;=0;IF([.H587]=1;[.I586]+([.F587]*[.J587])-20;[.I586]);0)" office:value-type="float" office:value="764210388746.311">
            <text:p>764210388746.311</text:p>
          </table:table-cell>
          <table:table-cell table:formula="of:=IF([.I586]&gt;1000;[.I586]*0.5;1000)" office:value-type="float" office:value="393926630668.213">
            <text:p>393926630668.213</text:p>
          </table:table-cell>
          <table:table-cell table:number-columns-repeated="2"/>
        </table:table-row>
        <table:table-row table:style-name="ro1">
          <table:table-cell office:value-type="string">
            <text:p>WHX</text:p>
          </table:table-cell>
          <table:table-cell office:value-type="float" office:value="1">
            <text:p>1</text:p>
          </table:table-cell>
          <table:table-cell office:value-type="string">
            <text:p>2014-04-01 00:00:00</text:p>
          </table:table-cell>
          <table:table-cell table:number-columns-repeated="2" office:value-type="float" office:value="2.545">
            <text:p>2.545</text:p>
          </table:table-cell>
          <table:table-cell office:value-type="float" office:value="0.118860510805501">
            <text:p>0.1188605108</text:p>
          </table:table-cell>
          <table:table-cell office:value-type="float" office:value="0.0742827670713558">
            <text:p>0.0742827671</text:p>
          </table:table-cell>
          <table:table-cell table:formula="of:=IF([.G588]&gt;0;1;0)" office:value-type="float" office:value="1">
            <text:p>1</text:p>
          </table:table-cell>
          <table:table-cell table:formula="of:=IF([.I587]&gt;=0;IF([.H588]=1;[.I587]+([.F588]*[.J588])-20;[.I587]);0)" office:value-type="float" office:value="809627607310.939">
            <text:p>809627607310.939</text:p>
          </table:table-cell>
          <table:table-cell table:formula="of:=IF([.I587]&gt;1000;[.I587]*0.5;1000)" office:value-type="float" office:value="382105194373.155">
            <text:p>382105194373.155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4-04-02 00:00:00</text:p>
          </table:table-cell>
          <table:table-cell table:number-columns-repeated="2" office:value-type="float" office:value="0.3525">
            <text:p>0.3525</text:p>
          </table:table-cell>
          <table:table-cell office:value-type="float" office:value="-0.0354609929078016">
            <text:p>-0.0354609929</text:p>
          </table:table-cell>
          <table:table-cell office:value-type="float" office:value="0.0582447463722888">
            <text:p>0.0582447464</text:p>
          </table:table-cell>
          <table:table-cell table:formula="of:=IF([.G589]&gt;0;1;0)" office:value-type="float" office:value="1">
            <text:p>1</text:p>
          </table:table-cell>
          <table:table-cell table:formula="of:=IF([.I588]&gt;=0;IF([.H589]=1;[.I588]+([.F589]*[.J589])-20;[.I588]);0)" office:value-type="float" office:value="795272507870.533">
            <text:p>795272507870.533</text:p>
          </table:table-cell>
          <table:table-cell table:formula="of:=IF([.I588]&gt;1000;[.I588]*0.5;1000)" office:value-type="float" office:value="404813803655.47">
            <text:p>404813803655.47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4-04-03 00:00:00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-0.00735294117647045">
            <text:p>-0.0073529412</text:p>
          </table:table-cell>
          <table:table-cell office:value-type="float" office:value="0.0948780131974882">
            <text:p>0.0948780132</text:p>
          </table:table-cell>
          <table:table-cell table:formula="of:=IF([.G590]&gt;0;1;0)" office:value-type="float" office:value="1">
            <text:p>1</text:p>
          </table:table-cell>
          <table:table-cell table:formula="of:=IF([.I589]&gt;=0;IF([.H590]=1;[.I589]+([.F590]*[.J590])-20;[.I589]);0)" office:value-type="float" office:value="792348711865.715">
            <text:p>792348711865.715</text:p>
          </table:table-cell>
          <table:table-cell table:formula="of:=IF([.I589]&gt;1000;[.I589]*0.5;1000)" office:value-type="float" office:value="397636253935.266">
            <text:p>397636253935.266</text:p>
          </table:table-cell>
          <table:table-cell table:number-columns-repeated="2"/>
        </table:table-row>
        <table:table-row table:style-name="ro1">
          <table:table-cell office:value-type="string">
            <text:p>OPTT</text:p>
          </table:table-cell>
          <table:table-cell office:value-type="float" office:value="1">
            <text:p>1</text:p>
          </table:table-cell>
          <table:table-cell office:value-type="string">
            <text:p>2014-04-04 00:00:00</text:p>
          </table:table-cell>
          <table:table-cell table:number-columns-repeated="2" office:value-type="float" office:value="3.1075">
            <text:p>3.1075</text:p>
          </table:table-cell>
          <table:table-cell office:value-type="float" office:value="-0.0474658085277554">
            <text:p>-0.0474658085</text:p>
          </table:table-cell>
          <table:table-cell office:value-type="float" office:value="0.0754573447081376">
            <text:p>0.0754573447</text:p>
          </table:table-cell>
          <table:table-cell table:formula="of:=IF([.G591]&gt;0;1;0)" office:value-type="float" office:value="1">
            <text:p>1</text:p>
          </table:table-cell>
          <table:table-cell table:formula="of:=IF([.I590]&gt;=0;IF([.H591]=1;[.I590]+([.F591]*[.J591])-20;[.I590]);0)" office:value-type="float" office:value="773543975723.399">
            <text:p>773543975723.399</text:p>
          </table:table-cell>
          <table:table-cell table:formula="of:=IF([.I590]&gt;1000;[.I590]*0.5;1000)" office:value-type="float" office:value="396174355932.857">
            <text:p>396174355932.857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4-04-07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38703317744218">
            <text:p>0.0387033177</text:p>
          </table:table-cell>
          <table:table-cell table:formula="of:=IF([.G592]&gt;0;1;0)" office:value-type="float" office:value="1">
            <text:p>1</text:p>
          </table:table-cell>
          <table:table-cell table:formula="of:=IF([.I591]&gt;=0;IF([.H592]=1;[.I591]+([.F592]*[.J592])-20;[.I591]);0)" office:value-type="float" office:value="773543975703.399">
            <text:p>773543975703.399</text:p>
          </table:table-cell>
          <table:table-cell table:formula="of:=IF([.I591]&gt;1000;[.I591]*0.5;1000)" office:value-type="float" office:value="386771987861.699">
            <text:p>386771987861.699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4-04-08 00:00:00</text:p>
          </table:table-cell>
          <table:table-cell table:number-columns-repeated="2" office:value-type="float" office:value="0.9275">
            <text:p>0.9275</text:p>
          </table:table-cell>
          <table:table-cell office:value-type="float" office:value="0.0188679245283019">
            <text:p>0.0188679245</text:p>
          </table:table-cell>
          <table:table-cell office:value-type="float" office:value="0.0720062817001009">
            <text:p>0.0720062817</text:p>
          </table:table-cell>
          <table:table-cell table:formula="of:=IF([.G593]&gt;0;1;0)" office:value-type="float" office:value="1">
            <text:p>1</text:p>
          </table:table-cell>
          <table:table-cell table:formula="of:=IF([.I592]&gt;=0;IF([.H593]=1;[.I592]+([.F593]*[.J593])-20;[.I592]);0)" office:value-type="float" office:value="780841560359.846">
            <text:p>780841560359.846</text:p>
          </table:table-cell>
          <table:table-cell table:formula="of:=IF([.I592]&gt;1000;[.I592]*0.5;1000)" office:value-type="float" office:value="386771987851.699">
            <text:p>386771987851.699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">
            <text:p>1</text:p>
          </table:table-cell>
          <table:table-cell office:value-type="string">
            <text:p>2014-04-09 00:00:00</text:p>
          </table:table-cell>
          <table:table-cell table:number-columns-repeated="2" office:value-type="float" office:value="0.2475">
            <text:p>0.2475</text:p>
          </table:table-cell>
          <table:table-cell office:value-type="float" office:value="0.0202020202020201">
            <text:p>0.0202020202</text:p>
          </table:table-cell>
          <table:table-cell office:value-type="float" office:value="0.0374212838218062">
            <text:p>0.0374212838</text:p>
          </table:table-cell>
          <table:table-cell table:formula="of:=IF([.G594]&gt;0;1;0)" office:value-type="float" office:value="1">
            <text:p>1</text:p>
          </table:table-cell>
          <table:table-cell table:formula="of:=IF([.I593]&gt;=0;IF([.H594]=1;[.I593]+([.F594]*[.J594])-20;[.I593]);0)" office:value-type="float" office:value="788728848828.329">
            <text:p>788728848828.329</text:p>
          </table:table-cell>
          <table:table-cell table:formula="of:=IF([.I593]&gt;1000;[.I593]*0.5;1000)" office:value-type="float" office:value="390420780179.923">
            <text:p>390420780179.923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4-04-10 00:00:00</text:p>
          </table:table-cell>
          <table:table-cell table:number-columns-repeated="2" office:value-type="float" office:value="0.5525">
            <text:p>0.5525</text:p>
          </table:table-cell>
          <table:table-cell office:value-type="float" office:value="0.122171945701357">
            <text:p>0.1221719457</text:p>
          </table:table-cell>
          <table:table-cell office:value-type="float" office:value="0.0569335770176746">
            <text:p>0.056933577</text:p>
          </table:table-cell>
          <table:table-cell table:formula="of:=IF([.G595]&gt;0;1;0)" office:value-type="float" office:value="1">
            <text:p>1</text:p>
          </table:table-cell>
          <table:table-cell table:formula="of:=IF([.I594]&gt;=0;IF([.H595]=1;[.I594]+([.F595]*[.J595])-20;[.I594]);0)" office:value-type="float" office:value="836909117854.404">
            <text:p>836909117854.404</text:p>
          </table:table-cell>
          <table:table-cell table:formula="of:=IF([.I594]&gt;1000;[.I594]*0.5;1000)" office:value-type="float" office:value="394364424414.165">
            <text:p>394364424414.165</text:p>
          </table:table-cell>
          <table:table-cell table:number-columns-repeated="2"/>
        </table:table-row>
        <table:table-row table:style-name="ro1">
          <table:table-cell office:value-type="string">
            <text:p>NTN</text:p>
          </table:table-cell>
          <table:table-cell office:value-type="float" office:value="1">
            <text:p>1</text:p>
          </table:table-cell>
          <table:table-cell office:value-type="string">
            <text:p>2014-04-11 00:00:00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104">
            <text:p>0.104</text:p>
          </table:table-cell>
          <table:table-cell office:value-type="float" office:value="0.0520008654714489">
            <text:p>0.0520008655</text:p>
          </table:table-cell>
          <table:table-cell table:formula="of:=IF([.G596]&gt;0;1;0)" office:value-type="float" office:value="1">
            <text:p>1</text:p>
          </table:table-cell>
          <table:table-cell table:formula="of:=IF([.I595]&gt;=0;IF([.H596]=1;[.I595]+([.F596]*[.J596])-20;[.I595]);0)" office:value-type="float" office:value="880428391962.833">
            <text:p>880428391962.833</text:p>
          </table:table-cell>
          <table:table-cell table:formula="of:=IF([.I595]&gt;1000;[.I595]*0.5;1000)" office:value-type="float" office:value="418454558927.202">
            <text:p>418454558927.202</text:p>
          </table:table-cell>
          <table:table-cell table:number-columns-repeated="2"/>
        </table:table-row>
        <table:table-row table:style-name="ro1">
          <table:table-cell office:value-type="string">
            <text:p>SYPR</text:p>
          </table:table-cell>
          <table:table-cell office:value-type="float" office:value="1">
            <text:p>1</text:p>
          </table:table-cell>
          <table:table-cell office:value-type="string">
            <text:p>2014-04-14 00:00:00</text:p>
          </table:table-cell>
          <table:table-cell table:number-columns-repeated="2" office:value-type="float" office:value="2.8675">
            <text:p>2.8675</text:p>
          </table:table-cell>
          <table:table-cell office:value-type="float" office:value="-0.0026155187445509">
            <text:p>-0.0026155187</text:p>
          </table:table-cell>
          <table:table-cell office:value-type="float" office:value="0.077321387173024">
            <text:p>0.0773213872</text:p>
          </table:table-cell>
          <table:table-cell table:formula="of:=IF([.G597]&gt;0;1;0)" office:value-type="float" office:value="1">
            <text:p>1</text:p>
          </table:table-cell>
          <table:table-cell table:formula="of:=IF([.I596]&gt;=0;IF([.H597]=1;[.I596]+([.F597]*[.J597])-20;[.I596]);0)" office:value-type="float" office:value="879277003461.626">
            <text:p>879277003461.626</text:p>
          </table:table-cell>
          <table:table-cell table:formula="of:=IF([.I596]&gt;1000;[.I596]*0.5;1000)" office:value-type="float" office:value="440214195981.416">
            <text:p>440214195981.416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4-04-15 00:00:00</text:p>
          </table:table-cell>
          <table:table-cell table:number-columns-repeated="2" office:value-type="float" office:value="0.515">
            <text:p>0.515</text:p>
          </table:table-cell>
          <table:table-cell office:value-type="float" office:value="0.12621359223301">
            <text:p>0.1262135922</text:p>
          </table:table-cell>
          <table:table-cell office:value-type="float" office:value="0.0749794100063045">
            <text:p>0.07497941</text:p>
          </table:table-cell>
          <table:table-cell table:formula="of:=IF([.G598]&gt;0;1;0)" office:value-type="float" office:value="1">
            <text:p>1</text:p>
          </table:table-cell>
          <table:table-cell table:formula="of:=IF([.I597]&gt;=0;IF([.H598]=1;[.I597]+([.F598]*[.J598])-20;[.I597]);0)" office:value-type="float" office:value="934765358029.01">
            <text:p>934765358029.01</text:p>
          </table:table-cell>
          <table:table-cell table:formula="of:=IF([.I597]&gt;1000;[.I597]*0.5;1000)" office:value-type="float" office:value="439638501730.813">
            <text:p>439638501730.813</text:p>
          </table:table-cell>
          <table:table-cell table:number-columns-repeated="2"/>
        </table:table-row>
        <table:table-row table:style-name="ro1">
          <table:table-cell office:value-type="string">
            <text:p>LIVE</text:p>
          </table:table-cell>
          <table:table-cell office:value-type="float" office:value="1">
            <text:p>1</text:p>
          </table:table-cell>
          <table:table-cell office:value-type="string">
            <text:p>2014-04-16 00:00:00</text:p>
          </table:table-cell>
          <table:table-cell table:number-columns-repeated="2" office:value-type="float" office:value="4.4125">
            <text:p>4.4125</text:p>
          </table:table-cell>
          <table:table-cell office:value-type="float" office:value="0.156373937677054">
            <text:p>0.1563739377</text:p>
          </table:table-cell>
          <table:table-cell office:value-type="float" office:value="0.044316649299115">
            <text:p>0.0443166493</text:p>
          </table:table-cell>
          <table:table-cell table:formula="of:=IF([.G599]&gt;0;1;0)" office:value-type="float" office:value="1">
            <text:p>1</text:p>
          </table:table-cell>
          <table:table-cell table:formula="of:=IF([.I598]&gt;=0;IF([.H599]=1;[.I598]+([.F599]*[.J599])-20;[.I598]);0)" office:value-type="float" office:value="1007851827928.56">
            <text:p>1007851827928.56</text:p>
          </table:table-cell>
          <table:table-cell table:formula="of:=IF([.I598]&gt;1000;[.I598]*0.5;1000)" office:value-type="float" office:value="467382679014.505">
            <text:p>467382679014.50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4-04-17 00:00:00</text:p>
          </table:table-cell>
          <table:table-cell table:number-columns-repeated="2" office:value-type="float" office:value="0.6175">
            <text:p>0.6175</text:p>
          </table:table-cell>
          <table:table-cell office:value-type="float" office:value="0.0769230769230769">
            <text:p>0.0769230769</text:p>
          </table:table-cell>
          <table:table-cell office:value-type="float" office:value="0.0859770661468642">
            <text:p>0.0859770661</text:p>
          </table:table-cell>
          <table:table-cell table:formula="of:=IF([.G600]&gt;0;1;0)" office:value-type="float" office:value="1">
            <text:p>1</text:p>
          </table:table-cell>
          <table:table-cell table:formula="of:=IF([.I599]&gt;=0;IF([.H600]=1;[.I599]+([.F600]*[.J600])-20;[.I599]);0)" office:value-type="float" office:value="1046615359751.97">
            <text:p>1046615359751.97</text:p>
          </table:table-cell>
          <table:table-cell table:formula="of:=IF([.I599]&gt;1000;[.I599]*0.5;1000)" office:value-type="float" office:value="503925913964.279">
            <text:p>503925913964.279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4-04-18 00:00:00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0388888888888888">
            <text:p>0.0388888889</text:p>
          </table:table-cell>
          <table:table-cell office:value-type="float" office:value="0.0142846661264388">
            <text:p>0.0142846661</text:p>
          </table:table-cell>
          <table:table-cell table:formula="of:=IF([.G601]&gt;0;1;0)" office:value-type="float" office:value="1">
            <text:p>1</text:p>
          </table:table-cell>
          <table:table-cell table:formula="of:=IF([.I600]&gt;=0;IF([.H601]=1;[.I600]+([.F601]*[.J601])-20;[.I600]);0)" office:value-type="float" office:value="1066966213949.36">
            <text:p>1066966213949.36</text:p>
          </table:table-cell>
          <table:table-cell table:formula="of:=IF([.I600]&gt;1000;[.I600]*0.5;1000)" office:value-type="float" office:value="523307679875.983">
            <text:p>523307679875.983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4-04-21 00:00:00</text:p>
          </table:table-cell>
          <table:table-cell table:number-columns-repeated="2" office:value-type="float" office:value="0.505">
            <text:p>0.505</text:p>
          </table:table-cell>
          <table:table-cell office:value-type="float" office:value="-0.123762376237624">
            <text:p>-0.1237623762</text:p>
          </table:table-cell>
          <table:table-cell office:value-type="float" office:value="0.0887256546434743">
            <text:p>0.0887256546</text:p>
          </table:table-cell>
          <table:table-cell table:formula="of:=IF([.G602]&gt;0;1;0)" office:value-type="float" office:value="1">
            <text:p>1</text:p>
          </table:table-cell>
          <table:table-cell table:formula="of:=IF([.I601]&gt;=0;IF([.H602]=1;[.I601]+([.F602]*[.J602])-20;[.I601]);0)" office:value-type="float" office:value="1000941076927.55">
            <text:p>1000941076927.55</text:p>
          </table:table-cell>
          <table:table-cell table:formula="of:=IF([.I601]&gt;1000;[.I601]*0.5;1000)" office:value-type="float" office:value="533483106974.682">
            <text:p>533483106974.682</text:p>
          </table:table-cell>
          <table:table-cell table:number-columns-repeated="2"/>
        </table:table-row>
        <table:table-row table:style-name="ro1">
          <table:table-cell office:value-type="string">
            <text:p>DARA</text:p>
          </table:table-cell>
          <table:table-cell office:value-type="float" office:value="1">
            <text:p>1</text:p>
          </table:table-cell>
          <table:table-cell office:value-type="string">
            <text:p>2014-04-22 00:00:00</text:p>
          </table:table-cell>
          <table:table-cell table:number-columns-repeated="2" office:value-type="float" office:value="1.9275">
            <text:p>1.9275</text:p>
          </table:table-cell>
          <table:table-cell office:value-type="float" office:value="-0.0376134889753568">
            <text:p>-0.037613489</text:p>
          </table:table-cell>
          <table:table-cell office:value-type="float" office:value="0.0512989288738069">
            <text:p>0.0512989289</text:p>
          </table:table-cell>
          <table:table-cell table:formula="of:=IF([.G603]&gt;0;1;0)" office:value-type="float" office:value="1">
            <text:p>1</text:p>
          </table:table-cell>
          <table:table-cell table:formula="of:=IF([.I602]&gt;=0;IF([.H603]=1;[.I602]+([.F603]*[.J603])-20;[.I602]);0)" office:value-type="float" office:value="982116633826.549">
            <text:p>982116633826.549</text:p>
          </table:table-cell>
          <table:table-cell table:formula="of:=IF([.I602]&gt;1000;[.I602]*0.5;1000)" office:value-type="float" office:value="500470538463.774">
            <text:p>500470538463.774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4-04-23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0.102702702702703">
            <text:p>0.1027027027</text:p>
          </table:table-cell>
          <table:table-cell office:value-type="float" office:value="0.0662657886222228">
            <text:p>0.0662657886</text:p>
          </table:table-cell>
          <table:table-cell table:formula="of:=IF([.G604]&gt;0;1;0)" office:value-type="float" office:value="1">
            <text:p>1</text:p>
          </table:table-cell>
          <table:table-cell table:formula="of:=IF([.I603]&gt;=0;IF([.H604]=1;[.I603]+([.F604]*[.J604])-20;[.I603]);0)" office:value-type="float" office:value="1032549650138.18">
            <text:p>1032549650138.18</text:p>
          </table:table-cell>
          <table:table-cell table:formula="of:=IF([.I603]&gt;1000;[.I603]*0.5;1000)" office:value-type="float" office:value="491058316913.275">
            <text:p>491058316913.2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5T10:30:13</dc:date>
    <dc:creator>iswdp </dc:creator>
    <meta:document-statistic meta:table-count="1" meta:cell-count="6044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648cm" svg:height="17.829cm" xlink:href=".." xlink:type="simple" chart:class="chart:line" chart:style-name="ch1">
        <chart:plot-area chart:style-name="ch2" table:cell-range-address="Sheet1.I1:Sheet1.I604" chart:data-source-has-labels="row" svg:x="0.862cm" svg:y="1.559cm" svg:width="18.962cm" svg:height="15.494cm">
          <chartooo:coordinate-region svg:x="3.891cm" svg:y="1.758cm" svg:width="15.819cm" svg:height="13.9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604" chart:label-cell-address="Sheet1.I1:Sheet1.I1" chart:class="chart:line">
            <chart:data-point chart:repeated="6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I2:Sheet1.I6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36.475">
                <text:p>14436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13.4354166667">
                <text:p>13213.43541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93.4354166667">
                <text:p>13193.4354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73.4354166667">
                <text:p>13173.43541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53.4354166667">
                <text:p>13153.43541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25.6746527778">
                <text:p>15325.674652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98.0229025901">
                <text:p>17998.0229025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737.3616603396">
                <text:p>17737.3616603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34.1310278921">
                <text:p>15234.1310278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14.1310278921">
                <text:p>15214.1310278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58.4425232434">
                <text:p>12658.4425232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66.959945898">
                <text:p>21066.959945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46.959945898">
                <text:p>21046.9599458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41.0479296674">
                <text:p>27341.0479296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529.7582192069">
                <text:p>27529.7582192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116.4759589325">
                <text:p>27116.4759589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791.2557063657">
                <text:p>28791.2557063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76.6276778932">
                <text:p>27276.6276778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572.5731722317">
                <text:p>27572.5731722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552.5731722317">
                <text:p>27552.5731722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61.8066298876">
                <text:p>27661.8066298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882.7631336323">
                <text:p>27882.7631336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78.2451424728">
                <text:p>27578.2451424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43.9110895058">
                <text:p>31643.9110895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895.8195171031">
                <text:p>31895.8195171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812.6255331997">
                <text:p>30812.6255331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865.9113761698">
                <text:p>30865.9113761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07.323762802">
                <text:p>31507.323762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686.3049798706">
                <text:p>31686.3049798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302.0945778031">
                <text:p>31302.0945778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4.8421545902">
                <text:p>36654.8421545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598.4944128718">
                <text:p>38598.49441287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865.1108933009">
                <text:p>39865.1108933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45.1108933009">
                <text:p>39845.1108933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143.2284293287">
                <text:p>37143.2284293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76.3161742808">
                <text:p>39776.3161742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756.3161742808">
                <text:p>39756.3161742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61.5267134234">
                <text:p>41061.5267134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635.3100451555">
                <text:p>39635.3100451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615.3100451555">
                <text:p>39615.3100451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595.3100451555">
                <text:p>39595.3100451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326.9523656608">
                <text:p>39326.9523656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306.9523656608">
                <text:p>39306.9523656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080.8802119638">
                <text:p>41080.8802119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628.4352252115">
                <text:p>43628.4352252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383.9048768154">
                <text:p>46383.9048768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688.982814563">
                <text:p>52688.982814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15.5808023188">
                <text:p>50015.5808023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512.8035121911">
                <text:p>57512.8035121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979.2963379751">
                <text:p>56979.2963379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204.1204224689">
                <text:p>71204.1204224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051.4738262137">
                <text:p>83051.4738262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203.4364152208">
                <text:p>48203.4364152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613.0164175809">
                <text:p>42613.01641758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593.0164175809">
                <text:p>42593.01641758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961.968880218">
                <text:p>48961.968880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941.968880218">
                <text:p>48941.968880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804.352298688">
                <text:p>50804.352298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784.352298688">
                <text:p>50784.352298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933.6002282127">
                <text:p>71933.6002282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494.5584749866">
                <text:p>73494.55847498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795.4392689336">
                <text:p>75795.4392689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082.2571873635">
                <text:p>77082.25718736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92.9348467631">
                <text:p>74992.93484676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707.0024536895">
                <text:p>74707.0024536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689.1632994228">
                <text:p>78689.1632994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446.0153739259">
                <text:p>80446.0153739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426.0153739259">
                <text:p>80426.0153739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214.687165235">
                <text:p>107214.687165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442.813191946">
                <text:p>105442.8131919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038.668849637">
                <text:p>102038.668849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505.201618497">
                <text:p>109505.201618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4647.460304135">
                <text:p>124647.4603041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4627.460304135">
                <text:p>124627.460304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4107.829202411">
                <text:p>124107.8292024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4087.829202411">
                <text:p>124087.829202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431.431721118">
                <text:p>125431.431721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1285.397782924">
                <text:p>121285.3977829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975.981490773">
                <text:p>128975.981490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8955.981490773">
                <text:p>128955.9814907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699.323951289">
                <text:p>131699.3239512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679.323951289">
                <text:p>131679.3239512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1659.323951289">
                <text:p>131659.3239512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639.323951289">
                <text:p>131639.3239512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1476.78592543">
                <text:p>171476.785925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5956.661205889">
                <text:p>185956.661205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2577.970534671">
                <text:p>192577.970534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590.312155319">
                <text:p>199590.3121553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570.312155319">
                <text:p>199570.3121553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550.312155319">
                <text:p>199550.3121553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2206.48399115">
                <text:p>222206.48399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8058.375704804">
                <text:p>238058.3757048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7552.969631005">
                <text:p>297552.969631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7532.969631005">
                <text:p>297532.969631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2636.321149455">
                <text:p>282636.321149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3754.220937106">
                <text:p>313754.2209371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734.220937106">
                <text:p>313734.220937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930.998554245">
                <text:p>352930.998554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3605.877298313">
                <text:p>363605.8772983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0093.605789957">
                <text:p>410093.6057899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5689.967447221">
                <text:p>565689.9674472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5669.967447221">
                <text:p>565669.967447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2332.513081524">
                <text:p>592332.5130815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7504.200254486">
                <text:p>577504.2002544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5234.620279934">
                <text:p>635234.6202799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8152.533371589">
                <text:p>618152.5333715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1567.400333302">
                <text:p>681567.4003333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9199.358407452">
                <text:p>729199.3584074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6936.82091434">
                <text:p>796936.820914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5385.23137151">
                <text:p>1195385.231371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3980.80078296">
                <text:p>1553980.800782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0038.88425212">
                <text:p>1460038.88425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86091.0071852">
                <text:p>1486091.00718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19160.37086464">
                <text:p>1819160.37086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73930.4635808">
                <text:p>2273930.46358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52898.8741776">
                <text:p>2652898.87417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19979.85437794">
                <text:p>3119979.85437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47955.1537328">
                <text:p>3847955.15373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27248.77080177">
                <text:p>3727248.770801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33106.32709465">
                <text:p>3633106.327094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0269.71731096">
                <text:p>3610269.717310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53061.00770894">
                <text:p>3453061.007708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88959.31002162">
                <text:p>4488959.310021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68938.9243239">
                <text:p>4368938.92432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61153.65540488">
                <text:p>5461153.655404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02439.00129618">
                <text:p>5902439.001296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36768.5970053">
                <text:p>5336768.59700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71693.89812884">
                <text:p>5171693.898128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33622.88115032">
                <text:p>6033622.881150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33602.88115032">
                <text:p>6033602.88115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82182.76110239">
                <text:p>5782182.761102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44989.2502434">
                <text:p>6044989.25024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44969.2502434">
                <text:p>6044969.25024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78257.08896164">
                <text:p>8078257.088961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11234.22359263">
                <text:p>9311234.223592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58216.74124204">
                <text:p>9658216.741242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58196.74124204">
                <text:p>9658196.741242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87275.1118631">
                <text:p>14487275.11186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109073.8898288">
                <text:p>18109073.88982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109053.8898288">
                <text:p>18109053.88982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109033.8898288">
                <text:p>18109033.88982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026012.4832034">
                <text:p>18026012.48320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785645.650094">
                <text:p>17785645.6500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785625.650094">
                <text:p>17785625.6500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336487.8604951">
                <text:p>18336487.86049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36467.8604951">
                <text:p>18336467.86049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336447.8604951">
                <text:p>18336447.86049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336427.8604951">
                <text:p>18336427.86049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865060.4122247">
                <text:p>20865060.41222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865040.4122247">
                <text:p>20865040.41222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404762.1678374">
                <text:p>20404762.16783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404742.1678374">
                <text:p>20404742.1678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404722.1678374">
                <text:p>20404722.16783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404702.1678374">
                <text:p>20404702.1678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404682.1678374">
                <text:p>20404682.16783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269147.2008783">
                <text:p>20269147.20087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958222.8009515">
                <text:p>21958222.80095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958202.8009515">
                <text:p>21958202.80095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873107.9176578">
                <text:p>22873107.91765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093720.9262733">
                <text:p>27093720.92627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093700.9262733">
                <text:p>27093700.92627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093680.9262733">
                <text:p>27093680.92627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093660.9262733">
                <text:p>27093660.92627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303960.335172">
                <text:p>32303960.3351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303940.335172">
                <text:p>32303940.3351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687910.391034">
                <text:p>37687910.3910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639605.2998985">
                <text:p>38639605.29989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639585.2998985">
                <text:p>38639585.29989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419599.8582403">
                <text:p>35419599.85824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535192.8087336">
                <text:p>38535192.80873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264491.9261691">
                <text:p>43264491.92616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710444.2080984">
                <text:p>49710444.20809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710424.2080984">
                <text:p>49710424.20809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933678.8298468">
                <text:p>48933678.82984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517208.0985011">
                <text:p>79517208.09850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517188.0985011">
                <text:p>79517188.09850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517168.0985011">
                <text:p>79517168.09850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398827.7809128">
                <text:p>76398827.78091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027939.684889">
                <text:p>76027939.6848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027919.684889">
                <text:p>76027919.6848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027899.684889">
                <text:p>76027899.6848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503549.3422346">
                <text:p>75503549.34223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5965696.6867908">
                <text:p>75965696.68679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512690.4737549">
                <text:p>72512690.47375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325487.7355987">
                <text:p>74325487.73559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095122.2054939">
                <text:p>76095122.20549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095102.2054939">
                <text:p>76095102.20549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095082.2054939">
                <text:p>76095082.20549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095062.2054939">
                <text:p>76095062.20549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471641.5971522">
                <text:p>86471641.59715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471621.5971522">
                <text:p>86471621.59715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471601.5971522">
                <text:p>86471601.59715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883515.196678">
                <text:p>100883515.1966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5330406.353483">
                <text:p>115330406.3534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021603.47168">
                <text:p>115021603.471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2532385.20752">
                <text:p>172532385.207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2532365.20752">
                <text:p>172532365.207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2532345.20752">
                <text:p>172532345.207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2535831.779234">
                <text:p>172535831.7792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3779839.816028">
                <text:p>143779839.8160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5669739.724042">
                <text:p>215669739.7240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7328717.721919">
                <text:p>217328717.7219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8004331.041262">
                <text:p>218004331.0412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6993992.308321">
                <text:p>216993992.3083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212910.048686">
                <text:p>210212910.0486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5905579.054637">
                <text:p>235905579.054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1812335.242321">
                <text:p>251812335.2423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7785505.991224">
                <text:p>287785505.9912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7785485.991224">
                <text:p>287785485.9912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0110099.80781">
                <text:p>340110099.807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0110079.80781">
                <text:p>340110079.807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1865941.517694">
                <text:p>391865941.5176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6243917.649229">
                <text:p>366243917.6492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6243897.649229">
                <text:p>366243897.6492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8726239.750114">
                <text:p>358726239.750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2254674.567328">
                <text:p>362254674.567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4979297.362229">
                <text:p>374979297.3622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6112817.911623">
                <text:p>426112817.911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6112797.911623">
                <text:p>426112797.9116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2809734.275832">
                <text:p>402809734.2758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8070776.225528">
                <text:p>398070776.2255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8070756.225528">
                <text:p>398070756.2255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0837347.9334">
                <text:p>420837347.9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8773142.217379">
                <text:p>418773142.2173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8773122.217379">
                <text:p>418773122.2173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8773102.217379">
                <text:p>418773102.2173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18773082.217379">
                <text:p>418773082.2173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8773062.217379">
                <text:p>418773062.2173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1023092.006449">
                <text:p>481023092.0064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5977429.695654">
                <text:p>485977429.6956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3788322.174503">
                <text:p>483788322.1745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16773869.595491">
                <text:p>516773869.5954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0564050.693801">
                <text:p>710564050.6938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1039869.584839">
                <text:p>661039869.5848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1889070.322134">
                <text:p>711889070.322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6804053.494229">
                <text:p>726804053.4942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4560088.221202">
                <text:p>764560088.2212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78646927.37978">
                <text:p>1078646927.379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22308190.29896">
                <text:p>722308190.298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02470375.71947">
                <text:p>1102470375.719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02470355.71947">
                <text:p>1102470355.719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02470335.71947">
                <text:p>1102470335.719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6324646.90672">
                <text:p>1006324646.906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6324626.90672">
                <text:p>1006324626.90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65520173.19535">
                <text:p>1065520173.195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75394299.528078">
                <text:p>975394299.5280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75394279.528078">
                <text:p>975394279.528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89190258.80635">
                <text:p>1089190258.806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69020048.82846">
                <text:p>1069020048.828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69020028.82846">
                <text:p>1069020028.828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13562510.02964">
                <text:p>1113562510.029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98514348.00222">
                <text:p>1098514348.002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88797057.02157">
                <text:p>1088797057.021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67208347.71243">
                <text:p>1167208347.712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67208327.71243">
                <text:p>1167208327.712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94257787.2304">
                <text:p>1094257787.23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38239055.02387">
                <text:p>1238239055.023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45741121.13531">
                <text:p>1245741121.135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55659435.35313">
                <text:p>1355659435.353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55659415.35313">
                <text:p>1355659415.353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55659395.35313">
                <text:p>1355659395.353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55659375.35313">
                <text:p>1355659375.353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55659355.35313">
                <text:p>1355659355.353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5663164.03419">
                <text:p>1405663164.034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74970147.26087">
                <text:p>1474970147.260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74970127.26087">
                <text:p>1474970127.260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74970107.26087">
                <text:p>1474970107.260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49885561.62718">
                <text:p>1449885561.627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12044308.65559">
                <text:p>1312044308.655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84681697.68922">
                <text:p>1484681697.689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67856692.33918">
                <text:p>1667856692.339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6573090.84564">
                <text:p>1626573090.845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50327457.21225">
                <text:p>1550327457.212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68686578.15292">
                <text:p>1568686578.152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50655677.94427">
                <text:p>1550655677.944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46473738.64021">
                <text:p>1546473738.640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55074796.16324">
                <text:p>1555074796.163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21268802.3336">
                <text:p>1521268802.33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04283742.30755">
                <text:p>1504283742.307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04283722.30755">
                <text:p>1504283722.307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46280347.65473">
                <text:p>1446280347.654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54018093.39822">
                <text:p>1354018093.398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63818705.66019">
                <text:p>1263818705.66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83913010.36973">
                <text:p>1283913010.369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95098541.95342">
                <text:p>1295098541.953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57750472.39751">
                <text:p>1257750472.397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95672639.38219">
                <text:p>1195672639.382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86771487.14464">
                <text:p>1286771487.144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82463905.4928">
                <text:p>1282463905.49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78349037.30534">
                <text:p>1378349037.305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41001246.27377">
                <text:p>1441001246.273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61983683.84862">
                <text:p>1561983683.848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41157214.73064">
                <text:p>1541157214.7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23153021.66136">
                <text:p>1523153021.661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8744193.22286">
                <text:p>1808744193.222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03195878.15163">
                <text:p>1803195878.151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81205664.51563">
                <text:p>1781205664.515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89074317.04069">
                <text:p>1689074317.040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24109900.23143">
                <text:p>1624109900.231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24109880.23143">
                <text:p>1624109880.231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41892085.19747">
                <text:p>1641892085.197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68374195.60388">
                <text:p>1668374195.603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68374175.60388">
                <text:p>1668374175.603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59926691.4236">
                <text:p>1659926691.42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23770005.70913">
                <text:p>1723770005.709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30622386.39422">
                <text:p>1930622386.394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92720767.36606">
                <text:p>1792720767.366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82356785.73437">
                <text:p>1882356785.734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17872931.50294">
                <text:p>1917872931.502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21016965.48901">
                <text:p>1921016965.489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41835622.56379">
                <text:p>2041835622.563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05237692.79606">
                <text:p>2005237692.796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35391623.06367">
                <text:p>2035391623.063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80776718.99679">
                <text:p>2180776718.996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09221612.72284">
                <text:p>2209221612.722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95193660.19908">
                <text:p>2295193660.199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94540297.41202">
                <text:p>2294540297.412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39383058.72423">
                <text:p>2239383058.724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40586727.30993">
                <text:p>2140586727.309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86773074.50046">
                <text:p>2086773074.500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25397375.83868">
                <text:p>2025397375.838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17798120.24725">
                <text:p>1917798120.247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75662698.70299">
                <text:p>1975662698.702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38715743.55521">
                <text:p>2038715743.555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55883295.0239">
                <text:p>2155883295.02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64479300.92112">
                <text:p>2164479300.92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58037378.23981">
                <text:p>2158037378.239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58037358.23981">
                <text:p>2158037358.239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04551498.54206">
                <text:p>2104551498.542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62460448.57122">
                <text:p>2062460448.571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90588724.52361">
                <text:p>1890588724.523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62460406.75303">
                <text:p>2062460406.753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19750953.60729">
                <text:p>2119750953.607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79302080.65299">
                <text:p>2279302080.652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79302060.65299">
                <text:p>2279302060.652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79302040.65299">
                <text:p>2279302040.652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97683488.72278">
                <text:p>2297683488.722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42604312.79109">
                <text:p>2342604312.791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54951534.49657">
                <text:p>2654951534.496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07009387.722">
                <text:p>2707009387.7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31287761.98302">
                <text:p>2831287761.983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31287741.98302">
                <text:p>2831287741.983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10939658.12894">
                <text:p>2810939658.128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52378395.25125">
                <text:p>2752378395.25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31881314.07198">
                <text:p>2931881314.071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12329256.95811">
                <text:p>3012329256.958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47907928.96942">
                <text:p>3047907928.969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38012104.00524">
                <text:p>3038012104.005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29840832.91214">
                <text:p>3329840832.912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02831958.58879">
                <text:p>3202831958.588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03979100.36074">
                <text:p>3103979100.360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59424356.43212">
                <text:p>3059424356.432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66030867.23714">
                <text:p>3066030867.237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08636934.08538">
                <text:p>3208636934.085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50316012.73248">
                <text:p>3050316012.732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02646154.41257">
                <text:p>2402646154.412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17939907.52212">
                <text:p>3317939907.522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82451474.57522">
                <text:p>3782451474.575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28064323.21902">
                <text:p>4728064323.21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95389028.84298">
                <text:p>4595389028.842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56208386.15569">
                <text:p>4856208386.155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49025804.729">
                <text:p>4949025804.7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03466202.23697">
                <text:p>4803466202.236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863509509.76493">
                <text:p>4863509509.764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20099758.07176">
                <text:p>5020099758.071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29032299.91886">
                <text:p>5029032299.918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56534800.30904">
                <text:p>5056534800.309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72165490.66548">
                <text:p>5072165490.665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340206843.33185">
                <text:p>6340206843.331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811856253.0542">
                <text:p>5811856253.05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063179746.69979">
                <text:p>6063179746.699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063179726.69979">
                <text:p>6063179726.699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03600904.87778">
                <text:p>6103600904.877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351044164.80526">
                <text:p>6351044164.805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47546524.35754">
                <text:p>6047546524.357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14542368.31847">
                <text:p>6414542368.318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414542348.31847">
                <text:p>6414542348.318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147883734.94129">
                <text:p>8147883734.941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682588585.04681">
                <text:p>8682588585.046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82588565.04681">
                <text:p>8682588565.046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78421429.71077">
                <text:p>8378421429.710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190494200.0724">
                <text:p>8190494200.07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154253055.29332">
                <text:p>8154253055.293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51406600.36169">
                <text:p>8051406600.361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805835154.1696">
                <text:p>10805835154.16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939240506.4433">
                <text:p>10939240506.44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067937433.578">
                <text:p>11067937433.5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252048976.7725">
                <text:p>11252048976.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467399176.4236">
                <text:p>11467399176.42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559532411.3211">
                <text:p>12559532411.32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126960725.6548">
                <text:p>11126960725.65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126960705.6548">
                <text:p>11126960705.65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112045188.7303">
                <text:p>11112045188.73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534021568.3024">
                <text:p>11534021568.30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534021548.3024">
                <text:p>11534021548.30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534021528.3024">
                <text:p>11534021528.30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428527408.9581">
                <text:p>11428527408.95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40769928.7238">
                <text:p>12040769928.72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580613096.1611">
                <text:p>11580613096.16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580613076.1611">
                <text:p>11580613076.16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959064463.8788">
                <text:p>11959064463.87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900930102.7349">
                <text:p>11900930102.73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825274168.3842">
                <text:p>12825274168.38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979652448.5592">
                <text:p>12979652448.55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814656846.586">
                <text:p>12814656846.5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480361430.5881">
                <text:p>12480361430.58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851800738.8794">
                <text:p>12851800738.87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196096599.5488">
                <text:p>12196096599.54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196096579.5488">
                <text:p>12196096579.54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187685458.4595">
                <text:p>12187685458.45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187685438.4595">
                <text:p>12187685438.45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741671120.2076">
                <text:p>12741671120.20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202213429.8537">
                <text:p>13202213429.85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642287190.8488">
                <text:p>13642287190.8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843579912.7036">
                <text:p>12843579912.70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704602009.7563">
                <text:p>13704602009.75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505984569.3251">
                <text:p>13505984569.32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239798495.9508">
                <text:p>12239798495.95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146450216.3916">
                <text:p>13146450216.39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258813018.754">
                <text:p>13258813018.7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314522297.1521">
                <text:p>13314522297.15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425476629.6284">
                <text:p>13425476629.62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022120227.9775">
                <text:p>13022120227.97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953381743.4309">
                <text:p>12953381743.43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156858081.5821">
                <text:p>13156858081.58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542490108.8008">
                <text:p>13542490108.80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696883298.5103">
                <text:p>13696883298.51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376998530.5621">
                <text:p>13376998530.56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831155868.0812">
                <text:p>13831155868.08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066285497.8385">
                <text:p>14066285497.83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287277924.8657">
                <text:p>16287277924.86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780831781.3768">
                <text:p>16780831781.37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654660093.8476">
                <text:p>16654660093.84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654660073.8476">
                <text:p>16654660073.84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295223902.8417">
                <text:p>17295223902.84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552593286.1578">
                <text:p>17552593286.15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806243458.1543">
                <text:p>17806243458.15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756225900.3505">
                <text:p>17756225900.35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906702371.0315">
                <text:p>17906702371.03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856961511.1119">
                <text:p>17856961511.11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156240175.6557">
                <text:p>18156240175.65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009027397.4747">
                <text:p>18009027397.47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009027377.4747">
                <text:p>18009027377.47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495757827.1362">
                <text:p>18495757827.13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260442822.0581">
                <text:p>18260442822.0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787186345.0021">
                <text:p>18787186345.00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852875787.7469">
                <text:p>18852875787.74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337892224.8512">
                <text:p>18337892224.85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426911099.1466">
                <text:p>18426911099.14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197076094.1264">
                <text:p>19197076094.12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129953430.4406">
                <text:p>19129953430.44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274439463.5406">
                <text:p>19274439463.54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274439443.5406">
                <text:p>19274439443.54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897550113.523">
                <text:p>20897550113.5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897550093.523">
                <text:p>20897550093.5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897550073.523">
                <text:p>20897550073.5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725171785.15">
                <text:p>20725171785.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872253629.4317">
                <text:p>20872253629.43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527038218.6142">
                <text:p>20527038218.61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199859003.4452">
                <text:p>19199859003.44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199858983.4452">
                <text:p>19199858983.44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273421641.5426">
                <text:p>19273421641.54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116127859.6446">
                <text:p>21116127859.64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735864783.2307">
                <text:p>21735864783.23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580608586.2076">
                <text:p>21580608586.20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2533112370.7372">
                <text:p>22533112370.73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463157992.6617">
                <text:p>24463157992.66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030822877.6178">
                <text:p>26030822877.61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820502874.9893">
                <text:p>24820502874.98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823922057.7359">
                <text:p>23823922057.73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411811359.6367">
                <text:p>23411811359.63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336599932.9968">
                <text:p>23336599932.99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902456421.6266">
                <text:p>27902456421.62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195094189.3496">
                <text:p>27195094189.34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705932735.4245">
                <text:p>28705932735.42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222366671.6287">
                <text:p>29222366671.62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257405460.5875">
                <text:p>29257405460.58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502401417.6338">
                <text:p>30502401417.63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938149989.3143">
                <text:p>30938149989.31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934159646.0442">
                <text:p>32934159646.04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9328691444.563">
                <text:p>29328691444.5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152531071.8822">
                <text:p>30152531071.88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314960744.33">
                <text:p>29314960744.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946929222.9279">
                <text:p>27946929222.92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067044944.5737">
                <text:p>28067044944.57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417156343.3777">
                <text:p>30417156343.37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474054190.8602">
                <text:p>32474054190.86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4281631083.5953">
                <text:p>34281631083.59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4656293698.3887">
                <text:p>34656293698.38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4218884146.2731">
                <text:p>34218884146.27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3628903365.1304">
                <text:p>33628903365.13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546223536.117">
                <text:p>31546223536.1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390317460.4082">
                <text:p>30390317460.40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186206688.7763">
                <text:p>32186206688.77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331953781.3614">
                <text:p>34331953781.36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836835434.6167">
                <text:p>34836835434.61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4836835414.6167">
                <text:p>34836835414.61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4495297792.5126">
                <text:p>34495297792.51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533625881.1709">
                <text:p>34533625881.17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568253355.4835">
                <text:p>41568253355.48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4038729342.1286">
                <text:p>54038729342.12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3251757535.5928">
                <text:p>53251757535.59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5381827817.0165">
                <text:p>55381827817.01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5702695497.3107">
                <text:p>55702695497.31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7692077459.3575">
                <text:p>57692077459.35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3137439745.1977">
                <text:p>53137439745.19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390777808.4033">
                <text:p>52390777808.40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307770959.8764">
                <text:p>50307770959.87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800984380.6595">
                <text:p>50800984380.65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119753608.4378">
                <text:p>47119753608.43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6880161620.9373">
                <text:p>46880161620.93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7702620576.7432">
                <text:p>47702620576.74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9480357969.5411">
                <text:p>49480357969.54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0114721513.2532">
                <text:p>50114721513.25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3005955426.7101">
                <text:p>53005955426.71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3005955406.7101">
                <text:p>53005955406.71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6484036450.1425">
                <text:p>56484036450.14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7642996141.3225">
                <text:p>57642996141.32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7642996121.3225">
                <text:p>57642996121.32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5358287630.271">
                <text:p>175358287630.2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250586050.662">
                <text:p>179250586050.6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0282919248.755">
                <text:p>180282919248.7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7289446082.045">
                <text:p>187289446082.0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6976831204.22">
                <text:p>196976831204.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2422388737.016">
                <text:p>192422388737.0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5664940750.883">
                <text:p>205664940750.8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9773859913.592">
                <text:p>199773859913.5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6061798637.513">
                <text:p>196061798637.5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0063059814.197">
                <text:p>200063059814.1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9589872166.302">
                <text:p>209589872166.3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7976637260.872">
                <text:p>217976637260.8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5270869648.259">
                <text:p>215270869648.2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3517135455.972">
                <text:p>213517135455.9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9736081128.864">
                <text:p>219736081128.86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7970620273.383">
                <text:p>227970620273.3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22038299279.726">
                <text:p>222038299279.7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7314080126.115">
                <text:p>217314080126.1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28918230015.762">
                <text:p>228918230015.7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26170453228.188">
                <text:p>226170453228.1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30025631388.214">
                <text:p>230025631388.2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35400062008.126">
                <text:p>235400062008.1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30930440557.592">
                <text:p>230930440557.5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31623231859.264">
                <text:p>231623231859.2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1623231839.264">
                <text:p>231623231839.2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85580916509.093">
                <text:p>285580916509.0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2098222385.324">
                <text:p>282098222385.3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0166042759.945">
                <text:p>280166042759.9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2236815114.663">
                <text:p>272236815114.6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2236815094.663">
                <text:p>272236815094.6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3018386999.276">
                <text:p>343018386999.2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43018386979.276">
                <text:p>343018386979.2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3018386959.276">
                <text:p>343018386959.2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43018386939.276">
                <text:p>343018386939.2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43018386919.276">
                <text:p>343018386919.2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46704869051.428">
                <text:p>346704869051.4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4025223789.056">
                <text:p>344025223789.0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63261238832.309">
                <text:p>463261238832.3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57448115159.008">
                <text:p>457448115159.0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52502730110.262">
                <text:p>452502730110.2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17694827774.088">
                <text:p>417694827774.0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12625470430.017">
                <text:p>512625470430.0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14417867159.772">
                <text:p>514417867159.7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13187202385.801">
                <text:p>513187202385.8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24209264272.713">
                <text:p>524209264272.7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36400177375.334">
                <text:p>536400177375.3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27780644220.749">
                <text:p>527780644220.7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16991758103.419">
                <text:p>516991758103.4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14564566730.821">
                <text:p>514564566730.8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07610991484.729">
                <text:p>507610991484.7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5604664670.344">
                <text:p>525604664670.3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45392951233.045">
                <text:p>545392951233.0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24171933057.818">
                <text:p>624171933057.8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17144831804.717">
                <text:p>617144831804.7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33033384365.055">
                <text:p>633033384365.0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6901383744.805">
                <text:p>646901383744.8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64788057929.731">
                <text:p>664788057929.7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7018231821.394">
                <text:p>687018231821.3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18866759104.372">
                <text:p>718866759104.3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7619804974.052">
                <text:p>737619804974.0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72744557571.863">
                <text:p>772744557571.8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64105547463.358">
                <text:p>764105547463.3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9778568428.42">
                <text:p>749778568428.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87853261336.425">
                <text:p>787853261336.4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64210388746.311">
                <text:p>764210388746.3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9627607310.939">
                <text:p>809627607310.9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95272507870.533">
                <text:p>795272507870.5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92348711865.715">
                <text:p>792348711865.7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73543975723.399">
                <text:p>773543975723.3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73543975703.399">
                <text:p>773543975703.3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80841560359.846">
                <text:p>780841560359.8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88728848828.329">
                <text:p>788728848828.3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36909117854.404">
                <text:p>836909117854.4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80428391962.833">
                <text:p>880428391962.8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79277003461.626">
                <text:p>879277003461.6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34765358029.01">
                <text:p>934765358029.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07851827928.56">
                <text:p>1007851827928.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46615359751.97">
                <text:p>1046615359751.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66966213949.36">
                <text:p>1066966213949.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00941076927.55">
                <text:p>1000941076927.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82116633826.549">
                <text:p>982116633826.5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32549650138.18">
                <text:p>1032549650138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